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10000000EDC6D89F70B3F53D4.png" manifest:media-type="image/png"/>
  <manifest:file-entry manifest:full-path="Pictures/10000201000000510000000E6262C96386F803D3.png" manifest:media-type="image/png"/>
  <manifest:file-entry manifest:full-path="Pictures/100026970000085F0000016CFB7F49CF00A556A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2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051cm" fo:padding-bottom="0.051cm" fo:padding-left="0.051cm" fo:padding-right="0.051cm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3465a4" draw:fill="solid" draw:fill-color="#ffffff" draw:opacity="60%" draw:textarea-horizontal-align="justify" draw:textarea-vertical-align="middle" draw:auto-grow-height="false" fo:min-height="3.306cm" fo:min-width="3.031cm" draw:shadow-opacity="6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width="0.044cm" draw:stroke-linejoin="miter" draw:fill="solid" draw:fill-color="#ff0000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fo:min-height="12.572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 draw:opacity="60%"/>
      <style:paragraph-properties fo:text-align="center"/>
    </style:style>
    <style:style style:name="P6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ce181e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0000"/>
    </style:style>
    <style:style style:name="P10" style:family="paragraph">
      <loext:graphic-properties draw:fill="none" draw:fill-color="#ffffff"/>
      <style:paragraph-properties fo:text-align="center"/>
      <style:text-properties style:font-name="Times New Roman" fo:font-size="10pt" fo:font-weight="normal" style:font-size-asian="10pt" style:font-weight-asian="bold" style:font-size-complex="10pt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ce181e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Times New Roman" fo:font-size="10pt" fo:font-weight="normal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path draw:style-name="gr1" draw:text-style-name="P1" draw:layer="layout" svg:width="0.584cm" svg:height="0.408cm" draw:transform="skewX (0.00191986217719373) rotate (-0.522900643897502) translate (6.05571701225229cm 2.76936248985192cm)" svg:viewBox="0 0 585 409" svg:d="M0 205c0 0 146-461 293 0 148 460 292 0 292 0">
            <text:p/>
          </draw:path>
          <draw:path draw:style-name="gr1" draw:text-style-name="P1" draw:layer="layout" svg:width="0.583cm" svg:height="0.41cm" draw:transform="rotate (-0.523773308523499) translate (6.56391098724389cm 3.06058097642405cm)" svg:viewBox="0 0 584 411" svg:d="M0 205c0 0 146-462 292 1 147 462 292-2 292-2">
            <text:p/>
          </draw:path>
          <draw:path draw:style-name="gr1" draw:text-style-name="P1" draw:layer="layout" svg:width="0.582cm" svg:height="0.409cm" draw:transform="rotate (-0.523075176822701) translate (7.07069277719944cm 3.3528565842638cm)" svg:viewBox="0 0 583 410" svg:d="M0 205c0 0 146-461 291 0 144 460 292 1 292 1">
            <text:p/>
          </draw:path>
        </draw:g>
        <draw:line draw:style-name="gr2" draw:text-style-name="P2" draw:layer="layout" svg:x1="7.472cm" svg:y1="3.773cm" svg:x2="9.643cm" svg:y2="3.773cm">
          <text:p/>
        </draw:line>
        <draw:line draw:style-name="gr2" draw:text-style-name="P2" draw:layer="layout" svg:x1="6.169cm" svg:y1="6.745cm" svg:x2="7.471cm" svg:y2="3.773cm">
          <text:p/>
        </draw:line>
        <draw:g>
          <draw:path draw:style-name="gr1" draw:text-style-name="P1" draw:layer="layout" svg:width="0.584cm" svg:height="0.408cm" draw:transform="skewX (-0.00191986217719368) rotate (-0.523598775598299) translate (12.5985435778608cm 2.70228931014657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1063881506803cm 2.99477675189142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6114729044987cm 3.28681319832903cm)" svg:viewBox="0 0 585 408" svg:d="M0 206c0 0 147-462 294-2 146 459 291 2 291 2">
            <text:p/>
          </draw:path>
        </draw:g>
        <draw:line draw:style-name="gr2" draw:text-style-name="P2" draw:layer="layout" svg:x1="14.015cm" svg:y1="3.708cm" svg:x2="16.186cm" svg:y2="3.708cm">
          <text:p/>
        </draw:line>
        <draw:line draw:style-name="gr2" draw:text-style-name="P2" draw:layer="layout" svg:x1="14.015cm" svg:y1="5.878cm" svg:x2="16.186cm" svg:y2="5.878cm">
          <text:p/>
        </draw:line>
        <draw:line draw:style-name="gr2" draw:text-style-name="P2" draw:layer="layout" svg:x1="14.015cm" svg:y1="5.879cm" svg:x2="14.015cm" svg:y2="3.708cm">
          <text:p/>
        </draw:line>
        <draw:g>
          <draw:path draw:style-name="gr1" draw:text-style-name="P1" draw:layer="layout" svg:width="0.541cm" svg:height="0.634cm" draw:transform="rotate (-2.6174702792159) translate (14.3288971705379cm 6.42733048512498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59357021174cm 6.69701418465048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865296787927cm 6.97194658209388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9171597990002cm 7.24509075789434cm)" svg:viewBox="0 0 545 636" svg:d="M0 636c273 1 547-636 273-636-273 0 54 637 272 636">
            <text:p/>
          </draw:path>
        </draw:g>
        <draw:g>
          <draw:path draw:style-name="gr1" draw:text-style-name="P1" draw:layer="layout" svg:width="0.584cm" svg:height="0.408cm" draw:transform="skewX (-0.00191986217719373) rotate (-0.523598775598299) translate (12.570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078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5834729044987cm 12.876813198329cm)" svg:viewBox="0 0 585 408" svg:d="M0 206c0 0 147-462 294-2 146 459 291 2 291 2">
            <text:p/>
          </draw:path>
        </draw:g>
        <draw:line draw:style-name="gr2" draw:text-style-name="P2" draw:layer="layout" svg:x1="13.987cm" svg:y1="13.298cm" svg:x2="16.158cm" svg:y2="13.298cm">
          <text:p/>
        </draw:line>
        <draw:line draw:style-name="gr2" draw:text-style-name="P2" draw:layer="layout" svg:x1="13.987cm" svg:y1="15.468cm" svg:x2="16.158cm" svg:y2="15.468cm">
          <text:p/>
        </draw:line>
        <draw:line draw:style-name="gr2" draw:text-style-name="P2" draw:layer="layout" svg:x1="13.987cm" svg:y1="15.469cm" svg:x2="13.987cm" svg:y2="13.298cm">
          <text:p/>
        </draw:line>
        <draw:g>
          <draw:path draw:style-name="gr1" draw:text-style-name="P1" draw:layer="layout" svg:width="0.541cm" svg:height="0.634cm" draw:transform="rotate (-2.6174702792159) translate (14.300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31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58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889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6.701cm" svg:y="2.23cm" svg:viewBox="0 0 1666 832" draw:points="833,832 0,832 0,0 1666,0 1666,832">
            <text:p/>
          </draw:polygon>
          <draw:path draw:style-name="gr4" draw:text-style-name="P4" draw:layer="layout" svg:width="0.978cm" svg:height="0.695cm" svg:x="6.755cm" svg:y="2.38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7.812cm" svg:y="2.22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223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3.277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334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363cm" svg:y="2.23cm" svg:viewBox="0 0 1666 832" draw:points="833,832 0,832 0,0 1666,0 1666,832">
            <text:p/>
          </draw:polygon>
          <draw:path draw:style-name="gr4" draw:text-style-name="P4" draw:layer="layout" svg:width="0.978cm" svg:height="0.695cm" svg:x="13.417cm" svg:y="2.38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474cm" svg:y="2.22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6.761cm" svg:y="5.914cm" svg:viewBox="0 0 462 423" draw:points="231,423 0,423 0,0 462,0 462,423">
            <text:p/>
          </draw:polygon>
          <draw:path draw:style-name="gr4" draw:text-style-name="P4" draw:layer="layout" svg:width="0.365cm" svg:height="0.447cm" svg:x="6.813cm" svg:y="5.901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8.285cm" svg:y="4.136cm" svg:viewBox="0 0 426 423" draw:points="213,423 0,423 0,0 426,0 426,423">
            <text:p/>
          </draw:polygon>
          <draw:path draw:style-name="gr4" draw:text-style-name="P4" draw:layer="layout" svg:width="0.385cm" svg:height="0.447cm" svg:x="8.325cm" svg:y="4.123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837cm" svg:y="5.164cm" svg:viewBox="0 0 532 560" draw:points="267,560 0,560 0,0 532,0 532,560">
            <text:p/>
          </draw:polygon>
          <draw:polygon draw:style-name="gr4" draw:text-style-name="P4" draw:layer="layout" svg:width="0.358cm" svg:height="0.033cm" svg:x="15.945cm" svg:y="5.139cm" svg:viewBox="0 0 359 34" draw:points="359,34 359,0 0,0 0,34">
            <text:p/>
          </draw:polygon>
          <draw:path draw:style-name="gr4" draw:text-style-name="P4" draw:layer="layout" svg:width="0.365cm" svg:height="0.447cm" svg:x="15.889cm" svg:y="5.28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73cm" svg:y="3.942cm" svg:viewBox="0 0 426 423" draw:points="213,423 0,423 0,0 426,0 426,423">
            <text:p/>
          </draw:polygon>
          <draw:path draw:style-name="gr4" draw:text-style-name="P4" draw:layer="layout" svg:width="0.385cm" svg:height="0.447cm" svg:x="15.913cm" svg:y="3.9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763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15.871cm" svg:y="13.459cm" svg:viewBox="0 0 359 34" draw:points="359,34 359,0 0,0 0,34">
            <text:p/>
          </draw:polygon>
          <draw:path draw:style-name="gr4" draw:text-style-name="P4" draw:layer="layout" svg:width="0.365cm" svg:height="0.447cm" svg:x="15.815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45cm" svg:y="14.742cm" svg:viewBox="0 0 426 423" draw:points="213,423 0,423 0,0 426,0 426,423">
            <text:p/>
          </draw:polygon>
          <draw:path draw:style-name="gr4" draw:text-style-name="P4" draw:layer="layout" svg:width="0.385cm" svg:height="0.447cm" svg:x="15.885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14.267cm" svg:y="4.304cm" svg:viewBox="0 0 462 423" draw:points="231,423 0,423 0,0 462,0 462,423">
            <text:p/>
          </draw:polygon>
          <draw:path draw:style-name="gr4" draw:text-style-name="P4" draw:layer="layout" svg:width="0.365cm" svg:height="0.447cm" svg:x="14.319cm" svg:y="4.291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4.321cm" svg:y="14.246cm" svg:viewBox="0 0 512 560" draw:points="257,560 0,560 0,0 512,0 512,560">
            <text:p/>
          </draw:polygon>
          <draw:polygon draw:style-name="gr4" draw:text-style-name="P4" draw:layer="layout" svg:width="0.357cm" svg:height="0.033cm" svg:x="14.41cm" svg:y="14.221cm" svg:viewBox="0 0 358 34" draw:points="358,34 358,0 0,0 0,34">
            <text:p/>
          </draw:polygon>
          <draw:path draw:style-name="gr4" draw:text-style-name="P4" draw:layer="layout" svg:width="0.384cm" svg:height="0.447cm" svg:x="14.361cm" svg:y="14.3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0.0019198621771938) rotate (-0.522900643897502) translate (6.15371701225229cm 12.3083624898519cm)" svg:viewBox="0 0 585 409" svg:d="M0 205c0 0 146-461 293 0 148 460 292 0 292 0">
            <text:p/>
          </draw:path>
          <draw:path draw:style-name="gr1" draw:text-style-name="P1" draw:layer="layout" svg:width="0.583cm" svg:height="0.41cm" draw:transform="rotate (-0.523773308523499) translate (6.66191098724389cm 12.5995809764241cm)" svg:viewBox="0 0 584 411" svg:d="M0 205c0 0 146-462 292 1 147 462 292-2 292-2">
            <text:p/>
          </draw:path>
          <draw:path draw:style-name="gr1" draw:text-style-name="P1" draw:layer="layout" svg:width="0.582cm" svg:height="0.409cm" draw:transform="rotate (-0.523075176822701) translate (7.16869277719944cm 12.8918565842638cm)" svg:viewBox="0 0 583 410" svg:d="M0 205c0 0 146-461 291 0 144 460 292 1 292 1">
            <text:p/>
          </draw:path>
        </draw:g>
        <draw:line draw:style-name="gr2" draw:text-style-name="P2" draw:layer="layout" svg:x1="7.57cm" svg:y1="13.312cm" svg:x2="9.741cm" svg:y2="13.312cm">
          <text:p/>
        </draw:line>
        <draw:line draw:style-name="gr2" draw:text-style-name="P2" draw:layer="layout" svg:x1="6.267cm" svg:y1="16.284cm" svg:x2="7.569cm" svg:y2="13.312cm">
          <text:p/>
        </draw:line>
        <draw:g>
          <svg:title>TexMaths</svg:title>
          <svg:desc>28§display§W^+§svg§600§FALSE§</svg:desc>
          <draw:polygon draw:style-name="gr3" draw:text-style-name="P3" draw:layer="layout" svg:width="1.665cm" svg:height="0.831cm" svg:x="6.799cm" svg:y="11.769cm" svg:viewBox="0 0 1666 832" draw:points="833,832 0,832 0,0 1666,0 1666,832">
            <text:p/>
          </draw:polygon>
          <draw:path draw:style-name="gr4" draw:text-style-name="P4" draw:layer="layout" svg:width="0.978cm" svg:height="0.695cm" svg:x="6.853cm" svg:y="11.928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7.91cm" svg:y="11.767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c}
§svg§600§FALSE§</svg:desc>
          <draw:polygon draw:style-name="gr3" draw:text-style-name="P3" draw:layer="layout" svg:width="0.511cm" svg:height="0.559cm" svg:x="6.948cm" svg:y="15.439cm" svg:viewBox="0 0 512 560" draw:points="257,560 0,560 0,0 512,0 512,560">
            <text:p/>
          </draw:polygon>
          <draw:polygon draw:style-name="gr4" draw:text-style-name="P4" draw:layer="layout" svg:width="0.357cm" svg:height="0.033cm" svg:x="7.037cm" svg:y="15.414cm" svg:viewBox="0 0 358 34" draw:points="358,34 358,0 0,0 0,34">
            <text:p/>
          </draw:polygon>
          <draw:path draw:style-name="gr4" draw:text-style-name="P4" draw:layer="layout" svg:width="0.384cm" svg:height="0.447cm" svg:x="6.988cm" svg:y="15.56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8.383cm" svg:y="13.688cm" svg:viewBox="0 0 532 560" draw:points="267,560 0,560 0,0 532,0 532,560">
            <text:p/>
          </draw:polygon>
          <draw:polygon draw:style-name="gr4" draw:text-style-name="P4" draw:layer="layout" svg:width="0.358cm" svg:height="0.033cm" svg:x="8.491cm" svg:y="13.663cm" svg:viewBox="0 0 359 34" draw:points="359,34 359,0 0,0 0,34">
            <text:p/>
          </draw:polygon>
          <draw:path draw:style-name="gr4" draw:text-style-name="P4" draw:layer="layout" svg:width="0.365cm" svg:height="0.447cm" svg:x="8.435cm" svg:y="13.809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line draw:style-name="gr2" draw:text-style-name="P2" draw:layer="layout" svg:x1="6.4cm" svg:y1="7.964cm" svg:x2="7.56cm" svg:y2="7.964cm">
          <text:p/>
        </draw:line>
        <draw:line draw:style-name="gr2" draw:text-style-name="P2" draw:layer="layout" svg:x1="6.4cm" svg:y1="7.964cm" svg:x2="6.4cm" svg:y2="7.064cm">
          <text:p/>
        </draw:line>
        <draw:g>
          <draw:path draw:style-name="gr1" draw:text-style-name="P1" draw:layer="layout" svg:width="0.422cm" svg:height="0.51cm" draw:transform="skewX (0.0561996019142175) rotate (-2.58814874778239) translate (6.67226342656996cm 8.41369105538014cm)" svg:viewBox="0 0 423 511" svg:d="M0 511c211-1 425-511 212-511-212 0 41 511 211 511">
            <text:p/>
          </draw:path>
          <draw:path draw:style-name="gr1" draw:text-style-name="P1" draw:layer="layout" svg:width="0.426cm" svg:height="0.51cm" draw:transform="skewX (0.0581194640914112) rotate (-2.58919594533359) translate (6.31123882502227cm 8.63524689453793cm)" svg:viewBox="0 0 427 511" svg:d="M0 511c213 0 426-511 213-511s42 511 214 511">
            <text:p/>
          </draw:path>
          <draw:path draw:style-name="gr1" draw:text-style-name="P1" draw:layer="layout" svg:width="0.424cm" svg:height="0.512cm" draw:transform="skewX (0.0563741348394168) rotate (-2.58989407703439) translate (5.94876521643713cm 8.86039936018219cm)" svg:viewBox="0 0 425 513" svg:d="M0 513c213-2 424-514 212-513-213 1 41 512 213 511">
            <text:p/>
          </draw:path>
          <draw:path draw:style-name="gr1" draw:text-style-name="P1" draw:layer="layout" svg:width="0.424cm" svg:height="0.512cm" draw:transform="skewX (0.0581194640914111) rotate (-2.58919594533359) translate (5.58817821171362cm 9.08493038855841cm)" svg:viewBox="0 0 425 513" svg:d="M0 513c213 0 425-513 212-513s43 513 213 512">
            <text:p/>
          </draw:path>
        </draw:g>
        <draw:line draw:style-name="gr2" draw:text-style-name="P2" draw:layer="layout" svg:x1="6.516cm" svg:y1="17.818cm" svg:x2="7.676cm" svg:y2="17.818cm">
          <text:p/>
        </draw:line>
        <draw:line draw:style-name="gr2" draw:text-style-name="P2" draw:layer="layout" svg:x1="6.516cm" svg:y1="17.818cm" svg:x2="6.516cm" svg:y2="16.918cm">
          <text:p/>
        </draw:line>
        <draw:g>
          <draw:path draw:style-name="gr1" draw:text-style-name="P1" draw:layer="layout" svg:width="0.422cm" svg:height="0.51cm" draw:transform="skewX (0.0561996019142175) rotate (-2.58814874778239) translate (6.78826342656996cm 18.2676910553801cm)" svg:viewBox="0 0 423 511" svg:d="M0 511c211-1 425-511 212-511-212 0 41 511 211 511">
            <text:p/>
          </draw:path>
          <draw:path draw:style-name="gr1" draw:text-style-name="P1" draw:layer="layout" svg:width="0.426cm" svg:height="0.51cm" draw:transform="skewX (0.0581194640914111) rotate (-2.58919594533359) translate (6.42723882502227cm 18.4892468945379cm)" svg:viewBox="0 0 427 511" svg:d="M0 511c213 0 426-511 213-511s42 511 214 511">
            <text:p/>
          </draw:path>
          <draw:path draw:style-name="gr1" draw:text-style-name="P1" draw:layer="layout" svg:width="0.424cm" svg:height="0.512cm" draw:transform="skewX (0.0563741348394168) rotate (-2.58989407703439) translate (6.06476521643715cm 18.7143993601822cm)" svg:viewBox="0 0 425 513" svg:d="M0 513c213-2 424-514 212-513-213 1 41 512 213 511">
            <text:p/>
          </draw:path>
          <draw:path draw:style-name="gr1" draw:text-style-name="P1" draw:layer="layout" svg:width="0.424cm" svg:height="0.512cm" draw:transform="skewX (0.0581194640914112) rotate (-2.58919594533359) translate (5.70417821171362cm 18.9389303885584cm)" svg:viewBox="0 0 425 513" svg:d="M0 513c213 0 425-513 212-513s43 513 213 512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6.553cm" svg:y="6.998cm" svg:viewBox="0 0 462 423" draw:points="231,423 0,423 0,0 462,0 462,423">
            <text:p/>
          </draw:polygon>
          <draw:path draw:style-name="gr4" draw:text-style-name="P4" draw:layer="layout" svg:width="0.365cm" svg:height="0.447cm" svg:x="6.605cm" svg:y="6.985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7.269cm" svg:y="7.204cm" svg:viewBox="0 0 532 560" draw:points="267,560 0,560 0,0 532,0 532,560">
            <text:p/>
          </draw:polygon>
          <draw:polygon draw:style-name="gr4" draw:text-style-name="P4" draw:layer="layout" svg:width="0.358cm" svg:height="0.033cm" svg:x="7.377cm" svg:y="7.179cm" svg:viewBox="0 0 359 34" draw:points="359,34 359,0 0,0 0,34">
            <text:p/>
          </draw:polygon>
          <draw:path draw:style-name="gr4" draw:text-style-name="P4" draw:layer="layout" svg:width="0.365cm" svg:height="0.447cm" svg:x="7.321cm" svg:y="7.32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7.422cm" svg:y="17.245cm" svg:viewBox="0 0 426 423" draw:points="213,423 0,423 0,0 426,0 426,423">
            <text:p/>
          </draw:polygon>
          <draw:path draw:style-name="gr4" draw:text-style-name="P4" draw:layer="layout" svg:width="0.385cm" svg:height="0.447cm" svg:x="7.462cm" svg:y="17.232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
§svg§600§FALSE§</svg:desc>
          <draw:polygon draw:style-name="gr3" draw:text-style-name="P3" draw:layer="layout" svg:width="0.511cm" svg:height="0.559cm" svg:x="6.66cm" svg:y="16.857cm" svg:viewBox="0 0 512 560" draw:points="257,560 0,560 0,0 512,0 512,560">
            <text:p/>
          </draw:polygon>
          <draw:polygon draw:style-name="gr4" draw:text-style-name="P4" draw:layer="layout" svg:width="0.357cm" svg:height="0.033cm" svg:x="6.749cm" svg:y="16.832cm" svg:viewBox="0 0 358 34" draw:points="358,34 358,0 0,0 0,34">
            <text:p/>
          </draw:polygon>
          <draw:path draw:style-name="gr4" draw:text-style-name="P4" draw:layer="layout" svg:width="0.384cm" svg:height="0.447cm" svg:x="6.7cm" svg:y="16.978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custom-shape draw:style-name="gr5" draw:text-style-name="P5" draw:layer="layout" svg:width="3.531cm" svg:height="3.556cm" svg:x="4.5cm" svg:y="6.4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31cm" svg:height="3.556cm" svg:x="4.845cm" svg:y="16.343cm">
          <text:p/>
          <draw:enhanced-geometry svg:viewBox="0 0 21600 21600" draw:type="rectangle" draw:enhanced-path="M 0 0 L 21600 0 21600 21600 0 21600 0 0 Z N"/>
        </draw:custom-shape>
        <draw:g>
          <draw:path draw:style-name="gr1" draw:text-style-name="P1" draw:layer="layout" svg:width="0.584cm" svg:height="0.408cm" draw:transform="skewX (-0.00191986217719366) rotate (-0.523598775598299) translate (20.0905435778608cm 2.72728931014657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0.5983881506803cm 3.01977675189142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21.1034729044987cm 3.31181319832903cm)" svg:viewBox="0 0 585 408" svg:d="M0 206c0 0 147-462 294-2 146 459 291 2 291 2">
            <text:p/>
          </draw:path>
        </draw:g>
        <draw:line draw:style-name="gr2" draw:text-style-name="P2" draw:layer="layout" svg:x1="21.507cm" svg:y1="3.733cm" svg:x2="23.678cm" svg:y2="3.733cm">
          <text:p/>
        </draw:line>
        <draw:line draw:style-name="gr2" draw:text-style-name="P2" draw:layer="layout" svg:x1="21.507cm" svg:y1="5.903cm" svg:x2="23.678cm" svg:y2="5.903cm">
          <text:p/>
        </draw:line>
        <draw:line draw:style-name="gr2" draw:text-style-name="P2" draw:layer="layout" svg:x1="21.507cm" svg:y1="5.904cm" svg:x2="21.507cm" svg:y2="3.733cm">
          <text:p/>
        </draw:line>
        <draw:g>
          <draw:path draw:style-name="gr1" draw:text-style-name="P1" draw:layer="layout" svg:width="0.541cm" svg:height="0.634cm" draw:transform="rotate (-2.6174702792159) translate (21.8208971705379cm 6.45233048512498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1.351357021174cm 6.72201418465048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39) rotate (-2.61904107554269) translate (20.8785296787927cm 6.9969465820938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0.4091597990002cm 7.27009075789434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0.855cm" svg:y="2.255cm" svg:viewBox="0 0 1666 832" draw:points="833,832 0,832 0,0 1666,0 1666,832">
            <text:p/>
          </draw:polygon>
          <draw:path draw:style-name="gr4" draw:text-style-name="P4" draw:layer="layout" svg:width="0.978cm" svg:height="0.695cm" svg:x="20.909cm" svg:y="2.414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1.966cm" svg:y="2.253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3.329cm" svg:y="5.189cm" svg:viewBox="0 0 532 560" draw:points="267,560 0,560 0,0 532,0 532,560">
            <text:p/>
          </draw:polygon>
          <draw:polygon draw:style-name="gr4" draw:text-style-name="P4" draw:layer="layout" svg:width="0.358cm" svg:height="0.033cm" svg:x="23.437cm" svg:y="5.164cm" svg:viewBox="0 0 359 34" draw:points="359,34 359,0 0,0 0,34">
            <text:p/>
          </draw:polygon>
          <draw:path draw:style-name="gr4" draw:text-style-name="P4" draw:layer="layout" svg:width="0.365cm" svg:height="0.447cm" svg:x="23.381cm" svg:y="5.31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3.365cm" svg:y="3.967cm" svg:viewBox="0 0 426 423" draw:points="213,423 0,423 0,0 426,0 426,423">
            <text:p/>
          </draw:polygon>
          <draw:path draw:style-name="gr4" draw:text-style-name="P4" draw:layer="layout" svg:width="0.385cm" svg:height="0.447cm" svg:x="23.405cm" svg:y="3.954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21.759cm" svg:y="4.329cm" svg:viewBox="0 0 462 423" draw:points="231,423 0,423 0,0 462,0 462,423">
            <text:p/>
          </draw:polygon>
          <draw:path draw:style-name="gr4" draw:text-style-name="P4" draw:layer="layout" svg:width="0.365cm" svg:height="0.447cm" svg:x="21.811cm" svg:y="4.316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draw:path draw:style-name="gr1" draw:text-style-name="P1" draw:layer="layout" svg:width="0.584cm" svg:height="0.408cm" draw:transform="skewX (-0.00191986217719373) rotate (-0.523598775598299) translate (12.544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052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5574729044987cm 12.876813198329cm)" svg:viewBox="0 0 585 408" svg:d="M0 206c0 0 147-462 294-2 146 459 291 2 291 2">
            <text:p/>
          </draw:path>
        </draw:g>
        <draw:line draw:style-name="gr2" draw:text-style-name="P2" draw:layer="layout" svg:x1="13.961cm" svg:y1="13.298cm" svg:x2="16.132cm" svg:y2="13.298cm">
          <text:p/>
        </draw:line>
        <draw:line draw:style-name="gr2" draw:text-style-name="P2" draw:layer="layout" svg:x1="13.961cm" svg:y1="15.468cm" svg:x2="16.132cm" svg:y2="15.468cm">
          <text:p/>
        </draw:line>
        <draw:line draw:style-name="gr2" draw:text-style-name="P2" draw:layer="layout" svg:x1="13.961cm" svg:y1="15.469cm" svg:x2="13.961cm" svg:y2="13.298cm">
          <text:p/>
        </draw:line>
        <draw:g>
          <draw:path draw:style-name="gr1" draw:text-style-name="P1" draw:layer="layout" svg:width="0.541cm" svg:height="0.634cm" draw:transform="rotate (-2.6174702792159) translate (14.274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05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32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863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197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3.251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308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737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15.845cm" svg:y="13.459cm" svg:viewBox="0 0 359 34" draw:points="359,34 359,0 0,0 0,34">
            <text:p/>
          </draw:polygon>
          <draw:path draw:style-name="gr4" draw:text-style-name="P4" draw:layer="layout" svg:width="0.365cm" svg:height="0.447cm" svg:x="15.789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19cm" svg:y="14.742cm" svg:viewBox="0 0 426 423" draw:points="213,423 0,423 0,0 426,0 426,423">
            <text:p/>
          </draw:polygon>
          <draw:path draw:style-name="gr4" draw:text-style-name="P4" draw:layer="layout" svg:width="0.385cm" svg:height="0.447cm" svg:x="15.859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4.295cm" svg:y="14.246cm" svg:viewBox="0 0 512 560" draw:points="257,560 0,560 0,0 512,0 512,560">
            <text:p/>
          </draw:polygon>
          <draw:polygon draw:style-name="gr4" draw:text-style-name="P4" draw:layer="layout" svg:width="0.357cm" svg:height="0.033cm" svg:x="14.384cm" svg:y="14.221cm" svg:viewBox="0 0 358 34" draw:points="358,34 358,0 0,0 0,34">
            <text:p/>
          </draw:polygon>
          <draw:path draw:style-name="gr4" draw:text-style-name="P4" draw:layer="layout" svg:width="0.384cm" svg:height="0.447cm" svg:x="14.335cm" svg:y="14.3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-0.00191986217719366) rotate (-0.523598775598299) translate (19.762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0.270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20.7754729044987cm 12.876813198329cm)" svg:viewBox="0 0 585 408" svg:d="M0 206c0 0 147-462 294-2 146 459 291 2 291 2">
            <text:p/>
          </draw:path>
        </draw:g>
        <draw:line draw:style-name="gr2" draw:text-style-name="P2" draw:layer="layout" svg:x1="21.179cm" svg:y1="13.298cm" svg:x2="23.35cm" svg:y2="13.298cm">
          <text:p/>
        </draw:line>
        <draw:line draw:style-name="gr2" draw:text-style-name="P2" draw:layer="layout" svg:x1="21.179cm" svg:y1="15.468cm" svg:x2="23.35cm" svg:y2="15.468cm">
          <text:p/>
        </draw:line>
        <draw:line draw:style-name="gr2" draw:text-style-name="P2" draw:layer="layout" svg:x1="21.179cm" svg:y1="15.469cm" svg:x2="21.179cm" svg:y2="13.298cm">
          <text:p/>
        </draw:line>
        <draw:g>
          <draw:path draw:style-name="gr1" draw:text-style-name="P1" draw:layer="layout" svg:width="0.541cm" svg:height="0.634cm" draw:transform="rotate (-2.6174702792159) translate (21.492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1.023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20.550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0.081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0.415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20.469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1.526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2.955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23.063cm" svg:y="13.459cm" svg:viewBox="0 0 359 34" draw:points="359,34 359,0 0,0 0,34">
            <text:p/>
          </draw:polygon>
          <draw:path draw:style-name="gr4" draw:text-style-name="P4" draw:layer="layout" svg:width="0.365cm" svg:height="0.447cm" svg:x="23.007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3.037cm" svg:y="14.742cm" svg:viewBox="0 0 426 423" draw:points="213,423 0,423 0,0 426,0 426,423">
            <text:p/>
          </draw:polygon>
          <draw:path draw:style-name="gr4" draw:text-style-name="P4" draw:layer="layout" svg:width="0.385cm" svg:height="0.447cm" svg:x="23.077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draw:path draw:style-name="gr1" draw:text-style-name="P1" draw:layer="layout" svg:width="0.584cm" svg:height="0.408cm" draw:transform="skewX (-0.00191986217719374) rotate (-0.523598775598299) translate (19.736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0.244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20.7494729044987cm 12.876813198329cm)" svg:viewBox="0 0 585 408" svg:d="M0 206c0 0 147-462 294-2 146 459 291 2 291 2">
            <text:p/>
          </draw:path>
        </draw:g>
        <draw:line draw:style-name="gr2" draw:text-style-name="P2" draw:layer="layout" svg:x1="21.153cm" svg:y1="13.298cm" svg:x2="23.324cm" svg:y2="13.298cm">
          <text:p/>
        </draw:line>
        <draw:line draw:style-name="gr2" draw:text-style-name="P2" draw:layer="layout" svg:x1="21.153cm" svg:y1="15.468cm" svg:x2="23.324cm" svg:y2="15.468cm">
          <text:p/>
        </draw:line>
        <draw:line draw:style-name="gr2" draw:text-style-name="P2" draw:layer="layout" svg:x1="21.153cm" svg:y1="15.469cm" svg:x2="21.153cm" svg:y2="13.298cm">
          <text:p/>
        </draw:line>
        <draw:g>
          <draw:path draw:style-name="gr1" draw:text-style-name="P1" draw:layer="layout" svg:width="0.541cm" svg:height="0.634cm" draw:transform="rotate (-2.6174702792159) translate (21.466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0.997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38) rotate (-2.61904107554269) translate (20.524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0.055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0.389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20.443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1.5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2.929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23.037cm" svg:y="13.459cm" svg:viewBox="0 0 359 34" draw:points="359,34 359,0 0,0 0,34">
            <text:p/>
          </draw:polygon>
          <draw:path draw:style-name="gr4" draw:text-style-name="P4" draw:layer="layout" svg:width="0.365cm" svg:height="0.447cm" svg:x="22.981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3.011cm" svg:y="14.742cm" svg:viewBox="0 0 426 423" draw:points="213,423 0,423 0,0 426,0 426,423">
            <text:p/>
          </draw:polygon>
          <draw:path draw:style-name="gr4" draw:text-style-name="P4" draw:layer="layout" svg:width="0.385cm" svg:height="0.447cm" svg:x="23.051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21.787cm" svg:y="14.046cm" svg:viewBox="0 0 512 560" draw:points="257,560 0,560 0,0 512,0 512,560">
            <text:p/>
          </draw:polygon>
          <draw:polygon draw:style-name="gr4" draw:text-style-name="P4" draw:layer="layout" svg:width="0.357cm" svg:height="0.033cm" svg:x="21.876cm" svg:y="14.021cm" svg:viewBox="0 0 358 34" draw:points="358,34 358,0 0,0 0,34">
            <text:p/>
          </draw:polygon>
          <draw:path draw:style-name="gr4" draw:text-style-name="P4" draw:layer="layout" svg:width="0.384cm" svg:height="0.447cm" svg:x="21.827cm" svg:y="14.1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frame draw:style-name="gr6" draw:text-style-name="P6" draw:layer="layout" svg:width="7.874cm" svg:height="0.962cm" svg:x="4.845cm" svg:y="0.991cm">
          <draw:text-box>
            <text:p><text:span text:style-name="T1">t-</text:span><text:span text:style-name="T1">cha</text:span><text:span text:style-name="T1">nne</text:span><text:span text:style-name="T1">l</text:span></text:p>
          </draw:text-box>
        </draw:frame>
        <draw:frame draw:style-name="gr6" draw:text-style-name="P6" draw:layer="layout" svg:width="7.874cm" svg:height="0.962cm" svg:x="4.591cm" svg:y="10.643cm">
          <draw:text-box>
            <text:p><text:span text:style-name="T1">u-</text:span><text:span text:style-name="T1">cha</text:span><text:span text:style-name="T1">nne</text:span><text:span text:style-name="T1">l</text:span></text:p>
          </draw:text-box>
        </draw:frame>
        <draw:frame draw:style-name="gr6" draw:text-style-name="P6" draw:layer="layout" svg:width="1.778cm" svg:height="0.962cm" svg:x="8.909cm" svg:y="5.309cm">
          <draw:text-box>
            <text:p><text:span text:style-name="T1">LO</text:span></text:p>
          </draw:text-box>
        </draw:frame>
        <draw:frame draw:style-name="gr6" draw:text-style-name="P6" draw:layer="layout" svg:width="1.778cm" svg:height="0.962cm" svg:x="8.655cm" svg:y="15.023cm">
          <draw:text-box>
            <text:p><text:span text:style-name="T1">LO</text:span></text:p>
          </draw:text-box>
        </draw:frame>
        <draw:frame draw:style-name="gr7" draw:text-style-name="P6" draw:layer="layout" svg:width="2.032cm" svg:height="1.673cm" svg:x="11.405cm" svg:y="4.039cm">
          <draw:text-box>
            <text:p><text:span text:style-name="T1">NL</text:span><text:span text:style-name="T1">O</text:span></text:p>
          </draw:text-box>
        </draw:frame>
        <draw:frame draw:style-name="gr8" draw:text-style-name="P6" draw:layer="layout" svg:width="2.032cm" svg:height="1.046cm" svg:x="11.591cm" svg:y="13.661cm">
          <draw:text-box>
            <text:p><text:span text:style-name="T1">NL</text:span><text:span text:style-name="T1">O</text:span></text:p>
          </draw:text-box>
        </draw:frame>
        <draw:frame draw:style-name="gr9" draw:text-style-name="P6" draw:layer="layout" svg:width="2.032cm" svg:height="1.016cm" svg:x="18.665cm" svg:y="4.547cm">
          <draw:text-box>
            <text:p><text:span text:style-name="T1">SU</text:span><text:span text:style-name="T1">B</text:span></text:p>
          </draw:text-box>
        </draw:frame>
        <draw:frame draw:style-name="gr6" draw:text-style-name="P6" draw:layer="layout" svg:width="2.032cm" svg:height="0.962cm" svg:x="18.919cm" svg:y="14.212cm">
          <draw:text-box>
            <text:p><text:span text:style-name="T1">SU</text:span><text:span text:style-name="T1">B</text:span></text:p>
          </draw:text-box>
        </draw:frame>
        <draw:frame draw:style-name="gr7" draw:text-style-name="P7" draw:layer="layout" svg:width="1.27cm" svg:height="1.673cm" svg:x="20.551cm" svg:y="13.753cm">
          <draw:text-box>
            <text:p><text:span text:style-name="T2">=</text:span></text:p>
          </draw:text-box>
        </draw:frame>
        <draw:g>
          <svg:title>TexMaths</svg:title>
          <svg:desc>18§display§f_s \otimes \sigma_{sW^+\to c}§svg§600§FALSE§</svg:desc>
          <draw:polygon draw:style-name="gr3" draw:text-style-name="P3" draw:layer="layout" svg:width="3.576cm" svg:height="0.561cm" svg:x="5.586cm" svg:y="9.636cm" svg:viewBox="0 0 3577 562" draw:points="1789,562 0,562 0,0 3577,0 3577,562">
            <text:p/>
          </draw:polygon>
          <draw:path draw:style-name="gr4" draw:text-style-name="P4" draw:layer="layout" svg:width="0.316cm" svg:height="0.577cm" svg:x="5.619cm" svg:y="9.627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ath draw:style-name="gr4" draw:text-style-name="P4" draw:layer="layout" svg:width="0.178cm" svg:height="0.201cm" svg:x="5.926cm" svg:y="9.973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8-56 98-74 0-42-46-49-62-53-4 0-16-3-19-3-16-3-24-13-24-23s8-22 19-27c11-9 27-9 34-9 10 0 33 1 43 16z">
            <text:p/>
          </draw:path>
          <draw:path draw:style-name="gr4" draw:text-style-name="P4" draw:layer="layout" svg:width="0.422cm" svg:height="0.423cm" svg:x="6.341cm" svg:y="9.705cm" svg:viewBox="0 0 423 424" svg:d="M423 212c0-117-95-212-211-212-118 0-212 97-212 212 0 117 95 212 212 212 118 0 211-97 211-212zM86 75c-1-1-5-6-5-7 0-3 50-52 131-52 21 0 80 3 132 52l-132 132zM68 344c-39-43-52-92-52-132 0-49 19-95 52-133l132 133zM356 79c30 32 52 81 52 133 0 49-19 95-52 132l-133-132zM338 349l5 6c0 2-51 53-131 53-22 0-81-4-133-53l133-133z">
            <text:p/>
          </draw:path>
          <draw:path draw:style-name="gr4" draw:text-style-name="P4" draw:layer="layout" svg:width="0.335cm" svg:height="0.28cm" svg:x="6.96cm" svg:y="9.801cm" svg:viewBox="0 0 336 281" svg:d="M305 37c9 0 31 0 31-21 0-16-13-16-25-16h-144c-96 0-167 105-167 180 0 56 37 101 95 101 75 0 160-76 160-174 0-12 0-42-20-70zM96 267c-31 0-57-22-57-68 0-19 9-72 30-110 27-43 65-52 87-52 53 0 59 42 59 61 0 30-13 82-35 115-24 38-59 54-84 54z">
            <text:p/>
          </draw:path>
          <draw:path draw:style-name="gr4" draw:text-style-name="P4" draw:layer="layout" svg:width="0.178cm" svg:height="0.201cm" svg:x="7.328cm" svg:y="9.997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  <draw:path draw:style-name="gr4" draw:text-style-name="P4" draw:layer="layout" svg:width="0.484cm" svg:height="0.312cm" svg:x="7.569cm" svg:y="9.891cm" svg:viewBox="0 0 485 313" svg:d="M425 52l8-12c11-11 21-23 42-24 5 0 10 0 10-10 0-3-3-6-5-6-11 0-24 1-35 1-14 0-35-1-49-1-1 0-9 0-9 10 0 6 6 6 8 6 10 0 24 3 24 16 0 4-4 13-6 16l-125 206-24-225c0-13 24-13 30-13s13 0 13-10c0 0-2-6-9-6-9 0-19 1-27 1-9 0-20 0-29 0-10 0-36-1-48-1-1 0-8 0-8 10 0 6 6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8.107cm" svg:y="9.856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8.467cm" svg:y="9.966cm" svg:viewBox="0 0 438 235" svg:d="M374 128c-56 42-63 100-63 100 0 7 4 7 10 7 9 0 10 0 12-7 3-12 10-41 33-65 26-28 49-33 67-39 2-1 5-4 5-6 0-4-3-6-9-7-65-20-86-66-96-105-2-6-5-6-12-6-6 0-10 0-10 7 0 0 4 30 26 61 10 16 23 29 37 39h-357c-7 0-17 0-17 10 0 11 10 11 17 11z">
            <text:p/>
          </draw:path>
          <draw:path draw:style-name="gr4" draw:text-style-name="P4" draw:layer="layout" svg:width="0.192cm" svg:height="0.201cm" svg:x="8.963cm" svg:y="9.997cm" svg:viewBox="0 0 193 202" svg:d="M168 26c-17 3-23 14-23 24 0 13 9 18 18 18 10 0 24-7 24-29 0-30-34-39-57-39-68 0-130 62-130 124 0 37 27 78 82 78 76 0 111-45 111-51 0-3-4-8-7-8s-5 1-7 5c-35 41-87 41-95 41-32 0-47-22-47-49 0-13 6-62 29-92 18-23 41-35 64-35 5 0 27 0 38 13z">
            <text:p/>
          </draw:path>
        </draw:g>
        <draw:g>
          <svg:title>TexMaths</svg:title>
          <svg:desc>18§display§f_g \otimes \sigma_{gW^+\to c\bar{s}}§svg§600§FALSE§</svg:desc>
          <draw:frame draw:style-name="gr10" draw:text-style-name="P2" draw:layer="layout" svg:width="3.329cm" svg:height="0.631cm" svg:x="11.886cm" svg:y="9.119cm">
            <draw:image xlink:href="Pictures/100026970000085F0000016CFB7F49CF00A556A2.svg" xlink:type="simple" xlink:show="embed" xlink:actuate="onLoad" loext:mime-type="image/svg+xml">
              <text:p/>
            </draw:image>
            <draw:image xlink:href="Pictures/10000201000000510000000E6262C96386F803D3.png" xlink:type="simple" xlink:show="embed" xlink:actuate="onLoad" loext:mime-type="image/png"/>
          </draw:frame>
        </draw:g>
        <draw:g>
          <svg:title>TexMaths</svg:title>
          <svg:desc>18§display§f_g \otimes {\cal P}_{g\to s} \otimes \sigma_{sW^+\to c}§svg§600§FALSE§</svg:desc>
          <draw:polygon draw:style-name="gr3" draw:text-style-name="P3" draw:layer="layout" svg:width="5.847cm" svg:height="0.618cm" svg:x="17.691cm" svg:y="9.22cm" svg:viewBox="0 0 5848 619" draw:points="2923,619 0,619 0,0 5848,0 5848,619">
            <text:p/>
          </draw:polygon>
          <draw:path draw:style-name="gr4" draw:text-style-name="P4" draw:layer="layout" svg:width="0.316cm" svg:height="0.576cm" svg:x="17.724cm" svg:y="9.21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4" draw:text-style-name="P4" draw:layer="layout" svg:width="0.219cm" svg:height="0.285cm" svg:x="18.019cm" svg:y="9.55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2cm" svg:x="18.469cm" svg:y="9.28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451cm" svg:height="0.464cm" svg:x="19.079cm" svg:y="9.225cm" svg:viewBox="0 0 452 465" svg:d="M207 0c-89 0-157 43-183 73-23 25-24 44-24 45 0 4 3 4 6 4 10 0 26-8 30-11 13-9 16-13 19-25 10-26 27-47 106-51-11 142-49 282-102 414-4 10-4 12-4 12 0 1 3 4 7 4 10 0 40-14 47-30 34-78 85-223 104-400h33c78 0 151 30 151 93 0 48-44 137-168 140-13 1-20 1-37 13-12 7-18 14-18 18 0 5 5 5 13 5 115 0 265-98 265-203 0-72-86-101-160-101z">
            <text:p/>
          </draw:path>
          <draw:path draw:style-name="gr4" draw:text-style-name="P4" draw:layer="layout" svg:width="0.219cm" svg:height="0.285cm" svg:x="19.523cm" svg:y="9.55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39 33 39 37 0 2 0 2 0 8z">
            <text:p/>
          </draw:path>
          <draw:path draw:style-name="gr4" draw:text-style-name="P4" draw:layer="layout" svg:width="0.437cm" svg:height="0.234cm" svg:x="19.799cm" svg:y="9.525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ath draw:style-name="gr4" draw:text-style-name="P4" draw:layer="layout" svg:width="0.178cm" svg:height="0.201cm" svg:x="20.299cm" svg:y="9.557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4" draw:text-style-name="P4" draw:layer="layout" svg:width="0.422cm" svg:height="0.422cm" svg:x="20.717cm" svg:y="9.28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335cm" svg:height="0.28cm" svg:x="21.337cm" svg:y="9.385cm" svg:viewBox="0 0 336 281" svg:d="M305 37c7 0 31 0 31-21 0-16-13-16-25-16h-144c-96 0-167 105-167 180 0 56 37 101 95 101 75 0 160-77 160-174 0-12 0-42-20-70zM96 266c-31 0-57-21-57-67 0-19 9-72 30-110 27-43 65-52 87-52 53 0 59 42 59 61 0 30-13 82-35 115-24 37-59 53-84 53z">
            <text:p/>
          </draw:path>
          <draw:path draw:style-name="gr4" draw:text-style-name="P4" draw:layer="layout" svg:width="0.178cm" svg:height="0.201cm" svg:x="21.704cm" svg:y="9.581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4" draw:text-style-name="P4" draw:layer="layout" svg:width="0.484cm" svg:height="0.311cm" svg:x="21.945cm" svg:y="9.474cm" svg:viewBox="0 0 485 312" svg:d="M425 52l8-12c11-11 21-23 42-24 5 0 10 0 10-10 0-3-3-6-5-6-11 0-24 1-35 1-14 0-35-1-49-1-1 0-9 0-9 10 0 6 6 6 8 6 10 0 24 3 24 16 0 4-4 13-6 16l-125 205-24-224c0-13 24-13 30-13s13 0 13-10c0 0-2-6-9-6-9 0-19 1-27 1-9 0-20 0-29 0-10 0-36-1-48-1-1 0-8 0-8 10 0 6 6 6 11 6 20 0 22 3 23 7 0 3 2 16 3 29l-122 201-23-217c0-3-2-7-2-7 0-13 28-13 32-13 6 0 12 0 12-10 0-2-2-6-8-6-13 0-43 1-56 1-16 0-34-1-47-1-5 0-9 1-9 9 0 7 6 7 13 7 20 0 20 3 22 14l30 271c0 9 1 11 8 11 8 0 12-4 13-8l140-229 25 226c0 10 2 11 8 11 9 0 12-4 15-8z">
            <text:p/>
          </draw:path>
          <draw:path draw:style-name="gr4" draw:text-style-name="P4" draw:layer="layout" svg:width="0.264cm" svg:height="0.264cm" svg:x="22.483cm" svg:y="9.44cm" svg:viewBox="0 0 265 265" svg:d="M141 141h111c4 0 13 0 13-9 0-8-9-8-13-8h-111v-111c0-4 0-13-9-13-8 0-8 9-8 13v111h-111c-4 0-13 0-13 8 0 9 9 9 13 9h111v111c0 4 0 13 8 13 9 0 9-9 9-13z">
            <text:p/>
          </draw:path>
          <draw:path draw:style-name="gr4" draw:text-style-name="P4" draw:layer="layout" svg:width="0.437cm" svg:height="0.234cm" svg:x="22.843cm" svg:y="9.549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ath draw:style-name="gr4" draw:text-style-name="P4" draw:layer="layout" svg:width="0.192cm" svg:height="0.201cm" svg:x="23.339cm" svg:y="9.581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</draw:g>
        <draw:frame draw:style-name="gr7" draw:text-style-name="P7" draw:layer="layout" svg:width="1.27cm" svg:height="1.673cm" svg:x="20.904cm" svg:y="4.245cm">
          <draw:text-box>
            <text:p><text:span text:style-name="T2">=</text:span></text:p>
          </draw:text-box>
        </draw:frame>
        <draw:line draw:style-name="gr11" draw:text-style-name="P8" draw:layer="layout" svg:x1="0cm" svg:y1="10.389cm" svg:x2="27.661cm" svg:y2="10.389cm">
          <text:p/>
        </draw:line>
        <draw:g>
          <svg:title>TexMaths</svg:title>
          <svg:desc>18§display§f_{\bar{c}} \otimes \sigma_{\bar{c}W^+\to \bar{s}}§svg§600§FALSE§</svg:desc>
          <draw:polygon draw:style-name="gr3" draw:text-style-name="P3" draw:layer="layout" svg:width="3.597cm" svg:height="0.561cm" svg:x="5.587cm" svg:y="19.727cm" svg:viewBox="0 0 3598 562" draw:points="1798,562 0,562 0,0 3598,0 3598,562">
            <text:p/>
          </draw:polygon>
          <draw:path draw:style-name="gr4" draw:text-style-name="P4" draw:layer="layout" svg:width="0.316cm" svg:height="0.577cm" svg:x="5.62cm" svg:y="19.718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olygon draw:style-name="gr4" draw:text-style-name="P4" draw:layer="layout" svg:width="0.176cm" svg:height="0.018cm" svg:x="5.947cm" svg:y="19.996cm" svg:viewBox="0 0 177 19" draw:points="177,19 177,0 0,0 0,19">
            <text:p/>
          </draw:polygon>
          <draw:path draw:style-name="gr4" draw:text-style-name="P4" draw:layer="layout" svg:width="0.192cm" svg:height="0.201cm" svg:x="5.922cm" svg:y="20.064cm" svg:viewBox="0 0 193 202" svg:d="M167 26c-16 3-22 14-22 24 0 13 9 18 18 18 10 0 24-7 24-29 0-30-34-39-57-39-68 0-130 62-130 124 0 37 27 78 82 78 76 0 111-45 111-51 0-3-4-8-7-8s-5 1-7 5c-35 41-87 41-95 41-32 0-47-22-47-49 0-13 6-62 29-92 18-23 41-35 64-35 5 0 27 0 37 13z">
            <text:p/>
          </draw:path>
          <draw:path draw:style-name="gr4" draw:text-style-name="P4" draw:layer="layout" svg:width="0.422cm" svg:height="0.423cm" svg:x="6.328cm" svg:y="19.796cm" svg:viewBox="0 0 423 424" svg:d="M423 212c0-117-95-212-211-212-118 0-212 97-212 212 0 117 95 212 212 212 118 0 211-97 211-212zM86 75c-1-1-5-6-5-7 0-3 50-52 131-52 21 0 80 3 132 52l-132 132zM68 344c-39-43-52-92-52-132 0-49 19-95 52-133l132 133zM356 79c30 32 51 81 51 133 0 49-18 95-51 132l-133-132zM338 349l5 6c0 2-51 53-131 53-22 0-81-4-133-53l133-133z">
            <text:p/>
          </draw:path>
          <draw:path draw:style-name="gr4" draw:text-style-name="P4" draw:layer="layout" svg:width="0.334cm" svg:height="0.28cm" svg:x="6.949cm" svg:y="19.892cm" svg:viewBox="0 0 335 281" svg:d="M305 37c9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olygon draw:style-name="gr4" draw:text-style-name="P4" draw:layer="layout" svg:width="0.176cm" svg:height="0.018cm" svg:x="7.336cm" svg:y="20.021cm" svg:viewBox="0 0 177 19" draw:points="177,19 177,0 0,0 0,19">
            <text:p/>
          </draw:polygon>
          <draw:path draw:style-name="gr4" draw:text-style-name="P4" draw:layer="layout" svg:width="0.192cm" svg:height="0.201cm" svg:x="7.312cm" svg:y="20.088cm" svg:viewBox="0 0 193 202" svg:d="M167 26c-16 3-22 14-22 24 0 13 9 18 18 18 10 0 24-7 24-29 0-30-34-39-57-39-68 0-130 62-130 124 0 37 27 78 82 78 76 0 111-45 111-51 0-3-4-8-7-8s-5 1-7 5c-35 41-88 41-95 41-32 0-47-22-47-49 0-13 6-62 29-92 18-23 41-35 64-35 5 0 27 0 37 13z">
            <text:p/>
          </draw:path>
          <draw:path draw:style-name="gr4" draw:text-style-name="P4" draw:layer="layout" svg:width="0.484cm" svg:height="0.312cm" svg:x="7.545cm" svg:y="19.982cm" svg:viewBox="0 0 485 313" svg:d="M425 52l8-12c10-11 21-23 42-24 4 0 10 0 10-10 0-3-3-6-6-6-10 0-23 1-34 1-15 0-35-1-49-1-2 0-9 0-9 10 0 6 6 6 7 6 11 0 25 3 25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8.084cm" svg:y="19.947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8.444cm" svg:y="20.057cm" svg:viewBox="0 0 438 235" svg:d="M374 128c-56 42-63 100-63 100 0 7 4 7 10 7 9 0 10 0 12-7 2-12 10-41 33-65 26-28 49-33 66-39 3-1 6-4 6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8.97cm" svg:y="20.021cm" svg:viewBox="0 0 177 19" draw:points="177,19 177,0 0,0 0,19">
            <text:p/>
          </draw:polygon>
          <draw:path draw:style-name="gr4" draw:text-style-name="P4" draw:layer="layout" svg:width="0.178cm" svg:height="0.201cm" svg:x="8.943cm" svg:y="20.088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</draw:g>
        <draw:g>
          <svg:title>TexMaths</svg:title>
          <svg:desc>18§display§f_g \otimes {\cal P}_{g\to \bar{c}} \otimes \sigma_{\bar{c}W^+\to\bar{s}}§svg§600§FALSE§</svg:desc>
          <draw:polygon draw:style-name="gr3" draw:text-style-name="P3" draw:layer="layout" svg:width="5.869cm" svg:height="0.618cm" svg:x="17.692cm" svg:y="19.31cm" svg:viewBox="0 0 5870 619" draw:points="2935,619 0,619 0,0 5870,0 5870,619">
            <text:p/>
          </draw:polygon>
          <draw:path draw:style-name="gr4" draw:text-style-name="P4" draw:layer="layout" svg:width="0.316cm" svg:height="0.576cm" svg:x="17.725cm" svg:y="19.301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4" draw:text-style-name="P4" draw:layer="layout" svg:width="0.219cm" svg:height="0.285cm" svg:x="18.02cm" svg:y="19.64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2cm" svg:x="18.47cm" svg:y="19.37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451cm" svg:height="0.464cm" svg:x="19.08cm" svg:y="19.315cm" svg:viewBox="0 0 452 465" svg:d="M207 0c-89 0-157 43-183 73-23 25-24 44-24 45 0 4 3 4 6 4 10 0 26-8 30-11 13-9 16-13 19-25 10-26 27-47 106-51-11 142-49 282-102 414-4 10-4 12-4 12 0 1 3 4 7 4 10 0 40-14 47-30 34-78 85-223 104-400h33c78 0 151 30 151 93 0 48-44 137-168 140-13 1-20 1-37 13-12 7-18 14-18 18 0 5 5 5 13 5 115 0 265-98 265-203 0-72-86-101-160-101z">
            <text:p/>
          </draw:path>
          <draw:path draw:style-name="gr4" draw:text-style-name="P4" draw:layer="layout" svg:width="0.219cm" svg:height="0.285cm" svg:x="19.524cm" svg:y="19.64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39 33 39 37 0 2 0 2 0 8z">
            <text:p/>
          </draw:path>
          <draw:path draw:style-name="gr4" draw:text-style-name="P4" draw:layer="layout" svg:width="0.437cm" svg:height="0.234cm" svg:x="19.8cm" svg:y="19.615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olygon draw:style-name="gr4" draw:text-style-name="P4" draw:layer="layout" svg:width="0.176cm" svg:height="0.018cm" svg:x="20.322cm" svg:y="19.579cm" svg:viewBox="0 0 177 19" draw:points="177,19 177,0 0,0 0,19">
            <text:p/>
          </draw:polygon>
          <draw:path draw:style-name="gr4" draw:text-style-name="P4" draw:layer="layout" svg:width="0.192cm" svg:height="0.201cm" svg:x="20.297cm" svg:y="19.647cm" svg:viewBox="0 0 193 202" svg:d="M167 26c-16 3-22 14-22 24 0 13 9 18 18 18 10 0 24-8 24-29 0-30-34-39-57-39-68 0-130 62-130 124 0 37 27 78 82 78 76 0 111-45 111-51 0-3-4-8-7-8s-5 1-7 5c-35 41-88 41-95 41-32 0-47-22-47-49 0-13 6-62 29-92 18-24 41-35 64-35 5 0 27 0 37 13z">
            <text:p/>
          </draw:path>
          <draw:path draw:style-name="gr4" draw:text-style-name="P4" draw:layer="layout" svg:width="0.422cm" svg:height="0.422cm" svg:x="20.705cm" svg:y="19.37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335cm" svg:height="0.28cm" svg:x="21.325cm" svg:y="19.475cm" svg:viewBox="0 0 336 281" svg:d="M305 37c9 0 31 0 31-21 0-16-13-16-25-16h-144c-96 0-167 105-167 180 0 56 37 101 95 101 75 0 160-77 160-174 0-12 0-42-20-70zM96 266c-31 0-57-21-57-67 0-19 9-72 30-110 27-43 65-52 87-52 53 0 59 42 59 61 0 30-13 82-35 115-24 37-59 53-84 53z">
            <text:p/>
          </draw:path>
          <draw:polygon draw:style-name="gr4" draw:text-style-name="P4" draw:layer="layout" svg:width="0.176cm" svg:height="0.018cm" svg:x="21.713cm" svg:y="19.603cm" svg:viewBox="0 0 177 19" draw:points="177,19 177,0 0,0 0,19">
            <text:p/>
          </draw:polygon>
          <draw:path draw:style-name="gr4" draw:text-style-name="P4" draw:layer="layout" svg:width="0.192cm" svg:height="0.201cm" svg:x="21.688cm" svg:y="19.671cm" svg:viewBox="0 0 193 202" svg:d="M168 26c-17 3-23 14-23 24 0 13 9 18 18 18 10 0 24-8 24-29 0-30-34-39-57-39-68 0-130 62-130 124 0 37 27 78 82 78 76 0 111-45 111-51 0-3-4-8-7-8s-5 1-7 5c-35 41-87 41-95 41-32 0-47-22-47-49 0-13 6-62 29-92 18-24 41-35 64-35 5 0 27 0 38 13z">
            <text:p/>
          </draw:path>
          <draw:path draw:style-name="gr4" draw:text-style-name="P4" draw:layer="layout" svg:width="0.484cm" svg:height="0.311cm" svg:x="21.922cm" svg:y="19.564cm" svg:viewBox="0 0 485 312" svg:d="M425 52l8-12c11-11 21-23 42-24 5 0 10 0 10-10 0-3-3-6-5-6-11 0-23 1-35 1-14 0-35-1-49-1-1 0-9 0-9 10 0 6 6 6 8 6 10 0 24 3 24 16 0 4-4 13-6 16l-125 205-24-224c0-13 24-13 30-13s13 0 13-10c0 0-2-6-9-6-9 0-19 1-27 1-9 0-20 0-29 0-10 0-36-1-48-1-1 0-8 0-8 10 0 6 6 6 11 6 20 0 22 3 23 7 0 3 2 16 3 29l-122 201-23-217c0-3-2-7-2-7 0-13 28-13 32-13 6 0 12 0 12-10 0-2-2-6-8-6-13 0-43 1-56 1-16 0-34-1-47-1-5 0-9 1-9 9 0 7 6 7 13 7 20 0 20 3 22 14l30 271c0 9 1 11 8 11 8 0 12-4 13-8l140-229 25 226c0 10 2 11 8 11 9 0 12-4 15-8z">
            <text:p/>
          </draw:path>
          <draw:path draw:style-name="gr4" draw:text-style-name="P4" draw:layer="layout" svg:width="0.264cm" svg:height="0.264cm" svg:x="22.46cm" svg:y="19.53cm" svg:viewBox="0 0 265 265" svg:d="M141 141h111c4 0 13 0 13-9 0-8-9-8-13-8h-111v-111c0-4 0-13-9-13-8 0-8 9-8 13v111h-111c-4 0-13 0-13 8 0 9 9 9 13 9h111v111c0 4 0 13 8 13 9 0 9-9 9-13z">
            <text:p/>
          </draw:path>
          <draw:path draw:style-name="gr4" draw:text-style-name="P4" draw:layer="layout" svg:width="0.437cm" svg:height="0.234cm" svg:x="22.82cm" svg:y="19.639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olygon draw:style-name="gr4" draw:text-style-name="P4" draw:layer="layout" svg:width="0.176cm" svg:height="0.018cm" svg:x="23.347cm" svg:y="19.603cm" svg:viewBox="0 0 177 19" draw:points="177,19 177,0 0,0 0,19">
            <text:p/>
          </draw:polygon>
          <draw:path draw:style-name="gr4" draw:text-style-name="P4" draw:layer="layout" svg:width="0.178cm" svg:height="0.201cm" svg:x="23.32cm" svg:y="19.671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</draw:g>
        <draw:g>
          <svg:title>TexMaths</svg:title>
          <svg:desc>18§display§f_{g} \otimes \sigma_{gW^+\to \bar{s}c}§svg§600§FALSE§</svg:desc>
          <draw:polygon draw:style-name="gr3" draw:text-style-name="P3" draw:layer="layout" svg:width="3.862cm" svg:height="0.644cm" svg:x="11.897cm" svg:y="19.488cm" svg:viewBox="0 0 3863 645" draw:points="1931,645 0,645 0,0 3863,0 3863,645">
            <text:p/>
          </draw:polygon>
          <draw:path draw:style-name="gr4" draw:text-style-name="P4" draw:layer="layout" svg:width="0.316cm" svg:height="0.577cm" svg:x="11.93cm" svg:y="19.479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4" draw:text-style-name="P4" draw:layer="layout" svg:width="0.219cm" svg:height="0.286cm" svg:x="12.225cm" svg:y="19.825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3cm" svg:x="12.674cm" svg:y="19.557cm" svg:viewBox="0 0 423 424" svg:d="M423 212c0-117-95-212-211-212-118 0-212 97-212 212 0 117 95 212 212 212 118 0 211-97 211-212zM86 75c-1-2-5-6-5-7 0-3 50-52 131-52 21 0 80 3 132 52l-132 132zM68 344c-39-43-52-92-52-132 0-49 19-95 52-133l132 133zM356 79c30 32 51 81 51 133 0 49-18 95-51 132l-133-132zM338 349l5 5c0 3-51 54-131 54-22 0-81-5-133-54l133-132z">
            <text:p/>
          </draw:path>
          <draw:path draw:style-name="gr4" draw:text-style-name="P4" draw:layer="layout" svg:width="0.334cm" svg:height="0.28cm" svg:x="13.295cm" svg:y="19.653cm" svg:viewBox="0 0 335 281" svg:d="M305 37c7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ath draw:style-name="gr4" draw:text-style-name="P4" draw:layer="layout" svg:width="0.219cm" svg:height="0.286cm" svg:x="13.651cm" svg:y="19.849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39 33 39 37 0 2 0 2 0 8z">
            <text:p/>
          </draw:path>
          <draw:path draw:style-name="gr4" draw:text-style-name="P4" draw:layer="layout" svg:width="0.484cm" svg:height="0.312cm" svg:x="13.927cm" svg:y="19.743cm" svg:viewBox="0 0 485 313" svg:d="M425 52l8-12c10-11 21-23 42-24 4 0 10 0 10-10 0-3-3-6-6-6-10 0-23 1-34 1-14 0-35-1-49-1-1 0-9 0-9 10 0 6 6 6 8 6 10 0 24 3 24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14.466cm" svg:y="19.708cm" svg:viewBox="0 0 265 265" svg:d="M141 141h111c4 0 13 0 13-8 0-9-9-9-13-9h-111v-111c0-4 0-13-9-13-8 0-8 9-8 13v111h-111c-4 0-13 0-13 9 0 8 9 8 13 8h111v111c0 4 0 13 8 13 9 0 9-9 9-13z">
            <text:p/>
          </draw:path>
          <draw:path draw:style-name="gr4" draw:text-style-name="P4" draw:layer="layout" svg:width="0.437cm" svg:height="0.234cm" svg:x="14.826cm" svg:y="19.818cm" svg:viewBox="0 0 438 235" svg:d="M374 128c-56 42-63 100-63 100 0 7 4 7 10 7 9 0 10 0 12-7 2-12 10-41 33-65 26-28 49-33 67-39 2-2 5-4 5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15.353cm" svg:y="19.782cm" svg:viewBox="0 0 177 19" draw:points="177,19 177,0 0,0 0,19">
            <text:p/>
          </draw:polygon>
          <draw:path draw:style-name="gr4" draw:text-style-name="P4" draw:layer="layout" svg:width="0.178cm" svg:height="0.201cm" svg:x="15.325cm" svg:y="19.849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6-56 96-74 0-42-44-49-60-53-4 0-16-3-19-3-16-3-24-13-24-23s8-22 19-27c11-9 27-9 34-9 10 0 33 1 43 16z">
            <text:p/>
          </draw:path>
          <draw:path draw:style-name="gr4" draw:text-style-name="P4" draw:layer="layout" svg:width="0.192cm" svg:height="0.201cm" svg:x="15.56cm" svg:y="19.849cm" svg:viewBox="0 0 193 202" svg:d="M167 26c-16 3-22 14-22 24 0 13 9 18 18 18 10 0 24-7 24-29 0-30-34-39-57-39-68 0-130 62-130 124 0 37 27 78 82 78 76 0 111-45 111-51 0-3-4-8-7-8s-5 1-7 5c-35 41-88 41-95 41-32 0-47-22-47-49 0-13 6-62 29-92 18-24 41-35 64-35 5 0 27 0 37 13z">
            <text:p/>
          </draw:path>
        </draw:g>
        <draw:g>
          <svg:title>TexMaths</svg:title>
          <svg:desc>14§display§\color{red}
\ln(m_s)§svg§600§FALSE§</svg:desc>
          <draw:polygon draw:style-name="gr3" draw:text-style-name="P3" draw:layer="layout" svg:width="1.433cm" svg:height="0.491cm" svg:x="11.659cm" svg:y="5.057cm" svg:viewBox="0 0 1434 492" draw:points="717,492 0,492 0,0 1434,0 1434,492">
            <text:p/>
          </draw:polygon>
          <draw:path draw:style-name="gr12" draw:text-style-name="P9" draw:layer="layout" svg:width="0.11cm" svg:height="0.342cm" svg:x="11.675cm" svg:y="5.083cm" svg:viewBox="0 0 111 343" svg:d="M72 0l-72 6v15c35 0 39 4 39 27v257c0 22-5 22-39 22v16c17-1 43-1 55-1s37 0 56 1v-16c-34 0-39 0-39-22z">
            <text:p/>
          </draw:path>
          <draw:path draw:style-name="gr12" draw:text-style-name="P9" draw:layer="layout" svg:width="0.248cm" svg:height="0.217cm" svg:x="11.811cm" svg:y="5.20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2" draw:text-style-name="P9" draw:layer="layout" svg:width="0.114cm" svg:height="0.492cm" svg:x="12.118cm" svg:y="5.05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2" draw:text-style-name="P9" draw:layer="layout" svg:width="0.403cm" svg:height="0.223cm" svg:x="12.274cm" svg:y="5.207cm" svg:viewBox="0 0 404 224" svg:d="M29 189c-1 8-4 19-4 22 0 9 6 13 14 13 6 0 15-4 18-13 1-1 7-25 9-37l11-45c4-10 6-21 9-33 1-9 6-23 6-24 8-16 33-61 81-61 22 0 26 18 26 35 0 12-3 26-7 40l-14 57-10 39c-2 10-7 26-7 29 0 9 8 13 15 13 16 0 19-12 22-28 7-28 26-100 31-120 1-5 26-65 80-65 21 0 27 17 27 35 0 28-20 84-30 111-5 11-7 17-7 27 0 23 17 40 40 40 48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2" draw:text-style-name="P9" draw:layer="layout" svg:width="0.138cm" svg:height="0.156cm" svg:x="12.714cm" svg:y="5.347cm" svg:viewBox="0 0 139 157" svg:d="M125 22c-8 3-14 9-14 17s7 11 11 11c3 0 17-2 17-20 0-22-26-30-47-30-54 0-64 40-64 50 0 14 8 22 12 26 9 7 16 8 40 13 7 1 30 5 30 22 0 7-5 19-19 28-14 8-31 8-35 8-13 0-34-4-41-15 11-1 19-10 19-20 0-8-7-12-14-12-10 0-20 8-20 23 0 20 22 34 56 34 64 0 75-44 75-57 0-33-35-38-47-42-3 0-12-2-15-2-12-2-19-10-19-18s7-17 15-21c9-7 21-7 27-7 8 0 26 1 33 12z">
            <text:p/>
          </draw:path>
          <draw:path draw:style-name="gr12" draw:text-style-name="P9" draw:layer="layout" svg:width="0.114cm" svg:height="0.492cm" svg:x="12.928cm" svg:y="5.056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\ln(m_c)§svg§600§FALSE§</svg:desc>
          <draw:polygon draw:style-name="gr3" draw:text-style-name="P3" draw:layer="layout" svg:width="1.423cm" svg:height="0.491cm" svg:x="11.7cm" svg:y="14.709cm" svg:viewBox="0 0 1424 492" draw:points="711,492 0,492 0,0 1424,0 1424,492">
            <text:p/>
          </draw:polygon>
          <draw:path draw:style-name="gr12" draw:text-style-name="P9" draw:layer="layout" svg:width="0.11cm" svg:height="0.342cm" svg:x="11.716cm" svg:y="14.735cm" svg:viewBox="0 0 111 343" svg:d="M72 0l-72 6v15c35 0 39 4 39 27v257c0 22-5 22-39 22v16c17-1 43-1 55-1s37 0 56 1v-16c-34 0-39 0-39-22z">
            <text:p/>
          </draw:path>
          <draw:path draw:style-name="gr12" draw:text-style-name="P9" draw:layer="layout" svg:width="0.248cm" svg:height="0.217cm" svg:x="11.852cm" svg:y="14.859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2" draw:text-style-name="P9" draw:layer="layout" svg:width="0.114cm" svg:height="0.492cm" svg:x="12.159cm" svg:y="14.708cm" svg:viewBox="0 0 115 493" svg:d="M115 489c0-2 0-3-9-12-61-61-77-154-77-230 0-86 19-172 80-234 6-5 6-6 6-9s-2-4-5-4c-5 0-49 34-79 96-25 54-31 109-31 151 0 39 6 98 32 154 31 61 73 92 78 92 3 0 5-1 5-4z">
            <text:p/>
          </draw:path>
          <draw:path draw:style-name="gr12" draw:text-style-name="P9" draw:layer="layout" svg:width="0.403cm" svg:height="0.223cm" svg:x="12.315cm" svg:y="14.859cm" svg:viewBox="0 0 404 224" svg:d="M29 189c-1 8-4 19-4 22 0 9 6 13 14 13 6 0 15-4 18-13 1-1 7-25 9-37l11-45c4-10 6-21 9-33 1-9 6-23 6-24 8-16 33-61 81-61 22 0 26 18 26 35 0 12-3 26-7 40l-14 57-10 39c-2 10-7 26-7 29 0 9 8 13 15 13 16 0 19-12 22-28 7-28 26-100 31-120 1-5 26-65 80-65 22 0 27 17 27 35 0 28-20 84-30 111-5 11-7 17-7 27 0 23 17 40 40 40 48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2" draw:text-style-name="P9" draw:layer="layout" svg:width="0.149cm" svg:height="0.156cm" svg:x="12.753cm" svg:y="14.999cm" svg:viewBox="0 0 150 157" svg:d="M131 20c-13 2-18 11-18 19 0 10 7 14 14 14s19-6 19-23c0-23-27-30-45-30-53 0-101 48-101 96 0 29 21 61 64 61 59 0 86-35 86-39 0-3-3-7-5-7-3 0-4 1-6 4-27 32-67 32-74 32-25 0-36-17-36-38 0-10 5-48 23-72 13-18 31-27 49-27 4 0 21 0 30 10z">
            <text:p/>
          </draw:path>
          <draw:path draw:style-name="gr12" draw:text-style-name="P9" draw:layer="layout" svg:width="0.114cm" svg:height="0.492cm" svg:x="12.96cm" svg:y="14.708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{\cal P}\sim
\ln(m_s)§svg§600§FALSE§</svg:desc>
          <draw:polygon draw:style-name="gr3" draw:text-style-name="P3" draw:layer="layout" svg:width="2.469cm" svg:height="0.491cm" svg:x="21.205cm" svg:y="7.866cm" svg:viewBox="0 0 2470 492" draw:points="1234,492 0,492 0,0 2470,0 2470,492">
            <text:p/>
          </draw:polygon>
          <draw:path draw:style-name="gr12" draw:text-style-name="P9" draw:layer="layout" svg:width="0.351cm" svg:height="0.361cm" svg:x="21.215cm" svg:y="7.897cm" svg:viewBox="0 0 352 362" svg:d="M161 0c-69 0-122 34-142 57-18 19-19 34-19 35 0 3 2 3 4 3 8 0 21-6 24-9 10-6 12-10 15-19 7-20 21-37 82-40-9 111-38 220-79 323-3 7-3 9-3 9 0 1 2 3 5 3 8 0 32-11 37-24 26-60 66-173 81-311h26c60 0 117 23 117 73 0 37-35 106-131 108-10 2-16 2-29 10-9 6-13 12-13 15s3 3 10 3c89 0 206-76 206-158 0-56-67-78-125-78z">
            <text:p/>
          </draw:path>
          <draw:path draw:style-name="gr12" draw:text-style-name="P9" draw:layer="layout" svg:width="0.328cm" svg:height="0.116cm" svg:x="21.751cm" svg:y="8.053cm" svg:viewBox="0 0 329 117" svg:d="M329 17c0-11-3-17-6-17s-7 4-7 13c-2 49-35 76-70 76-31 0-54-22-79-43-25-24-51-46-84-46-54 0-83 55-83 100 0 15 7 15 7 15 5 0 6-10 6-11 3-55 40-76 70-76 31 0 55 21 79 43 25 22 51 46 84 46 54 0 83-55 83-100z">
            <text:p/>
          </draw:path>
          <draw:path draw:style-name="gr12" draw:text-style-name="P9" draw:layer="layout" svg:width="0.11cm" svg:height="0.342cm" svg:x="22.258cm" svg:y="7.892cm" svg:viewBox="0 0 111 343" svg:d="M72 0l-72 6v15c35 0 39 4 39 27v257c0 22-5 22-39 22v16c17-1 43-1 55-1s37 0 56 1v-16c-34 0-39 0-39-22z">
            <text:p/>
          </draw:path>
          <draw:path draw:style-name="gr12" draw:text-style-name="P9" draw:layer="layout" svg:width="0.248cm" svg:height="0.217cm" svg:x="22.394cm" svg:y="8.01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2" draw:text-style-name="P9" draw:layer="layout" svg:width="0.114cm" svg:height="0.492cm" svg:x="22.7cm" svg:y="7.865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2" draw:text-style-name="P9" draw:layer="layout" svg:width="0.403cm" svg:height="0.223cm" svg:x="22.856cm" svg:y="8.016cm" svg:viewBox="0 0 404 224" svg:d="M29 189c-1 8-4 19-4 22 0 9 6 13 14 13 6 0 15-4 18-13 1-1 7-25 9-37l11-45c4-10 6-21 9-33 1-9 6-23 6-24 8-16 33-61 81-61 22 0 26 18 26 35 0 12-3 26-7 40l-14 57-10 39c-2 10-7 26-7 29 0 9 8 13 15 13 16 0 19-12 22-28 7-28 26-100 29-120 3-5 28-65 82-65 21 0 27 17 27 35 0 28-20 84-30 111-5 11-7 17-7 27 0 23 17 40 40 40 46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2" draw:text-style-name="P9" draw:layer="layout" svg:width="0.138cm" svg:height="0.156cm" svg:x="23.297cm" svg:y="8.156cm" svg:viewBox="0 0 139 157" svg:d="M125 22c-9 3-14 9-14 17s7 11 11 11c3 0 17-2 17-20 0-22-26-30-47-30-54 0-64 40-64 50 0 14 8 22 12 26 9 7 16 8 40 13 7 1 30 5 30 22 0 7-5 19-19 28-14 8-31 8-35 8-13 0-34-4-41-15 11-1 19-10 19-20 0-8-7-12-14-12-10 0-20 8-20 23 0 20 22 34 56 34 64 0 75-44 75-57 0-33-35-38-47-42-3 0-12-2-15-2-12-2-19-10-19-18s7-17 15-21c9-7 21-7 27-7 8 0 26 1 33 12z">
            <text:p/>
          </draw:path>
          <draw:path draw:style-name="gr12" draw:text-style-name="P9" draw:layer="layout" svg:width="0.114cm" svg:height="0.492cm" svg:x="23.51cm" svg:y="7.865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{\cal P}\sim
\ln(m_c)§svg§600§FALSE§</svg:desc>
          <draw:polygon draw:style-name="gr3" draw:text-style-name="P3" draw:layer="layout" svg:width="2.459cm" svg:height="0.491cm" svg:x="20.951cm" svg:y="18.011cm" svg:viewBox="0 0 2460 492" draw:points="1230,492 0,492 0,0 2460,0 2460,492">
            <text:p/>
          </draw:polygon>
          <draw:path draw:style-name="gr12" draw:text-style-name="P9" draw:layer="layout" svg:width="0.351cm" svg:height="0.361cm" svg:x="20.961cm" svg:y="18.042cm" svg:viewBox="0 0 352 362" svg:d="M161 0c-69 0-122 34-142 57-18 19-19 34-19 35 0 3 2 3 4 3 8 0 21-6 24-9 10-6 12-10 15-19 7-20 21-37 82-40-8 111-38 219-79 323-3 7-3 9-3 9 0 1 2 3 5 3 8 0 32-11 37-24 26-60 66-173 81-311h26c60 0 117 23 117 73 0 37-35 106-131 108-10 2-16 2-29 10-9 6-13 12-13 15s3 3 10 3c89 0 206-76 206-158 0-56-67-78-125-78z">
            <text:p/>
          </draw:path>
          <draw:path draw:style-name="gr12" draw:text-style-name="P9" draw:layer="layout" svg:width="0.328cm" svg:height="0.116cm" svg:x="21.497cm" svg:y="18.198cm" svg:viewBox="0 0 329 117" svg:d="M329 17c0-11-3-17-6-17s-7 4-7 13c-2 49-35 76-70 76-31 0-54-22-79-43-25-24-50-46-84-46-54 0-83 55-83 100 0 15 7 15 7 15 5 0 6-10 6-11 3-55 40-76 70-76 31 0 55 21 79 43 25 22 51 46 84 46 54 0 83-55 83-100z">
            <text:p/>
          </draw:path>
          <draw:path draw:style-name="gr12" draw:text-style-name="P9" draw:layer="layout" svg:width="0.11cm" svg:height="0.342cm" svg:x="22.004cm" svg:y="18.037cm" svg:viewBox="0 0 111 343" svg:d="M72 0l-72 6v15c35 0 39 4 39 27v257c0 22-5 22-39 22v16c17-1 43-1 55-1s37 0 56 1v-16c-34 0-39 0-39-22z">
            <text:p/>
          </draw:path>
          <draw:path draw:style-name="gr12" draw:text-style-name="P9" draw:layer="layout" svg:width="0.248cm" svg:height="0.217cm" svg:x="22.14cm" svg:y="18.161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2" draw:text-style-name="P9" draw:layer="layout" svg:width="0.114cm" svg:height="0.492cm" svg:x="22.446cm" svg:y="18.01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2" draw:text-style-name="P9" draw:layer="layout" svg:width="0.403cm" svg:height="0.223cm" svg:x="22.602cm" svg:y="18.161cm" svg:viewBox="0 0 404 224" svg:d="M29 189c-1 8-4 19-4 22 0 9 6 13 14 13 6 0 15-4 18-13 1-1 7-25 9-37l11-45c4-10 6-21 9-33 1-9 6-23 6-24 8-16 33-61 81-61 22 0 26 18 26 35 0 12-3 26-7 40l-14 57-10 39c-2 10-7 26-7 29 0 9 8 13 15 13 16 0 19-12 22-28 7-28 26-100 29-120 3-5 28-65 82-65 21 0 27 17 27 35 0 28-20 84-30 111-5 11-7 17-7 27 0 23 17 40 40 40 46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2" draw:text-style-name="P9" draw:layer="layout" svg:width="0.149cm" svg:height="0.156cm" svg:x="23.04cm" svg:y="18.301cm" svg:viewBox="0 0 150 157" svg:d="M130 20c-12 2-17 11-17 19 0 10 7 14 14 14s19-6 19-23c0-23-27-30-45-30-53 0-101 48-101 96 0 29 21 61 64 61 59 0 86-35 86-39 0-3-3-7-5-7-3 0-4 1-6 4-27 32-68 32-74 32-25 0-36-17-36-38 0-10 5-48 23-72 13-18 31-27 49-27 4 0 21 0 29 10z">
            <text:p/>
          </draw:path>
          <draw:path draw:style-name="gr12" draw:text-style-name="P9" draw:layer="layout" svg:width="0.114cm" svg:height="0.492cm" svg:x="23.247cm" svg:y="18.01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frame draw:style-name="gr13" draw:text-style-name="P10" draw:layer="layout" svg:width="2.794cm" svg:height="0.64cm" svg:x="12.421cm" svg:y="1.145cm">
          <draw:text-box>
            <text:p text:style-name="P2"><text:span text:style-name="T3">gluon </text:span><text:span text:style-name="T3">initiate</text:span><text:span text:style-name="T3">d</text:span></text:p>
          </draw:text-box>
        </draw:frame>
        <draw:frame draw:style-name="gr13" draw:text-style-name="P10" draw:layer="layout" svg:width="2.794cm" svg:height="0.64cm" svg:x="19.935cm" svg:y="1.145cm">
          <draw:text-box>
            <text:p text:style-name="P2"><text:span text:style-name="T3">gluon </text:span><text:span text:style-name="T3">initiate</text:span><text:span text:style-name="T3">d</text:span></text:p>
          </draw:text-box>
        </draw:frame>
        <draw:frame draw:style-name="gr13" draw:text-style-name="P10" draw:layer="layout" svg:width="2.794cm" svg:height="0.64cm" svg:x="12.675cm" svg:y="10.643cm">
          <draw:text-box>
            <text:p text:style-name="P2"><text:span text:style-name="T3">gluon </text:span><text:span text:style-name="T3">initiate</text:span><text:span text:style-name="T3">d</text:span></text:p>
          </draw:text-box>
        </draw:frame>
        <draw:frame draw:style-name="gr13" draw:text-style-name="P10" draw:layer="layout" svg:width="2.794cm" svg:height="0.64cm" svg:x="20.189cm" svg:y="10.643cm">
          <draw:text-box>
            <text:p text:style-name="P2"><text:span text:style-name="T3">gluon </text:span><text:span text:style-name="T3">initiate</text:span><text:span text:style-name="T3">d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path draw:style-name="gr1" draw:text-style-name="P1" draw:layer="layout" svg:width="0.584cm" svg:height="0.408cm" draw:transform="skewX (0.00191986217719373) rotate (-0.522900643897502) translate (2.45571701225229cm 2.76936248985192cm)" svg:viewBox="0 0 585 409" svg:d="M0 205c0 0 146-461 293 0 148 460 292 0 292 0">
            <text:p/>
          </draw:path>
          <draw:path draw:style-name="gr1" draw:text-style-name="P1" draw:layer="layout" svg:width="0.583cm" svg:height="0.41cm" draw:transform="rotate (-0.523773308523499) translate (2.96391098724389cm 3.06058097642405cm)" svg:viewBox="0 0 584 411" svg:d="M0 205c0 0 146-462 292 1 147 462 292-2 292-2">
            <text:p/>
          </draw:path>
          <draw:path draw:style-name="gr1" draw:text-style-name="P1" draw:layer="layout" svg:width="0.582cm" svg:height="0.409cm" draw:transform="rotate (-0.523075176822701) translate (3.47069277719944cm 3.3528565842638cm)" svg:viewBox="0 0 583 410" svg:d="M0 205c0 0 146-461 291 0 144 460 292 1 292 1">
            <text:p/>
          </draw:path>
        </draw:g>
        <draw:line draw:style-name="gr2" draw:text-style-name="P2" draw:layer="layout" svg:x1="3.872cm" svg:y1="3.773cm" svg:x2="6.043cm" svg:y2="3.773cm">
          <text:p/>
        </draw:line>
        <draw:line draw:style-name="gr2" draw:text-style-name="P2" draw:layer="layout" svg:x1="2.569cm" svg:y1="6.745cm" svg:x2="3.871cm" svg:y2="3.773cm">
          <text:p/>
        </draw:line>
        <draw:g>
          <draw:path draw:style-name="gr1" draw:text-style-name="P1" draw:layer="layout" svg:width="0.584cm" svg:height="0.408cm" draw:transform="skewX (-0.00191986217719368) rotate (-0.523598775598299) translate (12.5985435778608cm 2.70228931014657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1063881506803cm 2.99477675189142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6114729044987cm 3.28681319832903cm)" svg:viewBox="0 0 585 408" svg:d="M0 206c0 0 147-462 294-2 146 459 291 2 291 2">
            <text:p/>
          </draw:path>
        </draw:g>
        <draw:line draw:style-name="gr2" draw:text-style-name="P2" draw:layer="layout" svg:x1="14.015cm" svg:y1="3.708cm" svg:x2="16.186cm" svg:y2="3.708cm">
          <text:p/>
        </draw:line>
        <draw:line draw:style-name="gr2" draw:text-style-name="P2" draw:layer="layout" svg:x1="14.015cm" svg:y1="5.878cm" svg:x2="16.186cm" svg:y2="5.878cm">
          <text:p/>
        </draw:line>
        <draw:line draw:style-name="gr2" draw:text-style-name="P2" draw:layer="layout" svg:x1="14.015cm" svg:y1="5.879cm" svg:x2="14.015cm" svg:y2="3.708cm">
          <text:p/>
        </draw:line>
        <draw:g>
          <draw:path draw:style-name="gr1" draw:text-style-name="P1" draw:layer="layout" svg:width="0.541cm" svg:height="0.634cm" draw:transform="rotate (-2.6174702792159) translate (14.3288971705379cm 6.42733048512498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59357021174cm 6.69701418465048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865296787927cm 6.97194658209388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9171597990002cm 7.24509075789434cm)" svg:viewBox="0 0 545 636" svg:d="M0 636c273 1 547-636 273-636-273 0 54 637 272 636">
            <text:p/>
          </draw:path>
        </draw:g>
        <draw:g>
          <draw:path draw:style-name="gr1" draw:text-style-name="P1" draw:layer="layout" svg:width="0.584cm" svg:height="0.408cm" draw:transform="skewX (-0.00191986217719373) rotate (-0.523598775598299) translate (12.570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078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5834729044987cm 12.876813198329cm)" svg:viewBox="0 0 585 408" svg:d="M0 206c0 0 147-462 294-2 146 459 291 2 291 2">
            <text:p/>
          </draw:path>
        </draw:g>
        <draw:line draw:style-name="gr2" draw:text-style-name="P2" draw:layer="layout" svg:x1="13.987cm" svg:y1="13.298cm" svg:x2="16.158cm" svg:y2="13.298cm">
          <text:p/>
        </draw:line>
        <draw:line draw:style-name="gr2" draw:text-style-name="P2" draw:layer="layout" svg:x1="13.987cm" svg:y1="15.468cm" svg:x2="16.158cm" svg:y2="15.468cm">
          <text:p/>
        </draw:line>
        <draw:line draw:style-name="gr2" draw:text-style-name="P2" draw:layer="layout" svg:x1="13.987cm" svg:y1="15.469cm" svg:x2="13.987cm" svg:y2="13.298cm">
          <text:p/>
        </draw:line>
        <draw:g>
          <draw:path draw:style-name="gr1" draw:text-style-name="P1" draw:layer="layout" svg:width="0.541cm" svg:height="0.634cm" draw:transform="rotate (-2.6174702792159) translate (14.300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31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58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889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3.101cm" svg:y="2.23cm" svg:viewBox="0 0 1666 832" draw:points="833,832 0,832 0,0 1666,0 1666,832">
            <text:p/>
          </draw:polygon>
          <draw:path draw:style-name="gr4" draw:text-style-name="P4" draw:layer="layout" svg:width="0.978cm" svg:height="0.695cm" svg:x="3.155cm" svg:y="2.38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4.212cm" svg:y="2.22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223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3.277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334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363cm" svg:y="2.23cm" svg:viewBox="0 0 1666 832" draw:points="833,832 0,832 0,0 1666,0 1666,832">
            <text:p/>
          </draw:polygon>
          <draw:path draw:style-name="gr4" draw:text-style-name="P4" draw:layer="layout" svg:width="0.978cm" svg:height="0.695cm" svg:x="13.417cm" svg:y="2.38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474cm" svg:y="2.22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3.161cm" svg:y="5.914cm" svg:viewBox="0 0 462 423" draw:points="231,423 0,423 0,0 462,0 462,423">
            <text:p/>
          </draw:polygon>
          <draw:path draw:style-name="gr4" draw:text-style-name="P4" draw:layer="layout" svg:width="0.365cm" svg:height="0.447cm" svg:x="3.213cm" svg:y="5.901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4.685cm" svg:y="4.136cm" svg:viewBox="0 0 426 423" draw:points="213,423 0,423 0,0 426,0 426,423">
            <text:p/>
          </draw:polygon>
          <draw:path draw:style-name="gr4" draw:text-style-name="P4" draw:layer="layout" svg:width="0.385cm" svg:height="0.447cm" svg:x="4.725cm" svg:y="4.123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837cm" svg:y="5.164cm" svg:viewBox="0 0 532 560" draw:points="267,560 0,560 0,0 532,0 532,560">
            <text:p/>
          </draw:polygon>
          <draw:polygon draw:style-name="gr4" draw:text-style-name="P4" draw:layer="layout" svg:width="0.358cm" svg:height="0.033cm" svg:x="15.945cm" svg:y="5.139cm" svg:viewBox="0 0 359 34" draw:points="359,34 359,0 0,0 0,34">
            <text:p/>
          </draw:polygon>
          <draw:path draw:style-name="gr4" draw:text-style-name="P4" draw:layer="layout" svg:width="0.365cm" svg:height="0.447cm" svg:x="15.889cm" svg:y="5.28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73cm" svg:y="3.942cm" svg:viewBox="0 0 426 423" draw:points="213,423 0,423 0,0 426,0 426,423">
            <text:p/>
          </draw:polygon>
          <draw:path draw:style-name="gr4" draw:text-style-name="P4" draw:layer="layout" svg:width="0.385cm" svg:height="0.447cm" svg:x="15.913cm" svg:y="3.9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763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15.871cm" svg:y="13.459cm" svg:viewBox="0 0 359 34" draw:points="359,34 359,0 0,0 0,34">
            <text:p/>
          </draw:polygon>
          <draw:path draw:style-name="gr4" draw:text-style-name="P4" draw:layer="layout" svg:width="0.365cm" svg:height="0.447cm" svg:x="15.815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45cm" svg:y="14.742cm" svg:viewBox="0 0 426 423" draw:points="213,423 0,423 0,0 426,0 426,423">
            <text:p/>
          </draw:polygon>
          <draw:path draw:style-name="gr4" draw:text-style-name="P4" draw:layer="layout" svg:width="0.385cm" svg:height="0.447cm" svg:x="15.885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14.267cm" svg:y="4.304cm" svg:viewBox="0 0 462 423" draw:points="231,423 0,423 0,0 462,0 462,423">
            <text:p/>
          </draw:polygon>
          <draw:path draw:style-name="gr4" draw:text-style-name="P4" draw:layer="layout" svg:width="0.365cm" svg:height="0.447cm" svg:x="14.319cm" svg:y="4.291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4.321cm" svg:y="14.246cm" svg:viewBox="0 0 512 560" draw:points="257,560 0,560 0,0 512,0 512,560">
            <text:p/>
          </draw:polygon>
          <draw:polygon draw:style-name="gr4" draw:text-style-name="P4" draw:layer="layout" svg:width="0.357cm" svg:height="0.033cm" svg:x="14.41cm" svg:y="14.221cm" svg:viewBox="0 0 358 34" draw:points="358,34 358,0 0,0 0,34">
            <text:p/>
          </draw:polygon>
          <draw:path draw:style-name="gr4" draw:text-style-name="P4" draw:layer="layout" svg:width="0.384cm" svg:height="0.447cm" svg:x="14.361cm" svg:y="14.3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0.0019198621771938) rotate (-0.522900643897502) translate (2.55371701225229cm 12.3083624898519cm)" svg:viewBox="0 0 585 409" svg:d="M0 205c0 0 146-461 293 0 148 460 292 0 292 0">
            <text:p/>
          </draw:path>
          <draw:path draw:style-name="gr1" draw:text-style-name="P1" draw:layer="layout" svg:width="0.583cm" svg:height="0.41cm" draw:transform="rotate (-0.523773308523499) translate (3.06191098724389cm 12.5995809764241cm)" svg:viewBox="0 0 584 411" svg:d="M0 205c0 0 146-462 292 1 147 462 292-2 292-2">
            <text:p/>
          </draw:path>
          <draw:path draw:style-name="gr1" draw:text-style-name="P1" draw:layer="layout" svg:width="0.582cm" svg:height="0.409cm" draw:transform="rotate (-0.523075176822701) translate (3.56869277719944cm 12.8918565842638cm)" svg:viewBox="0 0 583 410" svg:d="M0 205c0 0 146-461 291 0 144 460 292 1 292 1">
            <text:p/>
          </draw:path>
        </draw:g>
        <draw:line draw:style-name="gr2" draw:text-style-name="P2" draw:layer="layout" svg:x1="3.97cm" svg:y1="13.312cm" svg:x2="6.141cm" svg:y2="13.312cm">
          <text:p/>
        </draw:line>
        <draw:line draw:style-name="gr2" draw:text-style-name="P2" draw:layer="layout" svg:x1="2.667cm" svg:y1="16.284cm" svg:x2="3.969cm" svg:y2="13.312cm">
          <text:p/>
        </draw:line>
        <draw:g>
          <svg:title>TexMaths</svg:title>
          <svg:desc>28§display§W^+§svg§600§FALSE§</svg:desc>
          <draw:polygon draw:style-name="gr3" draw:text-style-name="P3" draw:layer="layout" svg:width="1.665cm" svg:height="0.831cm" svg:x="3.199cm" svg:y="11.769cm" svg:viewBox="0 0 1666 832" draw:points="833,832 0,832 0,0 1666,0 1666,832">
            <text:p/>
          </draw:polygon>
          <draw:path draw:style-name="gr4" draw:text-style-name="P4" draw:layer="layout" svg:width="0.978cm" svg:height="0.695cm" svg:x="3.253cm" svg:y="11.928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4.31cm" svg:y="11.767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c}
§svg§600§FALSE§</svg:desc>
          <draw:polygon draw:style-name="gr3" draw:text-style-name="P3" draw:layer="layout" svg:width="0.511cm" svg:height="0.559cm" svg:x="3.348cm" svg:y="15.439cm" svg:viewBox="0 0 512 560" draw:points="257,560 0,560 0,0 512,0 512,560">
            <text:p/>
          </draw:polygon>
          <draw:polygon draw:style-name="gr4" draw:text-style-name="P4" draw:layer="layout" svg:width="0.357cm" svg:height="0.033cm" svg:x="3.437cm" svg:y="15.414cm" svg:viewBox="0 0 358 34" draw:points="358,34 358,0 0,0 0,34">
            <text:p/>
          </draw:polygon>
          <draw:path draw:style-name="gr4" draw:text-style-name="P4" draw:layer="layout" svg:width="0.384cm" svg:height="0.447cm" svg:x="3.388cm" svg:y="15.56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4.783cm" svg:y="13.688cm" svg:viewBox="0 0 532 560" draw:points="267,560 0,560 0,0 532,0 532,560">
            <text:p/>
          </draw:polygon>
          <draw:polygon draw:style-name="gr4" draw:text-style-name="P4" draw:layer="layout" svg:width="0.358cm" svg:height="0.033cm" svg:x="4.891cm" svg:y="13.663cm" svg:viewBox="0 0 359 34" draw:points="359,34 359,0 0,0 0,34">
            <text:p/>
          </draw:polygon>
          <draw:path draw:style-name="gr4" draw:text-style-name="P4" draw:layer="layout" svg:width="0.365cm" svg:height="0.447cm" svg:x="4.835cm" svg:y="13.809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line draw:style-name="gr2" draw:text-style-name="P2" draw:layer="layout" svg:x1="2.8cm" svg:y1="7.964cm" svg:x2="3.96cm" svg:y2="7.964cm">
          <text:p/>
        </draw:line>
        <draw:line draw:style-name="gr2" draw:text-style-name="P2" draw:layer="layout" svg:x1="2.8cm" svg:y1="7.964cm" svg:x2="2.8cm" svg:y2="7.064cm">
          <text:p/>
        </draw:line>
        <draw:g>
          <draw:path draw:style-name="gr1" draw:text-style-name="P1" draw:layer="layout" svg:width="0.422cm" svg:height="0.51cm" draw:transform="skewX (0.0561996019142175) rotate (-2.58814874778239) translate (3.07226342656996cm 8.41369105538014cm)" svg:viewBox="0 0 423 511" svg:d="M0 511c211-1 425-511 212-511-212 0 41 511 211 511">
            <text:p/>
          </draw:path>
          <draw:path draw:style-name="gr1" draw:text-style-name="P1" draw:layer="layout" svg:width="0.426cm" svg:height="0.51cm" draw:transform="skewX (0.0581194640914112) rotate (-2.58919594533359) translate (2.71123882502227cm 8.63524689453793cm)" svg:viewBox="0 0 427 511" svg:d="M0 511c213 0 426-511 213-511s42 511 214 511">
            <text:p/>
          </draw:path>
          <draw:path draw:style-name="gr1" draw:text-style-name="P1" draw:layer="layout" svg:width="0.424cm" svg:height="0.512cm" draw:transform="skewX (0.0563741348394168) rotate (-2.58989407703439) translate (2.34876521643713cm 8.86039936018219cm)" svg:viewBox="0 0 425 513" svg:d="M0 513c213-2 424-514 212-513-213 1 41 512 213 511">
            <text:p/>
          </draw:path>
          <draw:path draw:style-name="gr1" draw:text-style-name="P1" draw:layer="layout" svg:width="0.424cm" svg:height="0.512cm" draw:transform="skewX (0.0581194640914112) rotate (-2.58919594533359) translate (1.98817821171362cm 9.08493038855841cm)" svg:viewBox="0 0 425 513" svg:d="M0 513c213 0 425-513 212-513s43 513 213 512">
            <text:p/>
          </draw:path>
        </draw:g>
        <draw:line draw:style-name="gr2" draw:text-style-name="P2" draw:layer="layout" svg:x1="2.916cm" svg:y1="17.818cm" svg:x2="4.076cm" svg:y2="17.818cm">
          <text:p/>
        </draw:line>
        <draw:line draw:style-name="gr2" draw:text-style-name="P2" draw:layer="layout" svg:x1="2.916cm" svg:y1="17.818cm" svg:x2="2.916cm" svg:y2="16.918cm">
          <text:p/>
        </draw:line>
        <draw:g>
          <draw:path draw:style-name="gr1" draw:text-style-name="P1" draw:layer="layout" svg:width="0.422cm" svg:height="0.51cm" draw:transform="skewX (0.0561996019142174) rotate (-2.58814874778239) translate (3.18826342656996cm 18.2676910553801cm)" svg:viewBox="0 0 423 511" svg:d="M0 511c211-1 425-511 212-511-212 0 41 511 211 511">
            <text:p/>
          </draw:path>
          <draw:path draw:style-name="gr1" draw:text-style-name="P1" draw:layer="layout" svg:width="0.426cm" svg:height="0.51cm" draw:transform="skewX (0.0581194640914111) rotate (-2.58919594533359) translate (2.82723882502227cm 18.4892468945379cm)" svg:viewBox="0 0 427 511" svg:d="M0 511c213 0 426-511 213-511s42 511 214 511">
            <text:p/>
          </draw:path>
          <draw:path draw:style-name="gr1" draw:text-style-name="P1" draw:layer="layout" svg:width="0.424cm" svg:height="0.512cm" draw:transform="skewX (0.0563741348394168) rotate (-2.58989407703439) translate (2.46476521643715cm 18.7143993601822cm)" svg:viewBox="0 0 425 513" svg:d="M0 513c213-2 424-514 212-513-213 1 41 512 213 511">
            <text:p/>
          </draw:path>
          <draw:path draw:style-name="gr1" draw:text-style-name="P1" draw:layer="layout" svg:width="0.424cm" svg:height="0.512cm" draw:transform="skewX (0.0581194640914112) rotate (-2.58919594533359) translate (2.10417821171362cm 18.9389303885584cm)" svg:viewBox="0 0 425 513" svg:d="M0 513c213 0 425-513 212-513s43 513 213 512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2.953cm" svg:y="6.998cm" svg:viewBox="0 0 462 423" draw:points="231,423 0,423 0,0 462,0 462,423">
            <text:p/>
          </draw:polygon>
          <draw:path draw:style-name="gr4" draw:text-style-name="P4" draw:layer="layout" svg:width="0.365cm" svg:height="0.447cm" svg:x="3.005cm" svg:y="6.985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3.669cm" svg:y="7.204cm" svg:viewBox="0 0 532 560" draw:points="267,560 0,560 0,0 532,0 532,560">
            <text:p/>
          </draw:polygon>
          <draw:polygon draw:style-name="gr4" draw:text-style-name="P4" draw:layer="layout" svg:width="0.358cm" svg:height="0.033cm" svg:x="3.777cm" svg:y="7.179cm" svg:viewBox="0 0 359 34" draw:points="359,34 359,0 0,0 0,34">
            <text:p/>
          </draw:polygon>
          <draw:path draw:style-name="gr4" draw:text-style-name="P4" draw:layer="layout" svg:width="0.365cm" svg:height="0.447cm" svg:x="3.721cm" svg:y="7.32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3.822cm" svg:y="17.245cm" svg:viewBox="0 0 426 423" draw:points="213,423 0,423 0,0 426,0 426,423">
            <text:p/>
          </draw:polygon>
          <draw:path draw:style-name="gr4" draw:text-style-name="P4" draw:layer="layout" svg:width="0.385cm" svg:height="0.447cm" svg:x="3.862cm" svg:y="17.232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
§svg§600§FALSE§</svg:desc>
          <draw:polygon draw:style-name="gr3" draw:text-style-name="P3" draw:layer="layout" svg:width="0.511cm" svg:height="0.559cm" svg:x="3.06cm" svg:y="16.857cm" svg:viewBox="0 0 512 560" draw:points="257,560 0,560 0,0 512,0 512,560">
            <text:p/>
          </draw:polygon>
          <draw:polygon draw:style-name="gr4" draw:text-style-name="P4" draw:layer="layout" svg:width="0.357cm" svg:height="0.033cm" svg:x="3.149cm" svg:y="16.832cm" svg:viewBox="0 0 358 34" draw:points="358,34 358,0 0,0 0,34">
            <text:p/>
          </draw:polygon>
          <draw:path draw:style-name="gr4" draw:text-style-name="P4" draw:layer="layout" svg:width="0.384cm" svg:height="0.447cm" svg:x="3.1cm" svg:y="16.978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custom-shape draw:style-name="gr5" draw:text-style-name="P5" draw:layer="layout" svg:width="3.531cm" svg:height="3.556cm" svg:x="0.9cm" svg:y="6.4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31cm" svg:height="3.556cm" svg:x="1.245cm" svg:y="16.343cm">
          <text:p/>
          <draw:enhanced-geometry svg:viewBox="0 0 21600 21600" draw:type="rectangle" draw:enhanced-path="M 0 0 L 21600 0 21600 21600 0 21600 0 0 Z N"/>
        </draw:custom-shape>
        <draw:g>
          <draw:path draw:style-name="gr1" draw:text-style-name="P1" draw:layer="layout" svg:width="0.584cm" svg:height="0.408cm" draw:transform="skewX (-0.00191986217719372) rotate (-0.523598775598299) translate (22.9905435778608cm 2.72728931014657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3.4983881506803cm 3.01977675189142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78) rotate (-0.524471440224296) translate (24.0034729044987cm 3.31181319832903cm)" svg:viewBox="0 0 585 408" svg:d="M0 206c0 0 147-462 294-2 146 459 291 2 291 2">
            <text:p/>
          </draw:path>
        </draw:g>
        <draw:line draw:style-name="gr2" draw:text-style-name="P2" draw:layer="layout" svg:x1="24.407cm" svg:y1="3.733cm" svg:x2="26.578cm" svg:y2="3.733cm">
          <text:p/>
        </draw:line>
        <draw:line draw:style-name="gr2" draw:text-style-name="P2" draw:layer="layout" svg:x1="24.407cm" svg:y1="5.903cm" svg:x2="26.578cm" svg:y2="5.903cm">
          <text:p/>
        </draw:line>
        <draw:line draw:style-name="gr2" draw:text-style-name="P2" draw:layer="layout" svg:x1="24.407cm" svg:y1="5.904cm" svg:x2="24.407cm" svg:y2="3.733cm">
          <text:p/>
        </draw:line>
        <draw:g>
          <draw:path draw:style-name="gr1" draw:text-style-name="P1" draw:layer="layout" svg:width="0.541cm" svg:height="0.634cm" draw:transform="rotate (-2.6174702792159) translate (24.7208971705379cm 6.45233048512498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4.251357021174cm 6.72201418465048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23.7785296787927cm 6.9969465820938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3.3091597990002cm 7.27009075789434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3.755cm" svg:y="2.255cm" svg:viewBox="0 0 1666 832" draw:points="833,832 0,832 0,0 1666,0 1666,832">
            <text:p/>
          </draw:polygon>
          <draw:path draw:style-name="gr4" draw:text-style-name="P4" draw:layer="layout" svg:width="0.978cm" svg:height="0.695cm" svg:x="23.809cm" svg:y="2.414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4.866cm" svg:y="2.253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6.229cm" svg:y="5.189cm" svg:viewBox="0 0 532 560" draw:points="267,560 0,560 0,0 532,0 532,560">
            <text:p/>
          </draw:polygon>
          <draw:polygon draw:style-name="gr4" draw:text-style-name="P4" draw:layer="layout" svg:width="0.358cm" svg:height="0.033cm" svg:x="26.337cm" svg:y="5.164cm" svg:viewBox="0 0 359 34" draw:points="359,34 359,0 0,0 0,34">
            <text:p/>
          </draw:polygon>
          <draw:path draw:style-name="gr4" draw:text-style-name="P4" draw:layer="layout" svg:width="0.365cm" svg:height="0.447cm" svg:x="26.281cm" svg:y="5.31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6.265cm" svg:y="3.967cm" svg:viewBox="0 0 426 423" draw:points="213,423 0,423 0,0 426,0 426,423">
            <text:p/>
          </draw:polygon>
          <draw:path draw:style-name="gr4" draw:text-style-name="P4" draw:layer="layout" svg:width="0.385cm" svg:height="0.447cm" svg:x="26.305cm" svg:y="3.954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24.659cm" svg:y="4.329cm" svg:viewBox="0 0 462 423" draw:points="231,423 0,423 0,0 462,0 462,423">
            <text:p/>
          </draw:polygon>
          <draw:path draw:style-name="gr4" draw:text-style-name="P4" draw:layer="layout" svg:width="0.365cm" svg:height="0.447cm" svg:x="24.711cm" svg:y="4.316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draw:path draw:style-name="gr1" draw:text-style-name="P1" draw:layer="layout" svg:width="0.584cm" svg:height="0.408cm" draw:transform="skewX (-0.00191986217719373) rotate (-0.523598775598299) translate (12.544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052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5574729044987cm 12.876813198329cm)" svg:viewBox="0 0 585 408" svg:d="M0 206c0 0 147-462 294-2 146 459 291 2 291 2">
            <text:p/>
          </draw:path>
        </draw:g>
        <draw:line draw:style-name="gr2" draw:text-style-name="P2" draw:layer="layout" svg:x1="13.961cm" svg:y1="13.298cm" svg:x2="16.132cm" svg:y2="13.298cm">
          <text:p/>
        </draw:line>
        <draw:line draw:style-name="gr2" draw:text-style-name="P2" draw:layer="layout" svg:x1="13.961cm" svg:y1="15.468cm" svg:x2="16.132cm" svg:y2="15.468cm">
          <text:p/>
        </draw:line>
        <draw:line draw:style-name="gr2" draw:text-style-name="P2" draw:layer="layout" svg:x1="13.961cm" svg:y1="15.469cm" svg:x2="13.961cm" svg:y2="13.298cm">
          <text:p/>
        </draw:line>
        <draw:g>
          <draw:path draw:style-name="gr1" draw:text-style-name="P1" draw:layer="layout" svg:width="0.541cm" svg:height="0.634cm" draw:transform="rotate (-2.6174702792159) translate (14.274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05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32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863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197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3.251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308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737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15.845cm" svg:y="13.459cm" svg:viewBox="0 0 359 34" draw:points="359,34 359,0 0,0 0,34">
            <text:p/>
          </draw:polygon>
          <draw:path draw:style-name="gr4" draw:text-style-name="P4" draw:layer="layout" svg:width="0.365cm" svg:height="0.447cm" svg:x="15.789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19cm" svg:y="14.742cm" svg:viewBox="0 0 426 423" draw:points="213,423 0,423 0,0 426,0 426,423">
            <text:p/>
          </draw:polygon>
          <draw:path draw:style-name="gr4" draw:text-style-name="P4" draw:layer="layout" svg:width="0.385cm" svg:height="0.447cm" svg:x="15.859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4.295cm" svg:y="14.246cm" svg:viewBox="0 0 512 560" draw:points="257,560 0,560 0,0 512,0 512,560">
            <text:p/>
          </draw:polygon>
          <draw:polygon draw:style-name="gr4" draw:text-style-name="P4" draw:layer="layout" svg:width="0.357cm" svg:height="0.033cm" svg:x="14.384cm" svg:y="14.221cm" svg:viewBox="0 0 358 34" draw:points="358,34 358,0 0,0 0,34">
            <text:p/>
          </draw:polygon>
          <draw:path draw:style-name="gr4" draw:text-style-name="P4" draw:layer="layout" svg:width="0.384cm" svg:height="0.447cm" svg:x="14.335cm" svg:y="14.3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-0.00191986217719367) rotate (-0.523598775598299) translate (22.662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3.170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79) rotate (-0.524471440224296) translate (23.6754729044987cm 12.876813198329cm)" svg:viewBox="0 0 585 408" svg:d="M0 206c0 0 147-462 294-2 146 459 291 2 291 2">
            <text:p/>
          </draw:path>
        </draw:g>
        <draw:line draw:style-name="gr2" draw:text-style-name="P2" draw:layer="layout" svg:x1="24.079cm" svg:y1="13.298cm" svg:x2="26.25cm" svg:y2="13.298cm">
          <text:p/>
        </draw:line>
        <draw:line draw:style-name="gr2" draw:text-style-name="P2" draw:layer="layout" svg:x1="24.079cm" svg:y1="15.468cm" svg:x2="26.25cm" svg:y2="15.468cm">
          <text:p/>
        </draw:line>
        <draw:line draw:style-name="gr2" draw:text-style-name="P2" draw:layer="layout" svg:x1="24.079cm" svg:y1="15.469cm" svg:x2="24.079cm" svg:y2="13.298cm">
          <text:p/>
        </draw:line>
        <draw:g>
          <draw:path draw:style-name="gr1" draw:text-style-name="P1" draw:layer="layout" svg:width="0.541cm" svg:height="0.634cm" draw:transform="rotate (-2.6174702792159) translate (24.392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3.923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38) rotate (-2.61904107554269) translate (23.450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2.981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3.315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23.369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4.426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5.855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25.963cm" svg:y="13.459cm" svg:viewBox="0 0 359 34" draw:points="359,34 359,0 0,0 0,34">
            <text:p/>
          </draw:polygon>
          <draw:path draw:style-name="gr4" draw:text-style-name="P4" draw:layer="layout" svg:width="0.365cm" svg:height="0.447cm" svg:x="25.907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5.937cm" svg:y="14.742cm" svg:viewBox="0 0 426 423" draw:points="213,423 0,423 0,0 426,0 426,423">
            <text:p/>
          </draw:polygon>
          <draw:path draw:style-name="gr4" draw:text-style-name="P4" draw:layer="layout" svg:width="0.385cm" svg:height="0.447cm" svg:x="25.977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draw:path draw:style-name="gr1" draw:text-style-name="P1" draw:layer="layout" svg:width="0.584cm" svg:height="0.408cm" draw:transform="skewX (-0.00191986217719367) rotate (-0.523598775598299) translate (22.636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3.144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79) rotate (-0.524471440224296) translate (23.6494729044987cm 12.876813198329cm)" svg:viewBox="0 0 585 408" svg:d="M0 206c0 0 147-462 294-2 146 459 291 2 291 2">
            <text:p/>
          </draw:path>
        </draw:g>
        <draw:line draw:style-name="gr2" draw:text-style-name="P2" draw:layer="layout" svg:x1="24.053cm" svg:y1="13.298cm" svg:x2="26.224cm" svg:y2="13.298cm">
          <text:p/>
        </draw:line>
        <draw:line draw:style-name="gr2" draw:text-style-name="P2" draw:layer="layout" svg:x1="24.053cm" svg:y1="15.468cm" svg:x2="26.224cm" svg:y2="15.468cm">
          <text:p/>
        </draw:line>
        <draw:line draw:style-name="gr2" draw:text-style-name="P2" draw:layer="layout" svg:x1="24.053cm" svg:y1="15.469cm" svg:x2="24.053cm" svg:y2="13.298cm">
          <text:p/>
        </draw:line>
        <draw:g>
          <draw:path draw:style-name="gr1" draw:text-style-name="P1" draw:layer="layout" svg:width="0.541cm" svg:height="0.634cm" draw:transform="rotate (-2.6174702792159) translate (24.366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3.897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23.424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2.9551597990002cm 16.835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3.289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23.343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4.4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5.829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25.937cm" svg:y="13.459cm" svg:viewBox="0 0 359 34" draw:points="359,34 359,0 0,0 0,34">
            <text:p/>
          </draw:polygon>
          <draw:path draw:style-name="gr4" draw:text-style-name="P4" draw:layer="layout" svg:width="0.365cm" svg:height="0.447cm" svg:x="25.881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5.911cm" svg:y="14.742cm" svg:viewBox="0 0 426 423" draw:points="213,423 0,423 0,0 426,0 426,423">
            <text:p/>
          </draw:polygon>
          <draw:path draw:style-name="gr4" draw:text-style-name="P4" draw:layer="layout" svg:width="0.385cm" svg:height="0.447cm" svg:x="25.951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24.687cm" svg:y="14.046cm" svg:viewBox="0 0 512 560" draw:points="257,560 0,560 0,0 512,0 512,560">
            <text:p/>
          </draw:polygon>
          <draw:polygon draw:style-name="gr4" draw:text-style-name="P4" draw:layer="layout" svg:width="0.357cm" svg:height="0.033cm" svg:x="24.776cm" svg:y="14.021cm" svg:viewBox="0 0 358 34" draw:points="358,34 358,0 0,0 0,34">
            <text:p/>
          </draw:polygon>
          <draw:path draw:style-name="gr4" draw:text-style-name="P4" draw:layer="layout" svg:width="0.384cm" svg:height="0.447cm" svg:x="24.727cm" svg:y="14.1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frame draw:style-name="gr6" draw:text-style-name="P6" draw:layer="layout" svg:width="7.874cm" svg:height="0.962cm" svg:x="1.245cm" svg:y="0.991cm">
          <draw:text-box>
            <text:p><text:span text:style-name="T1">t-</text:span><text:span text:style-name="T1">cha</text:span><text:span text:style-name="T1">nne</text:span><text:span text:style-name="T1">l</text:span></text:p>
          </draw:text-box>
        </draw:frame>
        <draw:frame draw:style-name="gr6" draw:text-style-name="P6" draw:layer="layout" svg:width="7.874cm" svg:height="0.962cm" svg:x="0.991cm" svg:y="10.643cm">
          <draw:text-box>
            <text:p><text:span text:style-name="T1">u-</text:span><text:span text:style-name="T1">cha</text:span><text:span text:style-name="T1">nne</text:span><text:span text:style-name="T1">l</text:span></text:p>
          </draw:text-box>
        </draw:frame>
        <draw:frame draw:style-name="gr6" draw:text-style-name="P6" draw:layer="layout" svg:width="1.778cm" svg:height="0.962cm" svg:x="5.309cm" svg:y="5.309cm">
          <draw:text-box>
            <text:p><text:span text:style-name="T1">LO</text:span></text:p>
          </draw:text-box>
        </draw:frame>
        <draw:frame draw:style-name="gr6" draw:text-style-name="P6" draw:layer="layout" svg:width="1.778cm" svg:height="0.962cm" svg:x="5.055cm" svg:y="15.023cm">
          <draw:text-box>
            <text:p><text:span text:style-name="T1">LO</text:span></text:p>
          </draw:text-box>
        </draw:frame>
        <draw:frame draw:style-name="gr7" draw:text-style-name="P6" draw:layer="layout" svg:width="2.032cm" svg:height="1.673cm" svg:x="11.405cm" svg:y="4.039cm">
          <draw:text-box>
            <text:p><text:span text:style-name="T1">NL</text:span><text:span text:style-name="T1">O</text:span></text:p>
          </draw:text-box>
        </draw:frame>
        <draw:frame draw:style-name="gr8" draw:text-style-name="P6" draw:layer="layout" svg:width="2.032cm" svg:height="1.046cm" svg:x="11.591cm" svg:y="13.661cm">
          <draw:text-box>
            <text:p><text:span text:style-name="T1">NL</text:span><text:span text:style-name="T1">O</text:span></text:p>
          </draw:text-box>
        </draw:frame>
        <draw:frame draw:style-name="gr9" draw:text-style-name="P6" draw:layer="layout" svg:width="2.032cm" svg:height="1.016cm" svg:x="21.565cm" svg:y="4.547cm">
          <draw:text-box>
            <text:p><text:span text:style-name="T1">SU</text:span><text:span text:style-name="T1">B</text:span></text:p>
          </draw:text-box>
        </draw:frame>
        <draw:frame draw:style-name="gr6" draw:text-style-name="P6" draw:layer="layout" svg:width="2.032cm" svg:height="0.962cm" svg:x="21.819cm" svg:y="14.212cm">
          <draw:text-box>
            <text:p><text:span text:style-name="T1">SU</text:span><text:span text:style-name="T1">B</text:span></text:p>
          </draw:text-box>
        </draw:frame>
        <draw:frame draw:style-name="gr7" draw:text-style-name="P7" draw:layer="layout" svg:width="1.27cm" svg:height="1.673cm" svg:x="23.451cm" svg:y="13.753cm">
          <draw:text-box>
            <text:p><text:span text:style-name="T2">=</text:span></text:p>
          </draw:text-box>
        </draw:frame>
        <draw:g>
          <svg:title>TexMaths</svg:title>
          <svg:desc>18§display§f_s \otimes \sigma_{sW^+\to c}§svg§600§FALSE§</svg:desc>
          <draw:polygon draw:style-name="gr3" draw:text-style-name="P3" draw:layer="layout" svg:width="3.576cm" svg:height="0.561cm" svg:x="1.986cm" svg:y="9.636cm" svg:viewBox="0 0 3577 562" draw:points="1789,562 0,562 0,0 3577,0 3577,562">
            <text:p/>
          </draw:polygon>
          <draw:path draw:style-name="gr4" draw:text-style-name="P4" draw:layer="layout" svg:width="0.316cm" svg:height="0.577cm" svg:x="2.019cm" svg:y="9.627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ath draw:style-name="gr4" draw:text-style-name="P4" draw:layer="layout" svg:width="0.178cm" svg:height="0.201cm" svg:x="2.326cm" svg:y="9.973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8-56 98-74 0-42-46-49-62-53-4 0-16-3-19-3-16-3-24-13-24-23s8-22 19-27c11-9 27-9 34-9 10 0 33 1 43 16z">
            <text:p/>
          </draw:path>
          <draw:path draw:style-name="gr4" draw:text-style-name="P4" draw:layer="layout" svg:width="0.422cm" svg:height="0.423cm" svg:x="2.741cm" svg:y="9.705cm" svg:viewBox="0 0 423 424" svg:d="M423 212c0-117-95-212-211-212-118 0-212 97-212 212 0 117 95 212 212 212 118 0 211-97 211-212zM86 75c-1-1-5-6-5-7 0-3 50-52 131-52 21 0 80 3 132 52l-132 132zM68 344c-39-43-52-92-52-132 0-49 19-95 52-133l132 133zM356 79c30 32 52 81 52 133 0 49-19 95-52 132l-133-132zM338 349l5 6c0 2-51 53-131 53-22 0-81-4-133-53l133-133z">
            <text:p/>
          </draw:path>
          <draw:path draw:style-name="gr4" draw:text-style-name="P4" draw:layer="layout" svg:width="0.335cm" svg:height="0.28cm" svg:x="3.36cm" svg:y="9.801cm" svg:viewBox="0 0 336 281" svg:d="M305 37c9 0 31 0 31-21 0-16-13-16-25-16h-144c-96 0-167 105-167 180 0 56 37 101 95 101 75 0 160-76 160-174 0-12 0-42-20-70zM96 267c-31 0-57-22-57-68 0-19 9-72 30-110 27-43 65-52 87-52 53 0 59 42 59 61 0 30-13 82-35 115-24 38-59 54-84 54z">
            <text:p/>
          </draw:path>
          <draw:path draw:style-name="gr4" draw:text-style-name="P4" draw:layer="layout" svg:width="0.178cm" svg:height="0.201cm" svg:x="3.728cm" svg:y="9.997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  <draw:path draw:style-name="gr4" draw:text-style-name="P4" draw:layer="layout" svg:width="0.484cm" svg:height="0.312cm" svg:x="3.969cm" svg:y="9.891cm" svg:viewBox="0 0 485 313" svg:d="M425 52l8-12c11-11 21-23 42-24 5 0 10 0 10-10 0-3-3-6-5-6-11 0-24 1-35 1-14 0-35-1-49-1-1 0-9 0-9 10 0 6 6 6 8 6 10 0 24 3 24 16 0 4-4 13-6 16l-125 206-24-225c0-13 24-13 30-13s13 0 13-10c0 0-2-6-9-6-9 0-19 1-27 1-9 0-20 0-29 0-10 0-36-1-48-1-1 0-8 0-8 10 0 6 6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4.507cm" svg:y="9.856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4.867cm" svg:y="9.966cm" svg:viewBox="0 0 438 235" svg:d="M374 128c-56 42-63 100-63 100 0 7 4 7 10 7 9 0 10 0 12-7 3-12 10-41 33-65 26-28 49-33 67-39 2-1 5-4 5-6 0-4-3-6-9-7-65-20-86-66-96-105-2-6-5-6-12-6-6 0-10 0-10 7 0 0 4 30 26 61 10 16 23 29 37 39h-357c-7 0-17 0-17 10 0 11 10 11 17 11z">
            <text:p/>
          </draw:path>
          <draw:path draw:style-name="gr4" draw:text-style-name="P4" draw:layer="layout" svg:width="0.192cm" svg:height="0.201cm" svg:x="5.363cm" svg:y="9.997cm" svg:viewBox="0 0 193 202" svg:d="M168 26c-17 3-23 14-23 24 0 13 9 18 18 18 10 0 24-7 24-29 0-30-34-39-57-39-68 0-130 62-130 124 0 37 27 78 82 78 76 0 111-45 111-51 0-3-4-8-7-8s-5 1-7 5c-35 41-87 41-95 41-32 0-47-22-47-49 0-13 6-62 29-92 18-23 41-35 64-35 5 0 27 0 38 13z">
            <text:p/>
          </draw:path>
        </draw:g>
        <draw:g>
          <svg:title>TexMaths</svg:title>
          <svg:desc>18§display§f_g \otimes \sigma_{gW^+\to c\bar{s}}§svg§600§FALSE§</svg:desc>
          <draw:frame draw:style-name="gr10" draw:text-style-name="P2" draw:layer="layout" svg:width="3.329cm" svg:height="0.631cm" svg:x="11.886cm" svg:y="9.119cm">
            <draw:image xlink:href="Pictures/100026970000085F0000016CFB7F49CF00A556A2.svg" xlink:type="simple" xlink:show="embed" xlink:actuate="onLoad" loext:mime-type="image/svg+xml">
              <text:p/>
            </draw:image>
            <draw:image xlink:href="Pictures/10000201000000510000000E6262C96386F803D3.png" xlink:type="simple" xlink:show="embed" xlink:actuate="onLoad" loext:mime-type="image/png"/>
          </draw:frame>
        </draw:g>
        <draw:g>
          <svg:title>TexMaths</svg:title>
          <svg:desc>18§display§f_g \otimes {\cal P}_{g\to s} \otimes \sigma_{sW^+\to c}§svg§600§FALSE§</svg:desc>
          <draw:polygon draw:style-name="gr3" draw:text-style-name="P3" draw:layer="layout" svg:width="5.847cm" svg:height="0.618cm" svg:x="20.591cm" svg:y="9.22cm" svg:viewBox="0 0 5848 619" draw:points="2923,619 0,619 0,0 5848,0 5848,619">
            <text:p/>
          </draw:polygon>
          <draw:path draw:style-name="gr4" draw:text-style-name="P4" draw:layer="layout" svg:width="0.316cm" svg:height="0.576cm" svg:x="20.624cm" svg:y="9.21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4" draw:text-style-name="P4" draw:layer="layout" svg:width="0.219cm" svg:height="0.285cm" svg:x="20.919cm" svg:y="9.55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2cm" svg:x="21.369cm" svg:y="9.28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451cm" svg:height="0.464cm" svg:x="21.979cm" svg:y="9.225cm" svg:viewBox="0 0 452 465" svg:d="M207 0c-89 0-157 43-183 73-23 25-24 44-24 45 0 4 3 4 6 4 10 0 26-8 30-11 13-9 16-13 19-25 10-26 27-47 106-51-11 142-49 282-102 414-4 10-4 12-4 12 0 1 3 4 7 4 10 0 40-14 47-30 34-78 85-223 104-400h33c78 0 151 30 151 93 0 48-44 137-168 140-13 1-20 1-37 13-12 7-18 14-18 18 0 5 5 5 13 5 115 0 265-98 265-203 0-72-86-101-160-101z">
            <text:p/>
          </draw:path>
          <draw:path draw:style-name="gr4" draw:text-style-name="P4" draw:layer="layout" svg:width="0.219cm" svg:height="0.285cm" svg:x="22.423cm" svg:y="9.55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39 33 39 37 0 2 0 2 0 8z">
            <text:p/>
          </draw:path>
          <draw:path draw:style-name="gr4" draw:text-style-name="P4" draw:layer="layout" svg:width="0.437cm" svg:height="0.234cm" svg:x="22.699cm" svg:y="9.525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ath draw:style-name="gr4" draw:text-style-name="P4" draw:layer="layout" svg:width="0.178cm" svg:height="0.201cm" svg:x="23.199cm" svg:y="9.557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4" draw:text-style-name="P4" draw:layer="layout" svg:width="0.422cm" svg:height="0.422cm" svg:x="23.617cm" svg:y="9.28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335cm" svg:height="0.28cm" svg:x="24.237cm" svg:y="9.385cm" svg:viewBox="0 0 336 281" svg:d="M305 37c7 0 31 0 31-21 0-16-13-16-25-16h-144c-96 0-167 105-167 180 0 56 37 101 95 101 75 0 160-77 160-174 0-12 0-42-20-70zM96 266c-31 0-57-21-57-67 0-19 9-72 30-110 27-43 65-52 87-52 53 0 59 42 59 61 0 30-13 82-35 115-24 37-59 53-84 53z">
            <text:p/>
          </draw:path>
          <draw:path draw:style-name="gr4" draw:text-style-name="P4" draw:layer="layout" svg:width="0.178cm" svg:height="0.201cm" svg:x="24.604cm" svg:y="9.581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4" draw:text-style-name="P4" draw:layer="layout" svg:width="0.484cm" svg:height="0.311cm" svg:x="24.845cm" svg:y="9.474cm" svg:viewBox="0 0 485 312" svg:d="M425 52l8-12c11-11 21-23 42-24 5 0 10 0 10-10 0-3-3-6-5-6-11 0-24 1-35 1-14 0-35-1-49-1-1 0-9 0-9 10 0 6 6 6 8 6 10 0 24 3 24 16 0 4-4 13-6 16l-125 205-24-224c0-13 24-13 30-13s13 0 13-10c0 0-2-6-9-6-9 0-19 1-27 1-9 0-20 0-29 0-10 0-36-1-48-1-1 0-8 0-8 10 0 6 6 6 11 6 20 0 22 3 23 7 0 3 2 16 3 29l-122 201-23-217c0-3-2-7-2-7 0-13 28-13 32-13 6 0 12 0 12-10 0-2-2-6-8-6-13 0-43 1-56 1-16 0-34-1-47-1-5 0-9 1-9 9 0 7 6 7 13 7 20 0 20 3 22 14l30 271c0 9 1 11 8 11 8 0 12-4 13-8l140-229 25 226c0 10 2 11 8 11 9 0 12-4 15-8z">
            <text:p/>
          </draw:path>
          <draw:path draw:style-name="gr4" draw:text-style-name="P4" draw:layer="layout" svg:width="0.264cm" svg:height="0.264cm" svg:x="25.383cm" svg:y="9.44cm" svg:viewBox="0 0 265 265" svg:d="M141 141h111c4 0 13 0 13-9 0-8-9-8-13-8h-111v-111c0-4 0-13-9-13-8 0-8 9-8 13v111h-111c-4 0-13 0-13 8 0 9 9 9 13 9h111v111c0 4 0 13 8 13 9 0 9-9 9-13z">
            <text:p/>
          </draw:path>
          <draw:path draw:style-name="gr4" draw:text-style-name="P4" draw:layer="layout" svg:width="0.437cm" svg:height="0.234cm" svg:x="25.743cm" svg:y="9.549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ath draw:style-name="gr4" draw:text-style-name="P4" draw:layer="layout" svg:width="0.192cm" svg:height="0.201cm" svg:x="26.239cm" svg:y="9.581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</draw:g>
        <draw:frame draw:style-name="gr7" draw:text-style-name="P7" draw:layer="layout" svg:width="1.27cm" svg:height="1.673cm" svg:x="23.804cm" svg:y="4.245cm">
          <draw:text-box>
            <text:p><text:span text:style-name="T2">=</text:span></text:p>
          </draw:text-box>
        </draw:frame>
        <draw:line draw:style-name="gr11" draw:text-style-name="P8" draw:layer="layout" svg:x1="0cm" svg:y1="10.389cm" svg:x2="27.661cm" svg:y2="10.389cm">
          <text:p/>
        </draw:line>
        <draw:g>
          <svg:title>TexMaths</svg:title>
          <svg:desc>18§display§f_{\bar{c}} \otimes \sigma_{\bar{c}W^+\to \bar{s}}§svg§600§FALSE§</svg:desc>
          <draw:polygon draw:style-name="gr3" draw:text-style-name="P3" draw:layer="layout" svg:width="3.597cm" svg:height="0.561cm" svg:x="1.987cm" svg:y="19.727cm" svg:viewBox="0 0 3598 562" draw:points="1798,562 0,562 0,0 3598,0 3598,562">
            <text:p/>
          </draw:polygon>
          <draw:path draw:style-name="gr4" draw:text-style-name="P4" draw:layer="layout" svg:width="0.316cm" svg:height="0.577cm" svg:x="2.02cm" svg:y="19.718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olygon draw:style-name="gr4" draw:text-style-name="P4" draw:layer="layout" svg:width="0.176cm" svg:height="0.018cm" svg:x="2.347cm" svg:y="19.996cm" svg:viewBox="0 0 177 19" draw:points="177,19 177,0 0,0 0,19">
            <text:p/>
          </draw:polygon>
          <draw:path draw:style-name="gr4" draw:text-style-name="P4" draw:layer="layout" svg:width="0.192cm" svg:height="0.201cm" svg:x="2.322cm" svg:y="20.064cm" svg:viewBox="0 0 193 202" svg:d="M167 26c-16 3-22 14-22 24 0 13 9 18 18 18 10 0 24-7 24-29 0-30-34-39-57-39-68 0-130 62-130 124 0 37 27 78 82 78 76 0 111-45 111-51 0-3-4-8-7-8s-5 1-7 5c-35 41-87 41-95 41-32 0-47-22-47-49 0-13 6-62 29-92 18-23 41-35 64-35 5 0 27 0 37 13z">
            <text:p/>
          </draw:path>
          <draw:path draw:style-name="gr4" draw:text-style-name="P4" draw:layer="layout" svg:width="0.422cm" svg:height="0.423cm" svg:x="2.728cm" svg:y="19.796cm" svg:viewBox="0 0 423 424" svg:d="M423 212c0-117-95-212-211-212-118 0-212 97-212 212 0 117 95 212 212 212 118 0 211-97 211-212zM86 75c-1-1-5-6-5-7 0-3 50-52 131-52 21 0 80 3 132 52l-132 132zM68 344c-39-43-52-92-52-132 0-49 19-95 52-133l132 133zM356 79c30 32 51 81 51 133 0 49-18 95-51 132l-133-132zM338 349l5 6c0 2-51 53-131 53-22 0-81-4-133-53l133-133z">
            <text:p/>
          </draw:path>
          <draw:path draw:style-name="gr4" draw:text-style-name="P4" draw:layer="layout" svg:width="0.334cm" svg:height="0.28cm" svg:x="3.349cm" svg:y="19.892cm" svg:viewBox="0 0 335 281" svg:d="M305 37c9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olygon draw:style-name="gr4" draw:text-style-name="P4" draw:layer="layout" svg:width="0.176cm" svg:height="0.018cm" svg:x="3.736cm" svg:y="20.021cm" svg:viewBox="0 0 177 19" draw:points="177,19 177,0 0,0 0,19">
            <text:p/>
          </draw:polygon>
          <draw:path draw:style-name="gr4" draw:text-style-name="P4" draw:layer="layout" svg:width="0.192cm" svg:height="0.201cm" svg:x="3.712cm" svg:y="20.088cm" svg:viewBox="0 0 193 202" svg:d="M167 26c-16 3-22 14-22 24 0 13 9 18 18 18 10 0 24-7 24-29 0-30-34-39-57-39-68 0-130 62-130 124 0 37 27 78 82 78 76 0 111-45 111-51 0-3-4-8-7-8s-5 1-7 5c-35 41-88 41-95 41-32 0-47-22-47-49 0-13 6-62 29-92 18-23 41-35 64-35 5 0 27 0 37 13z">
            <text:p/>
          </draw:path>
          <draw:path draw:style-name="gr4" draw:text-style-name="P4" draw:layer="layout" svg:width="0.484cm" svg:height="0.312cm" svg:x="3.945cm" svg:y="19.982cm" svg:viewBox="0 0 485 313" svg:d="M425 52l8-12c10-11 21-23 42-24 4 0 10 0 10-10 0-3-3-6-6-6-10 0-23 1-34 1-15 0-35-1-49-1-2 0-9 0-9 10 0 6 6 6 7 6 11 0 25 3 25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4.484cm" svg:y="19.947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4.844cm" svg:y="20.057cm" svg:viewBox="0 0 438 235" svg:d="M374 128c-56 42-63 100-63 100 0 7 4 7 10 7 9 0 10 0 12-7 2-12 10-41 33-65 26-28 49-33 66-39 3-1 6-4 6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5.37cm" svg:y="20.021cm" svg:viewBox="0 0 177 19" draw:points="177,19 177,0 0,0 0,19">
            <text:p/>
          </draw:polygon>
          <draw:path draw:style-name="gr4" draw:text-style-name="P4" draw:layer="layout" svg:width="0.178cm" svg:height="0.201cm" svg:x="5.343cm" svg:y="20.088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</draw:g>
        <draw:g>
          <svg:title>TexMaths</svg:title>
          <svg:desc>18§display§f_g \otimes {\cal P}_{g\to \bar{c}} \otimes \sigma_{\bar{c}W^+\to\bar{s}}§svg§600§FALSE§</svg:desc>
          <draw:polygon draw:style-name="gr3" draw:text-style-name="P3" draw:layer="layout" svg:width="5.869cm" svg:height="0.618cm" svg:x="20.592cm" svg:y="19.31cm" svg:viewBox="0 0 5870 619" draw:points="2935,619 0,619 0,0 5870,0 5870,619">
            <text:p/>
          </draw:polygon>
          <draw:path draw:style-name="gr4" draw:text-style-name="P4" draw:layer="layout" svg:width="0.316cm" svg:height="0.576cm" svg:x="20.625cm" svg:y="19.301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4" draw:text-style-name="P4" draw:layer="layout" svg:width="0.219cm" svg:height="0.285cm" svg:x="20.92cm" svg:y="19.64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2cm" svg:x="21.37cm" svg:y="19.37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451cm" svg:height="0.464cm" svg:x="21.98cm" svg:y="19.315cm" svg:viewBox="0 0 452 465" svg:d="M207 0c-89 0-157 43-183 73-23 25-24 44-24 45 0 4 3 4 6 4 10 0 26-8 30-11 13-9 16-13 19-25 10-26 27-47 106-51-11 142-49 282-102 414-4 10-4 12-4 12 0 1 3 4 7 4 10 0 40-14 47-30 34-78 85-223 104-400h33c78 0 151 30 151 93 0 48-44 137-168 140-13 1-20 1-37 13-12 7-18 14-18 18 0 5 5 5 13 5 115 0 265-98 265-203 0-72-86-101-160-101z">
            <text:p/>
          </draw:path>
          <draw:path draw:style-name="gr4" draw:text-style-name="P4" draw:layer="layout" svg:width="0.219cm" svg:height="0.285cm" svg:x="22.424cm" svg:y="19.64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39 33 39 37 0 2 0 2 0 8z">
            <text:p/>
          </draw:path>
          <draw:path draw:style-name="gr4" draw:text-style-name="P4" draw:layer="layout" svg:width="0.437cm" svg:height="0.234cm" svg:x="22.7cm" svg:y="19.615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olygon draw:style-name="gr4" draw:text-style-name="P4" draw:layer="layout" svg:width="0.176cm" svg:height="0.018cm" svg:x="23.222cm" svg:y="19.579cm" svg:viewBox="0 0 177 19" draw:points="177,19 177,0 0,0 0,19">
            <text:p/>
          </draw:polygon>
          <draw:path draw:style-name="gr4" draw:text-style-name="P4" draw:layer="layout" svg:width="0.192cm" svg:height="0.201cm" svg:x="23.197cm" svg:y="19.647cm" svg:viewBox="0 0 193 202" svg:d="M167 26c-16 3-22 14-22 24 0 13 9 18 18 18 10 0 24-8 24-29 0-30-34-39-57-39-68 0-130 62-130 124 0 37 27 78 82 78 76 0 111-45 111-51 0-3-4-8-7-8s-5 1-7 5c-35 41-88 41-95 41-32 0-47-22-47-49 0-13 6-62 29-92 18-24 41-35 64-35 5 0 27 0 37 13z">
            <text:p/>
          </draw:path>
          <draw:path draw:style-name="gr4" draw:text-style-name="P4" draw:layer="layout" svg:width="0.422cm" svg:height="0.422cm" svg:x="23.605cm" svg:y="19.37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335cm" svg:height="0.28cm" svg:x="24.225cm" svg:y="19.475cm" svg:viewBox="0 0 336 281" svg:d="M305 37c9 0 31 0 31-21 0-16-13-16-25-16h-144c-96 0-167 105-167 180 0 56 37 101 95 101 75 0 160-77 160-174 0-12 0-42-20-70zM96 266c-31 0-57-21-57-67 0-19 9-72 30-110 27-43 65-52 87-52 53 0 59 42 59 61 0 30-13 82-35 115-24 37-59 53-84 53z">
            <text:p/>
          </draw:path>
          <draw:polygon draw:style-name="gr4" draw:text-style-name="P4" draw:layer="layout" svg:width="0.176cm" svg:height="0.018cm" svg:x="24.613cm" svg:y="19.603cm" svg:viewBox="0 0 177 19" draw:points="177,19 177,0 0,0 0,19">
            <text:p/>
          </draw:polygon>
          <draw:path draw:style-name="gr4" draw:text-style-name="P4" draw:layer="layout" svg:width="0.192cm" svg:height="0.201cm" svg:x="24.588cm" svg:y="19.671cm" svg:viewBox="0 0 193 202" svg:d="M168 26c-17 3-23 14-23 24 0 13 9 18 18 18 10 0 24-8 24-29 0-30-34-39-57-39-68 0-130 62-130 124 0 37 27 78 82 78 76 0 111-45 111-51 0-3-4-8-7-8s-5 1-7 5c-35 41-87 41-95 41-32 0-47-22-47-49 0-13 6-62 29-92 18-24 41-35 64-35 5 0 27 0 38 13z">
            <text:p/>
          </draw:path>
          <draw:path draw:style-name="gr4" draw:text-style-name="P4" draw:layer="layout" svg:width="0.484cm" svg:height="0.311cm" svg:x="24.822cm" svg:y="19.564cm" svg:viewBox="0 0 485 312" svg:d="M425 52l8-12c11-11 21-23 42-24 5 0 10 0 10-10 0-3-3-6-5-6-11 0-23 1-35 1-14 0-35-1-49-1-1 0-9 0-9 10 0 6 6 6 8 6 10 0 24 3 24 16 0 4-4 13-6 16l-125 205-24-224c0-13 24-13 30-13s13 0 13-10c0 0-2-6-9-6-9 0-19 1-27 1-9 0-20 0-29 0-10 0-36-1-48-1-1 0-8 0-8 10 0 6 6 6 11 6 20 0 22 3 23 7 0 3 2 16 3 29l-122 201-23-217c0-3-2-7-2-7 0-13 28-13 32-13 6 0 12 0 12-10 0-2-2-6-8-6-13 0-43 1-56 1-16 0-34-1-47-1-5 0-9 1-9 9 0 7 6 7 13 7 20 0 20 3 22 14l30 271c0 9 1 11 8 11 8 0 12-4 13-8l140-229 25 226c0 10 2 11 8 11 9 0 12-4 15-8z">
            <text:p/>
          </draw:path>
          <draw:path draw:style-name="gr4" draw:text-style-name="P4" draw:layer="layout" svg:width="0.264cm" svg:height="0.264cm" svg:x="25.36cm" svg:y="19.53cm" svg:viewBox="0 0 265 265" svg:d="M141 141h111c4 0 13 0 13-9 0-8-9-8-13-8h-111v-111c0-4 0-13-9-13-8 0-8 9-8 13v111h-111c-4 0-13 0-13 8 0 9 9 9 13 9h111v111c0 4 0 13 8 13 9 0 9-9 9-13z">
            <text:p/>
          </draw:path>
          <draw:path draw:style-name="gr4" draw:text-style-name="P4" draw:layer="layout" svg:width="0.437cm" svg:height="0.234cm" svg:x="25.72cm" svg:y="19.639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olygon draw:style-name="gr4" draw:text-style-name="P4" draw:layer="layout" svg:width="0.176cm" svg:height="0.018cm" svg:x="26.247cm" svg:y="19.603cm" svg:viewBox="0 0 177 19" draw:points="177,19 177,0 0,0 0,19">
            <text:p/>
          </draw:polygon>
          <draw:path draw:style-name="gr4" draw:text-style-name="P4" draw:layer="layout" svg:width="0.178cm" svg:height="0.201cm" svg:x="26.22cm" svg:y="19.671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</draw:g>
        <draw:g>
          <svg:title>TexMaths</svg:title>
          <svg:desc>18§display§f_{g} \otimes \sigma_{gW^+\to \bar{s}c}§svg§600§FALSE§</svg:desc>
          <draw:polygon draw:style-name="gr3" draw:text-style-name="P3" draw:layer="layout" svg:width="3.862cm" svg:height="0.644cm" svg:x="11.897cm" svg:y="19.488cm" svg:viewBox="0 0 3863 645" draw:points="1931,645 0,645 0,0 3863,0 3863,645">
            <text:p/>
          </draw:polygon>
          <draw:path draw:style-name="gr4" draw:text-style-name="P4" draw:layer="layout" svg:width="0.316cm" svg:height="0.577cm" svg:x="11.93cm" svg:y="19.479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4" draw:text-style-name="P4" draw:layer="layout" svg:width="0.219cm" svg:height="0.286cm" svg:x="12.225cm" svg:y="19.825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3cm" svg:x="12.674cm" svg:y="19.557cm" svg:viewBox="0 0 423 424" svg:d="M423 212c0-117-95-212-211-212-118 0-212 97-212 212 0 117 95 212 212 212 118 0 211-97 211-212zM86 75c-1-2-5-6-5-7 0-3 50-52 131-52 21 0 80 3 132 52l-132 132zM68 344c-39-43-52-92-52-132 0-49 19-95 52-133l132 133zM356 79c30 32 51 81 51 133 0 49-18 95-51 132l-133-132zM338 349l5 5c0 3-51 54-131 54-22 0-81-5-133-54l133-132z">
            <text:p/>
          </draw:path>
          <draw:path draw:style-name="gr4" draw:text-style-name="P4" draw:layer="layout" svg:width="0.334cm" svg:height="0.28cm" svg:x="13.295cm" svg:y="19.653cm" svg:viewBox="0 0 335 281" svg:d="M305 37c7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ath draw:style-name="gr4" draw:text-style-name="P4" draw:layer="layout" svg:width="0.219cm" svg:height="0.286cm" svg:x="13.651cm" svg:y="19.849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39 33 39 37 0 2 0 2 0 8z">
            <text:p/>
          </draw:path>
          <draw:path draw:style-name="gr4" draw:text-style-name="P4" draw:layer="layout" svg:width="0.484cm" svg:height="0.312cm" svg:x="13.927cm" svg:y="19.743cm" svg:viewBox="0 0 485 313" svg:d="M425 52l8-12c10-11 21-23 42-24 4 0 10 0 10-10 0-3-3-6-6-6-10 0-23 1-34 1-14 0-35-1-49-1-1 0-9 0-9 10 0 6 6 6 8 6 10 0 24 3 24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14.466cm" svg:y="19.708cm" svg:viewBox="0 0 265 265" svg:d="M141 141h111c4 0 13 0 13-8 0-9-9-9-13-9h-111v-111c0-4 0-13-9-13-8 0-8 9-8 13v111h-111c-4 0-13 0-13 9 0 8 9 8 13 8h111v111c0 4 0 13 8 13 9 0 9-9 9-13z">
            <text:p/>
          </draw:path>
          <draw:path draw:style-name="gr4" draw:text-style-name="P4" draw:layer="layout" svg:width="0.437cm" svg:height="0.234cm" svg:x="14.826cm" svg:y="19.818cm" svg:viewBox="0 0 438 235" svg:d="M374 128c-56 42-63 100-63 100 0 7 4 7 10 7 9 0 10 0 12-7 2-12 10-41 33-65 26-28 49-33 67-39 2-2 5-4 5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15.353cm" svg:y="19.782cm" svg:viewBox="0 0 177 19" draw:points="177,19 177,0 0,0 0,19">
            <text:p/>
          </draw:polygon>
          <draw:path draw:style-name="gr4" draw:text-style-name="P4" draw:layer="layout" svg:width="0.178cm" svg:height="0.201cm" svg:x="15.325cm" svg:y="19.849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6-56 96-74 0-42-44-49-60-53-4 0-16-3-19-3-16-3-24-13-24-23s8-22 19-27c11-9 27-9 34-9 10 0 33 1 43 16z">
            <text:p/>
          </draw:path>
          <draw:path draw:style-name="gr4" draw:text-style-name="P4" draw:layer="layout" svg:width="0.192cm" svg:height="0.201cm" svg:x="15.56cm" svg:y="19.849cm" svg:viewBox="0 0 193 202" svg:d="M167 26c-16 3-22 14-22 24 0 13 9 18 18 18 10 0 24-7 24-29 0-30-34-39-57-39-68 0-130 62-130 124 0 37 27 78 82 78 76 0 111-45 111-51 0-3-4-8-7-8s-5 1-7 5c-35 41-88 41-95 41-32 0-47-22-47-49 0-13 6-62 29-92 18-24 41-35 64-35 5 0 27 0 37 13z">
            <text:p/>
          </draw:path>
        </draw:g>
        <draw:g>
          <svg:title>TexMaths</svg:title>
          <svg:desc>14§display§\color{red}
\ln(m_s)§svg§600§FALSE§</svg:desc>
          <draw:polygon draw:style-name="gr3" draw:text-style-name="P3" draw:layer="layout" svg:width="1.433cm" svg:height="0.491cm" svg:x="11.659cm" svg:y="5.057cm" svg:viewBox="0 0 1434 492" draw:points="717,492 0,492 0,0 1434,0 1434,492">
            <text:p/>
          </draw:polygon>
          <draw:path draw:style-name="gr12" draw:text-style-name="P9" draw:layer="layout" svg:width="0.11cm" svg:height="0.342cm" svg:x="11.675cm" svg:y="5.083cm" svg:viewBox="0 0 111 343" svg:d="M72 0l-72 6v15c35 0 39 4 39 27v257c0 22-5 22-39 22v16c17-1 43-1 55-1s37 0 56 1v-16c-34 0-39 0-39-22z">
            <text:p/>
          </draw:path>
          <draw:path draw:style-name="gr12" draw:text-style-name="P9" draw:layer="layout" svg:width="0.248cm" svg:height="0.217cm" svg:x="11.811cm" svg:y="5.20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2" draw:text-style-name="P9" draw:layer="layout" svg:width="0.114cm" svg:height="0.492cm" svg:x="12.118cm" svg:y="5.05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2" draw:text-style-name="P9" draw:layer="layout" svg:width="0.403cm" svg:height="0.223cm" svg:x="12.274cm" svg:y="5.207cm" svg:viewBox="0 0 404 224" svg:d="M29 189c-1 8-4 19-4 22 0 9 6 13 14 13 6 0 15-4 18-13 1-1 7-25 9-37l11-45c4-10 6-21 9-33 1-9 6-23 6-24 8-16 33-61 81-61 22 0 26 18 26 35 0 12-3 26-7 40l-14 57-10 39c-2 10-7 26-7 29 0 9 8 13 15 13 16 0 19-12 22-28 7-28 26-100 31-120 1-5 26-65 80-65 21 0 27 17 27 35 0 28-20 84-30 111-5 11-7 17-7 27 0 23 17 40 40 40 48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2" draw:text-style-name="P9" draw:layer="layout" svg:width="0.138cm" svg:height="0.156cm" svg:x="12.714cm" svg:y="5.347cm" svg:viewBox="0 0 139 157" svg:d="M125 22c-8 3-14 9-14 17s7 11 11 11c3 0 17-2 17-20 0-22-26-30-47-30-54 0-64 40-64 50 0 14 8 22 12 26 9 7 16 8 40 13 7 1 30 5 30 22 0 7-5 19-19 28-14 8-31 8-35 8-13 0-34-4-41-15 11-1 19-10 19-20 0-8-7-12-14-12-10 0-20 8-20 23 0 20 22 34 56 34 64 0 75-44 75-57 0-33-35-38-47-42-3 0-12-2-15-2-12-2-19-10-19-18s7-17 15-21c9-7 21-7 27-7 8 0 26 1 33 12z">
            <text:p/>
          </draw:path>
          <draw:path draw:style-name="gr12" draw:text-style-name="P9" draw:layer="layout" svg:width="0.114cm" svg:height="0.492cm" svg:x="12.928cm" svg:y="5.056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\ln(m_c)§svg§600§FALSE§</svg:desc>
          <draw:polygon draw:style-name="gr3" draw:text-style-name="P3" draw:layer="layout" svg:width="1.423cm" svg:height="0.491cm" svg:x="11.7cm" svg:y="14.709cm" svg:viewBox="0 0 1424 492" draw:points="711,492 0,492 0,0 1424,0 1424,492">
            <text:p/>
          </draw:polygon>
          <draw:path draw:style-name="gr12" draw:text-style-name="P9" draw:layer="layout" svg:width="0.11cm" svg:height="0.342cm" svg:x="11.716cm" svg:y="14.735cm" svg:viewBox="0 0 111 343" svg:d="M72 0l-72 6v15c35 0 39 4 39 27v257c0 22-5 22-39 22v16c17-1 43-1 55-1s37 0 56 1v-16c-34 0-39 0-39-22z">
            <text:p/>
          </draw:path>
          <draw:path draw:style-name="gr12" draw:text-style-name="P9" draw:layer="layout" svg:width="0.248cm" svg:height="0.217cm" svg:x="11.852cm" svg:y="14.859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2" draw:text-style-name="P9" draw:layer="layout" svg:width="0.114cm" svg:height="0.492cm" svg:x="12.159cm" svg:y="14.708cm" svg:viewBox="0 0 115 493" svg:d="M115 489c0-2 0-3-9-12-61-61-77-154-77-230 0-86 19-172 80-234 6-5 6-6 6-9s-2-4-5-4c-5 0-49 34-79 96-25 54-31 109-31 151 0 39 6 98 32 154 31 61 73 92 78 92 3 0 5-1 5-4z">
            <text:p/>
          </draw:path>
          <draw:path draw:style-name="gr12" draw:text-style-name="P9" draw:layer="layout" svg:width="0.403cm" svg:height="0.223cm" svg:x="12.315cm" svg:y="14.859cm" svg:viewBox="0 0 404 224" svg:d="M29 189c-1 8-4 19-4 22 0 9 6 13 14 13 6 0 15-4 18-13 1-1 7-25 9-37l11-45c4-10 6-21 9-33 1-9 6-23 6-24 8-16 33-61 81-61 22 0 26 18 26 35 0 12-3 26-7 40l-14 57-10 39c-2 10-7 26-7 29 0 9 8 13 15 13 16 0 19-12 22-28 7-28 26-100 31-120 1-5 26-65 80-65 22 0 27 17 27 35 0 28-20 84-30 111-5 11-7 17-7 27 0 23 17 40 40 40 48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2" draw:text-style-name="P9" draw:layer="layout" svg:width="0.149cm" svg:height="0.156cm" svg:x="12.753cm" svg:y="14.999cm" svg:viewBox="0 0 150 157" svg:d="M131 20c-13 2-18 11-18 19 0 10 7 14 14 14s19-6 19-23c0-23-27-30-45-30-53 0-101 48-101 96 0 29 21 61 64 61 59 0 86-35 86-39 0-3-3-7-5-7-3 0-4 1-6 4-27 32-67 32-74 32-25 0-36-17-36-38 0-10 5-48 23-72 13-18 31-27 49-27 4 0 21 0 30 10z">
            <text:p/>
          </draw:path>
          <draw:path draw:style-name="gr12" draw:text-style-name="P9" draw:layer="layout" svg:width="0.114cm" svg:height="0.492cm" svg:x="12.96cm" svg:y="14.708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{\cal P}\sim
\ln(m_s)§svg§600§FALSE§</svg:desc>
          <draw:polygon draw:style-name="gr3" draw:text-style-name="P3" draw:layer="layout" svg:width="2.469cm" svg:height="0.491cm" svg:x="24.105cm" svg:y="7.866cm" svg:viewBox="0 0 2470 492" draw:points="1234,492 0,492 0,0 2470,0 2470,492">
            <text:p/>
          </draw:polygon>
          <draw:path draw:style-name="gr12" draw:text-style-name="P9" draw:layer="layout" svg:width="0.351cm" svg:height="0.361cm" svg:x="24.115cm" svg:y="7.897cm" svg:viewBox="0 0 352 362" svg:d="M161 0c-69 0-122 34-142 57-18 19-19 34-19 35 0 3 2 3 4 3 8 0 21-6 24-9 10-6 12-10 15-19 7-20 21-37 82-40-9 111-38 220-79 323-3 7-3 9-3 9 0 1 2 3 5 3 8 0 32-11 37-24 26-60 66-173 81-311h26c60 0 117 23 117 73 0 37-35 106-131 108-10 2-16 2-29 10-9 6-13 12-13 15s3 3 10 3c89 0 206-76 206-158 0-56-67-78-125-78z">
            <text:p/>
          </draw:path>
          <draw:path draw:style-name="gr12" draw:text-style-name="P9" draw:layer="layout" svg:width="0.328cm" svg:height="0.116cm" svg:x="24.651cm" svg:y="8.053cm" svg:viewBox="0 0 329 117" svg:d="M329 17c0-11-3-17-6-17s-7 4-7 13c-2 49-35 76-70 76-31 0-54-22-79-43-25-24-51-46-84-46-54 0-83 55-83 100 0 15 7 15 7 15 5 0 6-10 6-11 3-55 40-76 70-76 31 0 55 21 79 43 25 22 51 46 84 46 54 0 83-55 83-100z">
            <text:p/>
          </draw:path>
          <draw:path draw:style-name="gr12" draw:text-style-name="P9" draw:layer="layout" svg:width="0.11cm" svg:height="0.342cm" svg:x="25.158cm" svg:y="7.892cm" svg:viewBox="0 0 111 343" svg:d="M72 0l-72 6v15c35 0 39 4 39 27v257c0 22-5 22-39 22v16c17-1 43-1 55-1s37 0 56 1v-16c-34 0-39 0-39-22z">
            <text:p/>
          </draw:path>
          <draw:path draw:style-name="gr12" draw:text-style-name="P9" draw:layer="layout" svg:width="0.248cm" svg:height="0.217cm" svg:x="25.294cm" svg:y="8.01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2" draw:text-style-name="P9" draw:layer="layout" svg:width="0.114cm" svg:height="0.492cm" svg:x="25.6cm" svg:y="7.865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2" draw:text-style-name="P9" draw:layer="layout" svg:width="0.403cm" svg:height="0.223cm" svg:x="25.756cm" svg:y="8.016cm" svg:viewBox="0 0 404 224" svg:d="M29 189c-1 8-4 19-4 22 0 9 6 13 14 13 6 0 15-4 18-13 1-1 7-25 9-37l11-45c4-10 6-21 9-33 1-9 6-23 6-24 8-16 33-61 81-61 22 0 26 18 26 35 0 12-3 26-7 40l-14 57-10 39c-2 10-7 26-7 29 0 9 8 13 15 13 16 0 19-12 22-28 7-28 26-100 29-120 3-5 28-65 82-65 21 0 27 17 27 35 0 28-20 84-30 111-5 11-7 17-7 27 0 23 17 40 40 40 46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2" draw:text-style-name="P9" draw:layer="layout" svg:width="0.138cm" svg:height="0.156cm" svg:x="26.197cm" svg:y="8.156cm" svg:viewBox="0 0 139 157" svg:d="M125 22c-9 3-14 9-14 17s7 11 11 11c3 0 17-2 17-20 0-22-26-30-47-30-54 0-64 40-64 50 0 14 8 22 12 26 9 7 16 8 40 13 7 1 30 5 30 22 0 7-5 19-19 28-14 8-31 8-35 8-13 0-34-4-41-15 11-1 19-10 19-20 0-8-7-12-14-12-10 0-20 8-20 23 0 20 22 34 56 34 64 0 75-44 75-57 0-33-35-38-47-42-3 0-12-2-15-2-12-2-19-10-19-18s7-17 15-21c9-7 21-7 27-7 8 0 26 1 33 12z">
            <text:p/>
          </draw:path>
          <draw:path draw:style-name="gr12" draw:text-style-name="P9" draw:layer="layout" svg:width="0.114cm" svg:height="0.492cm" svg:x="26.41cm" svg:y="7.865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{\cal P}\sim
\ln(m_c)§svg§600§FALSE§</svg:desc>
          <draw:polygon draw:style-name="gr3" draw:text-style-name="P3" draw:layer="layout" svg:width="2.459cm" svg:height="0.491cm" svg:x="23.851cm" svg:y="18.011cm" svg:viewBox="0 0 2460 492" draw:points="1230,492 0,492 0,0 2460,0 2460,492">
            <text:p/>
          </draw:polygon>
          <draw:path draw:style-name="gr12" draw:text-style-name="P9" draw:layer="layout" svg:width="0.351cm" svg:height="0.361cm" svg:x="23.861cm" svg:y="18.042cm" svg:viewBox="0 0 352 362" svg:d="M161 0c-69 0-122 34-142 57-18 19-19 34-19 35 0 3 2 3 4 3 8 0 21-6 24-9 10-6 12-10 15-19 7-20 21-37 82-40-8 111-38 219-79 323-3 7-3 9-3 9 0 1 2 3 5 3 8 0 32-11 37-24 26-60 66-173 81-311h26c60 0 117 23 117 73 0 37-35 106-131 108-10 2-16 2-29 10-9 6-13 12-13 15s3 3 10 3c89 0 206-76 206-158 0-56-67-78-125-78z">
            <text:p/>
          </draw:path>
          <draw:path draw:style-name="gr12" draw:text-style-name="P9" draw:layer="layout" svg:width="0.328cm" svg:height="0.116cm" svg:x="24.397cm" svg:y="18.198cm" svg:viewBox="0 0 329 117" svg:d="M329 17c0-11-3-17-6-17s-7 4-7 13c-2 49-35 76-70 76-31 0-54-22-79-43-25-24-50-46-84-46-54 0-83 55-83 100 0 15 7 15 7 15 5 0 6-10 6-11 3-55 40-76 70-76 31 0 55 21 79 43 25 22 51 46 84 46 54 0 83-55 83-100z">
            <text:p/>
          </draw:path>
          <draw:path draw:style-name="gr12" draw:text-style-name="P9" draw:layer="layout" svg:width="0.11cm" svg:height="0.342cm" svg:x="24.904cm" svg:y="18.037cm" svg:viewBox="0 0 111 343" svg:d="M72 0l-72 6v15c35 0 39 4 39 27v257c0 22-5 22-39 22v16c17-1 43-1 55-1s37 0 56 1v-16c-34 0-39 0-39-22z">
            <text:p/>
          </draw:path>
          <draw:path draw:style-name="gr12" draw:text-style-name="P9" draw:layer="layout" svg:width="0.248cm" svg:height="0.217cm" svg:x="25.04cm" svg:y="18.161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2" draw:text-style-name="P9" draw:layer="layout" svg:width="0.114cm" svg:height="0.492cm" svg:x="25.346cm" svg:y="18.01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2" draw:text-style-name="P9" draw:layer="layout" svg:width="0.403cm" svg:height="0.223cm" svg:x="25.502cm" svg:y="18.161cm" svg:viewBox="0 0 404 224" svg:d="M29 189c-1 8-4 19-4 22 0 9 6 13 14 13 6 0 15-4 18-13 1-1 7-25 9-37l11-45c4-10 6-21 9-33 1-9 6-23 6-24 8-16 33-61 81-61 22 0 26 18 26 35 0 12-3 26-7 40l-14 57-10 39c-2 10-7 26-7 29 0 9 8 13 15 13 16 0 19-12 22-28 7-28 26-100 29-120 3-5 28-65 82-65 21 0 27 17 27 35 0 28-20 84-30 111-5 11-7 17-7 27 0 23 17 40 40 40 46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2" draw:text-style-name="P9" draw:layer="layout" svg:width="0.149cm" svg:height="0.156cm" svg:x="25.94cm" svg:y="18.301cm" svg:viewBox="0 0 150 157" svg:d="M130 20c-12 2-17 11-17 19 0 10 7 14 14 14s19-6 19-23c0-23-27-30-45-30-53 0-101 48-101 96 0 29 21 61 64 61 59 0 86-35 86-39 0-3-3-7-5-7-3 0-4 1-6 4-27 32-68 32-74 32-25 0-36-17-36-38 0-10 5-48 23-72 13-18 31-27 49-27 4 0 21 0 29 10z">
            <text:p/>
          </draw:path>
          <draw:path draw:style-name="gr12" draw:text-style-name="P9" draw:layer="layout" svg:width="0.114cm" svg:height="0.492cm" svg:x="26.147cm" svg:y="18.01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frame draw:style-name="gr13" draw:text-style-name="P10" draw:layer="layout" svg:width="2.794cm" svg:height="0.64cm" svg:x="12.421cm" svg:y="1.145cm">
          <draw:text-box>
            <text:p text:style-name="P2"><text:span text:style-name="T3">gluon </text:span><text:span text:style-name="T3">initiate</text:span><text:span text:style-name="T3">d</text:span></text:p>
          </draw:text-box>
        </draw:frame>
        <draw:frame draw:style-name="gr13" draw:text-style-name="P10" draw:layer="layout" svg:width="2.794cm" svg:height="0.64cm" svg:x="22.835cm" svg:y="1.145cm">
          <draw:text-box>
            <text:p text:style-name="P2"><text:span text:style-name="T3">gluon </text:span><text:span text:style-name="T3">initiate</text:span><text:span text:style-name="T3">d</text:span></text:p>
          </draw:text-box>
        </draw:frame>
        <draw:frame draw:style-name="gr13" draw:text-style-name="P10" draw:layer="layout" svg:width="2.794cm" svg:height="0.64cm" svg:x="12.675cm" svg:y="10.643cm">
          <draw:text-box>
            <text:p text:style-name="P2"><text:span text:style-name="T3">gluon </text:span><text:span text:style-name="T3">initiate</text:span><text:span text:style-name="T3">d</text:span></text:p>
          </draw:text-box>
        </draw:frame>
        <draw:frame draw:style-name="gr13" draw:text-style-name="P10" draw:layer="layout" svg:width="2.794cm" svg:height="0.64cm" svg:x="23.089cm" svg:y="10.643cm">
          <draw:text-box>
            <text:p text:style-name="P2"><text:span text:style-name="T3">gluon </text:span><text:span text:style-name="T3">initiate</text:span><text:span text:style-name="T3">d</text:span></text:p>
          </draw:text-box>
        </draw:frame>
        <presentation:notes draw:style-name="dp1">
          <draw:page-thumbnail draw:style-name="gr14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path draw:style-name="gr1" draw:text-style-name="P1" draw:layer="layout" svg:width="0.584cm" svg:height="0.408cm" draw:transform="skewX (0.00191986217719373) rotate (-0.522900643897502) translate (2.45571701225229cm 2.76936248985192cm)" svg:viewBox="0 0 585 409" svg:d="M0 205c0 0 146-461 293 0 148 460 292 0 292 0">
            <text:p/>
          </draw:path>
          <draw:path draw:style-name="gr1" draw:text-style-name="P1" draw:layer="layout" svg:width="0.583cm" svg:height="0.41cm" draw:transform="rotate (-0.523773308523499) translate (2.96391098724389cm 3.06058097642405cm)" svg:viewBox="0 0 584 411" svg:d="M0 205c0 0 146-462 292 1 147 462 292-2 292-2">
            <text:p/>
          </draw:path>
          <draw:path draw:style-name="gr1" draw:text-style-name="P1" draw:layer="layout" svg:width="0.582cm" svg:height="0.409cm" draw:transform="rotate (-0.523075176822701) translate (3.47069277719944cm 3.3528565842638cm)" svg:viewBox="0 0 583 410" svg:d="M0 205c0 0 146-461 291 0 144 460 292 1 292 1">
            <text:p/>
          </draw:path>
        </draw:g>
        <draw:line draw:style-name="gr2" draw:text-style-name="P2" draw:layer="layout" svg:x1="3.872cm" svg:y1="3.773cm" svg:x2="6.043cm" svg:y2="3.773cm">
          <text:p/>
        </draw:line>
        <draw:line draw:style-name="gr2" draw:text-style-name="P2" draw:layer="layout" svg:x1="2.569cm" svg:y1="6.745cm" svg:x2="3.871cm" svg:y2="3.773cm">
          <text:p/>
        </draw:line>
        <draw:g>
          <draw:path draw:style-name="gr1" draw:text-style-name="P1" draw:layer="layout" svg:width="0.584cm" svg:height="0.408cm" draw:transform="skewX (-0.00191986217719368) rotate (-0.523598775598299) translate (12.5985435778608cm 2.70228931014657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1063881506803cm 2.99477675189142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6114729044987cm 3.28681319832903cm)" svg:viewBox="0 0 585 408" svg:d="M0 206c0 0 147-462 294-2 146 459 291 2 291 2">
            <text:p/>
          </draw:path>
        </draw:g>
        <draw:line draw:style-name="gr2" draw:text-style-name="P2" draw:layer="layout" svg:x1="14.015cm" svg:y1="3.708cm" svg:x2="16.186cm" svg:y2="3.708cm">
          <text:p/>
        </draw:line>
        <draw:line draw:style-name="gr2" draw:text-style-name="P2" draw:layer="layout" svg:x1="14.015cm" svg:y1="5.878cm" svg:x2="16.186cm" svg:y2="5.878cm">
          <text:p/>
        </draw:line>
        <draw:line draw:style-name="gr2" draw:text-style-name="P2" draw:layer="layout" svg:x1="14.015cm" svg:y1="5.879cm" svg:x2="14.015cm" svg:y2="3.708cm">
          <text:p/>
        </draw:line>
        <draw:g>
          <draw:path draw:style-name="gr1" draw:text-style-name="P1" draw:layer="layout" svg:width="0.541cm" svg:height="0.634cm" draw:transform="rotate (-2.6174702792159) translate (14.3288971705379cm 6.42733048512498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59357021174cm 6.69701418465048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865296787927cm 6.97194658209388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9171597990002cm 7.24509075789434cm)" svg:viewBox="0 0 545 636" svg:d="M0 636c273 1 547-636 273-636-273 0 54 637 272 636">
            <text:p/>
          </draw:path>
        </draw:g>
        <draw:g>
          <draw:path draw:style-name="gr1" draw:text-style-name="P1" draw:layer="layout" svg:width="0.584cm" svg:height="0.408cm" draw:transform="skewX (0.00191986217719373) rotate (-0.522900643897502) translate (7.7205427182883cm 2.7027033238935cm)" svg:viewBox="0 0 585 409" svg:d="M0 205c0 0 146-461 294-1s291 1 291 1">
            <text:p/>
          </draw:path>
          <draw:path draw:style-name="gr1" draw:text-style-name="P1" draw:layer="layout" svg:width="0.584cm" svg:height="0.408cm" draw:transform="rotate (-0.524820506074695) translate (8.22729328730524cm 2.99474674755793cm)" svg:viewBox="0 0 585 409" svg:d="M0 205c0 0 145-461 292 0 148 460 293-1 293-1">
            <text:p/>
          </draw:path>
          <draw:path draw:style-name="gr1" draw:text-style-name="P1" draw:layer="layout" svg:width="0.584cm" svg:height="0.408cm" draw:transform="skewX (0.00191986217719379) rotate (-0.521853446346305) translate (8.734696281966cm 3.28728369658426cm)" svg:viewBox="0 0 585 409" svg:d="M0 206c0 0 145-462 291-2 147 460 294 3 294 3">
            <text:p/>
          </draw:path>
        </draw:g>
        <draw:line draw:style-name="gr2" draw:text-style-name="P2" draw:layer="layout" svg:x1="9.136cm" svg:y1="3.708cm" svg:x2="11.307cm" svg:y2="3.708cm">
          <text:p/>
        </draw:line>
        <draw:line draw:style-name="gr2" draw:text-style-name="P2" draw:layer="layout" svg:x1="9.136cm" svg:y1="5.878cm" svg:x2="7.617cm" svg:y2="7.397cm">
          <text:p/>
        </draw:line>
        <draw:line draw:style-name="gr2" draw:text-style-name="P2" draw:layer="layout" svg:x1="9.136cm" svg:y1="5.879cm" svg:x2="9.136cm" svg:y2="3.708cm">
          <text:p/>
        </draw:line>
        <draw:g>
          <draw:path draw:style-name="gr1" draw:text-style-name="P1" draw:layer="layout" svg:width="0.543cm" svg:height="0.634cm" draw:transform="rotate (-3.14159265358979) translate (11.3141108249948cm 6.52509366529897cm)" svg:viewBox="0 0 544 635" svg:d="M0 635c272-1 544-638 273-635s53 635 271 632">
            <text:p/>
          </draw:path>
          <draw:path draw:style-name="gr1" draw:text-style-name="P1" draw:layer="layout" svg:width="0.545cm" svg:height="0.634cm" draw:transform="rotate (-3.14159265358979) translate (10.770581007776cm 6.52509370463386cm)" svg:viewBox="0 0 546 635" svg:d="M0 635c273 0 545-636 274-635-272 1 53 635 272 635">
            <text:p/>
          </draw:path>
          <draw:path draw:style-name="gr1" draw:text-style-name="P1" draw:layer="layout" svg:width="0.542cm" svg:height="0.635cm" draw:transform="rotate (-3.14159265358979) translate (10.2247094669185cm 6.52841841442954cm)" svg:viewBox="0 0 543 636" svg:d="M0 636c272-1 542-635 271-636s54 636 272 636">
            <text:p/>
          </draw:path>
          <draw:path draw:style-name="gr1" draw:text-style-name="P1" draw:layer="layout" svg:width="0.544cm" svg:height="0.634cm" draw:transform="rotate (-3.14159265358979) translate (9.68159051488205cm 6.52518905798486cm)" svg:viewBox="0 0 545 635" svg:d="M0 635c273 0 544-636 272-635-273 1 54 635 273 635">
            <text:p/>
          </draw:path>
        </draw:g>
        <draw:g>
          <draw:path draw:style-name="gr1" draw:text-style-name="P1" draw:layer="layout" svg:width="0.584cm" svg:height="0.408cm" draw:transform="skewX (-0.00191986217719373) rotate (-0.523598775598299) translate (12.570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078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5834729044987cm 12.876813198329cm)" svg:viewBox="0 0 585 408" svg:d="M0 206c0 0 147-462 294-2 146 459 291 2 291 2">
            <text:p/>
          </draw:path>
        </draw:g>
        <draw:line draw:style-name="gr2" draw:text-style-name="P2" draw:layer="layout" svg:x1="13.987cm" svg:y1="13.298cm" svg:x2="16.158cm" svg:y2="13.298cm">
          <text:p/>
        </draw:line>
        <draw:line draw:style-name="gr2" draw:text-style-name="P2" draw:layer="layout" svg:x1="13.987cm" svg:y1="15.468cm" svg:x2="16.158cm" svg:y2="15.468cm">
          <text:p/>
        </draw:line>
        <draw:line draw:style-name="gr2" draw:text-style-name="P2" draw:layer="layout" svg:x1="13.987cm" svg:y1="15.469cm" svg:x2="13.987cm" svg:y2="13.298cm">
          <text:p/>
        </draw:line>
        <draw:g>
          <draw:path draw:style-name="gr1" draw:text-style-name="P1" draw:layer="layout" svg:width="0.541cm" svg:height="0.634cm" draw:transform="rotate (-2.6174702792159) translate (14.300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31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58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8891597990002cm 16.8350907578943cm)" svg:viewBox="0 0 545 636" svg:d="M0 636c273 1 547-636 273-636-273 0 54 637 272 636">
            <text:p/>
          </draw:path>
        </draw:g>
        <draw:g>
          <draw:path draw:style-name="gr1" draw:text-style-name="P1" draw:layer="layout" svg:width="0.584cm" svg:height="0.408cm" draw:transform="skewX (0.00191986217719373) rotate (-0.522900643897502) translate (7.7925427182883cm 12.2927033238935cm)" svg:viewBox="0 0 585 409" svg:d="M0 205c0 0 146-461 294-1s291 1 291 1">
            <text:p/>
          </draw:path>
          <draw:path draw:style-name="gr1" draw:text-style-name="P1" draw:layer="layout" svg:width="0.584cm" svg:height="0.408cm" draw:transform="rotate (-0.524820506074695) translate (8.29929328730524cm 12.5847467475579cm)" svg:viewBox="0 0 585 409" svg:d="M0 205c0 0 145-461 292 0 148 460 293-1 293-1">
            <text:p/>
          </draw:path>
          <draw:path draw:style-name="gr1" draw:text-style-name="P1" draw:layer="layout" svg:width="0.584cm" svg:height="0.408cm" draw:transform="skewX (0.00191986217719373) rotate (-0.521853446346305) translate (8.80669628196601cm 12.8772836965843cm)" svg:viewBox="0 0 585 409" svg:d="M0 206c0 0 145-462 291-2 147 460 294 3 294 3">
            <text:p/>
          </draw:path>
        </draw:g>
        <draw:line draw:style-name="gr2" draw:text-style-name="P2" draw:layer="layout" svg:x1="9.208cm" svg:y1="13.298cm" svg:x2="11.379cm" svg:y2="13.298cm">
          <text:p/>
        </draw:line>
        <draw:line draw:style-name="gr2" draw:text-style-name="P2" draw:layer="layout" svg:x1="9.208cm" svg:y1="15.468cm" svg:x2="7.689cm" svg:y2="16.987cm">
          <text:p/>
        </draw:line>
        <draw:line draw:style-name="gr2" draw:text-style-name="P2" draw:layer="layout" svg:x1="9.208cm" svg:y1="15.469cm" svg:x2="9.208cm" svg:y2="13.298cm">
          <text:p/>
        </draw:line>
        <draw:g>
          <draw:path draw:style-name="gr1" draw:text-style-name="P1" draw:layer="layout" svg:width="0.543cm" svg:height="0.634cm" draw:transform="rotate (-3.14159265358979) translate (11.3861108249948cm 16.115093665299cm)" svg:viewBox="0 0 544 635" svg:d="M0 635c272-1 544-638 273-635s53 635 271 632">
            <text:p/>
          </draw:path>
          <draw:path draw:style-name="gr1" draw:text-style-name="P1" draw:layer="layout" svg:width="0.545cm" svg:height="0.634cm" draw:transform="rotate (-3.14159265358979) translate (10.842581007776cm 16.1150937046339cm)" svg:viewBox="0 0 546 635" svg:d="M0 635c273 0 545-636 274-635-272 1 53 635 272 635">
            <text:p/>
          </draw:path>
          <draw:path draw:style-name="gr1" draw:text-style-name="P1" draw:layer="layout" svg:width="0.542cm" svg:height="0.635cm" draw:transform="rotate (-3.14159265358979) translate (10.2967094669185cm 16.1184184144295cm)" svg:viewBox="0 0 543 636" svg:d="M0 636c272-1 542-635 271-636s54 636 272 636">
            <text:p/>
          </draw:path>
          <draw:path draw:style-name="gr1" draw:text-style-name="P1" draw:layer="layout" svg:width="0.544cm" svg:height="0.634cm" draw:transform="rotate (-3.14159265358979) translate (9.75359051488205cm 16.1151890579849cm)" svg:viewBox="0 0 545 635" svg:d="M0 635c273 0 544-636 272-635-273 1 54 635 273 635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3.101cm" svg:y="2.23cm" svg:viewBox="0 0 1666 832" draw:points="833,832 0,832 0,0 1666,0 1666,832">
            <text:p/>
          </draw:polygon>
          <draw:path draw:style-name="gr4" draw:text-style-name="P4" draw:layer="layout" svg:width="0.978cm" svg:height="0.695cm" svg:x="3.155cm" svg:y="2.38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4.212cm" svg:y="2.22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223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3.277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334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8.959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9.013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0.07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363cm" svg:y="2.23cm" svg:viewBox="0 0 1666 832" draw:points="833,832 0,832 0,0 1666,0 1666,832">
            <text:p/>
          </draw:polygon>
          <draw:path draw:style-name="gr4" draw:text-style-name="P4" draw:layer="layout" svg:width="0.978cm" svg:height="0.695cm" svg:x="13.417cm" svg:y="2.38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474cm" svg:y="2.22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8.745cm" svg:y="2.23cm" svg:viewBox="0 0 1666 832" draw:points="833,832 0,832 0,0 1666,0 1666,832">
            <text:p/>
          </draw:polygon>
          <draw:path draw:style-name="gr4" draw:text-style-name="P4" draw:layer="layout" svg:width="0.978cm" svg:height="0.695cm" svg:x="8.799cm" svg:y="2.38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9.856cm" svg:y="2.22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3.161cm" svg:y="5.914cm" svg:viewBox="0 0 462 423" draw:points="231,423 0,423 0,0 462,0 462,423">
            <text:p/>
          </draw:polygon>
          <draw:path draw:style-name="gr4" draw:text-style-name="P4" draw:layer="layout" svg:width="0.365cm" svg:height="0.447cm" svg:x="3.213cm" svg:y="5.901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4.685cm" svg:y="4.136cm" svg:viewBox="0 0 426 423" draw:points="213,423 0,423 0,0 426,0 426,423">
            <text:p/>
          </draw:polygon>
          <draw:path draw:style-name="gr4" draw:text-style-name="P4" draw:layer="layout" svg:width="0.385cm" svg:height="0.447cm" svg:x="4.725cm" svg:y="4.123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8.379cm" svg:y="6.93cm" svg:viewBox="0 0 462 423" draw:points="231,423 0,423 0,0 462,0 462,423">
            <text:p/>
          </draw:polygon>
          <draw:path draw:style-name="gr4" draw:text-style-name="P4" draw:layer="layout" svg:width="0.365cm" svg:height="0.447cm" svg:x="8.431cm" svg:y="6.917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0.411cm" svg:y="4.136cm" svg:viewBox="0 0 426 423" draw:points="213,423 0,423 0,0 426,0 426,423">
            <text:p/>
          </draw:polygon>
          <draw:path draw:style-name="gr4" draw:text-style-name="P4" draw:layer="layout" svg:width="0.385cm" svg:height="0.447cm" svg:x="10.451cm" svg:y="4.123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837cm" svg:y="5.164cm" svg:viewBox="0 0 532 560" draw:points="267,560 0,560 0,0 532,0 532,560">
            <text:p/>
          </draw:polygon>
          <draw:polygon draw:style-name="gr4" draw:text-style-name="P4" draw:layer="layout" svg:width="0.358cm" svg:height="0.033cm" svg:x="15.945cm" svg:y="5.139cm" svg:viewBox="0 0 359 34" draw:points="359,34 359,0 0,0 0,34">
            <text:p/>
          </draw:polygon>
          <draw:path draw:style-name="gr4" draw:text-style-name="P4" draw:layer="layout" svg:width="0.365cm" svg:height="0.447cm" svg:x="15.889cm" svg:y="5.28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73cm" svg:y="3.942cm" svg:viewBox="0 0 426 423" draw:points="213,423 0,423 0,0 426,0 426,423">
            <text:p/>
          </draw:polygon>
          <draw:path draw:style-name="gr4" draw:text-style-name="P4" draw:layer="layout" svg:width="0.385cm" svg:height="0.447cm" svg:x="15.913cm" svg:y="3.9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763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15.871cm" svg:y="13.459cm" svg:viewBox="0 0 359 34" draw:points="359,34 359,0 0,0 0,34">
            <text:p/>
          </draw:polygon>
          <draw:path draw:style-name="gr4" draw:text-style-name="P4" draw:layer="layout" svg:width="0.365cm" svg:height="0.447cm" svg:x="15.815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45cm" svg:y="14.742cm" svg:viewBox="0 0 426 423" draw:points="213,423 0,423 0,0 426,0 426,423">
            <text:p/>
          </draw:polygon>
          <draw:path draw:style-name="gr4" draw:text-style-name="P4" draw:layer="layout" svg:width="0.385cm" svg:height="0.447cm" svg:x="15.885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14.267cm" svg:y="4.304cm" svg:viewBox="0 0 462 423" draw:points="231,423 0,423 0,0 462,0 462,423">
            <text:p/>
          </draw:polygon>
          <draw:path draw:style-name="gr4" draw:text-style-name="P4" draw:layer="layout" svg:width="0.365cm" svg:height="0.447cm" svg:x="14.319cm" svg:y="4.291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4.321cm" svg:y="14.246cm" svg:viewBox="0 0 512 560" draw:points="257,560 0,560 0,0 512,0 512,560">
            <text:p/>
          </draw:polygon>
          <draw:polygon draw:style-name="gr4" draw:text-style-name="P4" draw:layer="layout" svg:width="0.357cm" svg:height="0.033cm" svg:x="14.41cm" svg:y="14.221cm" svg:viewBox="0 0 358 34" draw:points="358,34 358,0 0,0 0,34">
            <text:p/>
          </draw:polygon>
          <draw:path draw:style-name="gr4" draw:text-style-name="P4" draw:layer="layout" svg:width="0.384cm" svg:height="0.447cm" svg:x="14.361cm" svg:y="14.3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0.967cm" svg:y="13.652cm" svg:viewBox="0 0 532 560" draw:points="267,560 0,560 0,0 532,0 532,560">
            <text:p/>
          </draw:polygon>
          <draw:polygon draw:style-name="gr4" draw:text-style-name="P4" draw:layer="layout" svg:width="0.358cm" svg:height="0.033cm" svg:x="11.075cm" svg:y="13.627cm" svg:viewBox="0 0 359 34" draw:points="359,34 359,0 0,0 0,34">
            <text:p/>
          </draw:polygon>
          <draw:path draw:style-name="gr4" draw:text-style-name="P4" draw:layer="layout" svg:width="0.365cm" svg:height="0.447cm" svg:x="11.019cm" svg:y="13.773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9.525cm" svg:y="14.414cm" svg:viewBox="0 0 512 560" draw:points="257,560 0,560 0,0 512,0 512,560">
            <text:p/>
          </draw:polygon>
          <draw:polygon draw:style-name="gr4" draw:text-style-name="P4" draw:layer="layout" svg:width="0.357cm" svg:height="0.033cm" svg:x="9.614cm" svg:y="14.389cm" svg:viewBox="0 0 358 34" draw:points="358,34 358,0 0,0 0,34">
            <text:p/>
          </draw:polygon>
          <draw:path draw:style-name="gr4" draw:text-style-name="P4" draw:layer="layout" svg:width="0.384cm" svg:height="0.447cm" svg:x="9.565cm" svg:y="14.535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8.451cm" svg:y="16.786cm" svg:viewBox="0 0 512 560" draw:points="257,560 0,560 0,0 512,0 512,560">
            <text:p/>
          </draw:polygon>
          <draw:polygon draw:style-name="gr4" draw:text-style-name="P4" draw:layer="layout" svg:width="0.357cm" svg:height="0.033cm" svg:x="8.54cm" svg:y="16.761cm" svg:viewBox="0 0 358 34" draw:points="358,34 358,0 0,0 0,34">
            <text:p/>
          </draw:polygon>
          <draw:path draw:style-name="gr4" draw:text-style-name="P4" draw:layer="layout" svg:width="0.384cm" svg:height="0.447cm" svg:x="8.491cm" svg:y="16.90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0.0019198621771938) rotate (-0.522900643897502) translate (2.55371701225229cm 12.3083624898519cm)" svg:viewBox="0 0 585 409" svg:d="M0 205c0 0 146-461 293 0 148 460 292 0 292 0">
            <text:p/>
          </draw:path>
          <draw:path draw:style-name="gr1" draw:text-style-name="P1" draw:layer="layout" svg:width="0.583cm" svg:height="0.41cm" draw:transform="rotate (-0.523773308523499) translate (3.06191098724389cm 12.5995809764241cm)" svg:viewBox="0 0 584 411" svg:d="M0 205c0 0 146-462 292 1 147 462 292-2 292-2">
            <text:p/>
          </draw:path>
          <draw:path draw:style-name="gr1" draw:text-style-name="P1" draw:layer="layout" svg:width="0.582cm" svg:height="0.409cm" draw:transform="rotate (-0.523075176822701) translate (3.56869277719944cm 12.8918565842638cm)" svg:viewBox="0 0 583 410" svg:d="M0 205c0 0 146-461 291 0 144 460 292 1 292 1">
            <text:p/>
          </draw:path>
        </draw:g>
        <draw:line draw:style-name="gr2" draw:text-style-name="P2" draw:layer="layout" svg:x1="3.97cm" svg:y1="13.312cm" svg:x2="6.141cm" svg:y2="13.312cm">
          <text:p/>
        </draw:line>
        <draw:line draw:style-name="gr2" draw:text-style-name="P2" draw:layer="layout" svg:x1="2.667cm" svg:y1="16.284cm" svg:x2="3.969cm" svg:y2="13.312cm">
          <text:p/>
        </draw:line>
        <draw:g>
          <svg:title>TexMaths</svg:title>
          <svg:desc>28§display§W^+§svg§600§FALSE§</svg:desc>
          <draw:polygon draw:style-name="gr3" draw:text-style-name="P3" draw:layer="layout" svg:width="1.665cm" svg:height="0.831cm" svg:x="3.199cm" svg:y="11.769cm" svg:viewBox="0 0 1666 832" draw:points="833,832 0,832 0,0 1666,0 1666,832">
            <text:p/>
          </draw:polygon>
          <draw:path draw:style-name="gr4" draw:text-style-name="P4" draw:layer="layout" svg:width="0.978cm" svg:height="0.695cm" svg:x="3.253cm" svg:y="11.928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4.31cm" svg:y="11.767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c}
§svg§600§FALSE§</svg:desc>
          <draw:polygon draw:style-name="gr3" draw:text-style-name="P3" draw:layer="layout" svg:width="0.511cm" svg:height="0.559cm" svg:x="3.348cm" svg:y="15.439cm" svg:viewBox="0 0 512 560" draw:points="257,560 0,560 0,0 512,0 512,560">
            <text:p/>
          </draw:polygon>
          <draw:polygon draw:style-name="gr4" draw:text-style-name="P4" draw:layer="layout" svg:width="0.357cm" svg:height="0.033cm" svg:x="3.437cm" svg:y="15.414cm" svg:viewBox="0 0 358 34" draw:points="358,34 358,0 0,0 0,34">
            <text:p/>
          </draw:polygon>
          <draw:path draw:style-name="gr4" draw:text-style-name="P4" draw:layer="layout" svg:width="0.384cm" svg:height="0.447cm" svg:x="3.388cm" svg:y="15.56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4.783cm" svg:y="13.688cm" svg:viewBox="0 0 532 560" draw:points="267,560 0,560 0,0 532,0 532,560">
            <text:p/>
          </draw:polygon>
          <draw:polygon draw:style-name="gr4" draw:text-style-name="P4" draw:layer="layout" svg:width="0.358cm" svg:height="0.033cm" svg:x="4.891cm" svg:y="13.663cm" svg:viewBox="0 0 359 34" draw:points="359,34 359,0 0,0 0,34">
            <text:p/>
          </draw:polygon>
          <draw:path draw:style-name="gr4" draw:text-style-name="P4" draw:layer="layout" svg:width="0.365cm" svg:height="0.447cm" svg:x="4.835cm" svg:y="13.809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line draw:style-name="gr2" draw:text-style-name="P2" draw:layer="layout" svg:x1="2.8cm" svg:y1="7.964cm" svg:x2="3.96cm" svg:y2="7.964cm">
          <text:p/>
        </draw:line>
        <draw:line draw:style-name="gr2" draw:text-style-name="P2" draw:layer="layout" svg:x1="2.8cm" svg:y1="7.964cm" svg:x2="2.8cm" svg:y2="7.064cm">
          <text:p/>
        </draw:line>
        <draw:g>
          <draw:path draw:style-name="gr1" draw:text-style-name="P1" draw:layer="layout" svg:width="0.422cm" svg:height="0.51cm" draw:transform="skewX (0.0561996019142175) rotate (-2.58814874778239) translate (3.07226342656996cm 8.41369105538014cm)" svg:viewBox="0 0 423 511" svg:d="M0 511c211-1 425-511 212-511-212 0 41 511 211 511">
            <text:p/>
          </draw:path>
          <draw:path draw:style-name="gr1" draw:text-style-name="P1" draw:layer="layout" svg:width="0.426cm" svg:height="0.51cm" draw:transform="skewX (0.0581194640914112) rotate (-2.58919594533359) translate (2.71123882502227cm 8.63524689453793cm)" svg:viewBox="0 0 427 511" svg:d="M0 511c213 0 426-511 213-511s42 511 214 511">
            <text:p/>
          </draw:path>
          <draw:path draw:style-name="gr1" draw:text-style-name="P1" draw:layer="layout" svg:width="0.424cm" svg:height="0.512cm" draw:transform="skewX (0.0563741348394168) rotate (-2.58989407703439) translate (2.34876521643713cm 8.86039936018219cm)" svg:viewBox="0 0 425 513" svg:d="M0 513c213-2 424-514 212-513-213 1 41 512 213 511">
            <text:p/>
          </draw:path>
          <draw:path draw:style-name="gr1" draw:text-style-name="P1" draw:layer="layout" svg:width="0.424cm" svg:height="0.512cm" draw:transform="skewX (0.0581194640914112) rotate (-2.58919594533359) translate (1.98817821171362cm 9.08493038855841cm)" svg:viewBox="0 0 425 513" svg:d="M0 513c213 0 425-513 212-513s43 513 213 512">
            <text:p/>
          </draw:path>
        </draw:g>
        <draw:line draw:style-name="gr2" draw:text-style-name="P2" draw:layer="layout" svg:x1="2.916cm" svg:y1="17.818cm" svg:x2="4.076cm" svg:y2="17.818cm">
          <text:p/>
        </draw:line>
        <draw:line draw:style-name="gr2" draw:text-style-name="P2" draw:layer="layout" svg:x1="2.916cm" svg:y1="17.818cm" svg:x2="2.916cm" svg:y2="16.918cm">
          <text:p/>
        </draw:line>
        <draw:g>
          <draw:path draw:style-name="gr1" draw:text-style-name="P1" draw:layer="layout" svg:width="0.422cm" svg:height="0.51cm" draw:transform="skewX (0.0561996019142174) rotate (-2.58814874778239) translate (3.18826342656996cm 18.2676910553801cm)" svg:viewBox="0 0 423 511" svg:d="M0 511c211-1 425-511 212-511-212 0 41 511 211 511">
            <text:p/>
          </draw:path>
          <draw:path draw:style-name="gr1" draw:text-style-name="P1" draw:layer="layout" svg:width="0.426cm" svg:height="0.51cm" draw:transform="skewX (0.0581194640914111) rotate (-2.58919594533359) translate (2.82723882502227cm 18.4892468945379cm)" svg:viewBox="0 0 427 511" svg:d="M0 511c213 0 426-511 213-511s42 511 214 511">
            <text:p/>
          </draw:path>
          <draw:path draw:style-name="gr1" draw:text-style-name="P1" draw:layer="layout" svg:width="0.424cm" svg:height="0.512cm" draw:transform="skewX (0.0563741348394168) rotate (-2.58989407703439) translate (2.46476521643715cm 18.7143993601822cm)" svg:viewBox="0 0 425 513" svg:d="M0 513c213-2 424-514 212-513-213 1 41 512 213 511">
            <text:p/>
          </draw:path>
          <draw:path draw:style-name="gr1" draw:text-style-name="P1" draw:layer="layout" svg:width="0.424cm" svg:height="0.512cm" draw:transform="skewX (0.0581194640914112) rotate (-2.58919594533359) translate (2.10417821171362cm 18.9389303885584cm)" svg:viewBox="0 0 425 513" svg:d="M0 513c213 0 425-513 212-513s43 513 213 512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2.953cm" svg:y="6.998cm" svg:viewBox="0 0 462 423" draw:points="231,423 0,423 0,0 462,0 462,423">
            <text:p/>
          </draw:polygon>
          <draw:path draw:style-name="gr4" draw:text-style-name="P4" draw:layer="layout" svg:width="0.365cm" svg:height="0.447cm" svg:x="3.005cm" svg:y="6.985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3.669cm" svg:y="7.204cm" svg:viewBox="0 0 532 560" draw:points="267,560 0,560 0,0 532,0 532,560">
            <text:p/>
          </draw:polygon>
          <draw:polygon draw:style-name="gr4" draw:text-style-name="P4" draw:layer="layout" svg:width="0.358cm" svg:height="0.033cm" svg:x="3.777cm" svg:y="7.179cm" svg:viewBox="0 0 359 34" draw:points="359,34 359,0 0,0 0,34">
            <text:p/>
          </draw:polygon>
          <draw:path draw:style-name="gr4" draw:text-style-name="P4" draw:layer="layout" svg:width="0.365cm" svg:height="0.447cm" svg:x="3.721cm" svg:y="7.32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3.822cm" svg:y="17.245cm" svg:viewBox="0 0 426 423" draw:points="213,423 0,423 0,0 426,0 426,423">
            <text:p/>
          </draw:polygon>
          <draw:path draw:style-name="gr4" draw:text-style-name="P4" draw:layer="layout" svg:width="0.385cm" svg:height="0.447cm" svg:x="3.862cm" svg:y="17.232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
§svg§600§FALSE§</svg:desc>
          <draw:polygon draw:style-name="gr3" draw:text-style-name="P3" draw:layer="layout" svg:width="0.511cm" svg:height="0.559cm" svg:x="3.06cm" svg:y="16.857cm" svg:viewBox="0 0 512 560" draw:points="257,560 0,560 0,0 512,0 512,560">
            <text:p/>
          </draw:polygon>
          <draw:polygon draw:style-name="gr4" draw:text-style-name="P4" draw:layer="layout" svg:width="0.357cm" svg:height="0.033cm" svg:x="3.149cm" svg:y="16.832cm" svg:viewBox="0 0 358 34" draw:points="358,34 358,0 0,0 0,34">
            <text:p/>
          </draw:polygon>
          <draw:path draw:style-name="gr4" draw:text-style-name="P4" draw:layer="layout" svg:width="0.384cm" svg:height="0.447cm" svg:x="3.1cm" svg:y="16.978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custom-shape draw:style-name="gr5" draw:text-style-name="P5" draw:layer="layout" svg:width="3.531cm" svg:height="3.556cm" svg:x="0.9cm" svg:y="6.4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31cm" svg:height="3.556cm" svg:x="1.245cm" svg:y="16.343cm">
          <text:p/>
          <draw:enhanced-geometry svg:viewBox="0 0 21600 21600" draw:type="rectangle" draw:enhanced-path="M 0 0 L 21600 0 21600 21600 0 21600 0 0 Z N"/>
        </draw:custom-shape>
        <draw:g>
          <draw:path draw:style-name="gr1" draw:text-style-name="P1" draw:layer="layout" svg:width="0.584cm" svg:height="0.408cm" draw:transform="skewX (-0.00191986217719372) rotate (-0.523598775598299) translate (22.9905435778608cm 2.72728931014657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3.4983881506803cm 3.01977675189142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78) rotate (-0.524471440224296) translate (24.0034729044987cm 3.31181319832903cm)" svg:viewBox="0 0 585 408" svg:d="M0 206c0 0 147-462 294-2 146 459 291 2 291 2">
            <text:p/>
          </draw:path>
        </draw:g>
        <draw:line draw:style-name="gr2" draw:text-style-name="P2" draw:layer="layout" svg:x1="24.407cm" svg:y1="3.733cm" svg:x2="26.578cm" svg:y2="3.733cm">
          <text:p/>
        </draw:line>
        <draw:line draw:style-name="gr2" draw:text-style-name="P2" draw:layer="layout" svg:x1="24.407cm" svg:y1="5.903cm" svg:x2="26.578cm" svg:y2="5.903cm">
          <text:p/>
        </draw:line>
        <draw:line draw:style-name="gr2" draw:text-style-name="P2" draw:layer="layout" svg:x1="24.407cm" svg:y1="5.904cm" svg:x2="24.407cm" svg:y2="3.733cm">
          <text:p/>
        </draw:line>
        <draw:g>
          <draw:path draw:style-name="gr1" draw:text-style-name="P1" draw:layer="layout" svg:width="0.541cm" svg:height="0.634cm" draw:transform="rotate (-2.6174702792159) translate (24.7208971705379cm 6.45233048512498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4.251357021174cm 6.72201418465048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23.7785296787927cm 6.9969465820938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3.3091597990002cm 7.27009075789434cm)" svg:viewBox="0 0 545 636" svg:d="M0 636c273 1 547-636 273-636-273 0 54 637 272 636">
            <text:p/>
          </draw:path>
        </draw:g>
        <draw:g>
          <draw:path draw:style-name="gr1" draw:text-style-name="P1" draw:layer="layout" svg:width="0.584cm" svg:height="0.408cm" draw:transform="skewX (0.00191986217719373) rotate (-0.522900643897502) translate (18.1125427182883cm 2.72770332389351cm)" svg:viewBox="0 0 585 409" svg:d="M0 205c0 0 146-461 294-1s291 1 291 1">
            <text:p/>
          </draw:path>
          <draw:path draw:style-name="gr1" draw:text-style-name="P1" draw:layer="layout" svg:width="0.584cm" svg:height="0.408cm" draw:transform="rotate (-0.524820506074695) translate (18.6192932873052cm 3.01974674755793cm)" svg:viewBox="0 0 585 409" svg:d="M0 205c0 0 145-461 292 0 148 460 293-1 293-1">
            <text:p/>
          </draw:path>
          <draw:path draw:style-name="gr1" draw:text-style-name="P1" draw:layer="layout" svg:width="0.584cm" svg:height="0.408cm" draw:transform="skewX (0.00191986217719372) rotate (-0.521853446346305) translate (19.126696281966cm 3.31228369658425cm)" svg:viewBox="0 0 585 409" svg:d="M0 206c0 0 145-462 291-2 147 460 294 3 294 3">
            <text:p/>
          </draw:path>
        </draw:g>
        <draw:line draw:style-name="gr2" draw:text-style-name="P2" draw:layer="layout" svg:x1="19.528cm" svg:y1="3.733cm" svg:x2="21.699cm" svg:y2="3.733cm">
          <text:p/>
        </draw:line>
        <draw:line draw:style-name="gr2" draw:text-style-name="P2" draw:layer="layout" svg:x1="19.528cm" svg:y1="5.903cm" svg:x2="18.009cm" svg:y2="7.422cm">
          <text:p/>
        </draw:line>
        <draw:line draw:style-name="gr2" draw:text-style-name="P2" draw:layer="layout" svg:x1="19.528cm" svg:y1="5.904cm" svg:x2="19.528cm" svg:y2="3.733cm">
          <text:p/>
        </draw:line>
        <draw:g>
          <draw:path draw:style-name="gr1" draw:text-style-name="P1" draw:layer="layout" svg:width="0.543cm" svg:height="0.634cm" draw:transform="rotate (-3.14159265358979) translate (21.7061108249948cm 6.55009366529897cm)" svg:viewBox="0 0 544 635" svg:d="M0 635c272-1 544-638 273-635s53 635 271 632">
            <text:p/>
          </draw:path>
          <draw:path draw:style-name="gr1" draw:text-style-name="P1" draw:layer="layout" svg:width="0.545cm" svg:height="0.634cm" draw:transform="rotate (-3.14159265358979) translate (21.162581007776cm 6.55009370463386cm)" svg:viewBox="0 0 546 635" svg:d="M0 635c273 0 545-636 274-635-272 1 53 635 272 635">
            <text:p/>
          </draw:path>
          <draw:path draw:style-name="gr1" draw:text-style-name="P1" draw:layer="layout" svg:width="0.542cm" svg:height="0.635cm" draw:transform="rotate (-3.14159265358979) translate (20.6167094669185cm 6.55341841442954cm)" svg:viewBox="0 0 543 636" svg:d="M0 636c272-1 542-635 271-636s54 636 272 636">
            <text:p/>
          </draw:path>
          <draw:path draw:style-name="gr1" draw:text-style-name="P1" draw:layer="layout" svg:width="0.544cm" svg:height="0.634cm" draw:transform="rotate (-3.14159265358979) translate (20.073590514882cm 6.55018905798486cm)" svg:viewBox="0 0 545 635" svg:d="M0 635c273 0 544-636 272-635-273 1 54 635 273 635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3.755cm" svg:y="2.255cm" svg:viewBox="0 0 1666 832" draw:points="833,832 0,832 0,0 1666,0 1666,832">
            <text:p/>
          </draw:polygon>
          <draw:path draw:style-name="gr4" draw:text-style-name="P4" draw:layer="layout" svg:width="0.978cm" svg:height="0.695cm" svg:x="23.809cm" svg:y="2.414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4.866cm" svg:y="2.253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9.137cm" svg:y="2.255cm" svg:viewBox="0 0 1666 832" draw:points="833,832 0,832 0,0 1666,0 1666,832">
            <text:p/>
          </draw:polygon>
          <draw:path draw:style-name="gr4" draw:text-style-name="P4" draw:layer="layout" svg:width="0.978cm" svg:height="0.695cm" svg:x="19.191cm" svg:y="2.414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0.248cm" svg:y="2.253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18.771cm" svg:y="6.955cm" svg:viewBox="0 0 462 423" draw:points="231,423 0,423 0,0 462,0 462,423">
            <text:p/>
          </draw:polygon>
          <draw:path draw:style-name="gr4" draw:text-style-name="P4" draw:layer="layout" svg:width="0.365cm" svg:height="0.447cm" svg:x="18.823cm" svg:y="6.942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1.103cm" svg:y="3.961cm" svg:viewBox="0 0 426 423" draw:points="213,423 0,423 0,0 426,0 426,423">
            <text:p/>
          </draw:polygon>
          <draw:path draw:style-name="gr4" draw:text-style-name="P4" draw:layer="layout" svg:width="0.385cm" svg:height="0.447cm" svg:x="21.143cm" svg:y="3.948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6.229cm" svg:y="5.189cm" svg:viewBox="0 0 532 560" draw:points="267,560 0,560 0,0 532,0 532,560">
            <text:p/>
          </draw:polygon>
          <draw:polygon draw:style-name="gr4" draw:text-style-name="P4" draw:layer="layout" svg:width="0.358cm" svg:height="0.033cm" svg:x="26.337cm" svg:y="5.164cm" svg:viewBox="0 0 359 34" draw:points="359,34 359,0 0,0 0,34">
            <text:p/>
          </draw:polygon>
          <draw:path draw:style-name="gr4" draw:text-style-name="P4" draw:layer="layout" svg:width="0.365cm" svg:height="0.447cm" svg:x="26.281cm" svg:y="5.31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6.265cm" svg:y="3.967cm" svg:viewBox="0 0 426 423" draw:points="213,423 0,423 0,0 426,0 426,423">
            <text:p/>
          </draw:polygon>
          <draw:path draw:style-name="gr4" draw:text-style-name="P4" draw:layer="layout" svg:width="0.385cm" svg:height="0.447cm" svg:x="26.305cm" svg:y="3.954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24.659cm" svg:y="4.329cm" svg:viewBox="0 0 462 423" draw:points="231,423 0,423 0,0 462,0 462,423">
            <text:p/>
          </draw:polygon>
          <draw:path draw:style-name="gr4" draw:text-style-name="P4" draw:layer="layout" svg:width="0.365cm" svg:height="0.447cm" svg:x="24.711cm" svg:y="4.316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draw:path draw:style-name="gr1" draw:text-style-name="P1" draw:layer="layout" svg:width="0.584cm" svg:height="0.408cm" draw:transform="skewX (-0.00191986217719373) rotate (-0.523598775598299) translate (12.544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052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5574729044987cm 12.876813198329cm)" svg:viewBox="0 0 585 408" svg:d="M0 206c0 0 147-462 294-2 146 459 291 2 291 2">
            <text:p/>
          </draw:path>
        </draw:g>
        <draw:line draw:style-name="gr2" draw:text-style-name="P2" draw:layer="layout" svg:x1="13.961cm" svg:y1="13.298cm" svg:x2="16.132cm" svg:y2="13.298cm">
          <text:p/>
        </draw:line>
        <draw:line draw:style-name="gr2" draw:text-style-name="P2" draw:layer="layout" svg:x1="13.961cm" svg:y1="15.468cm" svg:x2="16.132cm" svg:y2="15.468cm">
          <text:p/>
        </draw:line>
        <draw:line draw:style-name="gr2" draw:text-style-name="P2" draw:layer="layout" svg:x1="13.961cm" svg:y1="15.469cm" svg:x2="13.961cm" svg:y2="13.298cm">
          <text:p/>
        </draw:line>
        <draw:g>
          <draw:path draw:style-name="gr1" draw:text-style-name="P1" draw:layer="layout" svg:width="0.541cm" svg:height="0.634cm" draw:transform="rotate (-2.6174702792159) translate (14.274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05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32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8631597990002cm 16.8350907578943cm)" svg:viewBox="0 0 545 636" svg:d="M0 636c273 1 547-636 273-636-273 0 54 637 272 636">
            <text:p/>
          </draw:path>
        </draw:g>
        <draw:g>
          <draw:path draw:style-name="gr1" draw:text-style-name="P1" draw:layer="layout" svg:width="0.584cm" svg:height="0.408cm" draw:transform="skewX (0.00191986217719373) rotate (-0.522900643897502) translate (7.7665427182883cm 12.2927033238935cm)" svg:viewBox="0 0 585 409" svg:d="M0 205c0 0 146-461 294-1s291 1 291 1">
            <text:p/>
          </draw:path>
          <draw:path draw:style-name="gr1" draw:text-style-name="P1" draw:layer="layout" svg:width="0.584cm" svg:height="0.408cm" draw:transform="rotate (-0.524820506074695) translate (8.27329328730524cm 12.5847467475579cm)" svg:viewBox="0 0 585 409" svg:d="M0 205c0 0 145-461 292 0 148 460 293-1 293-1">
            <text:p/>
          </draw:path>
          <draw:path draw:style-name="gr1" draw:text-style-name="P1" draw:layer="layout" svg:width="0.584cm" svg:height="0.408cm" draw:transform="skewX (0.00191986217719372) rotate (-0.521853446346305) translate (8.78069628196601cm 12.8772836965843cm)" svg:viewBox="0 0 585 409" svg:d="M0 206c0 0 145-462 291-2 147 460 294 3 294 3">
            <text:p/>
          </draw:path>
        </draw:g>
        <draw:line draw:style-name="gr2" draw:text-style-name="P2" draw:layer="layout" svg:x1="9.182cm" svg:y1="13.298cm" svg:x2="11.353cm" svg:y2="13.298cm">
          <text:p/>
        </draw:line>
        <draw:line draw:style-name="gr2" draw:text-style-name="P2" draw:layer="layout" svg:x1="9.182cm" svg:y1="15.468cm" svg:x2="7.663cm" svg:y2="16.987cm">
          <text:p/>
        </draw:line>
        <draw:line draw:style-name="gr2" draw:text-style-name="P2" draw:layer="layout" svg:x1="9.182cm" svg:y1="15.469cm" svg:x2="9.182cm" svg:y2="13.298cm">
          <text:p/>
        </draw:line>
        <draw:g>
          <draw:path draw:style-name="gr1" draw:text-style-name="P1" draw:layer="layout" svg:width="0.543cm" svg:height="0.634cm" draw:transform="rotate (-3.14159265358979) translate (11.3601108249948cm 16.115093665299cm)" svg:viewBox="0 0 544 635" svg:d="M0 635c272-1 544-638 273-635s53 635 271 632">
            <text:p/>
          </draw:path>
          <draw:path draw:style-name="gr1" draw:text-style-name="P1" draw:layer="layout" svg:width="0.545cm" svg:height="0.634cm" draw:transform="rotate (-3.14159265358979) translate (10.816581007776cm 16.1150937046339cm)" svg:viewBox="0 0 546 635" svg:d="M0 635c273 0 545-636 274-635-272 1 53 635 272 635">
            <text:p/>
          </draw:path>
          <draw:path draw:style-name="gr1" draw:text-style-name="P1" draw:layer="layout" svg:width="0.542cm" svg:height="0.635cm" draw:transform="rotate (-3.14159265358979) translate (10.2707094669185cm 16.1184184144295cm)" svg:viewBox="0 0 543 636" svg:d="M0 636c272-1 542-635 271-636s54 636 272 636">
            <text:p/>
          </draw:path>
          <draw:path draw:style-name="gr1" draw:text-style-name="P1" draw:layer="layout" svg:width="0.544cm" svg:height="0.634cm" draw:transform="rotate (-3.14159265358979) translate (9.72759051488205cm 16.1151890579849cm)" svg:viewBox="0 0 545 635" svg:d="M0 635c273 0 544-636 272-635-273 1 54 635 273 635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197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3.251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308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8.933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8.987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0.044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737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15.845cm" svg:y="13.459cm" svg:viewBox="0 0 359 34" draw:points="359,34 359,0 0,0 0,34">
            <text:p/>
          </draw:polygon>
          <draw:path draw:style-name="gr4" draw:text-style-name="P4" draw:layer="layout" svg:width="0.365cm" svg:height="0.447cm" svg:x="15.789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19cm" svg:y="14.742cm" svg:viewBox="0 0 426 423" draw:points="213,423 0,423 0,0 426,0 426,423">
            <text:p/>
          </draw:polygon>
          <draw:path draw:style-name="gr4" draw:text-style-name="P4" draw:layer="layout" svg:width="0.385cm" svg:height="0.447cm" svg:x="15.859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4.295cm" svg:y="14.246cm" svg:viewBox="0 0 512 560" draw:points="257,560 0,560 0,0 512,0 512,560">
            <text:p/>
          </draw:polygon>
          <draw:polygon draw:style-name="gr4" draw:text-style-name="P4" draw:layer="layout" svg:width="0.357cm" svg:height="0.033cm" svg:x="14.384cm" svg:y="14.221cm" svg:viewBox="0 0 358 34" draw:points="358,34 358,0 0,0 0,34">
            <text:p/>
          </draw:polygon>
          <draw:path draw:style-name="gr4" draw:text-style-name="P4" draw:layer="layout" svg:width="0.384cm" svg:height="0.447cm" svg:x="14.335cm" svg:y="14.3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0.941cm" svg:y="13.652cm" svg:viewBox="0 0 532 560" draw:points="267,560 0,560 0,0 532,0 532,560">
            <text:p/>
          </draw:polygon>
          <draw:polygon draw:style-name="gr4" draw:text-style-name="P4" draw:layer="layout" svg:width="0.358cm" svg:height="0.033cm" svg:x="11.049cm" svg:y="13.627cm" svg:viewBox="0 0 359 34" draw:points="359,34 359,0 0,0 0,34">
            <text:p/>
          </draw:polygon>
          <draw:path draw:style-name="gr4" draw:text-style-name="P4" draw:layer="layout" svg:width="0.365cm" svg:height="0.447cm" svg:x="10.993cm" svg:y="13.773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9.499cm" svg:y="14.414cm" svg:viewBox="0 0 512 560" draw:points="257,560 0,560 0,0 512,0 512,560">
            <text:p/>
          </draw:polygon>
          <draw:polygon draw:style-name="gr4" draw:text-style-name="P4" draw:layer="layout" svg:width="0.357cm" svg:height="0.033cm" svg:x="9.588cm" svg:y="14.389cm" svg:viewBox="0 0 358 34" draw:points="358,34 358,0 0,0 0,34">
            <text:p/>
          </draw:polygon>
          <draw:path draw:style-name="gr4" draw:text-style-name="P4" draw:layer="layout" svg:width="0.384cm" svg:height="0.447cm" svg:x="9.539cm" svg:y="14.535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8.425cm" svg:y="16.786cm" svg:viewBox="0 0 512 560" draw:points="257,560 0,560 0,0 512,0 512,560">
            <text:p/>
          </draw:polygon>
          <draw:polygon draw:style-name="gr4" draw:text-style-name="P4" draw:layer="layout" svg:width="0.357cm" svg:height="0.033cm" svg:x="8.514cm" svg:y="16.761cm" svg:viewBox="0 0 358 34" draw:points="358,34 358,0 0,0 0,34">
            <text:p/>
          </draw:polygon>
          <draw:path draw:style-name="gr4" draw:text-style-name="P4" draw:layer="layout" svg:width="0.384cm" svg:height="0.447cm" svg:x="8.465cm" svg:y="16.90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-0.00191986217719367) rotate (-0.523598775598299) translate (22.662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3.170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79) rotate (-0.524471440224296) translate (23.6754729044987cm 12.876813198329cm)" svg:viewBox="0 0 585 408" svg:d="M0 206c0 0 147-462 294-2 146 459 291 2 291 2">
            <text:p/>
          </draw:path>
        </draw:g>
        <draw:line draw:style-name="gr2" draw:text-style-name="P2" draw:layer="layout" svg:x1="24.079cm" svg:y1="13.298cm" svg:x2="26.25cm" svg:y2="13.298cm">
          <text:p/>
        </draw:line>
        <draw:line draw:style-name="gr2" draw:text-style-name="P2" draw:layer="layout" svg:x1="24.079cm" svg:y1="15.468cm" svg:x2="26.25cm" svg:y2="15.468cm">
          <text:p/>
        </draw:line>
        <draw:line draw:style-name="gr2" draw:text-style-name="P2" draw:layer="layout" svg:x1="24.079cm" svg:y1="15.469cm" svg:x2="24.079cm" svg:y2="13.298cm">
          <text:p/>
        </draw:line>
        <draw:g>
          <draw:path draw:style-name="gr1" draw:text-style-name="P1" draw:layer="layout" svg:width="0.541cm" svg:height="0.634cm" draw:transform="rotate (-2.6174702792159) translate (24.392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3.923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38) rotate (-2.61904107554269) translate (23.450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2.9811597990002cm 16.8350907578943cm)" svg:viewBox="0 0 545 636" svg:d="M0 636c273 1 547-636 273-636-273 0 54 637 272 636">
            <text:p/>
          </draw:path>
        </draw:g>
        <draw:g>
          <draw:path draw:style-name="gr1" draw:text-style-name="P1" draw:layer="layout" svg:width="0.584cm" svg:height="0.408cm" draw:transform="skewX (0.00191986217719367) rotate (-0.522900643897502) translate (17.8845427182883cm 12.2927033238935cm)" svg:viewBox="0 0 585 409" svg:d="M0 205c0 0 146-461 294-1s291 1 291 1">
            <text:p/>
          </draw:path>
          <draw:path draw:style-name="gr1" draw:text-style-name="P1" draw:layer="layout" svg:width="0.584cm" svg:height="0.408cm" draw:transform="rotate (-0.524820506074695) translate (18.3912932873052cm 12.5847467475579cm)" svg:viewBox="0 0 585 409" svg:d="M0 205c0 0 145-461 292 0 148 460 293-1 293-1">
            <text:p/>
          </draw:path>
          <draw:path draw:style-name="gr1" draw:text-style-name="P1" draw:layer="layout" svg:width="0.584cm" svg:height="0.408cm" draw:transform="skewX (0.00191986217719372) rotate (-0.521853446346305) translate (18.898696281966cm 12.8772836965843cm)" svg:viewBox="0 0 585 409" svg:d="M0 206c0 0 145-462 291-2 147 460 294 3 294 3">
            <text:p/>
          </draw:path>
        </draw:g>
        <draw:line draw:style-name="gr2" draw:text-style-name="P2" draw:layer="layout" svg:x1="19.3cm" svg:y1="13.298cm" svg:x2="21.471cm" svg:y2="13.298cm">
          <text:p/>
        </draw:line>
        <draw:line draw:style-name="gr2" draw:text-style-name="P2" draw:layer="layout" svg:x1="19.3cm" svg:y1="15.468cm" svg:x2="17.781cm" svg:y2="16.987cm">
          <text:p/>
        </draw:line>
        <draw:line draw:style-name="gr2" draw:text-style-name="P2" draw:layer="layout" svg:x1="19.3cm" svg:y1="15.469cm" svg:x2="19.3cm" svg:y2="13.298cm">
          <text:p/>
        </draw:line>
        <draw:g>
          <draw:path draw:style-name="gr1" draw:text-style-name="P1" draw:layer="layout" svg:width="0.543cm" svg:height="0.634cm" draw:transform="rotate (-3.14159265358979) translate (21.4781108249948cm 16.115093665299cm)" svg:viewBox="0 0 544 635" svg:d="M0 635c272-1 544-638 273-635s53 635 271 632">
            <text:p/>
          </draw:path>
          <draw:path draw:style-name="gr1" draw:text-style-name="P1" draw:layer="layout" svg:width="0.545cm" svg:height="0.634cm" draw:transform="rotate (-3.14159265358979) translate (20.934581007776cm 16.1150937046339cm)" svg:viewBox="0 0 546 635" svg:d="M0 635c273 0 545-636 274-635-272 1 53 635 272 635">
            <text:p/>
          </draw:path>
          <draw:path draw:style-name="gr1" draw:text-style-name="P1" draw:layer="layout" svg:width="0.542cm" svg:height="0.635cm" draw:transform="rotate (-3.14159265358979) translate (20.3887094669185cm 16.1184184144295cm)" svg:viewBox="0 0 543 636" svg:d="M0 636c272-1 542-635 271-636s54 636 272 636">
            <text:p/>
          </draw:path>
          <draw:path draw:style-name="gr1" draw:text-style-name="P1" draw:layer="layout" svg:width="0.544cm" svg:height="0.634cm" draw:transform="rotate (-3.14159265358979) translate (19.8455905148821cm 16.1151890579849cm)" svg:viewBox="0 0 545 635" svg:d="M0 635c273 0 544-636 272-635-273 1 54 635 273 635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3.315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23.369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4.426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9.051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9.105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0.162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5.855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25.963cm" svg:y="13.459cm" svg:viewBox="0 0 359 34" draw:points="359,34 359,0 0,0 0,34">
            <text:p/>
          </draw:polygon>
          <draw:path draw:style-name="gr4" draw:text-style-name="P4" draw:layer="layout" svg:width="0.365cm" svg:height="0.447cm" svg:x="25.907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5.937cm" svg:y="14.742cm" svg:viewBox="0 0 426 423" draw:points="213,423 0,423 0,0 426,0 426,423">
            <text:p/>
          </draw:polygon>
          <draw:path draw:style-name="gr4" draw:text-style-name="P4" draw:layer="layout" svg:width="0.385cm" svg:height="0.447cm" svg:x="25.977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1.059cm" svg:y="13.652cm" svg:viewBox="0 0 532 560" draw:points="267,560 0,560 0,0 532,0 532,560">
            <text:p/>
          </draw:polygon>
          <draw:polygon draw:style-name="gr4" draw:text-style-name="P4" draw:layer="layout" svg:width="0.358cm" svg:height="0.033cm" svg:x="21.167cm" svg:y="13.627cm" svg:viewBox="0 0 359 34" draw:points="359,34 359,0 0,0 0,34">
            <text:p/>
          </draw:polygon>
          <draw:path draw:style-name="gr4" draw:text-style-name="P4" draw:layer="layout" svg:width="0.365cm" svg:height="0.447cm" svg:x="21.111cm" svg:y="13.773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9.917cm" svg:y="14.214cm" svg:viewBox="0 0 512 560" draw:points="257,560 0,560 0,0 512,0 512,560">
            <text:p/>
          </draw:polygon>
          <draw:polygon draw:style-name="gr4" draw:text-style-name="P4" draw:layer="layout" svg:width="0.357cm" svg:height="0.033cm" svg:x="20.006cm" svg:y="14.189cm" svg:viewBox="0 0 358 34" draw:points="358,34 358,0 0,0 0,34">
            <text:p/>
          </draw:polygon>
          <draw:path draw:style-name="gr4" draw:text-style-name="P4" draw:layer="layout" svg:width="0.384cm" svg:height="0.447cm" svg:x="19.957cm" svg:y="14.335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8.543cm" svg:y="16.786cm" svg:viewBox="0 0 512 560" draw:points="257,560 0,560 0,0 512,0 512,560">
            <text:p/>
          </draw:polygon>
          <draw:polygon draw:style-name="gr4" draw:text-style-name="P4" draw:layer="layout" svg:width="0.357cm" svg:height="0.033cm" svg:x="18.632cm" svg:y="16.761cm" svg:viewBox="0 0 358 34" draw:points="358,34 358,0 0,0 0,34">
            <text:p/>
          </draw:polygon>
          <draw:path draw:style-name="gr4" draw:text-style-name="P4" draw:layer="layout" svg:width="0.384cm" svg:height="0.447cm" svg:x="18.583cm" svg:y="16.90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-0.00191986217719367) rotate (-0.523598775598299) translate (22.6365435778608cm 12.292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3.1443881506803cm 12.584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79) rotate (-0.524471440224296) translate (23.6494729044987cm 12.876813198329cm)" svg:viewBox="0 0 585 408" svg:d="M0 206c0 0 147-462 294-2 146 459 291 2 291 2">
            <text:p/>
          </draw:path>
        </draw:g>
        <draw:line draw:style-name="gr2" draw:text-style-name="P2" draw:layer="layout" svg:x1="24.053cm" svg:y1="13.298cm" svg:x2="26.224cm" svg:y2="13.298cm">
          <text:p/>
        </draw:line>
        <draw:line draw:style-name="gr2" draw:text-style-name="P2" draw:layer="layout" svg:x1="24.053cm" svg:y1="15.468cm" svg:x2="26.224cm" svg:y2="15.468cm">
          <text:p/>
        </draw:line>
        <draw:line draw:style-name="gr2" draw:text-style-name="P2" draw:layer="layout" svg:x1="24.053cm" svg:y1="15.469cm" svg:x2="24.053cm" svg:y2="13.298cm">
          <text:p/>
        </draw:line>
        <draw:g>
          <draw:path draw:style-name="gr1" draw:text-style-name="P1" draw:layer="layout" svg:width="0.541cm" svg:height="0.634cm" draw:transform="rotate (-2.6174702792159) translate (24.3668971705379cm 16.017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3.897357021174cm 16.287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23.4245296787927cm 16.561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2.9551597990002cm 16.8350907578943cm)" svg:viewBox="0 0 545 636" svg:d="M0 636c273 1 547-636 273-636-273 0 54 637 272 636">
            <text:p/>
          </draw:path>
        </draw:g>
        <draw:g>
          <draw:path draw:style-name="gr1" draw:text-style-name="P1" draw:layer="layout" svg:width="0.584cm" svg:height="0.408cm" draw:transform="skewX (0.00191986217719375) rotate (-0.522900643897502) translate (17.8585427182883cm 12.2927033238935cm)" svg:viewBox="0 0 585 409" svg:d="M0 205c0 0 146-461 294-1s291 1 291 1">
            <text:p/>
          </draw:path>
          <draw:path draw:style-name="gr1" draw:text-style-name="P1" draw:layer="layout" svg:width="0.584cm" svg:height="0.408cm" draw:transform="rotate (-0.524820506074695) translate (18.3652932873052cm 12.5847467475579cm)" svg:viewBox="0 0 585 409" svg:d="M0 205c0 0 145-461 292 0 148 460 293-1 293-1">
            <text:p/>
          </draw:path>
          <draw:path draw:style-name="gr1" draw:text-style-name="P1" draw:layer="layout" svg:width="0.584cm" svg:height="0.408cm" draw:transform="skewX (0.00191986217719372) rotate (-0.521853446346305) translate (18.872696281966cm 12.8772836965843cm)" svg:viewBox="0 0 585 409" svg:d="M0 206c0 0 145-462 291-2 147 460 294 3 294 3">
            <text:p/>
          </draw:path>
        </draw:g>
        <draw:line draw:style-name="gr2" draw:text-style-name="P2" draw:layer="layout" svg:x1="19.274cm" svg:y1="13.298cm" svg:x2="21.445cm" svg:y2="13.298cm">
          <text:p/>
        </draw:line>
        <draw:line draw:style-name="gr2" draw:text-style-name="P2" draw:layer="layout" svg:x1="19.274cm" svg:y1="15.468cm" svg:x2="17.755cm" svg:y2="16.987cm">
          <text:p/>
        </draw:line>
        <draw:line draw:style-name="gr2" draw:text-style-name="P2" draw:layer="layout" svg:x1="19.274cm" svg:y1="15.469cm" svg:x2="19.274cm" svg:y2="13.298cm">
          <text:p/>
        </draw:line>
        <draw:g>
          <draw:path draw:style-name="gr1" draw:text-style-name="P1" draw:layer="layout" svg:width="0.543cm" svg:height="0.634cm" draw:transform="rotate (-3.14159265358979) translate (21.4521108249948cm 16.115093665299cm)" svg:viewBox="0 0 544 635" svg:d="M0 635c272-1 544-638 273-635s53 635 271 632">
            <text:p/>
          </draw:path>
          <draw:path draw:style-name="gr1" draw:text-style-name="P1" draw:layer="layout" svg:width="0.545cm" svg:height="0.634cm" draw:transform="rotate (-3.14159265358979) translate (20.908581007776cm 16.1150937046339cm)" svg:viewBox="0 0 546 635" svg:d="M0 635c273 0 545-636 274-635-272 1 53 635 272 635">
            <text:p/>
          </draw:path>
          <draw:path draw:style-name="gr1" draw:text-style-name="P1" draw:layer="layout" svg:width="0.542cm" svg:height="0.635cm" draw:transform="rotate (-3.14159265358979) translate (20.3627094669185cm 16.1184184144295cm)" svg:viewBox="0 0 543 636" svg:d="M0 636c272-1 542-635 271-636s54 636 272 636">
            <text:p/>
          </draw:path>
          <draw:path draw:style-name="gr1" draw:text-style-name="P1" draw:layer="layout" svg:width="0.544cm" svg:height="0.634cm" draw:transform="rotate (-3.14159265358979) translate (19.8195905148821cm 16.1151890579849cm)" svg:viewBox="0 0 545 635" svg:d="M0 635c273 0 544-636 272-635-273 1 54 635 273 635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3.289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23.343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4.4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9.025cm" svg:y="11.82cm" svg:viewBox="0 0 1666 832" draw:points="833,832 0,832 0,0 1666,0 1666,832">
            <text:p/>
          </draw:polygon>
          <draw:path draw:style-name="gr4" draw:text-style-name="P4" draw:layer="layout" svg:width="0.978cm" svg:height="0.695cm" svg:x="19.079cm" svg:y="11.97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0.136cm" svg:y="11.81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5.829cm" svg:y="13.484cm" svg:viewBox="0 0 532 560" draw:points="267,560 0,560 0,0 532,0 532,560">
            <text:p/>
          </draw:polygon>
          <draw:polygon draw:style-name="gr4" draw:text-style-name="P4" draw:layer="layout" svg:width="0.358cm" svg:height="0.033cm" svg:x="25.937cm" svg:y="13.459cm" svg:viewBox="0 0 359 34" draw:points="359,34 359,0 0,0 0,34">
            <text:p/>
          </draw:polygon>
          <draw:path draw:style-name="gr4" draw:text-style-name="P4" draw:layer="layout" svg:width="0.365cm" svg:height="0.447cm" svg:x="25.881cm" svg:y="13.605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5.911cm" svg:y="14.742cm" svg:viewBox="0 0 426 423" draw:points="213,423 0,423 0,0 426,0 426,423">
            <text:p/>
          </draw:polygon>
          <draw:path draw:style-name="gr4" draw:text-style-name="P4" draw:layer="layout" svg:width="0.385cm" svg:height="0.447cm" svg:x="25.951cm" svg:y="14.729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24.687cm" svg:y="14.046cm" svg:viewBox="0 0 512 560" draw:points="257,560 0,560 0,0 512,0 512,560">
            <text:p/>
          </draw:polygon>
          <draw:polygon draw:style-name="gr4" draw:text-style-name="P4" draw:layer="layout" svg:width="0.357cm" svg:height="0.033cm" svg:x="24.776cm" svg:y="14.021cm" svg:viewBox="0 0 358 34" draw:points="358,34 358,0 0,0 0,34">
            <text:p/>
          </draw:polygon>
          <draw:path draw:style-name="gr4" draw:text-style-name="P4" draw:layer="layout" svg:width="0.384cm" svg:height="0.447cm" svg:x="24.727cm" svg:y="14.16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1.033cm" svg:y="13.652cm" svg:viewBox="0 0 532 560" draw:points="267,560 0,560 0,0 532,0 532,560">
            <text:p/>
          </draw:polygon>
          <draw:polygon draw:style-name="gr4" draw:text-style-name="P4" draw:layer="layout" svg:width="0.358cm" svg:height="0.033cm" svg:x="21.141cm" svg:y="13.627cm" svg:viewBox="0 0 359 34" draw:points="359,34 359,0 0,0 0,34">
            <text:p/>
          </draw:polygon>
          <draw:path draw:style-name="gr4" draw:text-style-name="P4" draw:layer="layout" svg:width="0.365cm" svg:height="0.447cm" svg:x="21.085cm" svg:y="13.773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8.517cm" svg:y="16.786cm" svg:viewBox="0 0 512 560" draw:points="257,560 0,560 0,0 512,0 512,560">
            <text:p/>
          </draw:polygon>
          <draw:polygon draw:style-name="gr4" draw:text-style-name="P4" draw:layer="layout" svg:width="0.357cm" svg:height="0.033cm" svg:x="18.606cm" svg:y="16.761cm" svg:viewBox="0 0 358 34" draw:points="358,34 358,0 0,0 0,34">
            <text:p/>
          </draw:polygon>
          <draw:path draw:style-name="gr4" draw:text-style-name="P4" draw:layer="layout" svg:width="0.384cm" svg:height="0.447cm" svg:x="18.557cm" svg:y="16.907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frame draw:style-name="gr6" draw:text-style-name="P6" draw:layer="layout" svg:width="7.874cm" svg:height="0.962cm" svg:x="1.245cm" svg:y="0.991cm">
          <draw:text-box>
            <text:p><text:span text:style-name="T1">t-</text:span><text:span text:style-name="T1">cha</text:span><text:span text:style-name="T1">nne</text:span><text:span text:style-name="T1">l</text:span></text:p>
          </draw:text-box>
        </draw:frame>
        <draw:frame draw:style-name="gr6" draw:text-style-name="P6" draw:layer="layout" svg:width="7.874cm" svg:height="0.962cm" svg:x="0.991cm" svg:y="10.643cm">
          <draw:text-box>
            <text:p><text:span text:style-name="T1">u-</text:span><text:span text:style-name="T1">cha</text:span><text:span text:style-name="T1">nne</text:span><text:span text:style-name="T1">l</text:span></text:p>
          </draw:text-box>
        </draw:frame>
        <draw:frame draw:style-name="gr6" draw:text-style-name="P6" draw:layer="layout" svg:width="1.778cm" svg:height="0.962cm" svg:x="5.309cm" svg:y="5.309cm">
          <draw:text-box>
            <text:p><text:span text:style-name="T1">LO</text:span></text:p>
          </draw:text-box>
        </draw:frame>
        <draw:frame draw:style-name="gr6" draw:text-style-name="P6" draw:layer="layout" svg:width="1.778cm" svg:height="0.962cm" svg:x="5.055cm" svg:y="15.023cm">
          <draw:text-box>
            <text:p><text:span text:style-name="T1">LO</text:span></text:p>
          </draw:text-box>
        </draw:frame>
        <draw:frame draw:style-name="gr7" draw:text-style-name="P6" draw:layer="layout" svg:width="2.032cm" svg:height="1.673cm" svg:x="11.405cm" svg:y="4.039cm">
          <draw:text-box>
            <text:p><text:span text:style-name="T1">NL</text:span><text:span text:style-name="T1">O</text:span></text:p>
          </draw:text-box>
        </draw:frame>
        <draw:frame draw:style-name="gr8" draw:text-style-name="P6" draw:layer="layout" svg:width="2.032cm" svg:height="1.046cm" svg:x="11.591cm" svg:y="13.661cm">
          <draw:text-box>
            <text:p><text:span text:style-name="T1">NL</text:span><text:span text:style-name="T1">O</text:span></text:p>
          </draw:text-box>
        </draw:frame>
        <draw:frame draw:style-name="gr9" draw:text-style-name="P6" draw:layer="layout" svg:width="2.032cm" svg:height="1.016cm" svg:x="21.565cm" svg:y="4.547cm">
          <draw:text-box>
            <text:p><text:span text:style-name="T1">SU</text:span><text:span text:style-name="T1">B</text:span></text:p>
          </draw:text-box>
        </draw:frame>
        <draw:frame draw:style-name="gr6" draw:text-style-name="P6" draw:layer="layout" svg:width="2.032cm" svg:height="0.962cm" svg:x="21.819cm" svg:y="14.212cm">
          <draw:text-box>
            <text:p><text:span text:style-name="T1">SU</text:span><text:span text:style-name="T1">B</text:span></text:p>
          </draw:text-box>
        </draw:frame>
        <draw:frame draw:style-name="gr7" draw:text-style-name="P7" draw:layer="layout" svg:width="1.27cm" svg:height="1.673cm" svg:x="18.904cm" svg:y="4.244cm">
          <draw:text-box>
            <text:p><text:span text:style-name="T2">=</text:span></text:p>
          </draw:text-box>
        </draw:frame>
        <draw:frame draw:style-name="gr7" draw:text-style-name="P7" draw:layer="layout" svg:width="1.27cm" svg:height="1.673cm" svg:x="23.451cm" svg:y="13.753cm">
          <draw:text-box>
            <text:p><text:span text:style-name="T2">=</text:span></text:p>
          </draw:text-box>
        </draw:frame>
        <draw:frame draw:style-name="gr7" draw:text-style-name="P7" draw:layer="layout" svg:width="1.27cm" svg:height="1.673cm" svg:x="18.704cm" svg:y="13.753cm">
          <draw:text-box>
            <text:p><text:span text:style-name="T2">=</text:span></text:p>
          </draw:text-box>
        </draw:frame>
        <draw:g>
          <svg:title>TexMaths</svg:title>
          <svg:desc>18§display§f_s \otimes \sigma_{sW^+\to c}§svg§600§FALSE§</svg:desc>
          <draw:polygon draw:style-name="gr3" draw:text-style-name="P3" draw:layer="layout" svg:width="3.576cm" svg:height="0.561cm" svg:x="1.986cm" svg:y="9.636cm" svg:viewBox="0 0 3577 562" draw:points="1789,562 0,562 0,0 3577,0 3577,562">
            <text:p/>
          </draw:polygon>
          <draw:path draw:style-name="gr4" draw:text-style-name="P4" draw:layer="layout" svg:width="0.316cm" svg:height="0.577cm" svg:x="2.019cm" svg:y="9.627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ath draw:style-name="gr4" draw:text-style-name="P4" draw:layer="layout" svg:width="0.178cm" svg:height="0.201cm" svg:x="2.326cm" svg:y="9.973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8-56 98-74 0-42-46-49-62-53-4 0-16-3-19-3-16-3-24-13-24-23s8-22 19-27c11-9 27-9 34-9 10 0 33 1 43 16z">
            <text:p/>
          </draw:path>
          <draw:path draw:style-name="gr4" draw:text-style-name="P4" draw:layer="layout" svg:width="0.422cm" svg:height="0.423cm" svg:x="2.741cm" svg:y="9.705cm" svg:viewBox="0 0 423 424" svg:d="M423 212c0-117-95-212-211-212-118 0-212 97-212 212 0 117 95 212 212 212 118 0 211-97 211-212zM86 75c-1-1-5-6-5-7 0-3 50-52 131-52 21 0 80 3 132 52l-132 132zM68 344c-39-43-52-92-52-132 0-49 19-95 52-133l132 133zM356 79c30 32 52 81 52 133 0 49-19 95-52 132l-133-132zM338 349l5 6c0 2-51 53-131 53-22 0-81-4-133-53l133-133z">
            <text:p/>
          </draw:path>
          <draw:path draw:style-name="gr4" draw:text-style-name="P4" draw:layer="layout" svg:width="0.335cm" svg:height="0.28cm" svg:x="3.36cm" svg:y="9.801cm" svg:viewBox="0 0 336 281" svg:d="M305 37c9 0 31 0 31-21 0-16-13-16-25-16h-144c-96 0-167 105-167 180 0 56 37 101 95 101 75 0 160-76 160-174 0-12 0-42-20-70zM96 267c-31 0-57-22-57-68 0-19 9-72 30-110 27-43 65-52 87-52 53 0 59 42 59 61 0 30-13 82-35 115-24 38-59 54-84 54z">
            <text:p/>
          </draw:path>
          <draw:path draw:style-name="gr4" draw:text-style-name="P4" draw:layer="layout" svg:width="0.178cm" svg:height="0.201cm" svg:x="3.728cm" svg:y="9.997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  <draw:path draw:style-name="gr4" draw:text-style-name="P4" draw:layer="layout" svg:width="0.484cm" svg:height="0.312cm" svg:x="3.969cm" svg:y="9.891cm" svg:viewBox="0 0 485 313" svg:d="M425 52l8-12c11-11 21-23 42-24 5 0 10 0 10-10 0-3-3-6-5-6-11 0-24 1-35 1-14 0-35-1-49-1-1 0-9 0-9 10 0 6 6 6 8 6 10 0 24 3 24 16 0 4-4 13-6 16l-125 206-24-225c0-13 24-13 30-13s13 0 13-10c0 0-2-6-9-6-9 0-19 1-27 1-9 0-20 0-29 0-10 0-36-1-48-1-1 0-8 0-8 10 0 6 6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4.507cm" svg:y="9.856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4.867cm" svg:y="9.966cm" svg:viewBox="0 0 438 235" svg:d="M374 128c-56 42-63 100-63 100 0 7 4 7 10 7 9 0 10 0 12-7 3-12 10-41 33-65 26-28 49-33 67-39 2-1 5-4 5-6 0-4-3-6-9-7-65-20-86-66-96-105-2-6-5-6-12-6-6 0-10 0-10 7 0 0 4 30 26 61 10 16 23 29 37 39h-357c-7 0-17 0-17 10 0 11 10 11 17 11z">
            <text:p/>
          </draw:path>
          <draw:path draw:style-name="gr4" draw:text-style-name="P4" draw:layer="layout" svg:width="0.192cm" svg:height="0.201cm" svg:x="5.363cm" svg:y="9.997cm" svg:viewBox="0 0 193 202" svg:d="M168 26c-17 3-23 14-23 24 0 13 9 18 18 18 10 0 24-7 24-29 0-30-34-39-57-39-68 0-130 62-130 124 0 37 27 78 82 78 76 0 111-45 111-51 0-3-4-8-7-8s-5 1-7 5c-35 41-87 41-95 41-32 0-47-22-47-49 0-13 6-62 29-92 18-23 41-35 64-35 5 0 27 0 38 13z">
            <text:p/>
          </draw:path>
        </draw:g>
        <draw:g>
          <svg:title>TexMaths</svg:title>
          <svg:desc>18§display§f_s \otimes \sigma_{sW^+\to cg}§svg§600§FALSE§</svg:desc>
          <draw:polygon draw:style-name="gr3" draw:text-style-name="P3" draw:layer="layout" svg:width="3.837cm" svg:height="0.644cm" svg:x="7.32cm" svg:y="8.405cm" svg:viewBox="0 0 3838 645" draw:points="1920,645 0,645 0,0 3838,0 3838,645">
            <text:p/>
          </draw:polygon>
          <draw:path draw:style-name="gr4" draw:text-style-name="P4" draw:layer="layout" svg:width="0.316cm" svg:height="0.577cm" svg:x="7.353cm" svg:y="8.396cm" svg:viewBox="0 0 317 578" svg:d="M200 193h55c11 0 19 0 19-11 0-8-8-8-18-8h-53l13-73c3-13 12-58 16-65 6-13 17-22 30-22 3 0 19 0 30 12-27 1-33 24-33 33 0 16 12 23 23 23 16 0 35-14 35-39 0-29-29-43-55-43-21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4" draw:text-style-name="P4" draw:layer="layout" svg:width="0.178cm" svg:height="0.201cm" svg:x="7.66cm" svg:y="8.742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8-56 98-74 0-42-46-49-62-53-4 0-16-3-19-3-16-3-24-13-24-23s8-22 19-27c11-9 27-9 34-9 10 0 33 1 43 16z">
            <text:p/>
          </draw:path>
          <draw:path draw:style-name="gr4" draw:text-style-name="P4" draw:layer="layout" svg:width="0.422cm" svg:height="0.423cm" svg:x="8.075cm" svg:y="8.474cm" svg:viewBox="0 0 423 424" svg:d="M423 212c0-117-95-212-211-212-118 0-212 97-212 212 0 116 95 212 212 212 118 0 211-97 211-212zM86 75c-1-2-5-6-5-7 0-3 50-52 131-52 21 0 80 3 132 52l-132 132zM68 344c-39-43-52-92-52-132 0-49 19-95 52-133l132 133zM356 79c30 32 52 81 52 133 0 49-19 95-52 132l-133-132zM338 349l5 5c0 3-51 54-131 54-22 0-81-5-133-54l133-132z">
            <text:p/>
          </draw:path>
          <draw:path draw:style-name="gr4" draw:text-style-name="P4" draw:layer="layout" svg:width="0.335cm" svg:height="0.28cm" svg:x="8.694cm" svg:y="8.57cm" svg:viewBox="0 0 336 281" svg:d="M305 37c9 0 31 0 31-21 0-16-13-16-25-16h-144c-96 0-167 105-167 180 0 56 37 101 95 101 75 0 160-76 160-174 0-12 0-42-20-70zM96 267c-31 0-57-22-57-68 0-19 9-72 30-110 27-43 65-52 87-52 53 0 59 42 59 61 0 30-13 82-35 115-24 38-59 54-84 54z">
            <text:p/>
          </draw:path>
          <draw:path draw:style-name="gr4" draw:text-style-name="P4" draw:layer="layout" svg:width="0.178cm" svg:height="0.201cm" svg:x="9.063cm" svg:y="8.766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6-56 96-74 0-42-44-49-60-53-4 0-16-3-19-3-16-3-24-13-24-23s8-22 19-27c11-9 27-9 34-9 10 0 33 1 43 16z">
            <text:p/>
          </draw:path>
          <draw:path draw:style-name="gr4" draw:text-style-name="P4" draw:layer="layout" svg:width="0.484cm" svg:height="0.312cm" svg:x="9.303cm" svg:y="8.66cm" svg:viewBox="0 0 485 313" svg:d="M425 52l8-12c11-11 21-23 42-24 5 0 10 0 10-10 0-3-3-6-5-6-11 0-23 1-35 1-14 0-35-1-49-1-1 0-9 0-9 10 0 6 6 6 8 6 10 0 24 3 24 16 0 4-4 13-6 16l-125 206-24-225c0-13 24-13 30-13s13 0 13-10c0 0-2-6-9-6-9 0-19 1-27 1-9 0-20 0-29 0-10 0-36-1-48-1-1 0-8 0-8 10 0 6 6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9.842cm" svg:y="8.625cm" svg:viewBox="0 0 265 265" svg:d="M141 141h111c4 0 13 0 13-8 0-9-9-9-13-9h-111v-111c0-4 0-13-9-13-8 0-8 9-8 13v111h-111c-4 0-13 0-13 9 0 8 9 8 13 8h111v111c0 4 0 13 8 13 9 0 9-9 9-13z">
            <text:p/>
          </draw:path>
          <draw:path draw:style-name="gr4" draw:text-style-name="P4" draw:layer="layout" svg:width="0.437cm" svg:height="0.234cm" svg:x="10.202cm" svg:y="8.735cm" svg:viewBox="0 0 438 235" svg:d="M374 128c-56 42-63 100-63 100 0 7 4 7 10 7 9 0 10 0 12-7 3-12 10-41 33-65 26-28 49-33 67-39 2-2 5-4 5-6 0-4-3-6-9-7-65-20-86-66-96-105-2-6-5-6-12-6-6 0-10 0-10 7 0 0 4 30 26 61 10 16 23 29 37 39h-357c-7 0-17 0-17 10 0 11 10 11 17 11z">
            <text:p/>
          </draw:path>
          <draw:path draw:style-name="gr4" draw:text-style-name="P4" draw:layer="layout" svg:width="0.192cm" svg:height="0.201cm" svg:x="10.697cm" svg:y="8.766cm" svg:viewBox="0 0 193 202" svg:d="M168 26c-17 3-23 14-23 24 0 13 9 18 18 18 10 0 24-7 24-29 0-30-34-39-57-39-68 0-130 62-130 124 0 37 27 78 82 78 76 0 111-45 111-51 0-3-4-8-7-8s-5 1-7 5c-35 41-87 41-95 41-32 0-47-22-47-49 0-13 6-62 29-92 18-24 41-35 64-35 5 0 27 0 38 13z">
            <text:p/>
          </draw:path>
          <draw:path draw:style-name="gr4" draw:text-style-name="P4" draw:layer="layout" svg:width="0.219cm" svg:height="0.286cm" svg:x="10.915cm" svg:y="8.766cm" svg:viewBox="0 0 220 287" svg:d="M217 32c3-6 3-9 3-9 0-10-8-14-15-14-11 0-19 8-21 17-7-13-23-26-46-26-56 0-114 59-114 124 0 45 31 72 68 72 20 0 40-10 55-23l-9 39c-6 19-8 31-26 46-18 17-39 17-49 17-21 0-27-1-34-3 11-5 14-17 14-23 0-10-8-16-17-16-13 0-26 10-26 28 0 26 39 26 63 26 71 0 100-35 107-61zM157 137c-3 7-3 7-10 17-16 19-38 30-53 30-23 0-34-20-34-43 0-19 12-69 24-89 18-30 38-39 54-39 32 0 41 33 41 37 0 2 0 2-2 8z">
            <text:p/>
          </draw:path>
        </draw:g>
        <draw:g>
          <svg:title>TexMaths</svg:title>
          <svg:desc>18§display§f_g \otimes \sigma_{gW^+\to c\bar{s}}§svg§600§FALSE§</svg:desc>
          <draw:frame draw:style-name="gr10" draw:text-style-name="P2" draw:layer="layout" svg:width="3.729cm" svg:height="0.631cm" svg:x="11.886cm" svg:y="9.119cm">
            <draw:image xlink:href="Pictures/100026970000085F0000016CFB7F49CF00A556A2.svg" xlink:type="simple" xlink:show="embed" xlink:actuate="onLoad" loext:mime-type="image/svg+xml">
              <text:p/>
            </draw:image>
            <draw:image xlink:href="Pictures/10000201000000510000000EDC6D89F70B3F53D4.png" xlink:type="simple" xlink:show="embed" xlink:actuate="onLoad" loext:mime-type="image/png"/>
          </draw:frame>
        </draw:g>
        <draw:g>
          <svg:title>TexMaths</svg:title>
          <svg:desc>18§display§f_s \otimes {\cal P}_{s\to s} \otimes \sigma_{sW^+\to c}§svg§600§FALSE§</svg:desc>
          <draw:polygon draw:style-name="gr3" draw:text-style-name="P3" draw:layer="layout" svg:width="5.799cm" svg:height="0.561cm" svg:x="16.781cm" svg:y="7.996cm" svg:viewBox="0 0 5800 562" draw:points="2900,562 0,562 0,0 5800,0 5800,562">
            <text:p/>
          </draw:polygon>
          <draw:path draw:style-name="gr4" draw:text-style-name="P4" draw:layer="layout" svg:width="0.316cm" svg:height="0.577cm" svg:x="16.814cm" svg:y="7.987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ath draw:style-name="gr4" draw:text-style-name="P4" draw:layer="layout" svg:width="0.178cm" svg:height="0.201cm" svg:x="17.121cm" svg:y="8.333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8-56 98-74 0-42-46-49-62-53-4 0-16-3-19-3-16-3-24-13-24-23s8-22 19-27c11-9 27-9 34-9 10 0 33 1 43 16z">
            <text:p/>
          </draw:path>
          <draw:path draw:style-name="gr4" draw:text-style-name="P4" draw:layer="layout" svg:width="0.422cm" svg:height="0.423cm" svg:x="17.536cm" svg:y="8.065cm" svg:viewBox="0 0 423 424" svg:d="M423 212c0-117-95-212-211-212-118 0-212 97-212 212 0 117 95 212 212 212 118 0 211-97 211-212zM86 75c-1-1-5-6-5-7 0-3 50-52 131-52 21 0 80 3 132 52l-132 132zM68 344c-39-43-52-92-52-132 0-49 19-95 52-133l132 133zM356 79c30 32 51 81 51 133 0 49-18 95-51 132l-133-132zM338 349l5 6c0 2-51 53-131 53-22 0-81-4-133-53l133-133z">
            <text:p/>
          </draw:path>
          <draw:path draw:style-name="gr4" draw:text-style-name="P4" draw:layer="layout" svg:width="0.451cm" svg:height="0.465cm" svg:x="18.145cm" svg:y="8.001cm" svg:viewBox="0 0 452 466" svg:d="M207 0c-89 0-157 43-183 74-23 24-24 43-24 44 0 5 3 5 6 5 10 0 26-9 30-12 13-9 16-13 19-25 10-25 27-47 106-51-11 142-49 282-102 415-4 10-4 11-4 11 0 2 3 5 7 5 10 0 40-15 47-31 34-78 85-223 104-400h33c78 0 151 30 151 93 0 48-44 137-168 140-13 2-20 2-37 13-12 7-18 14-18 19 0 4 5 4 13 4 115 0 265-98 265-203 0-72-86-101-160-101z">
            <text:p/>
          </draw:path>
          <draw:path draw:style-name="gr4" draw:text-style-name="P4" draw:layer="layout" svg:width="0.178cm" svg:height="0.201cm" svg:x="18.601cm" svg:y="8.333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8-56 98-74 0-42-46-49-62-53-4 0-16-3-19-3-16-3-24-13-24-23s8-22 19-27c11-9 27-9 34-9 10 0 33 1 43 16z">
            <text:p/>
          </draw:path>
          <draw:path draw:style-name="gr4" draw:text-style-name="P4" draw:layer="layout" svg:width="0.437cm" svg:height="0.234cm" svg:x="18.842cm" svg:y="8.301cm" svg:viewBox="0 0 438 235" svg:d="M374 128c-56 42-63 100-63 100 0 7 4 7 10 7 9 0 10 0 12-7 3-12 10-41 33-65 26-28 49-33 67-39 2-1 5-4 5-6 0-4-3-6-9-7-65-20-86-66-96-105-2-6-5-6-12-6-6 0-10 0-10 7 0 0 4 30 26 61 10 16 23 29 37 39h-357c-7 0-17 0-17 10 0 11 10 11 17 11z">
            <text:p/>
          </draw:path>
          <draw:path draw:style-name="gr4" draw:text-style-name="P4" draw:layer="layout" svg:width="0.178cm" svg:height="0.201cm" svg:x="19.341cm" svg:y="8.333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  <draw:path draw:style-name="gr4" draw:text-style-name="P4" draw:layer="layout" svg:width="0.422cm" svg:height="0.423cm" svg:x="19.759cm" svg:y="8.065cm" svg:viewBox="0 0 423 424" svg:d="M423 212c0-117-95-212-211-212-118 0-212 97-212 212 0 117 95 212 212 212 118 0 211-97 211-212zM86 75c-1-1-5-6-5-7 0-3 50-52 131-52 21 0 80 3 132 52l-132 132zM68 344c-39-43-52-92-52-132 0-49 19-95 52-133l132 133zM356 79c30 32 51 81 51 133 0 49-18 95-51 132l-133-132zM338 349l5 6c0 2-51 53-131 53-22 0-81-4-133-53l133-133z">
            <text:p/>
          </draw:path>
          <draw:path draw:style-name="gr4" draw:text-style-name="P4" draw:layer="layout" svg:width="0.335cm" svg:height="0.28cm" svg:x="20.378cm" svg:y="8.161cm" svg:viewBox="0 0 336 281" svg:d="M305 37c9 0 31 0 31-21 0-16-13-16-25-16h-144c-96 0-167 105-167 180 0 56 37 101 95 101 75 0 160-76 160-174 0-12 0-42-20-70zM96 267c-31 0-57-22-57-68 0-19 9-72 30-110 27-43 65-52 87-52 53 0 59 42 59 61 0 30-13 82-35 115-24 38-59 54-84 54z">
            <text:p/>
          </draw:path>
          <draw:path draw:style-name="gr4" draw:text-style-name="P4" draw:layer="layout" svg:width="0.178cm" svg:height="0.201cm" svg:x="20.747cm" svg:y="8.357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  <draw:path draw:style-name="gr4" draw:text-style-name="P4" draw:layer="layout" svg:width="0.484cm" svg:height="0.312cm" svg:x="20.987cm" svg:y="8.251cm" svg:viewBox="0 0 485 313" svg:d="M425 52l8-12c9-11 21-23 42-24 4 0 10 0 10-10 0-3-3-6-6-6-10 0-23 1-34 1-14 0-35-1-49-1-1 0-9 0-9 10 0 6 6 6 8 6 10 0 24 3 24 16 0 4-4 13-6 16l-125 206-24-225c0-13 24-13 30-13s11 0 11-10c0 0 0-6-7-6-9 0-19 1-27 1-9 0-20 0-29 0-10 0-38-1-48-1-1 0-8 0-8 10 0 6 6 6 11 6 20 0 22 3 23 7 0 3 2 16 3 29l-122 202-23-218c0-3-2-7-2-7 0-13 28-13 32-13 6 0 12 0 12-10 0-2-2-6-8-6-13 0-44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21.526cm" svg:y="8.216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21.886cm" svg:y="8.326cm" svg:viewBox="0 0 438 235" svg:d="M374 128c-56 42-63 100-63 100 0 7 4 7 10 7 9 0 10 0 12-7 3-12 10-41 33-65 26-28 49-33 66-39 3-1 6-4 6-6 0-4-3-6-9-7-65-20-86-66-96-105-2-6-5-6-12-6-6 0-10 0-10 7 0 0 4 30 26 61 10 16 23 29 37 39h-357c-7 0-17 0-17 10 0 11 10 11 17 11z">
            <text:p/>
          </draw:path>
          <draw:path draw:style-name="gr4" draw:text-style-name="P4" draw:layer="layout" svg:width="0.192cm" svg:height="0.201cm" svg:x="22.381cm" svg:y="8.357cm" svg:viewBox="0 0 193 202" svg:d="M167 26c-16 3-22 14-22 24 0 13 9 18 18 18 10 0 24-7 24-29 0-30-34-39-57-39-68 0-130 62-130 124 0 37 27 78 82 78 76 0 111-45 111-51 0-3-4-8-7-8s-5 1-7 5c-35 41-88 41-95 41-32 0-47-22-47-49 0-13 6-62 29-92 18-23 41-35 64-35 5 0 27 0 37 13z">
            <text:p/>
          </draw:path>
        </draw:g>
        <draw:g>
          <svg:title>TexMaths</svg:title>
          <svg:desc>18§display§f_g \otimes {\cal P}_{g\to s} \otimes \sigma_{sW^+\to c}§svg§600§FALSE§</svg:desc>
          <draw:polygon draw:style-name="gr3" draw:text-style-name="P3" draw:layer="layout" svg:width="5.847cm" svg:height="0.618cm" svg:x="20.591cm" svg:y="9.22cm" svg:viewBox="0 0 5848 619" draw:points="2923,619 0,619 0,0 5848,0 5848,619">
            <text:p/>
          </draw:polygon>
          <draw:path draw:style-name="gr4" draw:text-style-name="P4" draw:layer="layout" svg:width="0.316cm" svg:height="0.576cm" svg:x="20.624cm" svg:y="9.21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4" draw:text-style-name="P4" draw:layer="layout" svg:width="0.219cm" svg:height="0.285cm" svg:x="20.919cm" svg:y="9.55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2cm" svg:x="21.369cm" svg:y="9.28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451cm" svg:height="0.464cm" svg:x="21.979cm" svg:y="9.225cm" svg:viewBox="0 0 452 465" svg:d="M207 0c-89 0-157 43-183 73-23 25-24 44-24 45 0 4 3 4 6 4 10 0 26-8 30-11 13-9 16-13 19-25 10-26 27-47 106-51-11 142-49 282-102 414-4 10-4 12-4 12 0 1 3 4 7 4 10 0 40-14 47-30 34-78 85-223 104-400h33c78 0 151 30 151 93 0 48-44 137-168 140-13 1-20 1-37 13-12 7-18 14-18 18 0 5 5 5 13 5 115 0 265-98 265-203 0-72-86-101-160-101z">
            <text:p/>
          </draw:path>
          <draw:path draw:style-name="gr4" draw:text-style-name="P4" draw:layer="layout" svg:width="0.219cm" svg:height="0.285cm" svg:x="22.423cm" svg:y="9.55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39 33 39 37 0 2 0 2 0 8z">
            <text:p/>
          </draw:path>
          <draw:path draw:style-name="gr4" draw:text-style-name="P4" draw:layer="layout" svg:width="0.437cm" svg:height="0.234cm" svg:x="22.699cm" svg:y="9.525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ath draw:style-name="gr4" draw:text-style-name="P4" draw:layer="layout" svg:width="0.178cm" svg:height="0.201cm" svg:x="23.199cm" svg:y="9.557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4" draw:text-style-name="P4" draw:layer="layout" svg:width="0.422cm" svg:height="0.422cm" svg:x="23.617cm" svg:y="9.28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335cm" svg:height="0.28cm" svg:x="24.237cm" svg:y="9.385cm" svg:viewBox="0 0 336 281" svg:d="M305 37c7 0 31 0 31-21 0-16-13-16-25-16h-144c-96 0-167 105-167 180 0 56 37 101 95 101 75 0 160-77 160-174 0-12 0-42-20-70zM96 266c-31 0-57-21-57-67 0-19 9-72 30-110 27-43 65-52 87-52 53 0 59 42 59 61 0 30-13 82-35 115-24 37-59 53-84 53z">
            <text:p/>
          </draw:path>
          <draw:path draw:style-name="gr4" draw:text-style-name="P4" draw:layer="layout" svg:width="0.178cm" svg:height="0.201cm" svg:x="24.604cm" svg:y="9.581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4" draw:text-style-name="P4" draw:layer="layout" svg:width="0.484cm" svg:height="0.311cm" svg:x="24.845cm" svg:y="9.474cm" svg:viewBox="0 0 485 312" svg:d="M425 52l8-12c11-11 21-23 42-24 5 0 10 0 10-10 0-3-3-6-5-6-11 0-24 1-35 1-14 0-35-1-49-1-1 0-9 0-9 10 0 6 6 6 8 6 10 0 24 3 24 16 0 4-4 13-6 16l-125 205-24-224c0-13 24-13 30-13s13 0 13-10c0 0-2-6-9-6-9 0-19 1-27 1-9 0-20 0-29 0-10 0-36-1-48-1-1 0-8 0-8 10 0 6 6 6 11 6 20 0 22 3 23 7 0 3 2 16 3 29l-122 201-23-217c0-3-2-7-2-7 0-13 28-13 32-13 6 0 12 0 12-10 0-2-2-6-8-6-13 0-43 1-56 1-16 0-34-1-47-1-5 0-9 1-9 9 0 7 6 7 13 7 20 0 20 3 22 14l30 271c0 9 1 11 8 11 8 0 12-4 13-8l140-229 25 226c0 10 2 11 8 11 9 0 12-4 15-8z">
            <text:p/>
          </draw:path>
          <draw:path draw:style-name="gr4" draw:text-style-name="P4" draw:layer="layout" svg:width="0.264cm" svg:height="0.264cm" svg:x="25.383cm" svg:y="9.44cm" svg:viewBox="0 0 265 265" svg:d="M141 141h111c4 0 13 0 13-9 0-8-9-8-13-8h-111v-111c0-4 0-13-9-13-8 0-8 9-8 13v111h-111c-4 0-13 0-13 8 0 9 9 9 13 9h111v111c0 4 0 13 8 13 9 0 9-9 9-13z">
            <text:p/>
          </draw:path>
          <draw:path draw:style-name="gr4" draw:text-style-name="P4" draw:layer="layout" svg:width="0.437cm" svg:height="0.234cm" svg:x="25.743cm" svg:y="9.549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ath draw:style-name="gr4" draw:text-style-name="P4" draw:layer="layout" svg:width="0.192cm" svg:height="0.201cm" svg:x="26.239cm" svg:y="9.581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</draw:g>
        <draw:frame draw:style-name="gr7" draw:text-style-name="P7" draw:layer="layout" svg:width="1.27cm" svg:height="1.673cm" svg:x="23.804cm" svg:y="4.245cm">
          <draw:text-box>
            <text:p><text:span text:style-name="T2">=</text:span></text:p>
          </draw:text-box>
        </draw:frame>
        <draw:line draw:style-name="gr11" draw:text-style-name="P8" draw:layer="layout" svg:x1="0cm" svg:y1="10.389cm" svg:x2="27.661cm" svg:y2="10.389cm">
          <text:p/>
        </draw:line>
        <draw:g>
          <svg:title>TexMaths</svg:title>
          <svg:desc>18§display§f_{\bar{c}} \otimes \sigma_{\bar{c}W^+\to \bar{s}}§svg§600§FALSE§</svg:desc>
          <draw:polygon draw:style-name="gr3" draw:text-style-name="P3" draw:layer="layout" svg:width="3.597cm" svg:height="0.561cm" svg:x="1.987cm" svg:y="19.727cm" svg:viewBox="0 0 3598 562" draw:points="1798,562 0,562 0,0 3598,0 3598,562">
            <text:p/>
          </draw:polygon>
          <draw:path draw:style-name="gr4" draw:text-style-name="P4" draw:layer="layout" svg:width="0.316cm" svg:height="0.577cm" svg:x="2.02cm" svg:y="19.718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olygon draw:style-name="gr4" draw:text-style-name="P4" draw:layer="layout" svg:width="0.176cm" svg:height="0.018cm" svg:x="2.347cm" svg:y="19.996cm" svg:viewBox="0 0 177 19" draw:points="177,19 177,0 0,0 0,19">
            <text:p/>
          </draw:polygon>
          <draw:path draw:style-name="gr4" draw:text-style-name="P4" draw:layer="layout" svg:width="0.192cm" svg:height="0.201cm" svg:x="2.322cm" svg:y="20.064cm" svg:viewBox="0 0 193 202" svg:d="M167 26c-16 3-22 14-22 24 0 13 9 18 18 18 10 0 24-7 24-29 0-30-34-39-57-39-68 0-130 62-130 124 0 37 27 78 82 78 76 0 111-45 111-51 0-3-4-8-7-8s-5 1-7 5c-35 41-87 41-95 41-32 0-47-22-47-49 0-13 6-62 29-92 18-23 41-35 64-35 5 0 27 0 37 13z">
            <text:p/>
          </draw:path>
          <draw:path draw:style-name="gr4" draw:text-style-name="P4" draw:layer="layout" svg:width="0.422cm" svg:height="0.423cm" svg:x="2.728cm" svg:y="19.796cm" svg:viewBox="0 0 423 424" svg:d="M423 212c0-117-95-212-211-212-118 0-212 97-212 212 0 117 95 212 212 212 118 0 211-97 211-212zM86 75c-1-1-5-6-5-7 0-3 50-52 131-52 21 0 80 3 132 52l-132 132zM68 344c-39-43-52-92-52-132 0-49 19-95 52-133l132 133zM356 79c30 32 51 81 51 133 0 49-18 95-51 132l-133-132zM338 349l5 6c0 2-51 53-131 53-22 0-81-4-133-53l133-133z">
            <text:p/>
          </draw:path>
          <draw:path draw:style-name="gr4" draw:text-style-name="P4" draw:layer="layout" svg:width="0.334cm" svg:height="0.28cm" svg:x="3.349cm" svg:y="19.892cm" svg:viewBox="0 0 335 281" svg:d="M305 37c9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olygon draw:style-name="gr4" draw:text-style-name="P4" draw:layer="layout" svg:width="0.176cm" svg:height="0.018cm" svg:x="3.736cm" svg:y="20.021cm" svg:viewBox="0 0 177 19" draw:points="177,19 177,0 0,0 0,19">
            <text:p/>
          </draw:polygon>
          <draw:path draw:style-name="gr4" draw:text-style-name="P4" draw:layer="layout" svg:width="0.192cm" svg:height="0.201cm" svg:x="3.712cm" svg:y="20.088cm" svg:viewBox="0 0 193 202" svg:d="M167 26c-16 3-22 14-22 24 0 13 9 18 18 18 10 0 24-7 24-29 0-30-34-39-57-39-68 0-130 62-130 124 0 37 27 78 82 78 76 0 111-45 111-51 0-3-4-8-7-8s-5 1-7 5c-35 41-88 41-95 41-32 0-47-22-47-49 0-13 6-62 29-92 18-23 41-35 64-35 5 0 27 0 37 13z">
            <text:p/>
          </draw:path>
          <draw:path draw:style-name="gr4" draw:text-style-name="P4" draw:layer="layout" svg:width="0.484cm" svg:height="0.312cm" svg:x="3.945cm" svg:y="19.982cm" svg:viewBox="0 0 485 313" svg:d="M425 52l8-12c10-11 21-23 42-24 4 0 10 0 10-10 0-3-3-6-6-6-10 0-23 1-34 1-15 0-35-1-49-1-2 0-9 0-9 10 0 6 6 6 7 6 11 0 25 3 25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4.484cm" svg:y="19.947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4.844cm" svg:y="20.057cm" svg:viewBox="0 0 438 235" svg:d="M374 128c-56 42-63 100-63 100 0 7 4 7 10 7 9 0 10 0 12-7 2-12 10-41 33-65 26-28 49-33 66-39 3-1 6-4 6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5.37cm" svg:y="20.021cm" svg:viewBox="0 0 177 19" draw:points="177,19 177,0 0,0 0,19">
            <text:p/>
          </draw:polygon>
          <draw:path draw:style-name="gr4" draw:text-style-name="P4" draw:layer="layout" svg:width="0.178cm" svg:height="0.201cm" svg:x="5.343cm" svg:y="20.088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</draw:g>
        <draw:g>
          <svg:title>TexMaths</svg:title>
          <svg:desc>18§display§f_{\bar{c}} \otimes {\cal P}_{\bar{c}\to \bar{c}} \otimes \sigma_{\bar{c}W^+\to \bar{s}}§svg§600§FALSE§</svg:desc>
          <draw:polygon draw:style-name="gr3" draw:text-style-name="P3" draw:layer="layout" svg:width="5.795cm" svg:height="0.561cm" svg:x="16.782cm" svg:y="18.086cm" svg:viewBox="0 0 5796 562" draw:points="2899,562 0,562 0,0 5796,0 5796,562">
            <text:p/>
          </draw:polygon>
          <draw:path draw:style-name="gr4" draw:text-style-name="P4" draw:layer="layout" svg:width="0.316cm" svg:height="0.577cm" svg:x="16.815cm" svg:y="18.077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olygon draw:style-name="gr4" draw:text-style-name="P4" draw:layer="layout" svg:width="0.176cm" svg:height="0.018cm" svg:x="17.142cm" svg:y="18.355cm" svg:viewBox="0 0 177 19" draw:points="177,19 177,0 0,0 0,19">
            <text:p/>
          </draw:polygon>
          <draw:path draw:style-name="gr4" draw:text-style-name="P4" draw:layer="layout" svg:width="0.192cm" svg:height="0.201cm" svg:x="17.118cm" svg:y="18.423cm" svg:viewBox="0 0 193 202" svg:d="M167 26c-16 3-22 14-22 24 0 13 9 18 18 18 10 0 24-7 24-29 0-30-34-39-57-39-68 0-130 62-130 124 0 37 27 78 82 78 76 0 111-45 111-51 0-3-4-8-7-8s-5 1-7 5c-35 41-87 41-95 41-32 0-47-22-47-49 0-13 6-62 29-92 18-23 41-35 64-35 5 0 27 0 37 13z">
            <text:p/>
          </draw:path>
          <draw:path draw:style-name="gr4" draw:text-style-name="P4" draw:layer="layout" svg:width="0.422cm" svg:height="0.423cm" svg:x="17.524cm" svg:y="18.155cm" svg:viewBox="0 0 423 424" svg:d="M423 212c0-117-95-212-211-212-118 0-212 97-212 212 0 117 95 212 212 212 118 0 211-97 211-212zM86 75c-1-1-5-6-5-7 0-3 50-52 131-52 21 0 80 3 132 52l-132 132zM68 344c-39-43-52-92-52-132 0-49 19-95 52-133l132 133zM356 79c30 32 52 81 52 133 0 49-19 95-52 132l-133-132zM338 349l5 6c0 2-51 53-131 53-22 0-81-4-133-53l133-133z">
            <text:p/>
          </draw:path>
          <draw:path draw:style-name="gr4" draw:text-style-name="P4" draw:layer="layout" svg:width="0.451cm" svg:height="0.465cm" svg:x="18.133cm" svg:y="18.091cm" svg:viewBox="0 0 452 466" svg:d="M207 0c-89 0-157 43-183 74-23 24-24 43-24 44 0 5 3 5 6 5 10 0 26-9 30-12 13-9 16-13 19-25 10-25 27-47 106-51-11 142-49 282-102 415-4 10-4 11-4 11 0 2 3 5 7 5 10 0 40-15 47-31 34-78 85-223 104-400h33c78 0 151 30 151 93 0 48-44 137-168 140-13 2-20 2-37 13-12 7-18 14-18 19 0 4 5 4 13 4 115 0 265-98 265-203 0-72-86-101-160-101z">
            <text:p/>
          </draw:path>
          <draw:polygon draw:style-name="gr4" draw:text-style-name="P4" draw:layer="layout" svg:width="0.176cm" svg:height="0.018cm" svg:x="18.609cm" svg:y="18.355cm" svg:viewBox="0 0 177 19" draw:points="177,19 177,0 0,0 0,19">
            <text:p/>
          </draw:polygon>
          <draw:path draw:style-name="gr4" draw:text-style-name="P4" draw:layer="layout" svg:width="0.192cm" svg:height="0.201cm" svg:x="18.585cm" svg:y="18.423cm" svg:viewBox="0 0 193 202" svg:d="M167 26c-16 3-22 14-22 24 0 13 9 18 18 18 10 0 24-7 24-29 0-30-34-39-57-39-68 0-130 62-130 124 0 37 27 78 82 78 76 0 111-45 111-51 0-3-4-8-7-8s-5 1-7 5c-35 41-88 41-95 41-32 0-47-22-47-49 0-13 6-62 29-92 18-23 41-35 64-35 5 0 27 0 37 13z">
            <text:p/>
          </draw:path>
          <draw:path draw:style-name="gr4" draw:text-style-name="P4" draw:layer="layout" svg:width="0.437cm" svg:height="0.234cm" svg:x="18.818cm" svg:y="18.391cm" svg:viewBox="0 0 438 235" svg:d="M374 128c-56 42-63 100-63 100 0 7 4 7 10 7 9 0 10 0 12-7 3-12 10-41 33-65 26-28 49-33 66-39 3-1 6-4 6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19.338cm" svg:y="18.355cm" svg:viewBox="0 0 177 19" draw:points="177,19 177,0 0,0 0,19">
            <text:p/>
          </draw:polygon>
          <draw:path draw:style-name="gr4" draw:text-style-name="P4" draw:layer="layout" svg:width="0.192cm" svg:height="0.201cm" svg:x="19.314cm" svg:y="18.423cm" svg:viewBox="0 0 193 202" svg:d="M167 26c-16 3-22 14-22 24 0 13 9 18 18 18 10 0 24-7 24-29 0-30-34-39-57-39-68 0-130 62-130 124 0 37 27 78 82 78 76 0 111-45 111-51 0-3-4-8-7-8s-5 1-7 5c-35 41-87 41-95 41-32 0-47-22-47-49 0-13 6-62 29-92 18-23 41-35 64-35 5 0 27 0 37 13z">
            <text:p/>
          </draw:path>
          <draw:path draw:style-name="gr4" draw:text-style-name="P4" draw:layer="layout" svg:width="0.422cm" svg:height="0.423cm" svg:x="19.721cm" svg:y="18.155cm" svg:viewBox="0 0 423 424" svg:d="M423 212c0-117-95-212-211-212-118 0-212 97-212 212 0 117 95 212 212 212 118 0 211-97 211-212zM86 75c-1-1-5-6-5-7 0-3 50-52 131-52 21 0 80 3 132 52l-132 132zM68 344c-39-43-52-92-52-132 0-49 19-95 52-133l132 133zM356 79c30 32 52 81 52 133 0 49-19 95-52 132l-133-132zM338 349l5 6c0 2-51 53-131 53-22 0-81-4-133-53l133-133z">
            <text:p/>
          </draw:path>
          <draw:path draw:style-name="gr4" draw:text-style-name="P4" draw:layer="layout" svg:width="0.335cm" svg:height="0.28cm" svg:x="20.342cm" svg:y="18.251cm" svg:viewBox="0 0 336 281" svg:d="M305 37c9 0 31 0 31-21 0-16-13-16-25-16h-144c-96 0-167 105-167 180 0 56 37 101 95 101 75 0 160-76 160-174 0-12 0-42-20-70zM96 267c-31 0-57-22-57-68 0-19 9-72 30-110 27-43 65-52 87-52 53 0 59 42 59 61 0 30-13 82-35 115-24 38-59 54-84 54z">
            <text:p/>
          </draw:path>
          <draw:polygon draw:style-name="gr4" draw:text-style-name="P4" draw:layer="layout" svg:width="0.176cm" svg:height="0.018cm" svg:x="20.729cm" svg:y="18.38cm" svg:viewBox="0 0 177 19" draw:points="177,19 177,0 0,0 0,19">
            <text:p/>
          </draw:polygon>
          <draw:path draw:style-name="gr4" draw:text-style-name="P4" draw:layer="layout" svg:width="0.192cm" svg:height="0.201cm" svg:x="20.705cm" svg:y="18.447cm" svg:viewBox="0 0 193 202" svg:d="M167 26c-16 3-22 14-22 24 0 13 9 18 18 18 10 0 24-7 24-29 0-30-34-39-57-39-68 0-130 62-130 124 0 37 27 78 82 78 76 0 111-45 111-51 0-3-4-8-7-8s-5 1-7 5c-35 41-87 41-95 41-32 0-47-22-47-49 0-13 6-62 29-92 18-23 41-35 64-35 5 0 27 0 37 13z">
            <text:p/>
          </draw:path>
          <draw:path draw:style-name="gr4" draw:text-style-name="P4" draw:layer="layout" svg:width="0.484cm" svg:height="0.312cm" svg:x="20.938cm" svg:y="18.341cm" svg:viewBox="0 0 485 313" svg:d="M425 52l8-12c11-11 21-23 42-24 5 0 10 0 10-10 0-3-3-6-5-6-11 0-24 1-35 1-14 0-35-1-49-1-1 0-9 0-9 10 0 6 6 6 8 6 10 0 24 3 24 16 0 4-4 13-6 16l-125 206-24-225c0-13 24-13 30-13s13 0 13-10c0 0-2-6-9-6-9 0-19 1-27 1-9 0-20 0-29 0-10 0-36-1-48-1-1 0-8 0-8 10 0 6 6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21.476cm" svg:y="18.306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21.836cm" svg:y="18.416cm" svg:viewBox="0 0 438 235" svg:d="M374 128c-56 42-63 100-63 100 0 7 4 7 10 7 9 0 10 0 12-7 3-12 10-41 33-65 26-28 49-33 67-39 2-1 5-4 5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22.363cm" svg:y="18.38cm" svg:viewBox="0 0 177 19" draw:points="177,19 177,0 0,0 0,19">
            <text:p/>
          </draw:polygon>
          <draw:path draw:style-name="gr4" draw:text-style-name="P4" draw:layer="layout" svg:width="0.178cm" svg:height="0.201cm" svg:x="22.336cm" svg:y="18.447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</draw:g>
        <draw:g>
          <svg:title>TexMaths</svg:title>
          <svg:desc>18§display§f_g \otimes {\cal P}_{g\to \bar{c}} \otimes \sigma_{\bar{c}W^+\to\bar{s}}§svg§600§FALSE§</svg:desc>
          <draw:polygon draw:style-name="gr3" draw:text-style-name="P3" draw:layer="layout" svg:width="5.869cm" svg:height="0.618cm" svg:x="20.592cm" svg:y="19.31cm" svg:viewBox="0 0 5870 619" draw:points="2935,619 0,619 0,0 5870,0 5870,619">
            <text:p/>
          </draw:polygon>
          <draw:path draw:style-name="gr4" draw:text-style-name="P4" draw:layer="layout" svg:width="0.316cm" svg:height="0.576cm" svg:x="20.625cm" svg:y="19.301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4" draw:text-style-name="P4" draw:layer="layout" svg:width="0.219cm" svg:height="0.285cm" svg:x="20.92cm" svg:y="19.64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2cm" svg:x="21.37cm" svg:y="19.37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451cm" svg:height="0.464cm" svg:x="21.98cm" svg:y="19.315cm" svg:viewBox="0 0 452 465" svg:d="M207 0c-89 0-157 43-183 73-23 25-24 44-24 45 0 4 3 4 6 4 10 0 26-8 30-11 13-9 16-13 19-25 10-26 27-47 106-51-11 142-49 282-102 414-4 10-4 12-4 12 0 1 3 4 7 4 10 0 40-14 47-30 34-78 85-223 104-400h33c78 0 151 30 151 93 0 48-44 137-168 140-13 1-20 1-37 13-12 7-18 14-18 18 0 5 5 5 13 5 115 0 265-98 265-203 0-72-86-101-160-101z">
            <text:p/>
          </draw:path>
          <draw:path draw:style-name="gr4" draw:text-style-name="P4" draw:layer="layout" svg:width="0.219cm" svg:height="0.285cm" svg:x="22.424cm" svg:y="19.647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39 33 39 37 0 2 0 2 0 8z">
            <text:p/>
          </draw:path>
          <draw:path draw:style-name="gr4" draw:text-style-name="P4" draw:layer="layout" svg:width="0.437cm" svg:height="0.234cm" svg:x="22.7cm" svg:y="19.615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olygon draw:style-name="gr4" draw:text-style-name="P4" draw:layer="layout" svg:width="0.176cm" svg:height="0.018cm" svg:x="23.222cm" svg:y="19.579cm" svg:viewBox="0 0 177 19" draw:points="177,19 177,0 0,0 0,19">
            <text:p/>
          </draw:polygon>
          <draw:path draw:style-name="gr4" draw:text-style-name="P4" draw:layer="layout" svg:width="0.192cm" svg:height="0.201cm" svg:x="23.197cm" svg:y="19.647cm" svg:viewBox="0 0 193 202" svg:d="M167 26c-16 3-22 14-22 24 0 13 9 18 18 18 10 0 24-8 24-29 0-30-34-39-57-39-68 0-130 62-130 124 0 37 27 78 82 78 76 0 111-45 111-51 0-3-4-8-7-8s-5 1-7 5c-35 41-88 41-95 41-32 0-47-22-47-49 0-13 6-62 29-92 18-24 41-35 64-35 5 0 27 0 37 13z">
            <text:p/>
          </draw:path>
          <draw:path draw:style-name="gr4" draw:text-style-name="P4" draw:layer="layout" svg:width="0.422cm" svg:height="0.422cm" svg:x="23.605cm" svg:y="19.37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335cm" svg:height="0.28cm" svg:x="24.225cm" svg:y="19.475cm" svg:viewBox="0 0 336 281" svg:d="M305 37c9 0 31 0 31-21 0-16-13-16-25-16h-144c-96 0-167 105-167 180 0 56 37 101 95 101 75 0 160-77 160-174 0-12 0-42-20-70zM96 266c-31 0-57-21-57-67 0-19 9-72 30-110 27-43 65-52 87-52 53 0 59 42 59 61 0 30-13 82-35 115-24 37-59 53-84 53z">
            <text:p/>
          </draw:path>
          <draw:polygon draw:style-name="gr4" draw:text-style-name="P4" draw:layer="layout" svg:width="0.176cm" svg:height="0.018cm" svg:x="24.613cm" svg:y="19.603cm" svg:viewBox="0 0 177 19" draw:points="177,19 177,0 0,0 0,19">
            <text:p/>
          </draw:polygon>
          <draw:path draw:style-name="gr4" draw:text-style-name="P4" draw:layer="layout" svg:width="0.192cm" svg:height="0.201cm" svg:x="24.588cm" svg:y="19.671cm" svg:viewBox="0 0 193 202" svg:d="M168 26c-17 3-23 14-23 24 0 13 9 18 18 18 10 0 24-8 24-29 0-30-34-39-57-39-68 0-130 62-130 124 0 37 27 78 82 78 76 0 111-45 111-51 0-3-4-8-7-8s-5 1-7 5c-35 41-87 41-95 41-32 0-47-22-47-49 0-13 6-62 29-92 18-24 41-35 64-35 5 0 27 0 38 13z">
            <text:p/>
          </draw:path>
          <draw:path draw:style-name="gr4" draw:text-style-name="P4" draw:layer="layout" svg:width="0.484cm" svg:height="0.311cm" svg:x="24.822cm" svg:y="19.564cm" svg:viewBox="0 0 485 312" svg:d="M425 52l8-12c11-11 21-23 42-24 5 0 10 0 10-10 0-3-3-6-5-6-11 0-23 1-35 1-14 0-35-1-49-1-1 0-9 0-9 10 0 6 6 6 8 6 10 0 24 3 24 16 0 4-4 13-6 16l-125 205-24-224c0-13 24-13 30-13s13 0 13-10c0 0-2-6-9-6-9 0-19 1-27 1-9 0-20 0-29 0-10 0-36-1-48-1-1 0-8 0-8 10 0 6 6 6 11 6 20 0 22 3 23 7 0 3 2 16 3 29l-122 201-23-217c0-3-2-7-2-7 0-13 28-13 32-13 6 0 12 0 12-10 0-2-2-6-8-6-13 0-43 1-56 1-16 0-34-1-47-1-5 0-9 1-9 9 0 7 6 7 13 7 20 0 20 3 22 14l30 271c0 9 1 11 8 11 8 0 12-4 13-8l140-229 25 226c0 10 2 11 8 11 9 0 12-4 15-8z">
            <text:p/>
          </draw:path>
          <draw:path draw:style-name="gr4" draw:text-style-name="P4" draw:layer="layout" svg:width="0.264cm" svg:height="0.264cm" svg:x="25.36cm" svg:y="19.53cm" svg:viewBox="0 0 265 265" svg:d="M141 141h111c4 0 13 0 13-9 0-8-9-8-13-8h-111v-111c0-4 0-13-9-13-8 0-8 9-8 13v111h-111c-4 0-13 0-13 8 0 9 9 9 13 9h111v111c0 4 0 13 8 13 9 0 9-9 9-13z">
            <text:p/>
          </draw:path>
          <draw:path draw:style-name="gr4" draw:text-style-name="P4" draw:layer="layout" svg:width="0.437cm" svg:height="0.234cm" svg:x="25.72cm" svg:y="19.639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olygon draw:style-name="gr4" draw:text-style-name="P4" draw:layer="layout" svg:width="0.176cm" svg:height="0.018cm" svg:x="26.247cm" svg:y="19.603cm" svg:viewBox="0 0 177 19" draw:points="177,19 177,0 0,0 0,19">
            <text:p/>
          </draw:polygon>
          <draw:path draw:style-name="gr4" draw:text-style-name="P4" draw:layer="layout" svg:width="0.178cm" svg:height="0.201cm" svg:x="26.22cm" svg:y="19.671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</draw:g>
        <draw:g>
          <svg:title>TexMaths</svg:title>
          <svg:desc>18§display§f_{\bar{c}} \otimes \sigma_{\bar{c}W^+\to \bar{s}g}§svg§600§FALSE§</svg:desc>
          <draw:polygon draw:style-name="gr3" draw:text-style-name="P3" draw:layer="layout" svg:width="3.826cm" svg:height="0.644cm" svg:x="6.833cm" svg:y="18.457cm" svg:viewBox="0 0 3827 645" draw:points="1914,645 0,645 0,0 3827,0 3827,645">
            <text:p/>
          </draw:polygon>
          <draw:path draw:style-name="gr4" draw:text-style-name="P4" draw:layer="layout" svg:width="0.316cm" svg:height="0.577cm" svg:x="6.866cm" svg:y="18.448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olygon draw:style-name="gr4" draw:text-style-name="P4" draw:layer="layout" svg:width="0.176cm" svg:height="0.018cm" svg:x="7.193cm" svg:y="18.726cm" svg:viewBox="0 0 177 19" draw:points="177,19 177,0 0,0 0,19">
            <text:p/>
          </draw:polygon>
          <draw:path draw:style-name="gr4" draw:text-style-name="P4" draw:layer="layout" svg:width="0.192cm" svg:height="0.201cm" svg:x="7.168cm" svg:y="18.794cm" svg:viewBox="0 0 193 202" svg:d="M167 26c-16 3-22 14-22 24 0 13 9 18 18 18 10 0 24-7 24-29 0-30-34-39-57-39-68 0-130 62-130 124 0 37 27 78 82 78 76 0 111-45 111-51 0-3-4-8-7-8s-5 1-7 5c-35 41-87 41-95 41-32 0-47-22-47-49 0-13 6-62 29-92 18-24 41-35 64-35 5 0 27 0 37 13z">
            <text:p/>
          </draw:path>
          <draw:path draw:style-name="gr4" draw:text-style-name="P4" draw:layer="layout" svg:width="0.422cm" svg:height="0.423cm" svg:x="7.574cm" svg:y="18.526cm" svg:viewBox="0 0 423 424" svg:d="M423 212c0-117-95-212-211-212-118 0-212 97-212 212 0 116 95 212 212 212 118 0 211-97 211-212zM86 75c-1-2-5-6-5-7 0-3 50-52 131-52 21 0 80 3 132 52l-132 132zM68 344c-39-43-52-92-52-132 0-49 19-95 52-133l132 133zM356 79c30 32 51 81 51 133 0 49-18 95-51 132l-133-132zM338 349l5 5c0 3-51 54-131 54-22 0-81-5-133-54l133-132z">
            <text:p/>
          </draw:path>
          <draw:path draw:style-name="gr4" draw:text-style-name="P4" draw:layer="layout" svg:width="0.334cm" svg:height="0.28cm" svg:x="8.195cm" svg:y="18.622cm" svg:viewBox="0 0 335 281" svg:d="M305 37c9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olygon draw:style-name="gr4" draw:text-style-name="P4" draw:layer="layout" svg:width="0.176cm" svg:height="0.018cm" svg:x="8.582cm" svg:y="18.751cm" svg:viewBox="0 0 177 19" draw:points="177,19 177,0 0,0 0,19">
            <text:p/>
          </draw:polygon>
          <draw:path draw:style-name="gr4" draw:text-style-name="P4" draw:layer="layout" svg:width="0.192cm" svg:height="0.201cm" svg:x="8.558cm" svg:y="18.818cm" svg:viewBox="0 0 193 202" svg:d="M167 26c-16 3-22 14-22 24 0 13 9 18 18 18 10 0 24-7 24-29 0-30-34-39-57-39-68 0-130 62-130 124 0 37 27 78 82 78 76 0 111-45 111-51 0-3-4-8-7-8s-5 1-7 5c-35 41-88 41-95 41-32 0-47-22-47-49 0-13 6-62 29-92 18-24 41-35 64-35 5 0 27 0 37 13z">
            <text:p/>
          </draw:path>
          <draw:path draw:style-name="gr4" draw:text-style-name="P4" draw:layer="layout" svg:width="0.484cm" svg:height="0.312cm" svg:x="8.791cm" svg:y="18.712cm" svg:viewBox="0 0 485 313" svg:d="M425 52l8-12c10-11 21-23 42-24 4 0 10 0 10-10 0-3-3-6-6-6-10 0-23 1-34 1-14 0-35-1-49-1-1 0-9 0-9 10 0 6 6 6 8 6 10 0 24 3 24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9.33cm" svg:y="18.677cm" svg:viewBox="0 0 265 265" svg:d="M141 141h111c4 0 13 0 13-8 0-9-9-9-13-9h-111v-111c0-4 0-13-9-13-8 0-8 9-8 13v111h-111c-4 0-13 0-13 9 0 8 9 8 13 8h111v111c0 4 0 13 8 13 9 0 9-9 9-13z">
            <text:p/>
          </draw:path>
          <draw:path draw:style-name="gr4" draw:text-style-name="P4" draw:layer="layout" svg:width="0.437cm" svg:height="0.234cm" svg:x="9.69cm" svg:y="18.787cm" svg:viewBox="0 0 438 235" svg:d="M374 128c-56 42-63 100-63 100 0 7 4 7 10 7 9 0 10 0 12-7 2-12 10-41 33-65 26-28 49-33 66-39 3-2 6-4 6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10.217cm" svg:y="18.751cm" svg:viewBox="0 0 177 19" draw:points="177,19 177,0 0,0 0,19">
            <text:p/>
          </draw:polygon>
          <draw:path draw:style-name="gr4" draw:text-style-name="P4" draw:layer="layout" svg:width="0.178cm" svg:height="0.201cm" svg:x="10.189cm" svg:y="18.818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6-56 96-74 0-42-44-49-60-53-4 0-16-3-19-3-16-3-24-13-24-23s8-22 19-27c11-9 27-9 34-9 10 0 33 1 43 16z">
            <text:p/>
          </draw:path>
          <draw:path draw:style-name="gr4" draw:text-style-name="P4" draw:layer="layout" svg:width="0.219cm" svg:height="0.286cm" svg:x="10.415cm" svg:y="18.818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39 33 39 37 0 2 0 2 0 8z">
            <text:p/>
          </draw:path>
        </draw:g>
        <draw:g>
          <svg:title>TexMaths</svg:title>
          <svg:desc>18§display§f_{g} \otimes \sigma_{gW^+\to \bar{s}c}§svg§600§FALSE§</svg:desc>
          <draw:polygon draw:style-name="gr3" draw:text-style-name="P3" draw:layer="layout" svg:width="3.862cm" svg:height="0.644cm" svg:x="11.897cm" svg:y="19.488cm" svg:viewBox="0 0 3863 645" draw:points="1931,645 0,645 0,0 3863,0 3863,645">
            <text:p/>
          </draw:polygon>
          <draw:path draw:style-name="gr4" draw:text-style-name="P4" draw:layer="layout" svg:width="0.316cm" svg:height="0.577cm" svg:x="11.93cm" svg:y="19.479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4" draw:text-style-name="P4" draw:layer="layout" svg:width="0.219cm" svg:height="0.286cm" svg:x="12.225cm" svg:y="19.825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3cm" svg:x="12.674cm" svg:y="19.557cm" svg:viewBox="0 0 423 424" svg:d="M423 212c0-117-95-212-211-212-118 0-212 97-212 212 0 117 95 212 212 212 118 0 211-97 211-212zM86 75c-1-2-5-6-5-7 0-3 50-52 131-52 21 0 80 3 132 52l-132 132zM68 344c-39-43-52-92-52-132 0-49 19-95 52-133l132 133zM356 79c30 32 51 81 51 133 0 49-18 95-51 132l-133-132zM338 349l5 5c0 3-51 54-131 54-22 0-81-5-133-54l133-132z">
            <text:p/>
          </draw:path>
          <draw:path draw:style-name="gr4" draw:text-style-name="P4" draw:layer="layout" svg:width="0.334cm" svg:height="0.28cm" svg:x="13.295cm" svg:y="19.653cm" svg:viewBox="0 0 335 281" svg:d="M305 37c7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ath draw:style-name="gr4" draw:text-style-name="P4" draw:layer="layout" svg:width="0.219cm" svg:height="0.286cm" svg:x="13.651cm" svg:y="19.849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39 33 39 37 0 2 0 2 0 8z">
            <text:p/>
          </draw:path>
          <draw:path draw:style-name="gr4" draw:text-style-name="P4" draw:layer="layout" svg:width="0.484cm" svg:height="0.312cm" svg:x="13.927cm" svg:y="19.743cm" svg:viewBox="0 0 485 313" svg:d="M425 52l8-12c10-11 21-23 42-24 4 0 10 0 10-10 0-3-3-6-6-6-10 0-23 1-34 1-14 0-35-1-49-1-1 0-9 0-9 10 0 6 6 6 8 6 10 0 24 3 24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14.466cm" svg:y="19.708cm" svg:viewBox="0 0 265 265" svg:d="M141 141h111c4 0 13 0 13-8 0-9-9-9-13-9h-111v-111c0-4 0-13-9-13-8 0-8 9-8 13v111h-111c-4 0-13 0-13 9 0 8 9 8 13 8h111v111c0 4 0 13 8 13 9 0 9-9 9-13z">
            <text:p/>
          </draw:path>
          <draw:path draw:style-name="gr4" draw:text-style-name="P4" draw:layer="layout" svg:width="0.437cm" svg:height="0.234cm" svg:x="14.826cm" svg:y="19.818cm" svg:viewBox="0 0 438 235" svg:d="M374 128c-56 42-63 100-63 100 0 7 4 7 10 7 9 0 10 0 12-7 2-12 10-41 33-65 26-28 49-33 67-39 2-2 5-4 5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15.353cm" svg:y="19.782cm" svg:viewBox="0 0 177 19" draw:points="177,19 177,0 0,0 0,19">
            <text:p/>
          </draw:polygon>
          <draw:path draw:style-name="gr4" draw:text-style-name="P4" draw:layer="layout" svg:width="0.178cm" svg:height="0.201cm" svg:x="15.325cm" svg:y="19.849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6-56 96-74 0-42-44-49-60-53-4 0-16-3-19-3-16-3-24-13-24-23s8-22 19-27c11-9 27-9 34-9 10 0 33 1 43 16z">
            <text:p/>
          </draw:path>
          <draw:path draw:style-name="gr4" draw:text-style-name="P4" draw:layer="layout" svg:width="0.192cm" svg:height="0.201cm" svg:x="15.56cm" svg:y="19.849cm" svg:viewBox="0 0 193 202" svg:d="M167 26c-16 3-22 14-22 24 0 13 9 18 18 18 10 0 24-7 24-29 0-30-34-39-57-39-68 0-130 62-130 124 0 37 27 78 82 78 76 0 111-45 111-51 0-3-4-8-7-8s-5 1-7 5c-35 41-88 41-95 41-32 0-47-22-47-49 0-13 6-62 29-92 18-24 41-35 64-35 5 0 27 0 37 13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9.373cm" svg:y="4.62cm" svg:viewBox="0 0 462 423" draw:points="231,423 0,423 0,0 462,0 462,423">
            <text:p/>
          </draw:polygon>
          <draw:path draw:style-name="gr4" draw:text-style-name="P4" draw:layer="layout" svg:width="0.365cm" svg:height="0.447cm" svg:x="9.425cm" svg:y="4.607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14§display§\color{red}
\ln(m_s)§svg§600§FALSE§</svg:desc>
          <draw:polygon draw:style-name="gr3" draw:text-style-name="P3" draw:layer="layout" svg:width="1.433cm" svg:height="0.491cm" svg:x="11.659cm" svg:y="5.057cm" svg:viewBox="0 0 1434 492" draw:points="717,492 0,492 0,0 1434,0 1434,492">
            <text:p/>
          </draw:polygon>
          <draw:path draw:style-name="gr12" draw:text-style-name="P9" draw:layer="layout" svg:width="0.11cm" svg:height="0.342cm" svg:x="11.675cm" svg:y="5.083cm" svg:viewBox="0 0 111 343" svg:d="M72 0l-72 6v15c35 0 39 4 39 27v257c0 22-5 22-39 22v16c17-1 43-1 55-1s37 0 56 1v-16c-34 0-39 0-39-22z">
            <text:p/>
          </draw:path>
          <draw:path draw:style-name="gr12" draw:text-style-name="P9" draw:layer="layout" svg:width="0.248cm" svg:height="0.217cm" svg:x="11.811cm" svg:y="5.20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2" draw:text-style-name="P9" draw:layer="layout" svg:width="0.114cm" svg:height="0.492cm" svg:x="12.118cm" svg:y="5.05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2" draw:text-style-name="P9" draw:layer="layout" svg:width="0.403cm" svg:height="0.223cm" svg:x="12.274cm" svg:y="5.207cm" svg:viewBox="0 0 404 224" svg:d="M29 189c-1 8-4 19-4 22 0 9 6 13 14 13 6 0 15-4 18-13 1-1 7-25 9-37l11-45c4-10 6-21 9-33 1-9 6-23 6-24 8-16 33-61 81-61 22 0 26 18 26 35 0 12-3 26-7 40l-14 57-10 39c-2 10-7 26-7 29 0 9 8 13 15 13 16 0 19-12 22-28 7-28 26-100 31-120 1-5 26-65 80-65 21 0 27 17 27 35 0 28-20 84-30 111-5 11-7 17-7 27 0 23 17 40 40 40 48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2" draw:text-style-name="P9" draw:layer="layout" svg:width="0.138cm" svg:height="0.156cm" svg:x="12.714cm" svg:y="5.347cm" svg:viewBox="0 0 139 157" svg:d="M125 22c-8 3-14 9-14 17s7 11 11 11c3 0 17-2 17-20 0-22-26-30-47-30-54 0-64 40-64 50 0 14 8 22 12 26 9 7 16 8 40 13 7 1 30 5 30 22 0 7-5 19-19 28-14 8-31 8-35 8-13 0-34-4-41-15 11-1 19-10 19-20 0-8-7-12-14-12-10 0-20 8-20 23 0 20 22 34 56 34 64 0 75-44 75-57 0-33-35-38-47-42-3 0-12-2-15-2-12-2-19-10-19-18s7-17 15-21c9-7 21-7 27-7 8 0 26 1 33 12z">
            <text:p/>
          </draw:path>
          <draw:path draw:style-name="gr12" draw:text-style-name="P9" draw:layer="layout" svg:width="0.114cm" svg:height="0.492cm" svg:x="12.928cm" svg:y="5.056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19.959cm" svg:y="4.328cm" svg:viewBox="0 0 462 423" draw:points="231,423 0,423 0,0 462,0 462,423">
            <text:p/>
          </draw:polygon>
          <draw:path draw:style-name="gr4" draw:text-style-name="P4" draw:layer="layout" svg:width="0.365cm" svg:height="0.447cm" svg:x="20.011cm" svg:y="4.315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14§display§\color{red}
\ln(m_c)§svg§600§FALSE§</svg:desc>
          <draw:polygon draw:style-name="gr3" draw:text-style-name="P3" draw:layer="layout" svg:width="1.423cm" svg:height="0.491cm" svg:x="11.7cm" svg:y="14.709cm" svg:viewBox="0 0 1424 492" draw:points="711,492 0,492 0,0 1424,0 1424,492">
            <text:p/>
          </draw:polygon>
          <draw:path draw:style-name="gr12" draw:text-style-name="P9" draw:layer="layout" svg:width="0.11cm" svg:height="0.342cm" svg:x="11.716cm" svg:y="14.735cm" svg:viewBox="0 0 111 343" svg:d="M72 0l-72 6v15c35 0 39 4 39 27v257c0 22-5 22-39 22v16c17-1 43-1 55-1s37 0 56 1v-16c-34 0-39 0-39-22z">
            <text:p/>
          </draw:path>
          <draw:path draw:style-name="gr12" draw:text-style-name="P9" draw:layer="layout" svg:width="0.248cm" svg:height="0.217cm" svg:x="11.852cm" svg:y="14.859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2" draw:text-style-name="P9" draw:layer="layout" svg:width="0.114cm" svg:height="0.492cm" svg:x="12.159cm" svg:y="14.708cm" svg:viewBox="0 0 115 493" svg:d="M115 489c0-2 0-3-9-12-61-61-77-154-77-230 0-86 19-172 80-234 6-5 6-6 6-9s-2-4-5-4c-5 0-49 34-79 96-25 54-31 109-31 151 0 39 6 98 32 154 31 61 73 92 78 92 3 0 5-1 5-4z">
            <text:p/>
          </draw:path>
          <draw:path draw:style-name="gr12" draw:text-style-name="P9" draw:layer="layout" svg:width="0.403cm" svg:height="0.223cm" svg:x="12.315cm" svg:y="14.859cm" svg:viewBox="0 0 404 224" svg:d="M29 189c-1 8-4 19-4 22 0 9 6 13 14 13 6 0 15-4 18-13 1-1 7-25 9-37l11-45c4-10 6-21 9-33 1-9 6-23 6-24 8-16 33-61 81-61 22 0 26 18 26 35 0 12-3 26-7 40l-14 57-10 39c-2 10-7 26-7 29 0 9 8 13 15 13 16 0 19-12 22-28 7-28 26-100 31-120 1-5 26-65 80-65 22 0 27 17 27 35 0 28-20 84-30 111-5 11-7 17-7 27 0 23 17 40 40 40 48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2" draw:text-style-name="P9" draw:layer="layout" svg:width="0.149cm" svg:height="0.156cm" svg:x="12.753cm" svg:y="14.999cm" svg:viewBox="0 0 150 157" svg:d="M131 20c-13 2-18 11-18 19 0 10 7 14 14 14s19-6 19-23c0-23-27-30-45-30-53 0-101 48-101 96 0 29 21 61 64 61 59 0 86-35 86-39 0-3-3-7-5-7-3 0-4 1-6 4-27 32-67 32-74 32-25 0-36-17-36-38 0-10 5-48 23-72 13-18 31-27 49-27 4 0 21 0 30 10z">
            <text:p/>
          </draw:path>
          <draw:path draw:style-name="gr12" draw:text-style-name="P9" draw:layer="layout" svg:width="0.114cm" svg:height="0.492cm" svg:x="12.96cm" svg:y="14.708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{\cal P}\sim
\ln(m_s)§svg§600§FALSE§</svg:desc>
          <draw:polygon draw:style-name="gr3" draw:text-style-name="P3" draw:layer="layout" svg:width="2.469cm" svg:height="0.491cm" svg:x="24.105cm" svg:y="7.866cm" svg:viewBox="0 0 2470 492" draw:points="1234,492 0,492 0,0 2470,0 2470,492">
            <text:p/>
          </draw:polygon>
          <draw:path draw:style-name="gr12" draw:text-style-name="P9" draw:layer="layout" svg:width="0.351cm" svg:height="0.361cm" svg:x="24.115cm" svg:y="7.897cm" svg:viewBox="0 0 352 362" svg:d="M161 0c-69 0-122 34-142 57-18 19-19 34-19 35 0 3 2 3 4 3 8 0 21-6 24-9 10-6 12-10 15-19 7-20 21-37 82-40-9 111-38 220-79 323-3 7-3 9-3 9 0 1 2 3 5 3 8 0 32-11 37-24 26-60 66-173 81-311h26c60 0 117 23 117 73 0 37-35 106-131 108-10 2-16 2-29 10-9 6-13 12-13 15s3 3 10 3c89 0 206-76 206-158 0-56-67-78-125-78z">
            <text:p/>
          </draw:path>
          <draw:path draw:style-name="gr12" draw:text-style-name="P9" draw:layer="layout" svg:width="0.328cm" svg:height="0.116cm" svg:x="24.651cm" svg:y="8.053cm" svg:viewBox="0 0 329 117" svg:d="M329 17c0-11-3-17-6-17s-7 4-7 13c-2 49-35 76-70 76-31 0-54-22-79-43-25-24-51-46-84-46-54 0-83 55-83 100 0 15 7 15 7 15 5 0 6-10 6-11 3-55 40-76 70-76 31 0 55 21 79 43 25 22 51 46 84 46 54 0 83-55 83-100z">
            <text:p/>
          </draw:path>
          <draw:path draw:style-name="gr12" draw:text-style-name="P9" draw:layer="layout" svg:width="0.11cm" svg:height="0.342cm" svg:x="25.158cm" svg:y="7.892cm" svg:viewBox="0 0 111 343" svg:d="M72 0l-72 6v15c35 0 39 4 39 27v257c0 22-5 22-39 22v16c17-1 43-1 55-1s37 0 56 1v-16c-34 0-39 0-39-22z">
            <text:p/>
          </draw:path>
          <draw:path draw:style-name="gr12" draw:text-style-name="P9" draw:layer="layout" svg:width="0.248cm" svg:height="0.217cm" svg:x="25.294cm" svg:y="8.01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2" draw:text-style-name="P9" draw:layer="layout" svg:width="0.114cm" svg:height="0.492cm" svg:x="25.6cm" svg:y="7.865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2" draw:text-style-name="P9" draw:layer="layout" svg:width="0.403cm" svg:height="0.223cm" svg:x="25.756cm" svg:y="8.016cm" svg:viewBox="0 0 404 224" svg:d="M29 189c-1 8-4 19-4 22 0 9 6 13 14 13 6 0 15-4 18-13 1-1 7-25 9-37l11-45c4-10 6-21 9-33 1-9 6-23 6-24 8-16 33-61 81-61 22 0 26 18 26 35 0 12-3 26-7 40l-14 57-10 39c-2 10-7 26-7 29 0 9 8 13 15 13 16 0 19-12 22-28 7-28 26-100 29-120 3-5 28-65 82-65 21 0 27 17 27 35 0 28-20 84-30 111-5 11-7 17-7 27 0 23 17 40 40 40 46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2" draw:text-style-name="P9" draw:layer="layout" svg:width="0.138cm" svg:height="0.156cm" svg:x="26.197cm" svg:y="8.156cm" svg:viewBox="0 0 139 157" svg:d="M125 22c-9 3-14 9-14 17s7 11 11 11c3 0 17-2 17-20 0-22-26-30-47-30-54 0-64 40-64 50 0 14 8 22 12 26 9 7 16 8 40 13 7 1 30 5 30 22 0 7-5 19-19 28-14 8-31 8-35 8-13 0-34-4-41-15 11-1 19-10 19-20 0-8-7-12-14-12-10 0-20 8-20 23 0 20 22 34 56 34 64 0 75-44 75-57 0-33-35-38-47-42-3 0-12-2-15-2-12-2-19-10-19-18s7-17 15-21c9-7 21-7 27-7 8 0 26 1 33 12z">
            <text:p/>
          </draw:path>
          <draw:path draw:style-name="gr12" draw:text-style-name="P9" draw:layer="layout" svg:width="0.114cm" svg:height="0.492cm" svg:x="26.41cm" svg:y="7.865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{\cal P}\sim
\ln(m_c)§svg§600§FALSE§</svg:desc>
          <draw:polygon draw:style-name="gr3" draw:text-style-name="P3" draw:layer="layout" svg:width="2.459cm" svg:height="0.491cm" svg:x="23.851cm" svg:y="18.011cm" svg:viewBox="0 0 2460 492" draw:points="1230,492 0,492 0,0 2460,0 2460,492">
            <text:p/>
          </draw:polygon>
          <draw:path draw:style-name="gr12" draw:text-style-name="P9" draw:layer="layout" svg:width="0.351cm" svg:height="0.361cm" svg:x="23.861cm" svg:y="18.042cm" svg:viewBox="0 0 352 362" svg:d="M161 0c-69 0-122 34-142 57-18 19-19 34-19 35 0 3 2 3 4 3 8 0 21-6 24-9 10-6 12-10 15-19 7-20 21-37 82-40-8 111-38 219-79 323-3 7-3 9-3 9 0 1 2 3 5 3 8 0 32-11 37-24 26-60 66-173 81-311h26c60 0 117 23 117 73 0 37-35 106-131 108-10 2-16 2-29 10-9 6-13 12-13 15s3 3 10 3c89 0 206-76 206-158 0-56-67-78-125-78z">
            <text:p/>
          </draw:path>
          <draw:path draw:style-name="gr12" draw:text-style-name="P9" draw:layer="layout" svg:width="0.328cm" svg:height="0.116cm" svg:x="24.397cm" svg:y="18.198cm" svg:viewBox="0 0 329 117" svg:d="M329 17c0-11-3-17-6-17s-7 4-7 13c-2 49-35 76-70 76-31 0-54-22-79-43-25-24-50-46-84-46-54 0-83 55-83 100 0 15 7 15 7 15 5 0 6-10 6-11 3-55 40-76 70-76 31 0 55 21 79 43 25 22 51 46 84 46 54 0 83-55 83-100z">
            <text:p/>
          </draw:path>
          <draw:path draw:style-name="gr12" draw:text-style-name="P9" draw:layer="layout" svg:width="0.11cm" svg:height="0.342cm" svg:x="24.904cm" svg:y="18.037cm" svg:viewBox="0 0 111 343" svg:d="M72 0l-72 6v15c35 0 39 4 39 27v257c0 22-5 22-39 22v16c17-1 43-1 55-1s37 0 56 1v-16c-34 0-39 0-39-22z">
            <text:p/>
          </draw:path>
          <draw:path draw:style-name="gr12" draw:text-style-name="P9" draw:layer="layout" svg:width="0.248cm" svg:height="0.217cm" svg:x="25.04cm" svg:y="18.161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2" draw:text-style-name="P9" draw:layer="layout" svg:width="0.114cm" svg:height="0.492cm" svg:x="25.346cm" svg:y="18.01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2" draw:text-style-name="P9" draw:layer="layout" svg:width="0.403cm" svg:height="0.223cm" svg:x="25.502cm" svg:y="18.161cm" svg:viewBox="0 0 404 224" svg:d="M29 189c-1 8-4 19-4 22 0 9 6 13 14 13 6 0 15-4 18-13 1-1 7-25 9-37l11-45c4-10 6-21 9-33 1-9 6-23 6-24 8-16 33-61 81-61 22 0 26 18 26 35 0 12-3 26-7 40l-14 57-10 39c-2 10-7 26-7 29 0 9 8 13 15 13 16 0 19-12 22-28 7-28 26-100 29-120 3-5 28-65 82-65 21 0 27 17 27 35 0 28-20 84-30 111-5 11-7 17-7 27 0 23 17 40 40 40 46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2" draw:text-style-name="P9" draw:layer="layout" svg:width="0.149cm" svg:height="0.156cm" svg:x="25.94cm" svg:y="18.301cm" svg:viewBox="0 0 150 157" svg:d="M130 20c-12 2-17 11-17 19 0 10 7 14 14 14s19-6 19-23c0-23-27-30-45-30-53 0-101 48-101 96 0 29 21 61 64 61 59 0 86-35 86-39 0-3-3-7-5-7-3 0-4 1-6 4-27 32-68 32-74 32-25 0-36-17-36-38 0-10 5-48 23-72 13-18 31-27 49-27 4 0 21 0 29 10z">
            <text:p/>
          </draw:path>
          <draw:path draw:style-name="gr12" draw:text-style-name="P9" draw:layer="layout" svg:width="0.114cm" svg:height="0.492cm" svg:x="26.147cm" svg:y="18.01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frame draw:style-name="gr13" draw:text-style-name="P10" draw:layer="layout" svg:width="2.794cm" svg:height="0.64cm" svg:x="8.357cm" svg:y="1.145cm">
          <draw:text-box>
            <text:p text:style-name="P2"><text:span text:style-name="T3">quark </text:span><text:span text:style-name="T3">initiate</text:span><text:span text:style-name="T3">d</text:span></text:p>
          </draw:text-box>
        </draw:frame>
        <draw:frame draw:style-name="gr13" draw:text-style-name="P10" draw:layer="layout" svg:width="2.794cm" svg:height="0.64cm" svg:x="12.421cm" svg:y="1.145cm">
          <draw:text-box>
            <text:p text:style-name="P2"><text:span text:style-name="T3">gluon </text:span><text:span text:style-name="T3">initiate</text:span><text:span text:style-name="T3">d</text:span></text:p>
          </draw:text-box>
        </draw:frame>
        <draw:frame draw:style-name="gr13" draw:text-style-name="P10" draw:layer="layout" svg:width="2.794cm" svg:height="0.64cm" svg:x="18.771cm" svg:y="1.145cm">
          <draw:text-box>
            <text:p text:style-name="P2"><text:span text:style-name="T3">quark </text:span><text:span text:style-name="T3">initiate</text:span><text:span text:style-name="T3">d</text:span></text:p>
          </draw:text-box>
        </draw:frame>
        <draw:frame draw:style-name="gr13" draw:text-style-name="P10" draw:layer="layout" svg:width="2.794cm" svg:height="0.64cm" svg:x="22.835cm" svg:y="1.145cm">
          <draw:text-box>
            <text:p text:style-name="P2"><text:span text:style-name="T3">gluon </text:span><text:span text:style-name="T3">initiate</text:span><text:span text:style-name="T3">d</text:span></text:p>
          </draw:text-box>
        </draw:frame>
        <draw:frame draw:style-name="gr13" draw:text-style-name="P10" draw:layer="layout" svg:width="2.794cm" svg:height="0.64cm" svg:x="8.611cm" svg:y="10.643cm">
          <draw:text-box>
            <text:p text:style-name="P2"><text:span text:style-name="T3">quark </text:span><text:span text:style-name="T3">initiate</text:span><text:span text:style-name="T3">d</text:span></text:p>
          </draw:text-box>
        </draw:frame>
        <draw:frame draw:style-name="gr13" draw:text-style-name="P10" draw:layer="layout" svg:width="2.794cm" svg:height="0.64cm" svg:x="12.675cm" svg:y="10.643cm">
          <draw:text-box>
            <text:p text:style-name="P2"><text:span text:style-name="T3">gluon </text:span><text:span text:style-name="T3">initiate</text:span><text:span text:style-name="T3">d</text:span></text:p>
          </draw:text-box>
        </draw:frame>
        <draw:frame draw:style-name="gr13" draw:text-style-name="P10" draw:layer="layout" svg:width="2.794cm" svg:height="0.64cm" svg:x="19.025cm" svg:y="10.643cm">
          <draw:text-box>
            <text:p text:style-name="P2"><text:span text:style-name="T3">quark </text:span><text:span text:style-name="T3">initiate</text:span><text:span text:style-name="T3">d</text:span></text:p>
          </draw:text-box>
        </draw:frame>
        <draw:frame draw:style-name="gr13" draw:text-style-name="P10" draw:layer="layout" svg:width="2.794cm" svg:height="0.64cm" svg:x="23.089cm" svg:y="10.643cm">
          <draw:text-box>
            <text:p text:style-name="P2"><text:span text:style-name="T3">gluon </text:span><text:span text:style-name="T3">initiate</text:span><text:span text:style-name="T3">d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g>
          <draw:path draw:style-name="gr1" draw:text-style-name="P1" draw:layer="layout" svg:width="0.584cm" svg:height="0.408cm" draw:transform="skewX (0.00191986217719373) rotate (-0.522900643897502) translate (6.05671701225229cm 2.77036248985192cm)" svg:viewBox="0 0 585 409" svg:d="M0 205c0 0 146-461 293 0 148 460 292 0 292 0">
            <text:p/>
          </draw:path>
          <draw:path draw:style-name="gr1" draw:text-style-name="P1" draw:layer="layout" svg:width="0.583cm" svg:height="0.41cm" draw:transform="rotate (-0.523773308523499) translate (6.56491098724389cm 3.06158097642405cm)" svg:viewBox="0 0 584 411" svg:d="M0 205c0 0 146-462 292 1 147 462 292-2 292-2">
            <text:p/>
          </draw:path>
          <draw:path draw:style-name="gr1" draw:text-style-name="P1" draw:layer="layout" svg:width="0.582cm" svg:height="0.409cm" draw:transform="rotate (-0.523075176822701) translate (7.07169277719944cm 3.3538565842638cm)" svg:viewBox="0 0 583 410" svg:d="M0 205c0 0 146-461 291 0 144 460 292 1 292 1">
            <text:p/>
          </draw:path>
        </draw:g>
        <draw:line draw:style-name="gr2" draw:text-style-name="P2" draw:layer="layout" svg:x1="7.473cm" svg:y1="3.774cm" svg:x2="9.644cm" svg:y2="3.774cm">
          <text:p/>
        </draw:line>
        <draw:line draw:style-name="gr2" draw:text-style-name="P2" draw:layer="layout" svg:x1="6.17cm" svg:y1="6.746cm" svg:x2="7.472cm" svg:y2="3.774cm">
          <text:p/>
        </draw:line>
        <draw:g>
          <draw:path draw:style-name="gr1" draw:text-style-name="P1" draw:layer="layout" svg:width="0.584cm" svg:height="0.408cm" draw:transform="skewX (-0.00191986217719373) rotate (-0.523598775598299) translate (12.5995435778608cm 2.70328931014657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1073881506803cm 2.99577675189142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6124729044987cm 3.28781319832903cm)" svg:viewBox="0 0 585 408" svg:d="M0 206c0 0 147-462 294-2 146 459 291 2 291 2">
            <text:p/>
          </draw:path>
        </draw:g>
        <draw:line draw:style-name="gr2" draw:text-style-name="P2" draw:layer="layout" svg:x1="14.016cm" svg:y1="3.709cm" svg:x2="16.187cm" svg:y2="3.709cm">
          <text:p/>
        </draw:line>
        <draw:line draw:style-name="gr2" draw:text-style-name="P2" draw:layer="layout" svg:x1="14.016cm" svg:y1="5.879cm" svg:x2="16.187cm" svg:y2="5.879cm">
          <text:p/>
        </draw:line>
        <draw:line draw:style-name="gr2" draw:text-style-name="P2" draw:layer="layout" svg:x1="14.016cm" svg:y1="5.88cm" svg:x2="14.016cm" svg:y2="3.709cm">
          <text:p/>
        </draw:line>
        <draw:g>
          <draw:path draw:style-name="gr1" draw:text-style-name="P1" draw:layer="layout" svg:width="0.541cm" svg:height="0.634cm" draw:transform="rotate (-2.6174702792159) translate (14.3298971705379cm 6.42833048512498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60357021174cm 6.69801418465048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875296787927cm 6.97294658209388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9181597990002cm 7.24609075789434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6.702cm" svg:y="2.231cm" svg:viewBox="0 0 1666 832" draw:points="833,832 0,832 0,0 1666,0 1666,832">
            <text:p/>
          </draw:polygon>
          <draw:path draw:style-name="gr4" draw:text-style-name="P4" draw:layer="layout" svg:width="0.978cm" svg:height="0.695cm" svg:x="6.756cm" svg:y="2.3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7.813cm" svg:y="2.229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364cm" svg:y="2.231cm" svg:viewBox="0 0 1666 832" draw:points="833,832 0,832 0,0 1666,0 1666,832">
            <text:p/>
          </draw:polygon>
          <draw:path draw:style-name="gr4" draw:text-style-name="P4" draw:layer="layout" svg:width="0.978cm" svg:height="0.695cm" svg:x="13.418cm" svg:y="2.3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475cm" svg:y="2.229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6.762cm" svg:y="5.915cm" svg:viewBox="0 0 462 423" draw:points="231,423 0,423 0,0 462,0 462,423">
            <text:p/>
          </draw:polygon>
          <draw:path draw:style-name="gr4" draw:text-style-name="P4" draw:layer="layout" svg:width="0.365cm" svg:height="0.447cm" svg:x="6.814cm" svg:y="5.902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8.286cm" svg:y="4.137cm" svg:viewBox="0 0 426 423" draw:points="213,423 0,423 0,0 426,0 426,423">
            <text:p/>
          </draw:polygon>
          <draw:path draw:style-name="gr4" draw:text-style-name="P4" draw:layer="layout" svg:width="0.385cm" svg:height="0.447cm" svg:x="8.326cm" svg:y="4.124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838cm" svg:y="5.165cm" svg:viewBox="0 0 532 560" draw:points="267,560 0,560 0,0 532,0 532,560">
            <text:p/>
          </draw:polygon>
          <draw:polygon draw:style-name="gr4" draw:text-style-name="P4" draw:layer="layout" svg:width="0.358cm" svg:height="0.033cm" svg:x="15.946cm" svg:y="5.14cm" svg:viewBox="0 0 359 34" draw:points="359,34 359,0 0,0 0,34">
            <text:p/>
          </draw:polygon>
          <draw:path draw:style-name="gr4" draw:text-style-name="P4" draw:layer="layout" svg:width="0.365cm" svg:height="0.447cm" svg:x="15.89cm" svg:y="5.286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74cm" svg:y="3.943cm" svg:viewBox="0 0 426 423" draw:points="213,423 0,423 0,0 426,0 426,423">
            <text:p/>
          </draw:polygon>
          <draw:path draw:style-name="gr4" draw:text-style-name="P4" draw:layer="layout" svg:width="0.385cm" svg:height="0.447cm" svg:x="15.914cm" svg:y="3.93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14.268cm" svg:y="4.305cm" svg:viewBox="0 0 462 423" draw:points="231,423 0,423 0,0 462,0 462,423">
            <text:p/>
          </draw:polygon>
          <draw:path draw:style-name="gr4" draw:text-style-name="P4" draw:layer="layout" svg:width="0.365cm" svg:height="0.447cm" svg:x="14.32cm" svg:y="4.292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line draw:style-name="gr2" draw:text-style-name="P2" draw:layer="layout" svg:x1="6.401cm" svg:y1="7.965cm" svg:x2="7.561cm" svg:y2="7.965cm">
          <text:p/>
        </draw:line>
        <draw:line draw:style-name="gr2" draw:text-style-name="P2" draw:layer="layout" svg:x1="6.401cm" svg:y1="7.965cm" svg:x2="6.401cm" svg:y2="7.065cm">
          <text:p/>
        </draw:line>
        <draw:g>
          <draw:path draw:style-name="gr1" draw:text-style-name="P1" draw:layer="layout" svg:width="0.422cm" svg:height="0.51cm" draw:transform="skewX (0.0561996019142175) rotate (-2.58814874778239) translate (6.67326342656996cm 8.41469105538014cm)" svg:viewBox="0 0 423 511" svg:d="M0 511c211-1 425-511 212-511-212 0 41 511 211 511">
            <text:p/>
          </draw:path>
          <draw:path draw:style-name="gr1" draw:text-style-name="P1" draw:layer="layout" svg:width="0.426cm" svg:height="0.51cm" draw:transform="skewX (0.0581194640914112) rotate (-2.58919594533359) translate (6.31223882502227cm 8.63624689453793cm)" svg:viewBox="0 0 427 511" svg:d="M0 511c213 0 426-511 213-511s42 511 214 511">
            <text:p/>
          </draw:path>
          <draw:path draw:style-name="gr1" draw:text-style-name="P1" draw:layer="layout" svg:width="0.424cm" svg:height="0.512cm" draw:transform="skewX (0.0563741348394168) rotate (-2.58989407703439) translate (5.94976521643713cm 8.8613993601822cm)" svg:viewBox="0 0 425 513" svg:d="M0 513c213-2 424-514 212-513-213 1 41 512 213 511">
            <text:p/>
          </draw:path>
          <draw:path draw:style-name="gr1" draw:text-style-name="P1" draw:layer="layout" svg:width="0.424cm" svg:height="0.512cm" draw:transform="skewX (0.0581194640914112) rotate (-2.58919594533359) translate (5.58917821171362cm 9.08593038855841cm)" svg:viewBox="0 0 425 513" svg:d="M0 513c213 0 425-513 212-513s43 513 213 512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6.554cm" svg:y="6.999cm" svg:viewBox="0 0 462 423" draw:points="231,423 0,423 0,0 462,0 462,423">
            <text:p/>
          </draw:polygon>
          <draw:path draw:style-name="gr4" draw:text-style-name="P4" draw:layer="layout" svg:width="0.365cm" svg:height="0.447cm" svg:x="6.606cm" svg:y="6.986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7.27cm" svg:y="7.205cm" svg:viewBox="0 0 532 560" draw:points="267,560 0,560 0,0 532,0 532,560">
            <text:p/>
          </draw:polygon>
          <draw:polygon draw:style-name="gr4" draw:text-style-name="P4" draw:layer="layout" svg:width="0.358cm" svg:height="0.033cm" svg:x="7.378cm" svg:y="7.18cm" svg:viewBox="0 0 359 34" draw:points="359,34 359,0 0,0 0,34">
            <text:p/>
          </draw:polygon>
          <draw:path draw:style-name="gr4" draw:text-style-name="P4" draw:layer="layout" svg:width="0.365cm" svg:height="0.447cm" svg:x="7.322cm" svg:y="7.326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custom-shape draw:style-name="gr5" draw:text-style-name="P5" draw:layer="layout" svg:width="3.531cm" svg:height="3.556cm" svg:x="4.501cm" svg:y="6.418cm">
          <text:p/>
          <draw:enhanced-geometry svg:viewBox="0 0 21600 21600" draw:type="rectangle" draw:enhanced-path="M 0 0 L 21600 0 21600 21600 0 21600 0 0 Z N"/>
        </draw:custom-shape>
        <draw:g>
          <draw:path draw:style-name="gr1" draw:text-style-name="P1" draw:layer="layout" svg:width="0.584cm" svg:height="0.408cm" draw:transform="skewX (-0.00191986217719368) rotate (-0.523598775598299) translate (20.0915435778608cm 2.72828931014657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0.5993881506803cm 3.02077675189142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4) rotate (-0.524471440224296) translate (21.1044729044987cm 3.31281319832903cm)" svg:viewBox="0 0 585 408" svg:d="M0 206c0 0 147-462 294-2 146 459 291 2 291 2">
            <text:p/>
          </draw:path>
        </draw:g>
        <draw:line draw:style-name="gr2" draw:text-style-name="P2" draw:layer="layout" svg:x1="21.508cm" svg:y1="3.734cm" svg:x2="23.679cm" svg:y2="3.734cm">
          <text:p/>
        </draw:line>
        <draw:line draw:style-name="gr2" draw:text-style-name="P2" draw:layer="layout" svg:x1="21.508cm" svg:y1="5.904cm" svg:x2="23.679cm" svg:y2="5.904cm">
          <text:p/>
        </draw:line>
        <draw:line draw:style-name="gr2" draw:text-style-name="P2" draw:layer="layout" svg:x1="21.508cm" svg:y1="5.905cm" svg:x2="21.508cm" svg:y2="3.734cm">
          <text:p/>
        </draw:line>
        <draw:g>
          <draw:path draw:style-name="gr1" draw:text-style-name="P1" draw:layer="layout" svg:width="0.541cm" svg:height="0.634cm" draw:transform="rotate (-2.6174702792159) translate (21.8218971705379cm 6.45333048512498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1.352357021174cm 6.72301418465048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31) rotate (-2.61904107554269) translate (20.8795296787927cm 6.9979465820938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0.4101597990002cm 7.2710907578943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0.856cm" svg:y="2.256cm" svg:viewBox="0 0 1666 832" draw:points="833,832 0,832 0,0 1666,0 1666,832">
            <text:p/>
          </draw:polygon>
          <draw:path draw:style-name="gr4" draw:text-style-name="P4" draw:layer="layout" svg:width="0.978cm" svg:height="0.695cm" svg:x="20.91cm" svg:y="2.415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1.967cm" svg:y="2.254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3.33cm" svg:y="5.19cm" svg:viewBox="0 0 532 560" draw:points="267,560 0,560 0,0 532,0 532,560">
            <text:p/>
          </draw:polygon>
          <draw:polygon draw:style-name="gr4" draw:text-style-name="P4" draw:layer="layout" svg:width="0.358cm" svg:height="0.033cm" svg:x="23.438cm" svg:y="5.165cm" svg:viewBox="0 0 359 34" draw:points="359,34 359,0 0,0 0,34">
            <text:p/>
          </draw:polygon>
          <draw:path draw:style-name="gr4" draw:text-style-name="P4" draw:layer="layout" svg:width="0.365cm" svg:height="0.447cm" svg:x="23.382cm" svg:y="5.311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3.366cm" svg:y="3.968cm" svg:viewBox="0 0 426 423" draw:points="213,423 0,423 0,0 426,0 426,423">
            <text:p/>
          </draw:polygon>
          <draw:path draw:style-name="gr4" draw:text-style-name="P4" draw:layer="layout" svg:width="0.385cm" svg:height="0.447cm" svg:x="23.406cm" svg:y="3.955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s§svg§600§FALSE§</svg:desc>
          <draw:polygon draw:style-name="gr3" draw:text-style-name="P3" draw:layer="layout" svg:width="0.461cm" svg:height="0.422cm" svg:x="21.76cm" svg:y="4.33cm" svg:viewBox="0 0 462 423" draw:points="231,423 0,423 0,0 462,0 462,423">
            <text:p/>
          </draw:polygon>
          <draw:path draw:style-name="gr4" draw:text-style-name="P4" draw:layer="layout" svg:width="0.365cm" svg:height="0.447cm" svg:x="21.812cm" svg:y="4.317cm" svg:viewBox="0 0 366 448" svg:d="M336 67c-29 0-47 23-47 45 0 13 9 29 29 29 23 0 48-18 48-56 0-45-43-85-119-85-130 0-169 101-169 143 0 79 75 94 104 99 51 11 103 20 103 76 0 25-23 108-141 108-16 0-92 0-115-52 38 5 63-25 63-54 0-22-16-33-36-33-27 0-56 20-56 65 0 56 56 96 141 96 162 0 200-119 200-164 0-35-18-60-32-73-26-27-53-32-98-41-36-9-74-15-74-60 0-27 22-88 110-88 24 0 74 7 89 45z">
            <text:p/>
          </draw:path>
        </draw:g>
        <draw:frame draw:style-name="gr6" draw:text-style-name="P6" draw:layer="layout" svg:width="7.874cm" svg:height="0.962cm" svg:x="4.846cm" svg:y="0.992cm">
          <draw:text-box>
            <text:p><text:span text:style-name="T1">t-</text:span><text:span text:style-name="T1">cha</text:span><text:span text:style-name="T1">nne</text:span><text:span text:style-name="T1">l</text:span></text:p>
          </draw:text-box>
        </draw:frame>
        <draw:frame draw:style-name="gr6" draw:text-style-name="P6" draw:layer="layout" svg:width="1.778cm" svg:height="0.962cm" svg:x="8.91cm" svg:y="5.31cm">
          <draw:text-box>
            <text:p><text:span text:style-name="T1">LO</text:span></text:p>
          </draw:text-box>
        </draw:frame>
        <draw:frame draw:style-name="gr7" draw:text-style-name="P6" draw:layer="layout" svg:width="2.032cm" svg:height="1.673cm" svg:x="11.406cm" svg:y="4.04cm">
          <draw:text-box>
            <text:p><text:span text:style-name="T1">NL</text:span><text:span text:style-name="T1">O</text:span></text:p>
          </draw:text-box>
        </draw:frame>
        <draw:frame draw:style-name="gr9" draw:text-style-name="P6" draw:layer="layout" svg:width="2.032cm" svg:height="1.016cm" svg:x="18.666cm" svg:y="4.548cm">
          <draw:text-box>
            <text:p><text:span text:style-name="T1">SU</text:span><text:span text:style-name="T1">B</text:span></text:p>
          </draw:text-box>
        </draw:frame>
        <draw:g>
          <svg:title>TexMaths</svg:title>
          <svg:desc>18§display§f_s \otimes \sigma_{sW^+\to c}§svg§600§FALSE§</svg:desc>
          <draw:polygon draw:style-name="gr3" draw:text-style-name="P3" draw:layer="layout" svg:width="3.576cm" svg:height="0.561cm" svg:x="5.587cm" svg:y="9.637cm" svg:viewBox="0 0 3577 562" draw:points="1789,562 0,562 0,0 3577,0 3577,562">
            <text:p/>
          </draw:polygon>
          <draw:path draw:style-name="gr4" draw:text-style-name="P4" draw:layer="layout" svg:width="0.316cm" svg:height="0.577cm" svg:x="5.62cm" svg:y="9.628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ath draw:style-name="gr4" draw:text-style-name="P4" draw:layer="layout" svg:width="0.178cm" svg:height="0.201cm" svg:x="5.927cm" svg:y="9.974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8-56 98-74 0-42-46-49-62-53-4 0-16-3-19-3-16-3-24-13-24-23s8-22 19-27c11-9 27-9 34-9 10 0 33 1 43 16z">
            <text:p/>
          </draw:path>
          <draw:path draw:style-name="gr4" draw:text-style-name="P4" draw:layer="layout" svg:width="0.422cm" svg:height="0.423cm" svg:x="6.342cm" svg:y="9.706cm" svg:viewBox="0 0 423 424" svg:d="M423 212c0-117-95-212-211-212-118 0-212 97-212 212 0 117 95 212 212 212 118 0 211-97 211-212zM86 75c-1-1-5-6-5-7 0-3 50-52 131-52 21 0 80 3 132 52l-132 132zM68 344c-39-43-52-92-52-132 0-49 19-95 52-133l132 133zM356 79c30 32 52 81 52 133 0 49-19 95-52 132l-133-132zM338 349l5 6c0 2-51 53-131 53-22 0-81-4-133-53l133-133z">
            <text:p/>
          </draw:path>
          <draw:path draw:style-name="gr4" draw:text-style-name="P4" draw:layer="layout" svg:width="0.335cm" svg:height="0.28cm" svg:x="6.961cm" svg:y="9.802cm" svg:viewBox="0 0 336 281" svg:d="M305 37c9 0 31 0 31-21 0-16-13-16-25-16h-144c-96 0-167 105-167 180 0 56 37 101 95 101 75 0 160-76 160-174 0-12 0-42-20-70zM96 267c-31 0-57-22-57-68 0-19 9-72 30-110 27-43 65-52 87-52 53 0 59 42 59 61 0 30-13 82-35 115-24 38-59 54-84 54z">
            <text:p/>
          </draw:path>
          <draw:path draw:style-name="gr4" draw:text-style-name="P4" draw:layer="layout" svg:width="0.178cm" svg:height="0.201cm" svg:x="7.329cm" svg:y="9.998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  <draw:path draw:style-name="gr4" draw:text-style-name="P4" draw:layer="layout" svg:width="0.484cm" svg:height="0.312cm" svg:x="7.57cm" svg:y="9.892cm" svg:viewBox="0 0 485 313" svg:d="M425 52l8-12c11-11 21-23 42-24 5 0 10 0 10-10 0-3-3-6-5-6-11 0-24 1-35 1-14 0-35-1-49-1-1 0-9 0-9 10 0 6 6 6 8 6 10 0 24 3 24 16 0 4-4 13-6 16l-125 206-24-225c0-13 24-13 30-13s13 0 13-10c0 0-2-6-9-6-9 0-19 1-27 1-9 0-20 0-29 0-10 0-36-1-48-1-1 0-8 0-8 10 0 6 6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8.108cm" svg:y="9.857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8.468cm" svg:y="9.967cm" svg:viewBox="0 0 438 235" svg:d="M374 128c-56 42-63 100-63 100 0 7 4 7 10 7 9 0 10 0 12-7 3-12 10-41 33-65 26-28 49-33 67-39 2-1 5-4 5-6 0-4-3-6-9-7-65-20-86-66-96-105-2-6-5-6-12-6-6 0-10 0-10 7 0 0 4 30 26 61 10 16 23 29 37 39h-357c-7 0-17 0-17 10 0 11 10 11 17 11z">
            <text:p/>
          </draw:path>
          <draw:path draw:style-name="gr4" draw:text-style-name="P4" draw:layer="layout" svg:width="0.192cm" svg:height="0.201cm" svg:x="8.964cm" svg:y="9.998cm" svg:viewBox="0 0 193 202" svg:d="M168 26c-17 3-23 14-23 24 0 13 9 18 18 18 10 0 24-7 24-29 0-30-34-39-57-39-68 0-130 62-130 124 0 37 27 78 82 78 76 0 111-45 111-51 0-3-4-8-7-8s-5 1-7 5c-35 41-87 41-95 41-32 0-47-22-47-49 0-13 6-62 29-92 18-23 41-35 64-35 5 0 27 0 38 13z">
            <text:p/>
          </draw:path>
        </draw:g>
        <draw:g>
          <svg:title>TexMaths</svg:title>
          <svg:desc>18§display§f_g \otimes \sigma_{gW^+\to c\bar{s}}§svg§600§FALSE§</svg:desc>
          <draw:frame draw:style-name="gr10" draw:text-style-name="P2" draw:layer="layout" svg:width="3.329cm" svg:height="0.631cm" svg:x="11.887cm" svg:y="9.12cm">
            <draw:image xlink:href="Pictures/100026970000085F0000016CFB7F49CF00A556A2.svg" xlink:type="simple" xlink:show="embed" xlink:actuate="onLoad" loext:mime-type="image/svg+xml">
              <text:p/>
            </draw:image>
            <draw:image xlink:href="Pictures/10000201000000510000000E6262C96386F803D3.png" xlink:type="simple" xlink:show="embed" xlink:actuate="onLoad" loext:mime-type="image/png"/>
          </draw:frame>
        </draw:g>
        <draw:g>
          <svg:title>TexMaths</svg:title>
          <svg:desc>18§display§f_g \otimes {\cal P}_{g\to s} \otimes \sigma_{sW^+\to c}§svg§600§FALSE§</svg:desc>
          <draw:polygon draw:style-name="gr3" draw:text-style-name="P3" draw:layer="layout" svg:width="5.847cm" svg:height="0.618cm" svg:x="17.692cm" svg:y="9.221cm" svg:viewBox="0 0 5848 619" draw:points="2923,619 0,619 0,0 5848,0 5848,619">
            <text:p/>
          </draw:polygon>
          <draw:path draw:style-name="gr4" draw:text-style-name="P4" draw:layer="layout" svg:width="0.316cm" svg:height="0.576cm" svg:x="17.725cm" svg:y="9.21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4" draw:text-style-name="P4" draw:layer="layout" svg:width="0.219cm" svg:height="0.285cm" svg:x="18.02cm" svg:y="9.558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2cm" svg:x="18.47cm" svg:y="9.2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451cm" svg:height="0.464cm" svg:x="19.08cm" svg:y="9.226cm" svg:viewBox="0 0 452 465" svg:d="M207 0c-89 0-157 43-183 73-23 25-24 44-24 45 0 4 3 4 6 4 10 0 26-8 30-11 13-9 16-13 19-25 10-26 27-47 106-51-11 142-49 282-102 414-4 10-4 12-4 12 0 1 3 4 7 4 10 0 40-14 47-30 34-78 85-223 104-400h33c78 0 151 30 151 93 0 48-44 137-168 140-13 1-20 1-37 13-12 7-18 14-18 18 0 5 5 5 13 5 115 0 265-98 265-203 0-72-86-101-160-101z">
            <text:p/>
          </draw:path>
          <draw:path draw:style-name="gr4" draw:text-style-name="P4" draw:layer="layout" svg:width="0.219cm" svg:height="0.285cm" svg:x="19.524cm" svg:y="9.558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39 33 39 37 0 2 0 2 0 8z">
            <text:p/>
          </draw:path>
          <draw:path draw:style-name="gr4" draw:text-style-name="P4" draw:layer="layout" svg:width="0.437cm" svg:height="0.234cm" svg:x="19.8cm" svg:y="9.526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ath draw:style-name="gr4" draw:text-style-name="P4" draw:layer="layout" svg:width="0.178cm" svg:height="0.201cm" svg:x="20.3cm" svg:y="9.558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4" draw:text-style-name="P4" draw:layer="layout" svg:width="0.422cm" svg:height="0.422cm" svg:x="20.718cm" svg:y="9.29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335cm" svg:height="0.28cm" svg:x="21.338cm" svg:y="9.386cm" svg:viewBox="0 0 336 281" svg:d="M305 37c7 0 31 0 31-21 0-16-13-16-25-16h-144c-96 0-167 105-167 180 0 56 37 101 95 101 75 0 160-77 160-174 0-12 0-42-20-70zM96 266c-31 0-57-21-57-67 0-19 9-72 30-110 27-43 65-52 87-52 53 0 59 42 59 61 0 30-13 82-35 115-24 37-59 53-84 53z">
            <text:p/>
          </draw:path>
          <draw:path draw:style-name="gr4" draw:text-style-name="P4" draw:layer="layout" svg:width="0.178cm" svg:height="0.201cm" svg:x="21.705cm" svg:y="9.582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4" draw:text-style-name="P4" draw:layer="layout" svg:width="0.484cm" svg:height="0.311cm" svg:x="21.946cm" svg:y="9.475cm" svg:viewBox="0 0 485 312" svg:d="M425 52l8-12c11-11 21-23 42-24 5 0 10 0 10-10 0-3-3-6-5-6-11 0-24 1-35 1-14 0-35-1-49-1-1 0-9 0-9 10 0 6 6 6 8 6 10 0 24 3 24 16 0 4-4 13-6 16l-125 205-24-224c0-13 24-13 30-13s13 0 13-10c0 0-2-6-9-6-9 0-19 1-27 1-9 0-20 0-29 0-10 0-36-1-48-1-1 0-8 0-8 10 0 6 6 6 11 6 20 0 22 3 23 7 0 3 2 16 3 29l-122 201-23-217c0-3-2-7-2-7 0-13 28-13 32-13 6 0 12 0 12-10 0-2-2-6-8-6-13 0-43 1-56 1-16 0-34-1-47-1-5 0-9 1-9 9 0 7 6 7 13 7 20 0 20 3 22 14l30 271c0 9 1 11 8 11 8 0 12-4 13-8l140-229 25 226c0 10 2 11 8 11 9 0 12-4 15-8z">
            <text:p/>
          </draw:path>
          <draw:path draw:style-name="gr4" draw:text-style-name="P4" draw:layer="layout" svg:width="0.264cm" svg:height="0.264cm" svg:x="22.484cm" svg:y="9.441cm" svg:viewBox="0 0 265 265" svg:d="M141 141h111c4 0 13 0 13-9 0-8-9-8-13-8h-111v-111c0-4 0-13-9-13-8 0-8 9-8 13v111h-111c-4 0-13 0-13 8 0 9 9 9 13 9h111v111c0 4 0 13 8 13 9 0 9-9 9-13z">
            <text:p/>
          </draw:path>
          <draw:path draw:style-name="gr4" draw:text-style-name="P4" draw:layer="layout" svg:width="0.437cm" svg:height="0.234cm" svg:x="22.844cm" svg:y="9.55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ath draw:style-name="gr4" draw:text-style-name="P4" draw:layer="layout" svg:width="0.192cm" svg:height="0.201cm" svg:x="23.34cm" svg:y="9.5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</draw:g>
        <draw:frame draw:style-name="gr7" draw:text-style-name="P7" draw:layer="layout" svg:width="1.27cm" svg:height="1.673cm" svg:x="20.905cm" svg:y="4.246cm">
          <draw:text-box>
            <text:p><text:span text:style-name="T2">=</text:span></text:p>
          </draw:text-box>
        </draw:frame>
        <draw:g>
          <svg:title>TexMaths</svg:title>
          <svg:desc>14§display§\color{red}
\ln(m_s)§svg§600§FALSE§</svg:desc>
          <draw:polygon draw:style-name="gr3" draw:text-style-name="P3" draw:layer="layout" svg:width="1.433cm" svg:height="0.491cm" svg:x="11.66cm" svg:y="5.058cm" svg:viewBox="0 0 1434 492" draw:points="717,492 0,492 0,0 1434,0 1434,492">
            <text:p/>
          </draw:polygon>
          <draw:path draw:style-name="gr12" draw:text-style-name="P9" draw:layer="layout" svg:width="0.11cm" svg:height="0.342cm" svg:x="11.676cm" svg:y="5.084cm" svg:viewBox="0 0 111 343" svg:d="M72 0l-72 6v15c35 0 39 4 39 27v257c0 22-5 22-39 22v16c17-1 43-1 55-1s37 0 56 1v-16c-34 0-39 0-39-22z">
            <text:p/>
          </draw:path>
          <draw:path draw:style-name="gr12" draw:text-style-name="P9" draw:layer="layout" svg:width="0.248cm" svg:height="0.217cm" svg:x="11.812cm" svg:y="5.20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2" draw:text-style-name="P9" draw:layer="layout" svg:width="0.114cm" svg:height="0.492cm" svg:x="12.119cm" svg:y="5.05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2" draw:text-style-name="P9" draw:layer="layout" svg:width="0.403cm" svg:height="0.223cm" svg:x="12.275cm" svg:y="5.208cm" svg:viewBox="0 0 404 224" svg:d="M29 189c-1 8-4 19-4 22 0 9 6 13 14 13 6 0 15-4 18-13 1-1 7-25 9-37l11-45c4-10 6-21 9-33 1-9 6-23 6-24 8-16 33-61 81-61 22 0 26 18 26 35 0 12-3 26-7 40l-14 57-10 39c-2 10-7 26-7 29 0 9 8 13 15 13 16 0 19-12 22-28 7-28 26-100 31-120 1-5 26-65 80-65 21 0 27 17 27 35 0 28-20 84-30 111-5 11-7 17-7 27 0 23 17 40 40 40 48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2" draw:text-style-name="P9" draw:layer="layout" svg:width="0.138cm" svg:height="0.156cm" svg:x="12.715cm" svg:y="5.348cm" svg:viewBox="0 0 139 157" svg:d="M125 22c-8 3-14 9-14 17s7 11 11 11c3 0 17-2 17-20 0-22-26-30-47-30-54 0-64 40-64 50 0 14 8 22 12 26 9 7 16 8 40 13 7 1 30 5 30 22 0 7-5 19-19 28-14 8-31 8-35 8-13 0-34-4-41-15 11-1 19-10 19-20 0-8-7-12-14-12-10 0-20 8-20 23 0 20 22 34 56 34 64 0 75-44 75-57 0-33-35-38-47-42-3 0-12-2-15-2-12-2-19-10-19-18s7-17 15-21c9-7 21-7 27-7 8 0 26 1 33 12z">
            <text:p/>
          </draw:path>
          <draw:path draw:style-name="gr12" draw:text-style-name="P9" draw:layer="layout" svg:width="0.114cm" svg:height="0.492cm" svg:x="12.929cm" svg:y="5.057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{\cal P}\sim
\ln(m_s)§svg§600§FALSE§</svg:desc>
          <draw:polygon draw:style-name="gr3" draw:text-style-name="P3" draw:layer="layout" svg:width="2.469cm" svg:height="0.491cm" svg:x="21.206cm" svg:y="7.867cm" svg:viewBox="0 0 2470 492" draw:points="1234,492 0,492 0,0 2470,0 2470,492">
            <text:p/>
          </draw:polygon>
          <draw:path draw:style-name="gr12" draw:text-style-name="P9" draw:layer="layout" svg:width="0.351cm" svg:height="0.361cm" svg:x="21.216cm" svg:y="7.898cm" svg:viewBox="0 0 352 362" svg:d="M161 0c-69 0-122 34-142 57-18 19-19 34-19 35 0 3 2 3 4 3 8 0 21-6 24-9 10-6 12-10 15-19 7-20 21-37 82-40-9 111-38 220-79 323-3 7-3 9-3 9 0 1 2 3 5 3 8 0 32-11 37-24 26-60 66-173 81-311h26c60 0 117 23 117 73 0 37-35 106-131 108-10 2-16 2-29 10-9 6-13 12-13 15s3 3 10 3c89 0 206-76 206-158 0-56-67-78-125-78z">
            <text:p/>
          </draw:path>
          <draw:path draw:style-name="gr12" draw:text-style-name="P9" draw:layer="layout" svg:width="0.328cm" svg:height="0.116cm" svg:x="21.752cm" svg:y="8.054cm" svg:viewBox="0 0 329 117" svg:d="M329 17c0-11-3-17-6-17s-7 4-7 13c-2 49-35 76-70 76-31 0-54-22-79-43-25-24-51-46-84-46-54 0-83 55-83 100 0 15 7 15 7 15 5 0 6-10 6-11 3-55 40-76 70-76 31 0 55 21 79 43 25 22 51 46 84 46 54 0 83-55 83-100z">
            <text:p/>
          </draw:path>
          <draw:path draw:style-name="gr12" draw:text-style-name="P9" draw:layer="layout" svg:width="0.11cm" svg:height="0.342cm" svg:x="22.259cm" svg:y="7.893cm" svg:viewBox="0 0 111 343" svg:d="M72 0l-72 6v15c35 0 39 4 39 27v257c0 22-5 22-39 22v16c17-1 43-1 55-1s37 0 56 1v-16c-34 0-39 0-39-22z">
            <text:p/>
          </draw:path>
          <draw:path draw:style-name="gr12" draw:text-style-name="P9" draw:layer="layout" svg:width="0.248cm" svg:height="0.217cm" svg:x="22.395cm" svg:y="8.01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2" draw:text-style-name="P9" draw:layer="layout" svg:width="0.114cm" svg:height="0.492cm" svg:x="22.701cm" svg:y="7.86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2" draw:text-style-name="P9" draw:layer="layout" svg:width="0.403cm" svg:height="0.223cm" svg:x="22.857cm" svg:y="8.017cm" svg:viewBox="0 0 404 224" svg:d="M29 189c-1 8-4 19-4 22 0 9 6 13 14 13 6 0 15-4 18-13 1-1 7-25 9-37l11-45c4-10 6-21 9-33 1-9 6-23 6-24 8-16 33-61 81-61 22 0 26 18 26 35 0 12-3 26-7 40l-14 57-10 39c-2 10-7 26-7 29 0 9 8 13 15 13 16 0 19-12 22-28 7-28 26-100 29-120 3-5 28-65 82-65 21 0 27 17 27 35 0 28-20 84-30 111-5 11-7 17-7 27 0 23 17 40 40 40 46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2" draw:text-style-name="P9" draw:layer="layout" svg:width="0.138cm" svg:height="0.156cm" svg:x="23.298cm" svg:y="8.157cm" svg:viewBox="0 0 139 157" svg:d="M125 22c-9 3-14 9-14 17s7 11 11 11c3 0 17-2 17-20 0-22-26-30-47-30-54 0-64 40-64 50 0 14 8 22 12 26 9 7 16 8 40 13 7 1 30 5 30 22 0 7-5 19-19 28-14 8-31 8-35 8-13 0-34-4-41-15 11-1 19-10 19-20 0-8-7-12-14-12-10 0-20 8-20 23 0 20 22 34 56 34 64 0 75-44 75-57 0-33-35-38-47-42-3 0-12-2-15-2-12-2-19-10-19-18s7-17 15-21c9-7 21-7 27-7 8 0 26 1 33 12z">
            <text:p/>
          </draw:path>
          <draw:path draw:style-name="gr12" draw:text-style-name="P9" draw:layer="layout" svg:width="0.114cm" svg:height="0.492cm" svg:x="23.511cm" svg:y="7.866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frame draw:style-name="gr13" draw:text-style-name="P10" draw:layer="layout" svg:width="2.794cm" svg:height="0.64cm" svg:x="12.422cm" svg:y="1.146cm">
          <draw:text-box>
            <text:p text:style-name="P2"><text:span text:style-name="T3">gluon </text:span><text:span text:style-name="T3">initiate</text:span><text:span text:style-name="T3">d</text:span></text:p>
          </draw:text-box>
        </draw:frame>
        <draw:frame draw:style-name="gr13" draw:text-style-name="P10" draw:layer="layout" svg:width="2.794cm" svg:height="0.64cm" svg:x="19.936cm" svg:y="1.146cm">
          <draw:text-box>
            <text:p text:style-name="P2"><text:span text:style-name="T3">gluon </text:span><text:span text:style-name="T3">initiate</text:span><text:span text:style-name="T3">d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path draw:style-name="gr1" draw:text-style-name="P1" draw:layer="layout" svg:width="0.584cm" svg:height="0.408cm" draw:transform="skewX (-0.00191986217719373) rotate (-0.523598775598299) translate (12.5715435778608cm 12.293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0793881506803cm 12.585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5844729044987cm 12.877813198329cm)" svg:viewBox="0 0 585 408" svg:d="M0 206c0 0 147-462 294-2 146 459 291 2 291 2">
            <text:p/>
          </draw:path>
        </draw:g>
        <draw:line draw:style-name="gr2" draw:text-style-name="P2" draw:layer="layout" svg:x1="13.988cm" svg:y1="13.299cm" svg:x2="16.159cm" svg:y2="13.299cm">
          <text:p/>
        </draw:line>
        <draw:line draw:style-name="gr2" draw:text-style-name="P2" draw:layer="layout" svg:x1="13.988cm" svg:y1="15.469cm" svg:x2="16.159cm" svg:y2="15.469cm">
          <text:p/>
        </draw:line>
        <draw:line draw:style-name="gr2" draw:text-style-name="P2" draw:layer="layout" svg:x1="13.988cm" svg:y1="15.47cm" svg:x2="13.988cm" svg:y2="13.299cm">
          <text:p/>
        </draw:line>
        <draw:g>
          <draw:path draw:style-name="gr1" draw:text-style-name="P1" draw:layer="layout" svg:width="0.541cm" svg:height="0.634cm" draw:transform="rotate (-2.6174702792159) translate (14.3018971705379cm 16.018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32357021174cm 16.288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595296787927cm 16.562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8901597990002cm 16.836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224cm" svg:y="11.821cm" svg:viewBox="0 0 1666 832" draw:points="833,832 0,832 0,0 1666,0 1666,832">
            <text:p/>
          </draw:polygon>
          <draw:path draw:style-name="gr4" draw:text-style-name="P4" draw:layer="layout" svg:width="0.978cm" svg:height="0.695cm" svg:x="13.278cm" svg:y="11.98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335cm" svg:y="11.819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764cm" svg:y="13.485cm" svg:viewBox="0 0 532 560" draw:points="267,560 0,560 0,0 532,0 532,560">
            <text:p/>
          </draw:polygon>
          <draw:polygon draw:style-name="gr4" draw:text-style-name="P4" draw:layer="layout" svg:width="0.358cm" svg:height="0.033cm" svg:x="15.872cm" svg:y="13.46cm" svg:viewBox="0 0 359 34" draw:points="359,34 359,0 0,0 0,34">
            <text:p/>
          </draw:polygon>
          <draw:path draw:style-name="gr4" draw:text-style-name="P4" draw:layer="layout" svg:width="0.365cm" svg:height="0.447cm" svg:x="15.816cm" svg:y="13.606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46cm" svg:y="14.743cm" svg:viewBox="0 0 426 423" draw:points="213,423 0,423 0,0 426,0 426,423">
            <text:p/>
          </draw:polygon>
          <draw:path draw:style-name="gr4" draw:text-style-name="P4" draw:layer="layout" svg:width="0.385cm" svg:height="0.447cm" svg:x="15.886cm" svg:y="14.73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4.322cm" svg:y="14.247cm" svg:viewBox="0 0 512 560" draw:points="257,560 0,560 0,0 512,0 512,560">
            <text:p/>
          </draw:polygon>
          <draw:polygon draw:style-name="gr4" draw:text-style-name="P4" draw:layer="layout" svg:width="0.357cm" svg:height="0.033cm" svg:x="14.411cm" svg:y="14.222cm" svg:viewBox="0 0 358 34" draw:points="358,34 358,0 0,0 0,34">
            <text:p/>
          </draw:polygon>
          <draw:path draw:style-name="gr4" draw:text-style-name="P4" draw:layer="layout" svg:width="0.384cm" svg:height="0.447cm" svg:x="14.362cm" svg:y="14.368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0.00191986217719374) rotate (-0.522900643897502) translate (6.15471701225229cm 12.3093624898519cm)" svg:viewBox="0 0 585 409" svg:d="M0 205c0 0 146-461 293 0 148 460 292 0 292 0">
            <text:p/>
          </draw:path>
          <draw:path draw:style-name="gr1" draw:text-style-name="P1" draw:layer="layout" svg:width="0.583cm" svg:height="0.41cm" draw:transform="rotate (-0.523773308523499) translate (6.66291098724389cm 12.6005809764241cm)" svg:viewBox="0 0 584 411" svg:d="M0 205c0 0 146-462 292 1 147 462 292-2 292-2">
            <text:p/>
          </draw:path>
          <draw:path draw:style-name="gr1" draw:text-style-name="P1" draw:layer="layout" svg:width="0.582cm" svg:height="0.409cm" draw:transform="rotate (-0.523075176822701) translate (7.16969277719944cm 12.8928565842638cm)" svg:viewBox="0 0 583 410" svg:d="M0 205c0 0 146-461 291 0 144 460 292 1 292 1">
            <text:p/>
          </draw:path>
        </draw:g>
        <draw:line draw:style-name="gr2" draw:text-style-name="P2" draw:layer="layout" svg:x1="7.571cm" svg:y1="13.313cm" svg:x2="9.742cm" svg:y2="13.313cm">
          <text:p/>
        </draw:line>
        <draw:line draw:style-name="gr2" draw:text-style-name="P2" draw:layer="layout" svg:x1="6.268cm" svg:y1="16.285cm" svg:x2="7.57cm" svg:y2="13.313cm">
          <text:p/>
        </draw:line>
        <draw:g>
          <svg:title>TexMaths</svg:title>
          <svg:desc>28§display§W^+§svg§600§FALSE§</svg:desc>
          <draw:polygon draw:style-name="gr3" draw:text-style-name="P3" draw:layer="layout" svg:width="1.665cm" svg:height="0.831cm" svg:x="6.8cm" svg:y="11.77cm" svg:viewBox="0 0 1666 832" draw:points="833,832 0,832 0,0 1666,0 1666,832">
            <text:p/>
          </draw:polygon>
          <draw:path draw:style-name="gr4" draw:text-style-name="P4" draw:layer="layout" svg:width="0.978cm" svg:height="0.695cm" svg:x="6.854cm" svg:y="11.929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7.911cm" svg:y="11.768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c}
§svg§600§FALSE§</svg:desc>
          <draw:polygon draw:style-name="gr3" draw:text-style-name="P3" draw:layer="layout" svg:width="0.511cm" svg:height="0.559cm" svg:x="6.949cm" svg:y="15.44cm" svg:viewBox="0 0 512 560" draw:points="257,560 0,560 0,0 512,0 512,560">
            <text:p/>
          </draw:polygon>
          <draw:polygon draw:style-name="gr4" draw:text-style-name="P4" draw:layer="layout" svg:width="0.357cm" svg:height="0.033cm" svg:x="7.038cm" svg:y="15.415cm" svg:viewBox="0 0 358 34" draw:points="358,34 358,0 0,0 0,34">
            <text:p/>
          </draw:polygon>
          <draw:path draw:style-name="gr4" draw:text-style-name="P4" draw:layer="layout" svg:width="0.384cm" svg:height="0.447cm" svg:x="6.989cm" svg:y="15.561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8.384cm" svg:y="13.689cm" svg:viewBox="0 0 532 560" draw:points="267,560 0,560 0,0 532,0 532,560">
            <text:p/>
          </draw:polygon>
          <draw:polygon draw:style-name="gr4" draw:text-style-name="P4" draw:layer="layout" svg:width="0.358cm" svg:height="0.033cm" svg:x="8.492cm" svg:y="13.664cm" svg:viewBox="0 0 359 34" draw:points="359,34 359,0 0,0 0,34">
            <text:p/>
          </draw:polygon>
          <draw:path draw:style-name="gr4" draw:text-style-name="P4" draw:layer="layout" svg:width="0.365cm" svg:height="0.447cm" svg:x="8.436cm" svg:y="13.81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line draw:style-name="gr2" draw:text-style-name="P2" draw:layer="layout" svg:x1="6.517cm" svg:y1="17.819cm" svg:x2="7.677cm" svg:y2="17.819cm">
          <text:p/>
        </draw:line>
        <draw:line draw:style-name="gr2" draw:text-style-name="P2" draw:layer="layout" svg:x1="6.517cm" svg:y1="17.819cm" svg:x2="6.517cm" svg:y2="16.919cm">
          <text:p/>
        </draw:line>
        <draw:g>
          <draw:path draw:style-name="gr1" draw:text-style-name="P1" draw:layer="layout" svg:width="0.422cm" svg:height="0.51cm" draw:transform="skewX (0.0561996019142175) rotate (-2.58814874778239) translate (6.78926342656996cm 18.2686910553801cm)" svg:viewBox="0 0 423 511" svg:d="M0 511c211-1 425-511 212-511-212 0 41 511 211 511">
            <text:p/>
          </draw:path>
          <draw:path draw:style-name="gr1" draw:text-style-name="P1" draw:layer="layout" svg:width="0.426cm" svg:height="0.51cm" draw:transform="skewX (0.0581194640914111) rotate (-2.58919594533359) translate (6.42823882502227cm 18.4902468945379cm)" svg:viewBox="0 0 427 511" svg:d="M0 511c213 0 426-511 213-511s42 511 214 511">
            <text:p/>
          </draw:path>
          <draw:path draw:style-name="gr1" draw:text-style-name="P1" draw:layer="layout" svg:width="0.424cm" svg:height="0.512cm" draw:transform="skewX (0.0563741348394168) rotate (-2.58989407703439) translate (6.06576521643715cm 18.7153993601822cm)" svg:viewBox="0 0 425 513" svg:d="M0 513c213-2 424-514 212-513-213 1 41 512 213 511">
            <text:p/>
          </draw:path>
          <draw:path draw:style-name="gr1" draw:text-style-name="P1" draw:layer="layout" svg:width="0.424cm" svg:height="0.512cm" draw:transform="skewX (0.0581194640914111) rotate (-2.58919594533359) translate (5.70517821171362cm 18.9399303885584cm)" svg:viewBox="0 0 425 513" svg:d="M0 513c213 0 425-513 212-513s43 513 213 512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7.423cm" svg:y="17.246cm" svg:viewBox="0 0 426 423" draw:points="213,423 0,423 0,0 426,0 426,423">
            <text:p/>
          </draw:polygon>
          <draw:path draw:style-name="gr4" draw:text-style-name="P4" draw:layer="layout" svg:width="0.385cm" svg:height="0.447cm" svg:x="7.463cm" svg:y="17.233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
§svg§600§FALSE§</svg:desc>
          <draw:polygon draw:style-name="gr3" draw:text-style-name="P3" draw:layer="layout" svg:width="0.511cm" svg:height="0.559cm" svg:x="6.661cm" svg:y="16.858cm" svg:viewBox="0 0 512 560" draw:points="257,560 0,560 0,0 512,0 512,560">
            <text:p/>
          </draw:polygon>
          <draw:polygon draw:style-name="gr4" draw:text-style-name="P4" draw:layer="layout" svg:width="0.357cm" svg:height="0.033cm" svg:x="6.75cm" svg:y="16.833cm" svg:viewBox="0 0 358 34" draw:points="358,34 358,0 0,0 0,34">
            <text:p/>
          </draw:polygon>
          <draw:path draw:style-name="gr4" draw:text-style-name="P4" draw:layer="layout" svg:width="0.384cm" svg:height="0.447cm" svg:x="6.701cm" svg:y="16.979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custom-shape draw:style-name="gr5" draw:text-style-name="P5" draw:layer="layout" svg:width="3.531cm" svg:height="3.556cm" svg:x="4.846cm" svg:y="16.344cm">
          <text:p/>
          <draw:enhanced-geometry svg:viewBox="0 0 21600 21600" draw:type="rectangle" draw:enhanced-path="M 0 0 L 21600 0 21600 21600 0 21600 0 0 Z N"/>
        </draw:custom-shape>
        <draw:g>
          <draw:path draw:style-name="gr1" draw:text-style-name="P1" draw:layer="layout" svg:width="0.584cm" svg:height="0.408cm" draw:transform="skewX (-0.00191986217719373) rotate (-0.523598775598299) translate (12.5455435778608cm 12.293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13.0533881506803cm 12.585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13.5584729044987cm 12.877813198329cm)" svg:viewBox="0 0 585 408" svg:d="M0 206c0 0 147-462 294-2 146 459 291 2 291 2">
            <text:p/>
          </draw:path>
        </draw:g>
        <draw:line draw:style-name="gr2" draw:text-style-name="P2" draw:layer="layout" svg:x1="13.962cm" svg:y1="13.299cm" svg:x2="16.133cm" svg:y2="13.299cm">
          <text:p/>
        </draw:line>
        <draw:line draw:style-name="gr2" draw:text-style-name="P2" draw:layer="layout" svg:x1="13.962cm" svg:y1="15.469cm" svg:x2="16.133cm" svg:y2="15.469cm">
          <text:p/>
        </draw:line>
        <draw:line draw:style-name="gr2" draw:text-style-name="P2" draw:layer="layout" svg:x1="13.962cm" svg:y1="15.47cm" svg:x2="13.962cm" svg:y2="13.299cm">
          <text:p/>
        </draw:line>
        <draw:g>
          <draw:path draw:style-name="gr1" draw:text-style-name="P1" draw:layer="layout" svg:width="0.541cm" svg:height="0.634cm" draw:transform="rotate (-2.6174702792159) translate (14.2758971705379cm 16.018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13.806357021174cm 16.288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) rotate (-2.61904107554269) translate (13.3335296787927cm 16.562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12.8641597990002cm 16.836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13.198cm" svg:y="11.821cm" svg:viewBox="0 0 1666 832" draw:points="833,832 0,832 0,0 1666,0 1666,832">
            <text:p/>
          </draw:polygon>
          <draw:path draw:style-name="gr4" draw:text-style-name="P4" draw:layer="layout" svg:width="0.978cm" svg:height="0.695cm" svg:x="13.252cm" svg:y="11.98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14.309cm" svg:y="11.819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15.738cm" svg:y="13.485cm" svg:viewBox="0 0 532 560" draw:points="267,560 0,560 0,0 532,0 532,560">
            <text:p/>
          </draw:polygon>
          <draw:polygon draw:style-name="gr4" draw:text-style-name="P4" draw:layer="layout" svg:width="0.358cm" svg:height="0.033cm" svg:x="15.846cm" svg:y="13.46cm" svg:viewBox="0 0 359 34" draw:points="359,34 359,0 0,0 0,34">
            <text:p/>
          </draw:polygon>
          <draw:path draw:style-name="gr4" draw:text-style-name="P4" draw:layer="layout" svg:width="0.365cm" svg:height="0.447cm" svg:x="15.79cm" svg:y="13.606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15.82cm" svg:y="14.743cm" svg:viewBox="0 0 426 423" draw:points="213,423 0,423 0,0 426,0 426,423">
            <text:p/>
          </draw:polygon>
          <draw:path draw:style-name="gr4" draw:text-style-name="P4" draw:layer="layout" svg:width="0.385cm" svg:height="0.447cm" svg:x="15.86cm" svg:y="14.73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14.296cm" svg:y="14.247cm" svg:viewBox="0 0 512 560" draw:points="257,560 0,560 0,0 512,0 512,560">
            <text:p/>
          </draw:polygon>
          <draw:polygon draw:style-name="gr4" draw:text-style-name="P4" draw:layer="layout" svg:width="0.357cm" svg:height="0.033cm" svg:x="14.385cm" svg:y="14.222cm" svg:viewBox="0 0 358 34" draw:points="358,34 358,0 0,0 0,34">
            <text:p/>
          </draw:polygon>
          <draw:path draw:style-name="gr4" draw:text-style-name="P4" draw:layer="layout" svg:width="0.384cm" svg:height="0.447cm" svg:x="14.336cm" svg:y="14.368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g>
          <draw:path draw:style-name="gr1" draw:text-style-name="P1" draw:layer="layout" svg:width="0.584cm" svg:height="0.408cm" draw:transform="skewX (-0.00191986217719366) rotate (-0.523598775598299) translate (19.7635435778608cm 12.293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0.2713881506803cm 12.585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5) rotate (-0.524471440224296) translate (20.7764729044987cm 12.877813198329cm)" svg:viewBox="0 0 585 408" svg:d="M0 206c0 0 147-462 294-2 146 459 291 2 291 2">
            <text:p/>
          </draw:path>
        </draw:g>
        <draw:line draw:style-name="gr2" draw:text-style-name="P2" draw:layer="layout" svg:x1="21.18cm" svg:y1="13.299cm" svg:x2="23.351cm" svg:y2="13.299cm">
          <text:p/>
        </draw:line>
        <draw:line draw:style-name="gr2" draw:text-style-name="P2" draw:layer="layout" svg:x1="21.18cm" svg:y1="15.469cm" svg:x2="23.351cm" svg:y2="15.469cm">
          <text:p/>
        </draw:line>
        <draw:line draw:style-name="gr2" draw:text-style-name="P2" draw:layer="layout" svg:x1="21.18cm" svg:y1="15.47cm" svg:x2="21.18cm" svg:y2="13.299cm">
          <text:p/>
        </draw:line>
        <draw:g>
          <draw:path draw:style-name="gr1" draw:text-style-name="P1" draw:layer="layout" svg:width="0.541cm" svg:height="0.634cm" draw:transform="rotate (-2.6174702792159) translate (21.4938971705379cm 16.018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1.024357021174cm 16.288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39) rotate (-2.61904107554269) translate (20.5515296787927cm 16.562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0.0821597990002cm 16.836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0.416cm" svg:y="11.821cm" svg:viewBox="0 0 1666 832" draw:points="833,832 0,832 0,0 1666,0 1666,832">
            <text:p/>
          </draw:polygon>
          <draw:path draw:style-name="gr4" draw:text-style-name="P4" draw:layer="layout" svg:width="0.978cm" svg:height="0.695cm" svg:x="20.47cm" svg:y="11.98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1.527cm" svg:y="11.819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2.956cm" svg:y="13.485cm" svg:viewBox="0 0 532 560" draw:points="267,560 0,560 0,0 532,0 532,560">
            <text:p/>
          </draw:polygon>
          <draw:polygon draw:style-name="gr4" draw:text-style-name="P4" draw:layer="layout" svg:width="0.358cm" svg:height="0.033cm" svg:x="23.064cm" svg:y="13.46cm" svg:viewBox="0 0 359 34" draw:points="359,34 359,0 0,0 0,34">
            <text:p/>
          </draw:polygon>
          <draw:path draw:style-name="gr4" draw:text-style-name="P4" draw:layer="layout" svg:width="0.365cm" svg:height="0.447cm" svg:x="23.008cm" svg:y="13.606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3.038cm" svg:y="14.743cm" svg:viewBox="0 0 426 423" draw:points="213,423 0,423 0,0 426,0 426,423">
            <text:p/>
          </draw:polygon>
          <draw:path draw:style-name="gr4" draw:text-style-name="P4" draw:layer="layout" svg:width="0.385cm" svg:height="0.447cm" svg:x="23.078cm" svg:y="14.73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draw:path draw:style-name="gr1" draw:text-style-name="P1" draw:layer="layout" svg:width="0.584cm" svg:height="0.408cm" draw:transform="skewX (-0.00191986217719366) rotate (-0.523598775598299) translate (19.7375435778608cm 12.2932893101466cm)" svg:viewBox="0 0 585 409" svg:d="M0 205c0 0 147-461 293-1s292 0 292 0">
            <text:p/>
          </draw:path>
          <draw:path draw:style-name="gr1" draw:text-style-name="P1" draw:layer="layout" svg:width="0.583cm" svg:height="0.409cm" draw:transform="rotate (-0.523773308523499) translate (20.2453881506803cm 12.5857767518914cm)" svg:viewBox="0 0 584 410" svg:d="M0 205c0 0 146-461 293 0s291 0 291 0">
            <text:p/>
          </draw:path>
          <draw:path draw:style-name="gr1" draw:text-style-name="P1" draw:layer="layout" svg:width="0.584cm" svg:height="0.407cm" draw:transform="skewX (-0.00191986217719384) rotate (-0.524471440224296) translate (20.7504729044987cm 12.877813198329cm)" svg:viewBox="0 0 585 408" svg:d="M0 206c0 0 147-462 294-2 146 459 291 2 291 2">
            <text:p/>
          </draw:path>
        </draw:g>
        <draw:line draw:style-name="gr2" draw:text-style-name="P2" draw:layer="layout" svg:x1="21.154cm" svg:y1="13.299cm" svg:x2="23.325cm" svg:y2="13.299cm">
          <text:p/>
        </draw:line>
        <draw:line draw:style-name="gr2" draw:text-style-name="P2" draw:layer="layout" svg:x1="21.154cm" svg:y1="15.469cm" svg:x2="23.325cm" svg:y2="15.469cm">
          <text:p/>
        </draw:line>
        <draw:line draw:style-name="gr2" draw:text-style-name="P2" draw:layer="layout" svg:x1="21.154cm" svg:y1="15.47cm" svg:x2="21.154cm" svg:y2="13.299cm">
          <text:p/>
        </draw:line>
        <draw:g>
          <draw:path draw:style-name="gr1" draw:text-style-name="P1" draw:layer="layout" svg:width="0.541cm" svg:height="0.634cm" draw:transform="rotate (-2.6174702792159) translate (21.4678971705379cm 16.018330485125cm)" svg:viewBox="0 0 542 635" svg:d="M0 635c271-2 544-636 271-635-272 1 54 635 271 635">
            <text:p/>
          </draw:path>
          <draw:path draw:style-name="gr1" draw:text-style-name="P1" draw:layer="layout" svg:width="0.546cm" svg:height="0.634cm" draw:transform="rotate (-2.61834294384189) translate (20.998357021174cm 16.2880141846505cm)" svg:viewBox="0 0 547 635" svg:d="M0 635c273 0 546-635 273-635-272 0 54 635 274 635">
            <text:p/>
          </draw:path>
          <draw:path draw:style-name="gr1" draw:text-style-name="P1" draw:layer="layout" svg:width="0.543cm" svg:height="0.636cm" draw:transform="skewX (-0.00139626340159541) rotate (-2.61904107554269) translate (20.5255296787927cm 16.5629465820939cm)" svg:viewBox="0 0 544 637" svg:d="M0 637c273-2 544-638 271-637-272 1 54 636 273 634">
            <text:p/>
          </draw:path>
          <draw:path draw:style-name="gr1" draw:text-style-name="P1" draw:layer="layout" svg:width="0.544cm" svg:height="0.635cm" draw:transform="rotate (-2.6169466804403) translate (20.0561597990002cm 16.8360907578943cm)" svg:viewBox="0 0 545 636" svg:d="M0 636c273 1 547-636 273-636-273 0 54 637 272 636">
            <text:p/>
          </draw:path>
        </draw:g>
        <draw:g>
          <svg:title>TexMaths</svg:title>
          <svg:desc>28§display§W^+§svg§600§FALSE§</svg:desc>
          <draw:polygon draw:style-name="gr3" draw:text-style-name="P3" draw:layer="layout" svg:width="1.665cm" svg:height="0.831cm" svg:x="20.39cm" svg:y="11.821cm" svg:viewBox="0 0 1666 832" draw:points="833,832 0,832 0,0 1666,0 1666,832">
            <text:p/>
          </draw:polygon>
          <draw:path draw:style-name="gr4" draw:text-style-name="P4" draw:layer="layout" svg:width="0.978cm" svg:height="0.695cm" svg:x="20.444cm" svg:y="11.98cm" svg:viewBox="0 0 979 696" svg:d="M851 114c25-42 47-78 110-83 9-2 18-2 18-20 0-4-5-11-12-11-24 0-51 2-76 2-33 0-69-2-103-2-4 0-18 0-18 18 0 11 9 13 16 13 22 0 56 9 56 38 0 12-5 18-11 32l-267 465-36-490c-2-18-4-45 68-45 18 0 27 0 27-20 0-11-12-11-14-11-40 0-81 2-121 2-22 0-80-2-103-2-7 0-20 0-20 20 0 11 11 11 25 11 42 0 49 5 51 25l7 76-249 434-38-499c0-13 0-36 74-36 11 0 20 0 20-20 0-11-11-11-13-11-38 0-81 2-121 2-34 0-69-2-103-2-5 0-18 0-18 18 0 13 9 13 25 13 49 0 49 9 51 36l45 602c2 18 2 27 16 27 11 0 15-7 24-22l289-502 38 497c0 22 2 27 16 27 11 0 18-11 22-20z">
            <text:p/>
          </draw:path>
          <draw:path draw:style-name="gr4" draw:text-style-name="P4" draw:layer="layout" svg:width="0.507cm" svg:height="0.509cm" svg:x="21.501cm" svg:y="11.819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\bar{s}§svg§600§FALSE§</svg:desc>
          <draw:polygon draw:style-name="gr3" draw:text-style-name="P3" draw:layer="layout" svg:width="0.531cm" svg:height="0.559cm" svg:x="22.93cm" svg:y="13.485cm" svg:viewBox="0 0 532 560" draw:points="267,560 0,560 0,0 532,0 532,560">
            <text:p/>
          </draw:polygon>
          <draw:polygon draw:style-name="gr4" draw:text-style-name="P4" draw:layer="layout" svg:width="0.358cm" svg:height="0.033cm" svg:x="23.038cm" svg:y="13.46cm" svg:viewBox="0 0 359 34" draw:points="359,34 359,0 0,0 0,34">
            <text:p/>
          </draw:polygon>
          <draw:path draw:style-name="gr4" draw:text-style-name="P4" draw:layer="layout" svg:width="0.365cm" svg:height="0.447cm" svg:x="22.982cm" svg:y="13.606cm" svg:viewBox="0 0 366 448" svg:d="M337 67c-29 0-47 23-47 45 0 14 9 29 29 29 22 0 47-18 47-56 0-45-43-85-119-85-130 0-168 101-168 143 0 79 74 95 103 99 51 11 103 20 103 76 0 25-22 108-141 108-16 0-92 0-115-52 38 5 63-24 63-53 0-23-16-34-36-34-27 0-56 20-56 65 0 56 56 96 141 96 162 0 200-118 200-163 0-36-18-61-31-74-27-27-54-32-99-41-36-9-74-15-74-60 0-27 22-88 110-88 25 0 74 7 90 45z">
            <text:p/>
          </draw:path>
        </draw:g>
        <draw:g>
          <svg:title>TexMaths</svg:title>
          <svg:desc>28§display§c§svg§600§FALSE§</svg:desc>
          <draw:polygon draw:style-name="gr3" draw:text-style-name="P3" draw:layer="layout" svg:width="0.425cm" svg:height="0.422cm" svg:x="23.012cm" svg:y="14.743cm" svg:viewBox="0 0 426 423" draw:points="213,423 0,423 0,0 426,0 426,423">
            <text:p/>
          </draw:polygon>
          <draw:path draw:style-name="gr4" draw:text-style-name="P4" draw:layer="layout" svg:width="0.385cm" svg:height="0.447cm" svg:x="23.052cm" svg:y="14.73cm" svg:viewBox="0 0 386 448" svg:d="M352 60c-16 0-29 0-45 16-16 14-18 32-18 38 0 23 18 34 38 34 29 0 56-23 56-63 0-49-47-85-118-85-133 0-265 141-265 280 0 90 58 168 161 168 142 0 225-105 225-116 0-7-7-14-12-14-6 0-6 2-13 11-78 97-186 97-200 97-60 0-87-47-87-108 0-40 20-137 54-197 29-56 85-99 139-99 33 0 72 12 85 38z">
            <text:p/>
          </draw:path>
        </draw:g>
        <draw:g>
          <svg:title>TexMaths</svg:title>
          <svg:desc>28§display§\bar{c}§svg§600§FALSE§</svg:desc>
          <draw:polygon draw:style-name="gr3" draw:text-style-name="P3" draw:layer="layout" svg:width="0.511cm" svg:height="0.559cm" svg:x="21.788cm" svg:y="14.047cm" svg:viewBox="0 0 512 560" draw:points="257,560 0,560 0,0 512,0 512,560">
            <text:p/>
          </draw:polygon>
          <draw:polygon draw:style-name="gr4" draw:text-style-name="P4" draw:layer="layout" svg:width="0.357cm" svg:height="0.033cm" svg:x="21.877cm" svg:y="14.022cm" svg:viewBox="0 0 358 34" draw:points="358,34 358,0 0,0 0,34">
            <text:p/>
          </draw:polygon>
          <draw:path draw:style-name="gr4" draw:text-style-name="P4" draw:layer="layout" svg:width="0.384cm" svg:height="0.447cm" svg:x="21.828cm" svg:y="14.168cm" svg:viewBox="0 0 385 448" svg:d="M351 61c-16 0-29 0-45 15-15 14-18 32-18 38 0 23 18 34 38 34 29 0 56-22 56-63 0-49-47-85-118-85-132 0-264 141-264 280 0 90 58 168 161 168 141 0 224-105 224-116 0-7-7-14-12-14-6 0-6 3-13 12-78 96-186 96-199 96-60 0-87-47-87-108 0-40 20-136 53-197 30-56 85-99 139-99 34 0 72 12 85 39z">
            <text:p/>
          </draw:path>
        </draw:g>
        <draw:frame draw:style-name="gr6" draw:text-style-name="P6" draw:layer="layout" svg:width="7.874cm" svg:height="0.962cm" svg:x="4.592cm" svg:y="10.644cm">
          <draw:text-box>
            <text:p><text:span text:style-name="T1">u</text:span><text:span text:style-name="T1">-</text:span><text:span text:style-name="T1">c</text:span><text:span text:style-name="T1">h</text:span><text:span text:style-name="T1">a</text:span><text:span text:style-name="T1">n</text:span><text:span text:style-name="T1">n</text:span><text:span text:style-name="T1">e</text:span><text:span text:style-name="T1">l</text:span></text:p>
          </draw:text-box>
        </draw:frame>
        <draw:frame draw:style-name="gr6" draw:text-style-name="P6" draw:layer="layout" svg:width="1.778cm" svg:height="0.962cm" svg:x="8.656cm" svg:y="15.024cm">
          <draw:text-box>
            <text:p><text:span text:style-name="T1">L</text:span><text:span text:style-name="T1">O</text:span></text:p>
          </draw:text-box>
        </draw:frame>
        <draw:frame draw:style-name="gr8" draw:text-style-name="P6" draw:layer="layout" svg:width="2.032cm" svg:height="1.046cm" svg:x="11.592cm" svg:y="13.662cm">
          <draw:text-box>
            <text:p><text:span text:style-name="T1">N</text:span><text:span text:style-name="T1">L</text:span><text:span text:style-name="T1">O</text:span></text:p>
          </draw:text-box>
        </draw:frame>
        <draw:frame draw:style-name="gr6" draw:text-style-name="P6" draw:layer="layout" svg:width="2.032cm" svg:height="0.962cm" svg:x="18.92cm" svg:y="14.213cm">
          <draw:text-box>
            <text:p><text:span text:style-name="T1">S</text:span><text:span text:style-name="T1">U</text:span><text:span text:style-name="T1">B</text:span></text:p>
          </draw:text-box>
        </draw:frame>
        <draw:frame draw:style-name="gr7" draw:text-style-name="P7" draw:layer="layout" svg:width="1.27cm" svg:height="1.673cm" svg:x="20.552cm" svg:y="13.754cm">
          <draw:text-box>
            <text:p><text:span text:style-name="T2">=</text:span></text:p>
          </draw:text-box>
        </draw:frame>
        <draw:g>
          <svg:title>TexMaths</svg:title>
          <svg:desc>18§display§f_{\bar{c}} \otimes \sigma_{\bar{c}W^+\to \bar{s}}§svg§600§FALSE§</svg:desc>
          <draw:polygon draw:style-name="gr3" draw:text-style-name="P3" draw:layer="layout" svg:width="3.597cm" svg:height="0.561cm" svg:x="5.588cm" svg:y="19.728cm" svg:viewBox="0 0 3598 562" draw:points="1798,562 0,562 0,0 3598,0 3598,562">
            <text:p/>
          </draw:polygon>
          <draw:path draw:style-name="gr4" draw:text-style-name="P4" draw:layer="layout" svg:width="0.316cm" svg:height="0.577cm" svg:x="5.621cm" svg:y="19.719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20-54 120-3 0-19 0-32-12 30-1 36-24 36-35 0-14-11-21-24-21-16 0-35 14-35 37 0 29 27 45 55 45 34 0 59-37 70-62 22-40 36-117 36-121z">
            <text:p/>
          </draw:path>
          <draw:polygon draw:style-name="gr4" draw:text-style-name="P4" draw:layer="layout" svg:width="0.176cm" svg:height="0.018cm" svg:x="5.948cm" svg:y="19.997cm" svg:viewBox="0 0 177 19" draw:points="177,19 177,0 0,0 0,19">
            <text:p/>
          </draw:polygon>
          <draw:path draw:style-name="gr4" draw:text-style-name="P4" draw:layer="layout" svg:width="0.192cm" svg:height="0.201cm" svg:x="5.923cm" svg:y="20.065cm" svg:viewBox="0 0 193 202" svg:d="M167 26c-16 3-22 14-22 24 0 13 9 18 18 18 10 0 24-7 24-29 0-30-34-39-57-39-68 0-130 62-130 124 0 37 27 78 82 78 76 0 111-45 111-51 0-3-4-8-7-8s-5 1-7 5c-35 41-87 41-95 41-32 0-47-22-47-49 0-13 6-62 29-92 18-23 41-35 64-35 5 0 27 0 37 13z">
            <text:p/>
          </draw:path>
          <draw:path draw:style-name="gr4" draw:text-style-name="P4" draw:layer="layout" svg:width="0.422cm" svg:height="0.423cm" svg:x="6.329cm" svg:y="19.797cm" svg:viewBox="0 0 423 424" svg:d="M423 212c0-117-95-212-211-212-118 0-212 97-212 212 0 117 95 212 212 212 118 0 211-97 211-212zM86 75c-1-1-5-6-5-7 0-3 50-52 131-52 21 0 80 3 132 52l-132 132zM68 344c-39-43-52-92-52-132 0-49 19-95 52-133l132 133zM356 79c30 32 51 81 51 133 0 49-18 95-51 132l-133-132zM338 349l5 6c0 2-51 53-131 53-22 0-81-4-133-53l133-133z">
            <text:p/>
          </draw:path>
          <draw:path draw:style-name="gr4" draw:text-style-name="P4" draw:layer="layout" svg:width="0.334cm" svg:height="0.28cm" svg:x="6.95cm" svg:y="19.893cm" svg:viewBox="0 0 335 281" svg:d="M305 37c9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olygon draw:style-name="gr4" draw:text-style-name="P4" draw:layer="layout" svg:width="0.176cm" svg:height="0.018cm" svg:x="7.337cm" svg:y="20.022cm" svg:viewBox="0 0 177 19" draw:points="177,19 177,0 0,0 0,19">
            <text:p/>
          </draw:polygon>
          <draw:path draw:style-name="gr4" draw:text-style-name="P4" draw:layer="layout" svg:width="0.192cm" svg:height="0.201cm" svg:x="7.313cm" svg:y="20.089cm" svg:viewBox="0 0 193 202" svg:d="M167 26c-16 3-22 14-22 24 0 13 9 18 18 18 10 0 24-7 24-29 0-30-34-39-57-39-68 0-130 62-130 124 0 37 27 78 82 78 76 0 111-45 111-51 0-3-4-8-7-8s-5 1-7 5c-35 41-88 41-95 41-32 0-47-22-47-49 0-13 6-62 29-92 18-23 41-35 64-35 5 0 27 0 37 13z">
            <text:p/>
          </draw:path>
          <draw:path draw:style-name="gr4" draw:text-style-name="P4" draw:layer="layout" svg:width="0.484cm" svg:height="0.312cm" svg:x="7.546cm" svg:y="19.983cm" svg:viewBox="0 0 485 313" svg:d="M425 52l8-12c10-11 21-23 42-24 4 0 10 0 10-10 0-3-3-6-6-6-10 0-23 1-34 1-15 0-35-1-49-1-2 0-9 0-9 10 0 6 6 6 7 6 11 0 25 3 25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8.085cm" svg:y="19.948cm" svg:viewBox="0 0 265 265" svg:d="M141 141h111c4 0 13 0 13-8 0-9-9-9-13-9h-111v-111c0-4 0-13-9-13-8 0-8 9-8 13v111h-111c-4 0-13 0-13 9 0 8 9 8 13 8h111v111c0 5 0 13 8 13 9 0 9-8 9-13z">
            <text:p/>
          </draw:path>
          <draw:path draw:style-name="gr4" draw:text-style-name="P4" draw:layer="layout" svg:width="0.437cm" svg:height="0.234cm" svg:x="8.445cm" svg:y="20.058cm" svg:viewBox="0 0 438 235" svg:d="M374 128c-56 42-63 100-63 100 0 7 4 7 10 7 9 0 10 0 12-7 2-12 10-41 33-65 26-28 49-33 66-39 3-1 6-4 6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8.971cm" svg:y="20.022cm" svg:viewBox="0 0 177 19" draw:points="177,19 177,0 0,0 0,19">
            <text:p/>
          </draw:polygon>
          <draw:path draw:style-name="gr4" draw:text-style-name="P4" draw:layer="layout" svg:width="0.178cm" svg:height="0.201cm" svg:x="8.944cm" svg:y="20.089cm" svg:viewBox="0 0 179 202" svg:d="M161 29c-11 3-18 11-18 21 0 11 8 15 14 15 4 0 22-3 22-26 0-29-34-39-61-39-69 0-82 52-82 65 0 17 10 27 16 33 11 9 20 10 50 16 10 1 39 7 39 29 0 8-6 24-24 36-18 10-39 10-45 10-17 0-43-5-53-19 14-1 24-13 24-26 0-10-8-16-17-16-13 0-26 10-26 31 0 25 29 43 72 43 82 0 96-56 96-74 0-42-44-49-60-53-4 0-16-3-19-3-16-3-24-13-24-23s8-22 19-27c11-9 27-9 34-9 10 0 33 1 43 16z">
            <text:p/>
          </draw:path>
        </draw:g>
        <draw:g>
          <svg:title>TexMaths</svg:title>
          <svg:desc>18§display§f_g \otimes {\cal P}_{g\to \bar{c}} \otimes \sigma_{\bar{c}W^+\to\bar{s}}§svg§600§FALSE§</svg:desc>
          <draw:polygon draw:style-name="gr3" draw:text-style-name="P3" draw:layer="layout" svg:width="5.869cm" svg:height="0.618cm" svg:x="17.693cm" svg:y="19.311cm" svg:viewBox="0 0 5870 619" draw:points="2935,619 0,619 0,0 5870,0 5870,619">
            <text:p/>
          </draw:polygon>
          <draw:path draw:style-name="gr4" draw:text-style-name="P4" draw:layer="layout" svg:width="0.316cm" svg:height="0.576cm" svg:x="17.726cm" svg:y="19.302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4" draw:text-style-name="P4" draw:layer="layout" svg:width="0.219cm" svg:height="0.285cm" svg:x="18.021cm" svg:y="19.648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2cm" svg:x="18.471cm" svg:y="19.38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451cm" svg:height="0.464cm" svg:x="19.081cm" svg:y="19.316cm" svg:viewBox="0 0 452 465" svg:d="M207 0c-89 0-157 43-183 73-23 25-24 44-24 45 0 4 3 4 6 4 10 0 26-8 30-11 13-9 16-13 19-25 10-26 27-47 106-51-11 142-49 282-102 414-4 10-4 12-4 12 0 1 3 4 7 4 10 0 40-14 47-30 34-78 85-223 104-400h33c78 0 151 30 151 93 0 48-44 137-168 140-13 1-20 1-37 13-12 7-18 14-18 18 0 5 5 5 13 5 115 0 265-98 265-203 0-72-86-101-160-101z">
            <text:p/>
          </draw:path>
          <draw:path draw:style-name="gr4" draw:text-style-name="P4" draw:layer="layout" svg:width="0.219cm" svg:height="0.285cm" svg:x="19.525cm" svg:y="19.648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39 33 39 37 0 2 0 2 0 8z">
            <text:p/>
          </draw:path>
          <draw:path draw:style-name="gr4" draw:text-style-name="P4" draw:layer="layout" svg:width="0.437cm" svg:height="0.234cm" svg:x="19.801cm" svg:y="19.616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olygon draw:style-name="gr4" draw:text-style-name="P4" draw:layer="layout" svg:width="0.176cm" svg:height="0.018cm" svg:x="20.323cm" svg:y="19.58cm" svg:viewBox="0 0 177 19" draw:points="177,19 177,0 0,0 0,19">
            <text:p/>
          </draw:polygon>
          <draw:path draw:style-name="gr4" draw:text-style-name="P4" draw:layer="layout" svg:width="0.192cm" svg:height="0.201cm" svg:x="20.298cm" svg:y="19.648cm" svg:viewBox="0 0 193 202" svg:d="M167 26c-16 3-22 14-22 24 0 13 9 18 18 18 10 0 24-8 24-29 0-30-34-39-57-39-68 0-130 62-130 124 0 37 27 78 82 78 76 0 111-45 111-51 0-3-4-8-7-8s-5 1-7 5c-35 41-88 41-95 41-32 0-47-22-47-49 0-13 6-62 29-92 18-24 41-35 64-35 5 0 27 0 37 13z">
            <text:p/>
          </draw:path>
          <draw:path draw:style-name="gr4" draw:text-style-name="P4" draw:layer="layout" svg:width="0.422cm" svg:height="0.422cm" svg:x="20.706cm" svg:y="19.38cm" svg:viewBox="0 0 423 423" svg:d="M423 212c0-117-95-212-211-212-118 0-212 96-212 212s95 211 212 211c118 0 211-96 211-211zM86 75c-1-2-5-6-5-7 0-3 50-52 131-52 21 0 80 3 132 52l-132 132zM68 344c-39-43-52-92-52-132 0-49 19-95 52-133l132 133zM356 79c30 32 52 81 52 133 0 49-19 95-52 132l-133-132zM338 348l5 6c0 3-51 53-131 53-22 0-81-4-133-53l133-132z">
            <text:p/>
          </draw:path>
          <draw:path draw:style-name="gr4" draw:text-style-name="P4" draw:layer="layout" svg:width="0.335cm" svg:height="0.28cm" svg:x="21.326cm" svg:y="19.476cm" svg:viewBox="0 0 336 281" svg:d="M305 37c9 0 31 0 31-21 0-16-13-16-25-16h-144c-96 0-167 105-167 180 0 56 37 101 95 101 75 0 160-77 160-174 0-12 0-42-20-70zM96 266c-31 0-57-21-57-67 0-19 9-72 30-110 27-43 65-52 87-52 53 0 59 42 59 61 0 30-13 82-35 115-24 37-59 53-84 53z">
            <text:p/>
          </draw:path>
          <draw:polygon draw:style-name="gr4" draw:text-style-name="P4" draw:layer="layout" svg:width="0.176cm" svg:height="0.018cm" svg:x="21.714cm" svg:y="19.604cm" svg:viewBox="0 0 177 19" draw:points="177,19 177,0 0,0 0,19">
            <text:p/>
          </draw:polygon>
          <draw:path draw:style-name="gr4" draw:text-style-name="P4" draw:layer="layout" svg:width="0.192cm" svg:height="0.201cm" svg:x="21.689cm" svg:y="19.672cm" svg:viewBox="0 0 193 202" svg:d="M168 26c-17 3-23 14-23 24 0 13 9 18 18 18 10 0 24-8 24-29 0-30-34-39-57-39-68 0-130 62-130 124 0 37 27 78 82 78 76 0 111-45 111-51 0-3-4-8-7-8s-5 1-7 5c-35 41-87 41-95 41-32 0-47-22-47-49 0-13 6-62 29-92 18-24 41-35 64-35 5 0 27 0 38 13z">
            <text:p/>
          </draw:path>
          <draw:path draw:style-name="gr4" draw:text-style-name="P4" draw:layer="layout" svg:width="0.484cm" svg:height="0.311cm" svg:x="21.923cm" svg:y="19.565cm" svg:viewBox="0 0 485 312" svg:d="M425 52l8-12c11-11 21-23 42-24 5 0 10 0 10-10 0-3-3-6-5-6-11 0-23 1-35 1-14 0-35-1-49-1-1 0-9 0-9 10 0 6 6 6 8 6 10 0 24 3 24 16 0 4-4 13-6 16l-125 205-24-224c0-13 24-13 30-13s13 0 13-10c0 0-2-6-9-6-9 0-19 1-27 1-9 0-20 0-29 0-10 0-36-1-48-1-1 0-8 0-8 10 0 6 6 6 11 6 20 0 22 3 23 7 0 3 2 16 3 29l-122 201-23-217c0-3-2-7-2-7 0-13 28-13 32-13 6 0 12 0 12-10 0-2-2-6-8-6-13 0-43 1-56 1-16 0-34-1-47-1-5 0-9 1-9 9 0 7 6 7 13 7 20 0 20 3 22 14l30 271c0 9 1 11 8 11 8 0 12-4 13-8l140-229 25 226c0 10 2 11 8 11 9 0 12-4 15-8z">
            <text:p/>
          </draw:path>
          <draw:path draw:style-name="gr4" draw:text-style-name="P4" draw:layer="layout" svg:width="0.264cm" svg:height="0.264cm" svg:x="22.461cm" svg:y="19.531cm" svg:viewBox="0 0 265 265" svg:d="M141 141h111c4 0 13 0 13-9 0-8-9-8-13-8h-111v-111c0-4 0-13-9-13-8 0-8 9-8 13v111h-111c-4 0-13 0-13 8 0 9 9 9 13 9h111v111c0 4 0 13 8 13 9 0 9-9 9-13z">
            <text:p/>
          </draw:path>
          <draw:path draw:style-name="gr4" draw:text-style-name="P4" draw:layer="layout" svg:width="0.437cm" svg:height="0.234cm" svg:x="22.821cm" svg:y="19.64cm" svg:viewBox="0 0 438 235" svg:d="M374 128c-56 42-63 99-63 99 0 8 4 8 10 8 9 0 10 0 12-8 3-11 10-40 33-64 26-28 49-33 67-39 2-2 5-5 5-6 0-4-3-6-9-7-65-20-86-66-96-105-2-6-5-6-12-6-6 0-10 0-10 7 0 0 4 30 26 61 10 15 23 28 37 39h-357c-7 0-17 0-17 10 0 11 10 11 17 11z">
            <text:p/>
          </draw:path>
          <draw:polygon draw:style-name="gr4" draw:text-style-name="P4" draw:layer="layout" svg:width="0.176cm" svg:height="0.018cm" svg:x="23.348cm" svg:y="19.604cm" svg:viewBox="0 0 177 19" draw:points="177,19 177,0 0,0 0,19">
            <text:p/>
          </draw:polygon>
          <draw:path draw:style-name="gr4" draw:text-style-name="P4" draw:layer="layout" svg:width="0.178cm" svg:height="0.201cm" svg:x="23.321cm" svg:y="19.672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</draw:g>
        <draw:g>
          <svg:title>TexMaths</svg:title>
          <svg:desc>18§display§f_{g} \otimes \sigma_{gW^+\to \bar{s}c}§svg§600§FALSE§</svg:desc>
          <draw:polygon draw:style-name="gr3" draw:text-style-name="P3" draw:layer="layout" svg:width="3.862cm" svg:height="0.644cm" svg:x="11.898cm" svg:y="19.489cm" svg:viewBox="0 0 3863 645" draw:points="1931,645 0,645 0,0 3863,0 3863,645">
            <text:p/>
          </draw:polygon>
          <draw:path draw:style-name="gr4" draw:text-style-name="P4" draw:layer="layout" svg:width="0.316cm" svg:height="0.577cm" svg:x="11.931cm" svg:y="19.48cm" svg:viewBox="0 0 317 578" svg:d="M200 193h55c11 0 19 0 19-11 0-8-8-8-18-8h-53l13-73c3-13 11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4" draw:text-style-name="P4" draw:layer="layout" svg:width="0.219cm" svg:height="0.286cm" svg:x="12.226cm" svg:y="19.826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41 33 41 37 0 2 0 2-2 8z">
            <text:p/>
          </draw:path>
          <draw:path draw:style-name="gr4" draw:text-style-name="P4" draw:layer="layout" svg:width="0.422cm" svg:height="0.423cm" svg:x="12.675cm" svg:y="19.558cm" svg:viewBox="0 0 423 424" svg:d="M423 212c0-117-95-212-211-212-118 0-212 97-212 212 0 117 95 212 212 212 118 0 211-97 211-212zM86 75c-1-2-5-6-5-7 0-3 50-52 131-52 21 0 80 3 132 52l-132 132zM68 344c-39-43-52-92-52-132 0-49 19-95 52-133l132 133zM356 79c30 32 51 81 51 133 0 49-18 95-51 132l-133-132zM338 349l5 5c0 3-51 54-131 54-22 0-81-5-133-54l133-132z">
            <text:p/>
          </draw:path>
          <draw:path draw:style-name="gr4" draw:text-style-name="P4" draw:layer="layout" svg:width="0.334cm" svg:height="0.28cm" svg:x="13.296cm" svg:y="19.654cm" svg:viewBox="0 0 335 281" svg:d="M305 37c7 0 30 0 30-21 0-16-12-16-24-16h-144c-96 0-167 105-167 180 0 56 37 101 95 101 75 0 160-76 160-174 0-12 0-42-20-70zM96 267c-31 0-57-22-57-68 0-19 9-72 30-110 27-43 65-52 86-52 54 0 60 42 60 61 0 30-13 82-35 115-25 38-59 54-84 54z">
            <text:p/>
          </draw:path>
          <draw:path draw:style-name="gr4" draw:text-style-name="P4" draw:layer="layout" svg:width="0.219cm" svg:height="0.286cm" svg:x="13.652cm" svg:y="19.85cm" svg:viewBox="0 0 220 287" svg:d="M217 32c3-6 3-9 3-9 0-10-8-14-16-14-10 0-18 8-20 17-7-13-23-26-46-26-56 0-114 59-114 124 0 45 31 72 68 72 20 0 40-10 55-23l-9 39c-6 19-8 31-26 46-18 17-39 17-49 17-21 0-27-1-34-3 11-5 14-17 14-23 0-10-8-16-17-16-13 0-26 10-26 28 0 26 39 26 63 26 71 0 100-35 107-61zM157 137c-3 7-3 7-10 17-16 19-38 30-53 30-23 0-35-20-35-43 0-19 13-69 25-89 18-30 38-39 54-39 32 0 39 33 39 37 0 2 0 2 0 8z">
            <text:p/>
          </draw:path>
          <draw:path draw:style-name="gr4" draw:text-style-name="P4" draw:layer="layout" svg:width="0.484cm" svg:height="0.312cm" svg:x="13.928cm" svg:y="19.744cm" svg:viewBox="0 0 485 313" svg:d="M425 52l8-12c10-11 21-23 42-24 4 0 10 0 10-10 0-3-3-6-6-6-10 0-23 1-34 1-14 0-35-1-49-1-1 0-9 0-9 10 0 6 6 6 8 6 10 0 24 3 24 16 0 4-4 13-6 16l-125 206-25-225c0-13 25-13 31-13 5 0 13 0 13-10 0 0-2-6-9-6-9 0-19 1-27 1-9 0-20 0-29 0-10 0-36-1-48-1-1 0-8 0-8 10 0 6 5 6 11 6 20 0 22 3 23 7 0 3 2 16 3 29l-122 202-23-218c0-3-2-7-2-7 0-13 28-13 32-13 6 0 12 0 12-10 0-2-2-6-8-6-13 0-43 1-56 1-16 0-34-1-47-1-5 0-9 1-9 9 0 7 6 7 13 7 20 0 20 3 22 14l30 271c0 9 1 12 8 12 8 0 12-5 13-9l140-229 25 226c0 10 2 12 8 12 9 0 12-5 15-9z">
            <text:p/>
          </draw:path>
          <draw:path draw:style-name="gr4" draw:text-style-name="P4" draw:layer="layout" svg:width="0.264cm" svg:height="0.264cm" svg:x="14.467cm" svg:y="19.709cm" svg:viewBox="0 0 265 265" svg:d="M141 141h111c4 0 13 0 13-8 0-9-9-9-13-9h-111v-111c0-4 0-13-9-13-8 0-8 9-8 13v111h-111c-4 0-13 0-13 9 0 8 9 8 13 8h111v111c0 4 0 13 8 13 9 0 9-9 9-13z">
            <text:p/>
          </draw:path>
          <draw:path draw:style-name="gr4" draw:text-style-name="P4" draw:layer="layout" svg:width="0.437cm" svg:height="0.234cm" svg:x="14.827cm" svg:y="19.819cm" svg:viewBox="0 0 438 235" svg:d="M374 128c-56 42-63 100-63 100 0 7 4 7 10 7 9 0 10 0 12-7 2-12 10-41 33-65 26-28 49-33 67-39 2-2 5-4 5-6 0-4-3-6-9-7-65-20-86-66-96-105-2-6-5-6-12-6-6 0-10 0-10 7 0 0 4 30 26 61 10 16 23 29 37 39h-357c-7 0-17 0-17 10 0 11 10 11 17 11z">
            <text:p/>
          </draw:path>
          <draw:polygon draw:style-name="gr4" draw:text-style-name="P4" draw:layer="layout" svg:width="0.176cm" svg:height="0.018cm" svg:x="15.354cm" svg:y="19.783cm" svg:viewBox="0 0 177 19" draw:points="177,19 177,0 0,0 0,19">
            <text:p/>
          </draw:polygon>
          <draw:path draw:style-name="gr4" draw:text-style-name="P4" draw:layer="layout" svg:width="0.178cm" svg:height="0.201cm" svg:x="15.326cm" svg:y="19.85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6-56 96-74 0-42-44-49-60-53-4 0-16-3-19-3-16-3-24-13-24-23s8-22 19-27c11-9 27-9 34-9 10 0 33 1 43 16z">
            <text:p/>
          </draw:path>
          <draw:path draw:style-name="gr4" draw:text-style-name="P4" draw:layer="layout" svg:width="0.192cm" svg:height="0.201cm" svg:x="15.561cm" svg:y="19.85cm" svg:viewBox="0 0 193 202" svg:d="M167 26c-16 3-22 14-22 24 0 13 9 18 18 18 10 0 24-7 24-29 0-30-34-39-57-39-68 0-130 62-130 124 0 37 27 78 82 78 76 0 111-45 111-51 0-3-4-8-7-8s-5 1-7 5c-35 41-88 41-95 41-32 0-47-22-47-49 0-13 6-62 29-92 18-24 41-35 64-35 5 0 27 0 37 13z">
            <text:p/>
          </draw:path>
        </draw:g>
        <draw:g>
          <svg:title>TexMaths</svg:title>
          <svg:desc>14§display§\color{red}
\ln(m_c)§svg§600§FALSE§</svg:desc>
          <draw:polygon draw:style-name="gr3" draw:text-style-name="P3" draw:layer="layout" svg:width="1.423cm" svg:height="0.491cm" svg:x="11.701cm" svg:y="14.71cm" svg:viewBox="0 0 1424 492" draw:points="711,492 0,492 0,0 1424,0 1424,492">
            <text:p/>
          </draw:polygon>
          <draw:path draw:style-name="gr12" draw:text-style-name="P9" draw:layer="layout" svg:width="0.11cm" svg:height="0.342cm" svg:x="11.717cm" svg:y="14.736cm" svg:viewBox="0 0 111 343" svg:d="M72 0l-72 6v15c35 0 39 4 39 27v257c0 22-5 22-39 22v16c17-1 43-1 55-1s37 0 56 1v-16c-34 0-39 0-39-22z">
            <text:p/>
          </draw:path>
          <draw:path draw:style-name="gr12" draw:text-style-name="P9" draw:layer="layout" svg:width="0.248cm" svg:height="0.217cm" svg:x="11.853cm" svg:y="14.8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2" draw:text-style-name="P9" draw:layer="layout" svg:width="0.114cm" svg:height="0.492cm" svg:x="12.16cm" svg:y="14.709cm" svg:viewBox="0 0 115 493" svg:d="M115 489c0-2 0-3-9-12-61-61-77-154-77-230 0-86 19-172 80-234 6-5 6-6 6-9s-2-4-5-4c-5 0-49 34-79 96-25 54-31 109-31 151 0 39 6 98 32 154 31 61 73 92 78 92 3 0 5-1 5-4z">
            <text:p/>
          </draw:path>
          <draw:path draw:style-name="gr12" draw:text-style-name="P9" draw:layer="layout" svg:width="0.403cm" svg:height="0.223cm" svg:x="12.316cm" svg:y="14.86cm" svg:viewBox="0 0 404 224" svg:d="M29 189c-1 8-4 19-4 22 0 9 6 13 14 13 6 0 15-4 18-13 1-1 7-25 9-37l11-45c4-10 6-21 9-33 1-9 6-23 6-24 8-16 33-61 81-61 22 0 26 18 26 35 0 12-3 26-7 40l-14 57-10 39c-2 10-7 26-7 29 0 9 8 13 15 13 16 0 19-12 22-28 7-28 26-100 31-120 1-5 26-65 80-65 22 0 27 17 27 35 0 28-20 84-30 111-5 11-7 17-7 27 0 23 17 40 40 40 48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2" draw:text-style-name="P9" draw:layer="layout" svg:width="0.149cm" svg:height="0.156cm" svg:x="12.754cm" svg:y="15cm" svg:viewBox="0 0 150 157" svg:d="M131 20c-13 2-18 11-18 19 0 10 7 14 14 14s19-6 19-23c0-23-27-30-45-30-53 0-101 48-101 96 0 29 21 61 64 61 59 0 86-35 86-39 0-3-3-7-5-7-3 0-4 1-6 4-27 32-67 32-74 32-25 0-36-17-36-38 0-10 5-48 23-72 13-18 31-27 49-27 4 0 21 0 30 10z">
            <text:p/>
          </draw:path>
          <draw:path draw:style-name="gr12" draw:text-style-name="P9" draw:layer="layout" svg:width="0.114cm" svg:height="0.492cm" svg:x="12.961cm" svg:y="14.709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\color{red}
{\cal P}\sim
\ln(m_c)§svg§600§FALSE§</svg:desc>
          <draw:polygon draw:style-name="gr3" draw:text-style-name="P3" draw:layer="layout" svg:width="2.459cm" svg:height="0.491cm" svg:x="20.952cm" svg:y="18.012cm" svg:viewBox="0 0 2460 492" draw:points="1230,492 0,492 0,0 2460,0 2460,492">
            <text:p/>
          </draw:polygon>
          <draw:path draw:style-name="gr12" draw:text-style-name="P9" draw:layer="layout" svg:width="0.351cm" svg:height="0.361cm" svg:x="20.962cm" svg:y="18.043cm" svg:viewBox="0 0 352 362" svg:d="M161 0c-69 0-122 34-142 57-18 19-19 34-19 35 0 3 2 3 4 3 8 0 21-6 24-9 10-6 12-10 15-19 7-20 21-37 82-40-8 111-38 219-79 323-3 7-3 9-3 9 0 1 2 3 5 3 8 0 32-11 37-24 26-60 66-173 81-311h26c60 0 117 23 117 73 0 37-35 106-131 108-10 2-16 2-29 10-9 6-13 12-13 15s3 3 10 3c89 0 206-76 206-158 0-56-67-78-125-78z">
            <text:p/>
          </draw:path>
          <draw:path draw:style-name="gr12" draw:text-style-name="P9" draw:layer="layout" svg:width="0.328cm" svg:height="0.116cm" svg:x="21.498cm" svg:y="18.199cm" svg:viewBox="0 0 329 117" svg:d="M329 17c0-11-3-17-6-17s-7 4-7 13c-2 49-35 76-70 76-31 0-54-22-79-43-25-24-50-46-84-46-54 0-83 55-83 100 0 15 7 15 7 15 5 0 6-10 6-11 3-55 40-76 70-76 31 0 55 21 79 43 25 22 51 46 84 46 54 0 83-55 83-100z">
            <text:p/>
          </draw:path>
          <draw:path draw:style-name="gr12" draw:text-style-name="P9" draw:layer="layout" svg:width="0.11cm" svg:height="0.342cm" svg:x="22.005cm" svg:y="18.038cm" svg:viewBox="0 0 111 343" svg:d="M72 0l-72 6v15c35 0 39 4 39 27v257c0 22-5 22-39 22v16c17-1 43-1 55-1s37 0 56 1v-16c-34 0-39 0-39-22z">
            <text:p/>
          </draw:path>
          <draw:path draw:style-name="gr12" draw:text-style-name="P9" draw:layer="layout" svg:width="0.248cm" svg:height="0.217cm" svg:x="22.141cm" svg:y="18.162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12" draw:text-style-name="P9" draw:layer="layout" svg:width="0.114cm" svg:height="0.492cm" svg:x="22.447cm" svg:y="18.011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12" draw:text-style-name="P9" draw:layer="layout" svg:width="0.403cm" svg:height="0.223cm" svg:x="22.603cm" svg:y="18.162cm" svg:viewBox="0 0 404 224" svg:d="M29 189c-1 8-4 19-4 22 0 9 6 13 14 13 6 0 15-4 18-13 1-1 7-25 9-37l11-45c4-10 6-21 9-33 1-9 6-23 6-24 8-16 33-61 81-61 22 0 26 18 26 35 0 12-3 26-7 40l-14 57-10 39c-2 10-7 26-7 29 0 9 8 13 15 13 16 0 19-12 22-28 7-28 26-100 29-120 3-5 28-65 82-65 21 0 27 17 27 35 0 28-20 84-30 111-5 11-7 17-7 27 0 23 17 40 40 40 46 0 65-72 65-76 0-5-4-5-5-5-6 0-6 2-8 9-8 26-24 61-50 61-9 0-13-5-13-16 0-12 5-24 9-36 10-25 30-80 30-108 0-32-19-53-56-53-38 0-62 21-80 48-1-7-2-23-16-36-12-10-28-12-40-12-45 0-70 31-78 43-2-28-23-43-45-43-23 0-32 19-36 28-9 18-16 47-16 48 0 5 4 5 6 5 5 0 5 0 9-12 7-34 17-58 35-58 8 0 16 4 16 23 0 10-2 15-8 41z">
            <text:p/>
          </draw:path>
          <draw:path draw:style-name="gr12" draw:text-style-name="P9" draw:layer="layout" svg:width="0.149cm" svg:height="0.156cm" svg:x="23.041cm" svg:y="18.302cm" svg:viewBox="0 0 150 157" svg:d="M130 20c-12 2-17 11-17 19 0 10 7 14 14 14s19-6 19-23c0-23-27-30-45-30-53 0-101 48-101 96 0 29 21 61 64 61 59 0 86-35 86-39 0-3-3-7-5-7-3 0-4 1-6 4-27 32-68 32-74 32-25 0-36-17-36-38 0-10 5-48 23-72 13-18 31-27 49-27 4 0 21 0 29 10z">
            <text:p/>
          </draw:path>
          <draw:path draw:style-name="gr12" draw:text-style-name="P9" draw:layer="layout" svg:width="0.114cm" svg:height="0.492cm" svg:x="23.248cm" svg:y="18.011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frame draw:style-name="gr13" draw:text-style-name="P10" draw:layer="layout" svg:width="2.794cm" svg:height="0.64cm" svg:x="12.676cm" svg:y="10.644cm">
          <draw:text-box>
            <text:p text:style-name="P2"><text:span text:style-name="T3">gluon initiated</text:span></text:p>
          </draw:text-box>
        </draw:frame>
        <draw:frame draw:style-name="gr13" draw:text-style-name="P10" draw:layer="layout" svg:width="2.794cm" svg:height="0.64cm" svg:x="20.19cm" svg:y="10.644cm">
          <draw:text-box>
            <text:p text:style-name="P2"><text:span text:style-name="T3">gluon initiated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1cm" svg:height="3.273cm" svg:x="2.288cm" svg:y="1.772cm" presentation:class="title" presentation:placeholder="true">
        <draw:text-box/>
      </draw:frame>
      <draw:frame presentation:style-name="Default-outline1" draw:layer="backgroundobjects" svg:width="23.361cm" svg:height="11.371cm" svg:x="2.288cm" svg:y="5.578cm" presentation:class="outline" presentation:placeholder="true">
        <draw:text-box/>
      </draw:frame>
      <draw:frame presentation:style-name="Mpr1" draw:text-style-name="MP2" draw:layer="backgroundobjects" svg:width="6.047cm" svg:height="1.351cm" svg:x="2.288cm" svg:y="18.8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8cm" svg:height="1.351cm" svg:x="9.868cm" svg:y="18.8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7cm" svg:height="1.351cm" svg:x="19.602cm" svg:y="18.8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09:59:03.911849650</meta:creation-date>
    <meta:generator>LibreOffice/6.1.2.1$Linux_X86_64 LibreOffice_project/10$Build-1</meta:generator>
    <dc:date>2018-10-09T12:17:39.866440112</dc:date>
    <meta:editing-duration>PT46M14S</meta:editing-duration>
    <meta:editing-cycles>10</meta:editing-cycles>
    <meta:document-statistic meta:object-count="1642"/>
  </office:meta>
</office:document-meta>
</file>